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8.16pt"/>
    </style:style>
    <style:style style:name="co2" style:family="table-column">
      <style:table-column-properties fo:break-before="auto" style:column-width="139.89pt"/>
    </style:style>
    <style:style style:name="co3" style:family="table-column">
      <style:table-column-properties fo:break-before="auto" style:column-width="54.71pt"/>
    </style:style>
    <style:style style:name="co4" style:family="table-column">
      <style:table-column-properties fo:break-before="auto" style:column-width="79.8pt"/>
    </style:style>
    <style:style style:name="co5" style:family="table-column">
      <style:table-column-properties fo:break-before="auto" style:column-width="51.51pt"/>
    </style:style>
    <style:style style:name="co6" style:family="table-column">
      <style:table-column-properties fo:break-before="auto" style:column-width="58.2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.39pt"/>
    </style:style>
    <style:style style:name="co9" style:family="table-column">
      <style:table-column-properties fo:break-before="auto" style:column-width="42.94pt"/>
    </style:style>
    <style:style style:name="co10" style:family="table-column">
      <style:table-column-properties fo:break-before="auto" style:column-width="70.95pt"/>
    </style:style>
    <style:style style:name="co11" style:family="table-column">
      <style:table-column-properties fo:break-before="auto" style:column-width="40.34pt"/>
    </style:style>
    <style:style style:name="co12" style:family="table-column">
      <style:table-column-properties fo:break-before="auto" style:column-width="196.41pt"/>
    </style:style>
    <style:style style:name="co13" style:family="table-column">
      <style:table-column-properties fo:break-before="auto" style:column-width="121.01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60.94pt"/>
    </style:style>
    <style:style style:name="co16" style:family="table-column">
      <style:table-column-properties fo:break-before="auto" style:column-width="82.29pt"/>
    </style:style>
    <style:style style:name="co17" style:family="table-column">
      <style:table-column-properties fo:break-before="auto" style:column-width="134.65pt"/>
    </style:style>
    <style:style style:name="co18" style:family="table-column">
      <style:table-column-properties fo:break-before="auto" style:column-width="30.76pt"/>
    </style:style>
    <style:style style:name="co19" style:family="table-column">
      <style:table-column-properties fo:break-before="auto" style:column-width="29.99pt"/>
    </style:style>
    <style:style style:name="co20" style:family="table-column">
      <style:table-column-properties fo:break-before="auto" style:column-width="29.31pt"/>
    </style:style>
    <style:style style:name="co21" style:family="table-column">
      <style:table-column-properties fo:break-before="auto" style:column-width="28.6pt"/>
    </style:style>
    <style:style style:name="co22" style:family="table-column">
      <style:table-column-properties fo:break-before="auto" style:column-width="64.26pt"/>
    </style:style>
    <style:style style:name="co23" style:family="table-column">
      <style:table-column-properties fo:break-before="auto" style:column-width="51.79pt"/>
    </style:style>
    <style:style style:name="co24" style:family="table-column">
      <style:table-column-properties fo:break-before="auto" style:column-width="165.46pt"/>
    </style:style>
    <style:style style:name="co25" style:family="table-column">
      <style:table-column-properties fo:break-before="auto" style:column-width="115.46pt"/>
    </style:style>
    <style:style style:name="co26" style:family="table-column">
      <style:table-column-properties fo:break-before="auto" style:column-width="294.89pt"/>
    </style:style>
    <style:style style:name="ro1" style:family="table-row">
      <style:table-row-properties style:row-height="12.5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ff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="non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order="none"/>
      <style:text-properties style:font-name="ASCII" style:font-name-asian="ASCII" style:font-name-complex="ASCII"/>
    </style:style>
    <style:style style:name="ce27" style:family="table-cell" style:parent-style-name="Default" style:data-style-name="N100">
      <style:table-cell-properties fo:border="none"/>
      <style:text-properties style:font-name="Noto Sans"/>
    </style:style>
    <style:style style:name="ce28" style:family="table-cell" style:parent-style-name="Default" style:data-style-name="N100">
      <style:table-cell-properties style:text-align-source="fix" style:repeat-content="false" fo:border="none"/>
      <style:paragraph-properties fo:text-align="start" fo:margin-left="0pt"/>
    </style:style>
    <style:style style:name="ce11" style:family="table-cell" style:parent-style-name="Default">
      <style:table-cell-properties fo:border="none"/>
      <style:text-properties style:font-name="ASCII" style:font-name-asian="ASCII" style:font-name-complex="ASCII"/>
    </style:style>
    <style:style style:name="ce13" style:family="table-cell" style:parent-style-name="Default" style:data-style-name="N11">
      <style:table-cell-properties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racked-changes>
        <table:cell-content-change table:id="ct1" table:acceptance-state="accepted">
          <table:cell-address table:column="4" table:row="63" table:table="1"/>
          <office:change-info>
            <dc:creator>Phil Birkelbach</dc:creator>
            <dc:date>2013-01-18T13:38:15</dc:date>
          </office:change-info>
          <table:previous>
            <table:change-track-table-cell office:value-type="string">
              <text:p>ILS Deviation</text:p>
            </table:change-track-table-cell>
          </table:previous>
        </table:cell-content-change>
        <table:cell-content-change table:id="ct2" table:acceptance-state="accepted">
          <table:cell-address table:column="5" table:row="64" table:table="1"/>
          <office:change-info>
            <dc:creator>Phil Birkelbach</dc:creator>
            <dc:date>2013-01-18T13:43:37</dc:date>
          </office:change-info>
          <table:previous>
            <table:change-track-table-cell office:value-type="string">
              <text:p>0 to 45</text:p>
            </table:change-track-table-cell>
          </table:previous>
        </table:cell-content-change>
        <table:cell-content-change table:id="ct3" table:acceptance-state="accepted">
          <table:cell-address table:column="8" table:row="64" table:table="1"/>
          <office:change-info>
            <dc:creator>Phil Birkelbach</dc:creator>
            <dc:date>2013-01-18T13:43:55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4" table:acceptance-state="accepted">
          <table:cell-address table:column="5" table:row="66" table:table="1"/>
          <office:change-info>
            <dc:creator>Phil Birkelbach</dc:creator>
            <dc:date>2013-01-18T13:46:37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5" table:row="66" table:table="1"/>
          <office:change-info>
            <dc:creator>Phil Birkelbach</dc:creator>
            <dc:date>2013-01-18T13:46:43</dc:date>
          </office:change-info>
          <table:previous table:id="ct4">
            <table:change-track-table-cell office:value-type="string">
              <text:p>0 to 90</text:p>
            </table:change-track-table-cell>
          </table:previous>
        </table:cell-content-change>
        <table:cell-content-change table:id="ct6" table:acceptance-state="accepted">
          <table:cell-address table:column="5" table:row="66" table:table="1"/>
          <office:change-info>
            <dc:creator>Phil Birkelbach</dc:creator>
            <dc:date>2013-01-18T13:47:4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5" table:row="79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5" table:row="80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5" table:row="82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5" table:row="83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5" table:row="178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5" table:row="179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5" table:row="184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5" table:row="185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5" table:row="199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5" table:row="200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4" table:row="63" table:table="1"/>
          <office:change-info>
            <dc:creator>Phil Birkelbach</dc:creator>
            <dc:date>2013-01-18T15:37:37</dc:date>
          </office:change-info>
          <table:previous table:id="ct1">
            <table:change-track-table-cell office:value-type="string">
              <text:p>LOC Deviation</text:p>
            </table:change-track-table-cell>
          </table:previous>
        </table:cell-content-change>
        <table:movement table:id="ct18" table:acceptance-state="accepted">
          <table:source-range-address table:start-column="4" table:start-row="65" table:start-table="1" table:end-column="25" table:end-row="95" table:end-table="1"/>
          <table:target-range-address table:start-column="4" table:start-row="66" table:start-table="1" table:end-column="25" table:end-row="95" table:end-table="1"/>
          <office:change-info>
            <dc:creator>Phil Birkelbach</dc:creator>
            <dc:date>2013-01-18T15:37:55</dc:date>
          </office:change-info>
          <table:dependencies>
            <table:dependency table:id="ct646"/>
            <table:dependency table:id="ct167"/>
            <table:dependency table:id="ct165"/>
            <table:dependency table:id="ct148"/>
            <table:dependency table:id="ct147"/>
            <table:dependency table:id="ct146"/>
            <table:dependency table:id="ct145"/>
            <table:dependency table:id="ct143"/>
            <table:dependency table:id="ct29"/>
            <table:dependency table:id="ct28"/>
            <table:dependency table:id="ct27"/>
            <table:dependency table:id="ct26"/>
            <table:dependency table:id="ct25"/>
            <table:dependency table:id="ct24"/>
            <table:dependency table:id="ct23"/>
            <table:dependency table:id="ct22"/>
          </table:dependencies>
          <table:deletions>
            <table:cell-content-deletion>
              <table:cell-address table:column="4" table:row="66" table:table="1"/>
              <table:change-track-table-cell office:value-type="string">
                <text:p>Aircraft Position Longitude</text:p>
              </table:change-track-table-cell>
            </table:cell-content-deletion>
            <table:cell-content-deletion>
              <table:cell-address table:column="4" table:row="67" table:table="1"/>
              <table:change-track-table-cell office:value-type="string">
                <text:p>Groundspeed</text:p>
              </table:change-track-table-cell>
            </table:cell-content-deletion>
            <table:cell-content-deletion>
              <table:cell-address table:column="4" table:row="68" table:table="1"/>
              <table:change-track-table-cell office:value-type="string">
                <text:p>True Ground Track</text:p>
              </table:change-track-table-cell>
            </table:cell-content-deletion>
            <table:cell-content-deletion>
              <table:cell-address table:column="4" table:row="69" table:table="1"/>
              <table:change-track-table-cell office:value-type="string">
                <text:p>Magnetic Ground Track</text:p>
              </table:change-track-table-cell>
            </table:cell-content-deletion>
            <table:cell-content-deletion>
              <table:cell-address table:column="4" table:row="70" table:table="1"/>
              <table:change-track-table-cell office:value-type="string">
                <text:p>Cross Track Error</text:p>
              </table:change-track-table-cell>
            </table:cell-content-deletion>
            <table:cell-content-deletion>
              <table:cell-address table:column="4" table:row="71" table:table="1"/>
              <table:change-track-table-cell office:value-type="string">
                <text:p>Selected Course</text:p>
              </table:change-track-table-cell>
            </table:cell-content-deletion>
            <table:cell-content-deletion>
              <table:cell-address table:column="4" table:row="72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5" table:row="67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68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1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2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8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6" table:row="66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67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68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6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0" table:table="1"/>
              <table:change-track-table-cell office:value-type="string">
                <text:p>0.01 nm</text:p>
              </table:change-track-table-cell>
            </table:cell-content-deletion>
            <table:cell-content-deletion>
              <table:cell-address table:column="6" table:row="71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2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8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8" table:row="66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6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9" table:row="7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76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10" table:row="91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3" table:row="67" table:table="1"/>
              <table:change-track-table-cell office:value-type="string">
                <text:p>In Flight Threshold</text:p>
              </table:change-track-table-cell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  <table:cell-content-deletion table:id="ct6">
              <table:change-track-table-cell office:value-type="string">
                <text:p>-180 to 180</text:p>
              </table:change-track-table-cell>
            </table:cell-content-deletion>
          </table:deletions>
        </table:movement>
        <table:cell-content-change table:id="ct19" table:acceptance-state="accepted">
          <table:cell-address table:column="1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1" table:acceptance-state="accepted">
          <table:cell-address table:column="3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4" table:row="65" table:table="1"/>
          <office:change-info>
            <dc:creator>Phil Birkelbach</dc:creator>
            <dc:date>2013-01-18T15:38:09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8" table:row="65" table:table="1"/>
          <office:change-info>
            <dc:creator>Phil Birkelbach</dc:creator>
            <dc:date>2013-01-18T15:38:17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10" table:row="65" table:table="1"/>
          <office:change-info>
            <dc:creator>Phil Birkelbach</dc:creator>
            <dc:date>2013-01-18T15:38:32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10" table:row="65" table:table="1"/>
          <office:change-info>
            <dc:creator>Phil Birkelbach</dc:creator>
            <dc:date>2013-01-18T15:38:38</dc:date>
          </office:change-info>
          <table:previous table:id="ct24">
            <table:change-track-table-cell office:value-type="string">
              <text:p>B0 = To/From</text:p>
            </table:change-track-table-cell>
          </table:previous>
        </table:cell-content-change>
        <table:cell-content-change table:id="ct26" table:acceptance-state="accepted">
          <table:cell-address table:column="10" table:row="65" table:table="1"/>
          <office:change-info>
            <dc:creator>Phil Birkelbach</dc:creator>
            <dc:date>2013-01-18T15:38:46</dc:date>
          </office:change-info>
          <table:previous table:id="ct25">
            <table:change-track-table-cell office:value-type="string">
              <text:p>b0 = To/From</text:p>
            </table:change-track-table-cell>
          </table:previous>
        </table:cell-content-change>
        <table:cell-content-change table:id="ct27" table:acceptance-state="accepted">
          <table:cell-address table:column="10" table:row="65" table:table="1"/>
          <office:change-info>
            <dc:creator>Phil Birkelbach</dc:creator>
            <dc:date>2013-01-18T15:41:59</dc:date>
          </office:change-info>
          <table:previous table:id="ct26">
            <table:change-track-table-cell office:value-type="string">
              <text:p>b0 = To/From (To = 1)</text:p>
            </table:change-track-table-cell>
          </table:previous>
        </table:cell-content-change>
        <table:cell-content-change table:id="ct28" table:acceptance-state="accepted">
          <table:cell-address table:column="10" table:row="65" table:table="1"/>
          <office:change-info>
            <dc:creator>Phil Birkelbach</dc:creator>
            <dc:date>2013-01-18T15:42:28</dc:date>
          </office:change-info>
          <table:previous table:id="ct27">
            <table:change-track-table-cell office:value-type="string">
              <text:p>b0 = To/From (To = 1), b1 = NAV1, b2 = NAV2, b3 = GPS1, b4 = GPS2</text:p>
            </table:change-track-table-cell>
          </table:previous>
        </table:cell-content-change>
        <table:cell-content-change table:id="ct29" table:acceptance-state="accepted">
          <table:cell-address table:column="10" table:row="65" table:table="1"/>
          <office:change-info>
            <dc:creator>Phil Birkelbach</dc:creator>
            <dc:date>2013-01-18T20:15:40</dc:date>
          </office:change-info>
          <table:previous table:id="ct28">
            <table:change-track-table-cell office:value-type="string">
              <text:p>b0 = To/From (To = 1)\lb1 = NAV1\lb2 = NAV2\lb3 = GPS1\lb4 = GPS2</text:p>
            </table:change-track-table-cell>
          </table:previous>
        </table:cell-content-change>
        <table:cell-content-change table:id="ct30" table:acceptance-state="accepted">
          <table:cell-address table:column="3" table:row="98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1" table:acceptance-state="accepted">
          <table:cell-address table:column="3" table:row="99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2" table:acceptance-state="accepted">
          <table:cell-address table:column="3" table:row="100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3" table:acceptance-state="accepted">
          <table:cell-address table:column="3" table:row="101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4" table:acceptance-state="accepted">
          <table:cell-address table:column="3" table:row="102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5" table:acceptance-state="accepted">
          <table:cell-address table:column="3" table:row="103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6" table:acceptance-state="accepted">
          <table:cell-address table:column="3" table:row="104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7" table:acceptance-state="accepted">
          <table:cell-address table:column="3" table:row="105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8" table:acceptance-state="accepted">
          <table:cell-address table:column="3" table:row="106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9" table:acceptance-state="accepted">
          <table:cell-address table:column="3" table:row="107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0" table:acceptance-state="accepted">
          <table:cell-address table:column="3" table:row="108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1" table:acceptance-state="accepted">
          <table:cell-address table:column="3" table:row="109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2" table:acceptance-state="accepted">
          <table:cell-address table:column="3" table:row="110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3" table:acceptance-state="accepted">
          <table:cell-address table:column="3" table:row="111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4" table:acceptance-state="accepted">
          <table:cell-address table:column="3" table:row="112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5" table:acceptance-state="accepted">
          <table:cell-address table:column="3" table:row="113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6" table:acceptance-state="accepted">
          <table:cell-address table:column="3" table:row="114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7" table:acceptance-state="accepted">
          <table:cell-address table:column="3" table:row="115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8" table:acceptance-state="accepted">
          <table:cell-address table:column="3" table:row="116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9" table:acceptance-state="accepted">
          <table:cell-address table:column="3" table:row="117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50" table:acceptance-state="accepted">
          <table:cell-address table:column="3" table:row="118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1" table:acceptance-state="accepted">
          <table:cell-address table:column="3" table:row="119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2" table:acceptance-state="accepted">
          <table:cell-address table:column="3" table:row="120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3" table:acceptance-state="accepted">
          <table:cell-address table:column="3" table:row="121" table:table="1"/>
          <office:change-info>
            <dc:creator>Phil Birkelbach</dc:creator>
            <dc:date>2013-02-15T16:41:28</dc:date>
          </office:change-info>
          <table:previous>
            <table:change-track-table-cell office:value-type="float" office:value="4"/>
          </table:previous>
        </table:cell-content-change>
        <table:cell-content-change table:id="ct54" table:acceptance-state="accepted">
          <table:cell-address table:column="3" table:row="217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5" table:acceptance-state="accepted">
          <table:cell-address table:column="3" table:row="218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6" table:acceptance-state="accepted">
          <table:cell-address table:column="3" table:row="219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7" table:acceptance-state="accepted">
          <table:cell-address table:column="3" table:row="220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8" table:acceptance-state="accepted">
          <table:cell-address table:column="3" table:row="221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9" table:acceptance-state="accepted">
          <table:cell-address table:column="3" table:row="222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0" table:acceptance-state="accepted">
          <table:cell-address table:column="3" table:row="223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1" table:acceptance-state="accepted">
          <table:cell-address table:column="3" table:row="224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2" table:acceptance-state="accepted">
          <table:cell-address table:column="3" table:row="225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3" table:acceptance-state="accepted">
          <table:cell-address table:column="3" table:row="226" table:table="1"/>
          <office:change-info>
            <dc:creator>Phil Birkelbach</dc:creator>
            <dc:date>2013-02-15T16:43:25</dc:date>
          </office:change-info>
          <table:previous>
            <table:change-track-table-cell office:value-type="float" office:value="4"/>
          </table:previous>
        </table:cell-content-change>
        <table:cell-content-change table:id="ct64" table:acceptance-state="accepted">
          <table:cell-address table:column="3" table:row="224" table:table="1"/>
          <office:change-info>
            <dc:creator>Phil Birkelbach</dc:creator>
            <dc:date>2013-02-15T16:43:31</dc:date>
          </office:change-info>
          <table:previous table:id="ct61">
            <table:change-track-table-cell office:value-type="float" office:value="2"/>
          </table:previous>
        </table:cell-content-change>
        <table:cell-content-change table:id="ct65" table:acceptance-state="accepted">
          <table:cell-address table:column="3" table:row="225" table:table="1"/>
          <office:change-info>
            <dc:creator>Phil Birkelbach</dc:creator>
            <dc:date>2013-02-15T16:43:31</dc:date>
          </office:change-info>
          <table:previous table:id="ct62">
            <table:change-track-table-cell office:value-type="float" office:value="2"/>
          </table:previous>
        </table:cell-content-change>
        <table:cell-content-change table:id="ct66" table:acceptance-state="accepted">
          <table:cell-address table:column="3" table:row="226" table:table="1"/>
          <office:change-info>
            <dc:creator>Phil Birkelbach</dc:creator>
            <dc:date>2013-02-15T16:43:33</dc:date>
          </office:change-info>
          <table:previous table:id="ct63">
            <table:change-track-table-cell office:value-type="float" office:value="2"/>
          </table:previous>
        </table:cell-content-change>
        <table:cell-content-change table:id="ct67" table:acceptance-state="accepted">
          <table:cell-address table:column="3" table:row="229" table:table="1"/>
          <office:change-info>
            <dc:creator>Phil Birkelbach</dc:creator>
            <dc:date>2013-02-15T16:43:37</dc:date>
          </office:change-info>
          <table:previous>
            <table:change-track-table-cell office:value-type="float" office:value="4"/>
          </table:previous>
        </table:cell-content-change>
        <table:cell-content-change table:id="ct68" table:acceptance-state="accepted">
          <table:cell-address table:column="3" table:row="231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69" table:acceptance-state="accepted">
          <table:cell-address table:column="3" table:row="231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70" table:acceptance-state="accepted">
          <table:cell-address table:column="3" table:row="232" table:table="1"/>
          <office:change-info>
            <dc:creator>Phil Birkelbach</dc:creator>
            <dc:date>2013-02-15T16:43:39</dc:date>
          </office:change-info>
          <table:previous>
            <table:change-track-table-cell office:value-type="float" office:value="4"/>
          </table:previous>
        </table:cell-content-change>
        <table:cell-content-change table:id="ct71" table:acceptance-state="accepted">
          <table:cell-address table:column="3" table:row="233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2" table:acceptance-state="accepted">
          <table:cell-address table:column="3" table:row="234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3" table:acceptance-state="accepted">
          <table:cell-address table:column="3" table:row="235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4" table:acceptance-state="accepted">
          <table:cell-address table:column="3" table:row="236" table:table="1"/>
          <office:change-info>
            <dc:creator>Phil Birkelbach</dc:creator>
            <dc:date>2013-02-15T16:43:41</dc:date>
          </office:change-info>
          <table:previous>
            <table:change-track-table-cell office:value-type="float" office:value="4"/>
          </table:previous>
        </table:cell-content-change>
        <table:cell-content-change table:id="ct75" table:acceptance-state="accepted">
          <table:cell-address table:column="3" table:row="237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6" table:acceptance-state="accepted">
          <table:cell-address table:column="3" table:row="238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7" table:acceptance-state="accepted">
          <table:cell-address table:column="3" table:row="239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8" table:acceptance-state="accepted">
          <table:cell-address table:column="3" table:row="240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79" table:acceptance-state="accepted">
          <table:cell-address table:column="3" table:row="241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80" table:acceptance-state="accepted">
          <table:cell-address table:column="3" table:row="242" table:table="1"/>
          <office:change-info>
            <dc:creator>Phil Birkelbach</dc:creator>
            <dc:date>2013-02-15T16:43:46</dc:date>
          </office:change-info>
          <table:previous>
            <table:change-track-table-cell office:value-type="float" office:value="4"/>
          </table:previous>
        </table:cell-content-change>
        <table:cell-content-change table:id="ct81" table:acceptance-state="accepted">
          <table:cell-address table:column="3" table:row="228" table:table="1"/>
          <office:change-info>
            <dc:creator>Phil Birkelbach</dc:creator>
            <dc:date>2013-02-15T16:44:05</dc:date>
          </office:change-info>
          <table:previous>
            <table:change-track-table-cell office:value-type="float" office:value="4"/>
          </table:previous>
        </table:cell-content-change>
        <table:cell-content-change table:id="ct82" table:acceptance-state="accepted">
          <table:cell-address table:column="4" table:row="228" table:table="1"/>
          <office:change-info>
            <dc:creator>Phil Birkelbach</dc:creator>
            <dc:date>2013-02-15T16:44:11</dc:date>
          </office:change-info>
          <table:previous>
            <table:change-track-table-cell office:value-type="string">
              <text:p>Power</text:p>
            </table:change-track-table-cell>
          </table:previous>
        </table:cell-content-change>
        <table:cell-content-change table:id="ct83" table:acceptance-state="accepted">
          <table:cell-address table:column="4" table:row="58" table:table="1"/>
          <office:change-info>
            <dc:creator>Phil Birkelbach</dc:creator>
            <dc:date>2013-02-15T17:20:48</dc:date>
          </office:change-info>
          <table:previous>
            <table:change-track-table-cell office:value-type="string">
              <text:p>Altimeter Setting</text:p>
            </table:change-track-table-cell>
          </table:previous>
        </table:cell-content-change>
        <table:cell-content-change table:id="ct84" table:acceptance-state="accepted">
          <table:cell-address table:column="4" table:row="58" table:table="1"/>
          <office:change-info>
            <dc:creator>Phil Birkelbach</dc:creator>
            <dc:date>2013-02-15T17:20:54</dc:date>
          </office:change-info>
          <table:previous table:id="ct83">
            <table:change-track-table-cell office:value-type="string">
              <text:p>Altimeter Setting Report</text:p>
            </table:change-track-table-cell>
          </table:previous>
        </table:cell-content-change>
        <table:insertion table:id="ct85" table:acceptance-state="accepted" table:type="row" table:position="60" table:table="1">
          <office:change-info>
            <dc:creator>Phil Birkelbach</dc:creator>
            <dc:date>2013-02-15T17:21:00</dc:date>
          </office:change-info>
          <table:dependencies>
            <table:dependency table:id="ct584"/>
            <table:dependency table:id="ct89"/>
            <table:dependency table:id="ct88"/>
            <table:dependency table:id="ct87"/>
            <table:dependency table:id="ct86"/>
          </table:dependencies>
        </table:insertion>
        <table:movement table:id="ct86" table:acceptance-state="accepted">
          <table:source-range-address table:start-column="4" table:start-row="59" table:start-table="1" table:end-column="12" table:end-row="59" table:end-table="1"/>
          <table:target-range-address table:start-column="4" table:start-row="60" table:start-table="1" table:end-column="12" table:end-row="60" table:end-table="1"/>
          <office:change-info>
            <dc:creator>Phil Birkelbach</dc:creator>
            <dc:date>2013-02-15T17:21:08</dc:date>
          </office:change-info>
          <table:dependencies>
            <table:dependency table:id="ct94"/>
            <table:dependency table:id="ct93"/>
            <table:dependency table:id="ct92"/>
            <table:dependency table:id="ct91"/>
            <table:dependency table:id="ct90"/>
          </table:dependencies>
        </table:movement>
        <table:cell-content-change table:id="ct87" table:acceptance-state="accepted">
          <table:cell-address table:column="1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2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9" table:acceptance-state="accepted">
          <table:cell-address table:column="3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90" table:acceptance-state="accepted">
          <table:cell-address table:column="4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5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2" table:acceptance-state="accepted">
          <table:cell-address table:column="6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3" table:acceptance-state="accepted">
          <table:cell-address table:column="8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4" table:acceptance-state="accepted">
          <table:cell-address table:column="4" table:row="59" table:table="1"/>
          <office:change-info>
            <dc:creator>Phil Birkelbach</dc:creator>
            <dc:date>2013-02-15T17:21:26</dc:date>
          </office:change-info>
          <table:previous table:id="ct90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95" table:acceptance-state="accepted">
          <table:cell-address table:column="3" table:row="24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6" table:acceptance-state="accepted">
          <table:cell-address table:column="3" table:row="25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7" table:acceptance-state="accepted">
          <table:cell-address table:column="3" table:row="26" table:table="1"/>
          <office:change-info>
            <dc:creator>Phil Birkelbach</dc:creator>
            <dc:date>2013-02-15T17:21:53</dc:date>
          </office:change-info>
          <table:previous>
            <table:change-track-table-cell office:value-type="float" office:value="4"/>
          </table:previous>
        </table:cell-content-change>
        <table:cell-content-change table:id="ct98" table:acceptance-state="accepted">
          <table:cell-address table:column="4" table:row="205" table:table="1"/>
          <office:change-info>
            <dc:creator>Phil Birkelbach</dc:creator>
            <dc:date>2013-02-15T17:25:30</dc:date>
          </office:change-info>
          <table:previous>
            <table:change-track-table-cell office:value-type="string">
              <text:p>VHF Com Frequency</text:p>
            </table:change-track-table-cell>
          </table:previous>
        </table:cell-content-change>
        <table:insertion table:id="ct99" table:acceptance-state="accepted" table:type="row" table:position="213" table:table="1">
          <office:change-info>
            <dc:creator>Phil Birkelbach</dc:creator>
            <dc:date>2013-02-15T17:25:33</dc:date>
          </office:change-info>
          <table:dependencies>
            <table:dependency table:id="ct349"/>
            <table:dependency table:id="ct348"/>
            <table:dependency table:id="ct340"/>
            <table:dependency table:id="ct328"/>
            <table:dependency table:id="ct320"/>
          </table:dependencies>
        </table:insertion>
        <table:insertion table:id="ct100" table:acceptance-state="accepted" table:type="row" table:position="212" table:table="1">
          <office:change-info>
            <dc:creator>Phil Birkelbach</dc:creator>
            <dc:date>2013-02-15T17:25:34</dc:date>
          </office:change-info>
          <table:dependencies>
            <table:dependency table:id="ct339"/>
            <table:dependency table:id="ct336"/>
            <table:dependency table:id="ct332"/>
            <table:dependency table:id="ct327"/>
            <table:dependency table:id="ct319"/>
            <table:dependency table:id="ct161"/>
            <table:dependency table:id="ct159"/>
            <table:dependency table:id="ct136"/>
          </table:dependencies>
        </table:insertion>
        <table:insertion table:id="ct101" table:acceptance-state="accepted" table:type="row" table:position="210" table:table="1">
          <office:change-info>
            <dc:creator>Phil Birkelbach</dc:creator>
            <dc:date>2013-02-15T17:25:34</dc:date>
          </office:change-info>
          <table:dependencies>
            <table:dependency table:id="ct338"/>
            <table:dependency table:id="ct335"/>
            <table:dependency table:id="ct331"/>
            <table:dependency table:id="ct325"/>
            <table:dependency table:id="ct157"/>
            <table:dependency table:id="ct156"/>
            <table:dependency table:id="ct135"/>
            <table:dependency table:id="ct134"/>
            <table:dependency table:id="ct133"/>
            <table:dependency table:id="ct131"/>
            <table:dependency table:id="ct129"/>
            <table:dependency table:id="ct124"/>
            <table:dependency table:id="ct120"/>
          </table:dependencies>
        </table:insertion>
        <table:insertion table:id="ct102" table:acceptance-state="accepted" table:type="row" table:position="209" table:table="1">
          <office:change-info>
            <dc:creator>Phil Birkelbach</dc:creator>
            <dc:date>2013-02-15T17:25:34</dc:date>
          </office:change-info>
          <table:dependencies>
            <table:dependency table:id="ct341"/>
            <table:dependency table:id="ct337"/>
            <table:dependency table:id="ct334"/>
            <table:dependency table:id="ct330"/>
            <table:dependency table:id="ct324"/>
            <table:dependency table:id="ct138"/>
            <table:dependency table:id="ct137"/>
            <table:dependency table:id="ct132"/>
            <table:dependency table:id="ct130"/>
            <table:dependency table:id="ct128"/>
            <table:dependency table:id="ct123"/>
            <table:dependency table:id="ct122"/>
            <table:dependency table:id="ct121"/>
            <table:dependency table:id="ct119"/>
            <table:dependency table:id="ct113"/>
            <table:dependency table:id="ct107"/>
            <table:dependency table:id="ct104"/>
          </table:dependencies>
        </table:insertion>
        <table:cell-content-change table:id="ct103" table:acceptance-state="accepted">
          <table:cell-address table:column="3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float" office:value="1"/>
          </table:previous>
        </table:cell-content-change>
        <table:cell-content-change table:id="ct104" table:acceptance-state="accepted">
          <table:cell-address table:column="3" table:row="209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5" table:acceptance-state="accepted">
          <table:cell-address table:column="4" table:row="207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06" table:acceptance-state="accepted">
          <table:cell-address table:column="4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107" table:acceptance-state="accepted">
          <table:cell-address table:column="4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8" table:acceptance-state="accepted">
          <table:cell-address table:column="5" table:row="207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0 to 359</text:p>
            </table:change-track-table-cell>
          </table:previous>
        </table:cell-content-change>
        <table:cell-content-change table:id="ct109" table:acceptance-state="accepted">
          <table:cell-address table:column="5" table:row="208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0" table:acceptance-state="accepted">
          <table:cell-address table:column="6" table:row="207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º</text:p>
            </table:change-track-table-cell>
          </table:previous>
        </table:cell-content-change>
        <table:cell-content-change table:id="ct111" table:acceptance-state="accepted">
          <table:cell-address table:column="6" table:row="208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2" table:acceptance-state="accepted">
          <table:cell-address table:column="8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113" table:acceptance-state="accepted">
          <table:cell-address table:column="8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4" table:acceptance-state="accepted">
          <table:cell-address table:column="3" table:row="206" table:table="1"/>
          <office:change-info>
            <dc:creator>Phil Birkelbach</dc:creator>
            <dc:date>2013-02-15T17:25:52</dc:date>
          </office:change-info>
          <table:previous>
            <table:change-track-table-cell office:value-type="float" office:value="4"/>
          </table:previous>
        </table:cell-content-change>
        <table:cell-content-change table:id="ct115" table:acceptance-state="accepted">
          <table:cell-address table:column="4" table:row="206" table:table="1"/>
          <office:change-info>
            <dc:creator>Phil Birkelbach</dc:creator>
            <dc:date>2013-02-15T17:25:52</dc:date>
          </office:change-info>
          <table:previous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16" table:acceptance-state="accepted">
          <table:cell-address table:column="3" table:row="206" table:table="1"/>
          <office:change-info>
            <dc:creator>Phil Birkelbach</dc:creator>
            <dc:date>2013-02-15T17:25:57</dc:date>
          </office:change-info>
          <table:previous table:id="ct114">
            <table:change-track-table-cell/>
          </table:previous>
        </table:cell-content-change>
        <table:cell-content-change table:id="ct117" table:acceptance-state="accepted">
          <table:cell-address table:column="4" table:row="206" table:table="1"/>
          <office:change-info>
            <dc:creator>Phil Birkelbach</dc:creator>
            <dc:date>2013-02-15T17:25:57</dc:date>
          </office:change-info>
          <table:previous table:id="ct115">
            <table:change-track-table-cell/>
          </table:previous>
        </table:cell-content-change>
        <table:cell-content-change table:id="ct118" table:acceptance-state="accepted">
          <table:cell-address table:column="4" table:row="206" table:table="1"/>
          <office:change-info>
            <dc:creator>Phil Birkelbach</dc:creator>
            <dc:date>2013-02-15T17:26:01</dc:date>
          </office:change-info>
          <table:previous table:id="ct117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119" table:acceptance-state="accepted">
          <table:cell-address table:column="4" table:row="210" table:table="1"/>
          <office:change-info>
            <dc:creator>Phil Birkelbach</dc:creator>
            <dc:date>2013-02-15T17:26:09</dc:date>
          </office:change-info>
          <table:previous table:id="ct107">
            <table:change-track-table-cell office:value-type="string">
              <text:p>Transponder Code</text:p>
            </table:change-track-table-cell>
          </table:previous>
        </table:cell-content-change>
        <table:cell-content-change table:id="ct120" table:acceptance-state="accepted">
          <table:cell-address table:column="4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1" table:acceptance-state="accepted">
          <table:cell-address table:column="5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2" table:acceptance-state="accepted">
          <table:cell-address table:column="6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3" table:acceptance-state="accepted">
          <table:cell-address table:column="8" table:row="210" table:table="1"/>
          <office:change-info>
            <dc:creator>Phil Birkelbach</dc:creator>
            <dc:date>2013-02-15T17:26:09</dc:date>
          </office:change-info>
          <table:previous table:id="ct113">
            <table:change-track-table-cell office:value-type="string">
              <text:p>USHORT[4]</text:p>
            </table:change-track-table-cell>
          </table:previous>
        </table:cell-content-change>
        <table:cell-content-change table:id="ct124" table:acceptance-state="accepted">
          <table:cell-address table:column="8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5" table:acceptance-state="accepted">
          <table:cell-address table:column="4" table:row="208" table:table="1"/>
          <office:change-info>
            <dc:creator>Phil Birkelbach</dc:creator>
            <dc:date>2013-02-15T17:26:11</dc:date>
          </office:change-info>
          <table:previous table:id="ct106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26" table:acceptance-state="accepted">
          <table:cell-address table:column="4" table:row="207" table:table="1"/>
          <office:change-info>
            <dc:creator>Phil Birkelbach</dc:creator>
            <dc:date>2013-02-15T17:26:14</dc:date>
          </office:change-info>
          <table:previous table:id="ct10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7" table:acceptance-state="accepted">
          <table:cell-address table:column="4" table:row="208" table:table="1"/>
          <office:change-info>
            <dc:creator>Phil Birkelbach</dc:creator>
            <dc:date>2013-02-15T17:26:17</dc:date>
          </office:change-info>
          <table:previous table:id="ct12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8" table:acceptance-state="accepted">
          <table:cell-address table:column="3" table:row="209" table:table="1"/>
          <office:change-info>
            <dc:creator>Phil Birkelbach</dc:creator>
            <dc:date>2013-02-15T17:26:25</dc:date>
          </office:change-info>
          <table:previous table:id="ct104">
            <table:change-track-table-cell office:value-type="float" office:value="1"/>
          </table:previous>
        </table:cell-content-change>
        <table:cell-content-change table:id="ct129" table:acceptance-state="accepted">
          <table:cell-address table:column="3" table:row="210" table:table="1"/>
          <office:change-info>
            <dc:creator>Phil Birkelbach</dc:creator>
            <dc:date>2013-02-15T17:26:30</dc:date>
          </office:change-info>
          <table:previous>
            <table:change-track-table-cell/>
          </table:previous>
        </table:cell-content-change>
        <table:cell-content-change table:id="ct130" table:acceptance-state="accepted">
          <table:cell-address table:column="1" table:row="209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1" table:acceptance-state="accepted">
          <table:cell-address table:column="1" table:row="210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2" table:acceptance-state="accepted">
          <table:cell-address table:column="2" table:row="209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3" table:acceptance-state="accepted">
          <table:cell-address table:column="2" table:row="210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movement table:id="ct134" table:acceptance-state="accepted">
          <table:source-range-address table:start-column="4" table:start-row="209" table:start-table="1" table:end-column="8" table:end-row="210" table:end-table="1"/>
          <table:target-range-address table:start-column="4" table:start-row="210" table:start-table="1" table:end-column="8" table:end-row="212" table:end-table="1"/>
          <office:change-info>
            <dc:creator>Phil Birkelbach</dc:creator>
            <dc:date>2013-02-15T17:26:51</dc:date>
          </office:change-info>
          <table:dependencies>
            <table:dependency table:id="ct338"/>
            <table:dependency table:id="ct337"/>
            <table:dependency table:id="ct335"/>
            <table:dependency table:id="ct334"/>
            <table:dependency table:id="ct331"/>
            <table:dependency table:id="ct330"/>
            <table:dependency table:id="ct325"/>
            <table:dependency table:id="ct324"/>
            <table:dependency table:id="ct157"/>
            <table:dependency table:id="ct156"/>
            <table:dependency table:id="ct149"/>
            <table:dependency table:id="ct138"/>
            <table:dependency table:id="ct137"/>
          </table:dependencies>
          <table:deletions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</table:deletions>
        </table:movement>
        <table:cell-content-change table:id="ct135" table:acceptance-state="accepted">
          <table:cell-address table:column="3" table:row="210" table:table="1"/>
          <office:change-info>
            <dc:creator>Phil Birkelbach</dc:creator>
            <dc:date>2013-02-15T17:26:54</dc:date>
          </office:change-info>
          <table:previous table:id="ct129">
            <table:change-track-table-cell office:value-type="float" office:value="1"/>
          </table:previous>
        </table:cell-content-change>
        <table:cell-content-change table:id="ct136" table:acceptance-state="accepted">
          <table:cell-address table:column="3" table:row="212" table:table="1"/>
          <office:change-info>
            <dc:creator>Phil Birkelbach</dc:creator>
            <dc:date>2013-02-15T17:26:55</dc:date>
          </office:change-info>
          <table:previous>
            <table:change-track-table-cell/>
          </table:previous>
        </table:cell-content-change>
        <table:cell-content-change table:id="ct137" table:acceptance-state="accepted">
          <table:cell-address table:column="4" table:row="209" table:table="1"/>
          <office:change-info>
            <dc:creator>Phil Birkelbach</dc:creator>
            <dc:date>2013-02-15T17:27:09</dc:date>
          </office:change-info>
          <table:previous>
            <table:change-track-table-cell/>
          </table:previous>
        </table:cell-content-change>
        <table:cell-content-change table:id="ct138" table:acceptance-state="accepted">
          <table:cell-address table:column="8" table:row="209" table:table="1"/>
          <office:change-info>
            <dc:creator>Phil Birkelbach</dc:creator>
            <dc:date>2013-02-15T17:27:23</dc:date>
          </office:change-info>
          <table:previous>
            <table:change-track-table-cell/>
          </table:previous>
        </table:cell-content-change>
        <table:cell-content-change table:id="ct139" table:acceptance-state="accepted">
          <table:cell-address table:column="9" table:row="205" table:table="1"/>
          <office:change-info>
            <dc:creator>Phil Birkelbach</dc:creator>
            <dc:date>2013-02-15T17:27:53</dc:date>
          </office:change-info>
          <table:previous>
            <table:change-track-table-cell/>
          </table:previous>
        </table:cell-content-change>
        <table:cell-content-change table:id="ct140" table:acceptance-state="accepted">
          <table:cell-address table:column="9" table:row="206" table:table="1"/>
          <office:change-info>
            <dc:creator>Phil Birkelbach</dc:creator>
            <dc:date>2013-02-15T17:28:02</dc:date>
          </office:change-info>
          <table:previous>
            <table:change-track-table-cell/>
          </table:previous>
        </table:cell-content-change>
        <table:cell-content-change table:id="ct141" table:acceptance-state="accepted">
          <table:cell-address table:column="9" table:row="207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cell-content-change table:id="ct142" table:acceptance-state="accepted">
          <table:cell-address table:column="9" table:row="208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movement table:id="ct143" table:acceptance-state="accepted">
          <table:source-range-address table:start-column="3" table:start-row="73" table:start-table="1" table:end-column="8" table:end-row="73" table:end-table="1"/>
          <table:target-range-address table:start-column="3" table:start-row="73" table:start-table="1" table:end-column="8" table:end-row="73" table:end-table="1"/>
          <office:change-info>
            <dc:creator>Phil Birkelbach</dc:creator>
            <dc:date>2013-02-15T17:29:14</dc:date>
          </office:change-info>
          <table:dependencies>
            <table:dependency table:id="ct166"/>
            <table:dependency table:id="ct148"/>
            <table:dependency table:id="ct147"/>
            <table:dependency table:id="ct146"/>
            <table:dependency table:id="ct145"/>
            <table:dependency table:id="ct144"/>
          </table:dependencies>
          <table:deletions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</table:deletions>
        </table:movement>
        <table:cell-content-change table:id="ct144" table:acceptance-state="accepted">
          <table:cell-address table:column="3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float" office:value="1"/>
          </table:previous>
        </table:cell-content-change>
        <table:cell-content-change table:id="ct145" table:acceptance-state="accepted">
          <table:cell-address table:column="4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146" table:acceptance-state="accepted">
          <table:cell-address table:column="5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 to 359.9</text:p>
            </table:change-track-table-cell>
          </table:previous>
        </table:cell-content-change>
        <table:cell-content-change table:id="ct147" table:acceptance-state="accepted">
          <table:cell-address table:column="6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.1º</text:p>
            </table:change-track-table-cell>
          </table:previous>
        </table:cell-content-change>
        <table:cell-content-change table:id="ct148" table:acceptance-state="accepted">
          <table:cell-address table:column="8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insertion table:id="ct149" table:acceptance-state="accepted" table:type="row" table:position="211" table:table="1">
          <office:change-info>
            <dc:creator>Phil Birkelbach</dc:creator>
            <dc:date>2013-02-15T17:29:46</dc:date>
          </office:change-info>
          <table:dependencies>
            <table:dependency table:id="ct326"/>
            <table:dependency table:id="ct160"/>
            <table:dependency table:id="ct158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</table:dependencies>
        </table:insertion>
        <table:cell-content-change table:id="ct150" table:acceptance-state="accepted">
          <table:cell-address table:column="3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1" table:acceptance-state="accepted">
          <table:cell-address table:column="4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2" table:acceptance-state="accepted">
          <table:cell-address table:column="5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6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8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5" table:acceptance-state="accepted">
          <table:cell-address table:column="3" table:row="211" table:table="1"/>
          <office:change-info>
            <dc:creator>Phil Birkelbach</dc:creator>
            <dc:date>2013-02-15T17:30:07</dc:date>
          </office:change-info>
          <table:previous table:id="ct150">
            <table:change-track-table-cell office:value-type="float" office:value="1"/>
          </table:previous>
        </table:cell-content-change>
        <table:cell-content-change table:id="ct156" table:acceptance-state="accepted">
          <table:cell-address table:column="6" table:row="210" table:table="1"/>
          <office:change-info>
            <dc:creator>Phil Birkelbach</dc:creator>
            <dc:date>2013-02-15T17:30:19</dc:date>
          </office:change-info>
          <table:previous table:id="ct122">
            <table:change-track-table-cell office:value-type="string">
              <text:p>º</text:p>
            </table:change-track-table-cell>
          </table:previous>
        </table:cell-content-change>
        <table:cell-content-change table:id="ct157" table:acceptance-state="accepted">
          <table:cell-address table:column="5" table:row="210" table:table="1"/>
          <office:change-info>
            <dc:creator>Phil Birkelbach</dc:creator>
            <dc:date>2013-02-15T17:30:29</dc:date>
          </office:change-info>
          <table:previous table:id="ct121">
            <table:change-track-table-cell office:value-type="string">
              <text:p>0 to 359</text:p>
            </table:change-track-table-cell>
          </table:previous>
        </table:cell-content-change>
        <table:cell-content-change table:id="ct158" table:acceptance-state="accepted">
          <table:cell-address table:column="1" table:row="211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212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211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2" table:row="212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3" table:row="13" table:table="0"/>
          <office:change-info>
            <dc:creator>Phil Birkelbach</dc:creator>
            <dc:date>2013-02-15T17:31:57</dc:date>
          </office:change-info>
          <table:previous>
            <table:change-track-table-cell table:cell-address="Groups.D14" table:formula="of:=[.D13]+128" office:value-type="float" office:value="1408"/>
          </table:previous>
        </table:cell-content-change>
        <table:cell-content-change table:id="ct163" table:acceptance-state="accepted">
          <table:cell-address table:column="3" table:row="12" table:table="0"/>
          <office:change-info>
            <dc:creator>Phil Birkelbach</dc:creator>
            <dc:date>2013-02-15T17:32:25</dc:date>
          </office:change-info>
          <table:previous>
            <table:change-track-table-cell table:cell-address="Groups.D13" table:formula="of:=[.D12]+128" office:value-type="float" office:value="1280"/>
          </table:previous>
        </table:cell-content-change>
        <table:cell-content-change table:id="ct164" table:acceptance-state="accepted">
          <table:cell-address table:column="3" table:row="13" table:table="0"/>
          <office:change-info>
            <dc:creator>Phil Birkelbach</dc:creator>
            <dc:date>2013-02-15T17:32:30</dc:date>
          </office:change-info>
          <table:previous table:id="ct162">
            <table:change-track-table-cell table:cell-address="Groups.D14" table:formula="of:=[.D13]+256" office:value-type="float" office:value="1536"/>
          </table:previous>
        </table:cell-content-change>
        <table:movement table:id="ct165" table:acceptance-state="accepted">
          <table:source-range-address table:start-column="4" table:start-row="74" table:start-table="1" table:end-column="16" table:end-row="95" table:end-table="1"/>
          <table:target-range-address table:start-column="4" table:start-row="73" table:start-table="1" table:end-column="16" table:end-row="95" table:end-table="1"/>
          <office:change-info>
            <dc:creator>Phil Birkelbach</dc:creator>
            <dc:date>2013-02-15T17:33:34</dc:date>
          </office:change-info>
          <table:dependencies>
            <table:dependency table:id="ct167"/>
          </table:dependencies>
          <table:deletions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7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3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0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1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6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7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88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88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 table:id="ct148">
              <table:change-track-table-cell/>
            </table:cell-content-deletion>
            <table:cell-content-deletion table:id="ct147">
              <table:change-track-table-cell/>
            </table:cell-content-deletion>
            <table:cell-content-deletion table:id="ct146">
              <table:change-track-table-cell/>
            </table:cell-content-deletion>
            <table:cell-content-deletion table:id="ct145">
              <table:change-track-table-cell/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</table:deletions>
        </table:movement>
        <table:cell-content-change table:id="ct166" table:acceptance-state="accepted">
          <table:cell-address table:column="3" table:row="73" table:table="1"/>
          <office:change-info>
            <dc:creator>Phil Birkelbach</dc:creator>
            <dc:date>2013-02-15T17:33:48</dc:date>
          </office:change-info>
          <table:previous table:id="ct144">
            <table:change-track-table-cell/>
          </table:previous>
        </table:cell-content-change>
        <table:deletion table:id="ct167" table:acceptance-state="accepted" table:type="row" table:position="96" table:table="1">
          <office:change-info>
            <dc:creator>Phil Birkelbach</dc:creator>
            <dc:date>2013-02-15T17:34:02</dc:date>
          </office:change-info>
          <table:deletions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 table:id="ct21">
              <table:change-track-table-cell office:value-type="float" office:value="2"/>
            </table:cell-content-deletion>
            <table:cell-content-deletion table:id="ct20">
              <table:change-track-table-cell table:cell-address="Identifiers.C97" table:formula="of:=&quot;0x&quot; &amp; DEC2HEX([.B97])" office:value-type="string">
                <text:p>0x0</text:p>
              </table:change-track-table-cell>
            </table:cell-content-deletion>
            <table:cell-content-deletion table:id="ct19">
              <table:change-track-table-cell table:cell-address="Identifiers.B97" table:formula="of:=[.B96]+[.D96]" office:value-type="float" office:value="481"/>
            </table:cell-content-deletion>
          </table:deletions>
          <table:cut-offs>
            <table:movement-cut-off table:id="ct165" table:start-position="-1" table:end-position="0"/>
            <table:movement-cut-off table:id="ct18" table:start-position="0" table:end-position="-1"/>
          </table:cut-offs>
        </table:deletion>
        <table:cell-content-change table:id="ct168" table:acceptance-state="accepted">
          <table:cell-address table:column="3" table:row="177" table:table="1"/>
          <office:change-info>
            <dc:creator>Phil Birkelbach</dc:creator>
            <dc:date>2013-02-15T17:37:30</dc:date>
          </office:change-info>
          <table:previous>
            <table:change-track-table-cell office:value-type="float" office:value="4"/>
          </table:previous>
        </table:cell-content-change>
        <table:cell-content-change table:id="ct169" table:acceptance-state="accepted">
          <table:cell-address table:column="3" table:row="178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0" table:acceptance-state="accepted">
          <table:cell-address table:column="3" table:row="179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1" table:acceptance-state="accepted">
          <table:cell-address table:column="3" table:row="180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2" table:acceptance-state="accepted">
          <table:cell-address table:column="3" table:row="181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3" table:acceptance-state="accepted">
          <table:cell-address table:column="3" table:row="182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4" table:acceptance-state="accepted">
          <table:cell-address table:column="3" table:row="183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5" table:acceptance-state="accepted">
          <table:cell-address table:column="3" table:row="184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6" table:acceptance-state="accepted">
          <table:cell-address table:column="3" table:row="185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7" table:acceptance-state="accepted">
          <table:cell-address table:column="3" table:row="186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8" table:acceptance-state="accepted">
          <table:cell-address table:column="3" table:row="187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79" table:acceptance-state="accepted">
          <table:cell-address table:column="3" table:row="188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0" table:acceptance-state="accepted">
          <table:cell-address table:column="3" table:row="189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1" table:acceptance-state="accepted">
          <table:cell-address table:column="3" table:row="190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2" table:acceptance-state="accepted">
          <table:cell-address table:column="3" table:row="191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3" table:acceptance-state="accepted">
          <table:cell-address table:column="3" table:row="192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4" table:acceptance-state="accepted">
          <table:cell-address table:column="3" table:row="193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5" table:acceptance-state="accepted">
          <table:cell-address table:column="3" table:row="194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6" table:acceptance-state="accepted">
          <table:cell-address table:column="3" table:row="195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7" table:acceptance-state="accepted">
          <table:cell-address table:column="3" table:row="196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8" table:acceptance-state="accepted">
          <table:cell-address table:column="3" table:row="197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9" table:acceptance-state="accepted">
          <table:cell-address table:column="3" table:row="198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0" table:acceptance-state="accepted">
          <table:cell-address table:column="3" table:row="199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1" table:acceptance-state="accepted">
          <table:cell-address table:column="3" table:row="200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2" table:acceptance-state="accepted">
          <table:cell-address table:column="3" table:row="201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3" table:acceptance-state="accepted">
          <table:cell-address table:column="3" table:row="202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4" table:acceptance-state="accepted">
          <table:cell-address table:column="3" table:row="203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5" table:acceptance-state="accepted">
          <table:cell-address table:column="3" table:row="204" table:table="1"/>
          <office:change-info>
            <dc:creator>Phil Birkelbach</dc:creator>
            <dc:date>2013-02-15T17:37:37</dc:date>
          </office:change-info>
          <table:previous>
            <table:change-track-table-cell office:value-type="float" office:value="4"/>
          </table:previous>
        </table:cell-content-change>
        <table:cell-content-change table:id="ct196" table:acceptance-state="accepted">
          <table:cell-address table:column="3" table:row="12" table:table="0"/>
          <office:change-info>
            <dc:creator>Phil Birkelbach</dc:creator>
            <dc:date>2013-02-15T17:37:53</dc:date>
          </office:change-info>
          <table:previous table:id="ct163">
            <table:change-track-table-cell table:cell-address="Groups.D13" table:formula="of:=[.D12]+256" office:value-type="float" office:value="1408"/>
          </table:previous>
        </table:cell-content-change>
        <table:cell-content-change table:id="ct197" table:acceptance-state="accepted">
          <table:cell-address table:column="9" table:row="10" table:table="1"/>
          <office:change-info>
            <dc:creator>Phil Birkelbach</dc:creator>
            <dc:date>2013-02-15T17:43:02</dc:date>
          </office:change-info>
          <table:previous>
            <table:change-track-table-cell/>
          </table:previous>
        </table:cell-content-change>
        <table:insertion table:id="ct198" table:acceptance-state="accepted" table:type="row" table:position="27" table:table="1">
          <office:change-info>
            <dc:creator>Phil Birkelbach</dc:creator>
            <dc:date>2013-02-15T17:43:34</dc:date>
          </office:change-info>
          <table:dependencies>
            <table:dependency table:id="ct658"/>
            <table:dependency table:id="ct287"/>
            <table:dependency table:id="ct245"/>
            <table:dependency table:id="ct244"/>
            <table:dependency table:id="ct229"/>
            <table:dependency table:id="ct224"/>
            <table:dependency table:id="ct222"/>
            <table:dependency table:id="ct217"/>
            <table:dependency table:id="ct201"/>
          </table:dependencies>
        </table:insertion>
        <table:cell-content-change table:id="ct199" table:acceptance-state="accepted">
          <table:cell-address table:column="3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float" office:value="1"/>
          </table:previous>
        </table:cell-content-change>
        <table:cell-content-change table:id="ct200" table:acceptance-state="accepted">
          <table:cell-address table:column="3" table:row="24" table:table="1"/>
          <office:change-info>
            <dc:creator>Phil Birkelbach</dc:creator>
            <dc:date>2013-02-15T17:43:51</dc:date>
          </office:change-info>
          <table:previous table:id="ct95">
            <table:change-track-table-cell office:value-type="float" office:value="2"/>
          </table:previous>
        </table:cell-content-change>
        <table:cell-content-change table:id="ct201" table:acceptance-state="accepted">
          <table:cell-address table:column="3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4" table:row="1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Starter / Magneto Commands</text:p>
            </table:change-track-table-cell>
          </table:previous>
        </table:cell-content-change>
        <table:cell-content-change table:id="ct203" table:acceptance-state="accepted">
          <table:cell-address table:column="4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anding Gear Control Position</text:p>
            </table:change-track-table-cell>
          </table:previous>
        </table:cell-content-change>
        <table:cell-content-change table:id="ct204" table:acceptance-state="accepted">
          <table:cell-address table:column="4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pad Input</text:p>
            </table:change-track-table-cell>
          </table:previous>
        </table:cell-content-change>
        <table:cell-content-change table:id="ct205" table:acceptance-state="accepted">
          <table:cell-address table:column="4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eneric Switches</text:p>
            </table:change-track-table-cell>
          </table:previous>
        </table:cell-content-change>
        <table:cell-content-change table:id="ct206" table:acceptance-state="accepted">
          <table:cell-address table:column="4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07" table:acceptance-state="accepted">
          <table:cell-address table:column="4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08" table:acceptance-state="accepted">
          <table:cell-address table:column="4" table:row="18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09" table:acceptance-state="accepted">
          <table:cell-address table:column="4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10" table:acceptance-state="accepted">
          <table:cell-address table:column="4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11" table:acceptance-state="accepted">
          <table:cell-address table:column="4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12" table:acceptance-state="accepted">
          <table:cell-address table:column="4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13" table:acceptance-state="accepted">
          <table:cell-address table:column="4" table:row="2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14" table:acceptance-state="accepted">
          <table:cell-address table:column="4" table:row="2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15" table:acceptance-state="accepted">
          <table:cell-address table:column="4" table:row="2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16" table:acceptance-state="accepted">
          <table:cell-address table:column="4" table:row="2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17" table:acceptance-state="accepted">
          <table:cell-address table:column="4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18" table:acceptance-state="accepted">
          <table:cell-address table:column="5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, Function Key</text:p>
            </table:change-track-table-cell>
          </table:previous>
        </table:cell-content-change>
        <table:cell-content-change table:id="ct219" table:acceptance-state="accepted">
          <table:cell-address table:column="5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Discrete Bits</text:p>
            </table:change-track-table-cell>
          </table:previous>
        </table:cell-content-change>
        <table:cell-content-change table:id="ct220" table:acceptance-state="accepted">
          <table:cell-address table:column="5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21" table:acceptance-state="accepted">
          <table:cell-address table:column="5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22" table:acceptance-state="accepted">
          <table:cell-address table:column="5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6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24" table:acceptance-state="accepted">
          <table:cell-address table:column="6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5" table:acceptance-state="accepted">
          <table:cell-address table:column="8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HAR[2]</text:p>
            </table:change-track-table-cell>
          </table:previous>
        </table:cell-content-change>
        <table:cell-content-change table:id="ct226" table:acceptance-state="accepted">
          <table:cell-address table:column="8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cell-content-change table:id="ct227" table:acceptance-state="accepted">
          <table:cell-address table:column="8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28" table:acceptance-state="accepted">
          <table:cell-address table:column="8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29" table:acceptance-state="accepted">
          <table:cell-address table:column="8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9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s needed</text:p>
            </table:change-track-table-cell>
          </table:previous>
        </table:cell-content-change>
        <table:cell-content-change table:id="ct231" table:acceptance-state="accepted">
          <table:cell-address table:column="9" table:row="16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10" table:row="1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10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=Down\l1=Up\lb0=Nose\lb1=Left\lb2=Right</text:p>
            </table:change-track-table-cell>
          </table:previous>
        </table:cell-content-change>
        <table:cell-content-change table:id="ct234" table:acceptance-state="accepted">
          <table:cell-address table:column="10" table:row="14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5" table:acceptance-state="accepted">
          <table:cell-address table:column="10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236" table:acceptance-state="accepted">
          <table:cell-address table:column="10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237" table:acceptance-state="accepted">
          <table:cell-address table:column="10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38" table:acceptance-state="accepted">
          <table:cell-address table:column="10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239" table:acceptance-state="accepted">
          <table:cell-address table:column="10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40" table:acceptance-state="accepted">
          <table:cell-address table:column="10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241" table:acceptance-state="accepted">
          <table:cell-address table:column="10" table:row="2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4" table:row="11" table:table="1"/>
          <office:change-info>
            <dc:creator>Phil Birkelbach</dc:creator>
            <dc:date>2013-02-15T17:43:58</dc:date>
          </office:change-info>
          <table:previous>
            <table:change-track-table-cell office:value-type="string">
              <text:p>Transponder Commands</text:p>
            </table:change-track-table-cell>
          </table:previous>
        </table:cell-content-change>
        <table:cell-content-change table:id="ct243" table:acceptance-state="accepted">
          <table:cell-address table:column="4" table:row="11" table:table="1"/>
          <office:change-info>
            <dc:creator>Phil Birkelbach</dc:creator>
            <dc:date>2013-02-15T17:44:08</dc:date>
          </office:change-info>
          <table:previous table:id="ct242">
            <table:change-track-table-cell office:value-type="string">
              <text:p>VHF Control Commands</text:p>
            </table:change-track-table-cell>
          </table:previous>
        </table:cell-content-change>
        <table:cell-content-change table:id="ct244" table:acceptance-state="accepted">
          <table:cell-address table:column="1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5" table:acceptance-state="accepted">
          <table:cell-address table:column="2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6" table:acceptance-state="accepted">
          <table:cell-address table:column="10" table:row="11" table:table="1"/>
          <office:change-info>
            <dc:creator>Phil Birkelbach</dc:creator>
            <dc:date>2013-02-15T17:44:21</dc:date>
          </office:change-info>
          <table:previous>
            <table:change-track-table-cell office:value-type="string">
              <text:p>b0 = IDENT\lb1 = ALT\lb2 = STBY\lb2 = ALT\lb3 = VFR\lb5 = OFF\lb6 = Squat</text:p>
            </table:change-track-table-cell>
          </table:previous>
        </table:cell-content-change>
        <table:cell-content-change table:id="ct247" table:acceptance-state="accepted">
          <table:cell-address table:column="10" table:row="11" table:table="1"/>
          <office:change-info>
            <dc:creator>Phil Birkelbach</dc:creator>
            <dc:date>2013-02-15T17:44:42</dc:date>
          </office:change-info>
          <table:previous table:id="ct246"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248" table:acceptance-state="accepted">
          <table:cell-address table:column="9" table:row="11" table:table="1"/>
          <office:change-info>
            <dc:creator>Phil Birkelbach</dc:creator>
            <dc:date>2013-02-15T17:44:53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8" table:row="16" table:table="1"/>
          <office:change-info>
            <dc:creator>Phil Birkelbach</dc:creator>
            <dc:date>2013-02-15T17:45:22</dc:date>
          </office:change-info>
          <table:previous table:id="ct227">
            <table:change-track-table-cell office:value-type="string">
              <text:p>BYTE</text:p>
            </table:change-track-table-cell>
          </table:previous>
        </table:cell-content-change>
        <table:insertion table:id="ct250" table:acceptance-state="accepted" table:type="row" table:position="28" table:table="1">
          <office:change-info>
            <dc:creator>Phil Birkelbach</dc:creator>
            <dc:date>2013-02-15T17:46:02</dc:date>
          </office:change-info>
          <table:dependencies>
            <table:dependency table:id="ct659"/>
            <table:dependency table:id="ct307"/>
            <table:dependency table:id="ct299"/>
            <table:dependency table:id="ct288"/>
            <table:dependency table:id="ct275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</table:dependencies>
        </table:insertion>
        <table:cell-content-change table:id="ct251" table:acceptance-state="accepted">
          <table:cell-address table:column="3" table:row="28" table:table="1"/>
          <office:change-info>
            <dc:creator>Phil Birkelbach</dc:creator>
            <dc:date>2013-02-15T17:46:06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3" table:row="28" table:table="1"/>
          <office:change-info>
            <dc:creator>Phil Birkelbach</dc:creator>
            <dc:date>2013-02-15T17:46:11</dc:date>
          </office:change-info>
          <table:previous table:id="ct251">
            <table:change-track-table-cell office:value-type="float" office:value="2"/>
          </table:previous>
        </table:cell-content-change>
        <table:cell-content-change table:id="ct253" table:acceptance-state="accepted">
          <table:cell-address table:column="4" table:row="28" table:table="1"/>
          <office:change-info>
            <dc:creator>Phil Birkelbach</dc:creator>
            <dc:date>2013-02-15T17:46:16</dc:date>
          </office:change-info>
          <table:previous>
            <table:change-track-table-cell/>
          </table:previous>
        </table:cell-content-change>
        <table:cell-content-change table:id="ct254" table:acceptance-state="accepted">
          <table:cell-address table:column="5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6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6" table:acceptance-state="accepted">
          <table:cell-address table:column="8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1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8" table:acceptance-state="accepted">
          <table:cell-address table:column="2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9" table:row="28" table:table="1"/>
          <office:change-info>
            <dc:creator>Phil Birkelbach</dc:creator>
            <dc:date>2013-02-15T17:46:35</dc:date>
          </office:change-info>
          <table:previous>
            <table:change-track-table-cell/>
          </table:previous>
        </table:cell-content-change>
        <table:cell-content-change table:id="ct260" table:acceptance-state="accepted">
          <table:cell-address table:column="10" table:row="28" table:table="1"/>
          <office:change-info>
            <dc:creator>Phil Birkelbach</dc:creator>
            <dc:date>2013-02-15T17:46:52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3" table:row="28" table:table="1"/>
          <office:change-info>
            <dc:creator>Phil Birkelbach</dc:creator>
            <dc:date>2013-02-15T17:46:56</dc:date>
          </office:change-info>
          <table:previous table:id="ct252">
            <table:change-track-table-cell office:value-type="float" office:value="1"/>
          </table:previous>
        </table:cell-content-change>
        <table:cell-content-change table:id="ct262" table:acceptance-state="accepted">
          <table:cell-address table:column="4" table:row="159" table:table="1"/>
          <office:change-info>
            <dc:creator>Phil Birkelbach</dc:creator>
            <dc:date>2013-02-15T17:48:24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3" table:row="159" table:table="1"/>
          <office:change-info>
            <dc:creator>Phil Birkelbach</dc:creator>
            <dc:date>2013-02-15T17:48:27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1" table:row="159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2" table:row="159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5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7" table:acceptance-state="accepted">
          <table:cell-address table:column="6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8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9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0" table:acceptance-state="accepted">
          <table:cell-address table:column="10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10" table:row="42" table:table="1"/>
          <office:change-info>
            <dc:creator>Phil Birkelbach</dc:creator>
            <dc:date>2013-02-15T17:50:20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insertion table:id="ct272" table:acceptance-state="accepted" table:type="row" table:position="29" table:table="1">
          <office:change-info>
            <dc:creator>Phil Birkelbach</dc:creator>
            <dc:date>2013-02-18T13:08:40</dc:date>
          </office:change-info>
          <table:dependencies>
            <table:dependency table:id="ct660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2"/>
            <table:dependency table:id="ct366"/>
            <table:dependency table:id="ct318"/>
            <table:dependency table:id="ct317"/>
            <table:dependency table:id="ct308"/>
            <table:dependency table:id="ct300"/>
            <table:dependency table:id="ct297"/>
            <table:dependency table:id="ct294"/>
            <table:dependency table:id="ct292"/>
            <table:dependency table:id="ct289"/>
            <table:dependency table:id="ct276"/>
          </table:dependencies>
        </table:insertion>
        <table:cell-content-change table:id="ct273" table:acceptance-state="accepted">
          <table:cell-address table:column="3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float" office:value="1"/>
          </table:previous>
        </table:cell-content-change>
        <table:cell-content-change table:id="ct274" table:acceptance-state="accepted">
          <table:cell-address table:column="3" table:row="25" table:table="1"/>
          <office:change-info>
            <dc:creator>Phil Birkelbach</dc:creator>
            <dc:date>2013-02-18T13:08:51</dc:date>
          </office:change-info>
          <table:previous table:id="ct96">
            <table:change-track-table-cell office:value-type="float" office:value="2"/>
          </table:previous>
        </table:cell-content-change>
        <table:cell-content-change table:id="ct275" table:acceptance-state="accepted">
          <table:cell-address table:column="3" table:row="28" table:table="1"/>
          <office:change-info>
            <dc:creator>Phil Birkelbach</dc:creator>
            <dc:date>2013-02-18T13:08:51</dc:date>
          </office:change-info>
          <table:previous table:id="ct261">
            <table:change-track-table-cell office:value-type="float" office:value="4"/>
          </table:previous>
        </table:cell-content-change>
        <table:cell-content-change table:id="ct276" table:acceptance-state="accepted">
          <table:cell-address table:column="3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4" table:row="17" table:table="1"/>
          <office:change-info>
            <dc:creator>Phil Birkelbach</dc:creator>
            <dc:date>2013-02-18T13:08:51</dc:date>
          </office:change-info>
          <table:previous table:id="ct207"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78" table:acceptance-state="accepted">
          <table:cell-address table:column="4" table:row="18" table:table="1"/>
          <office:change-info>
            <dc:creator>Phil Birkelbach</dc:creator>
            <dc:date>2013-02-18T13:08:51</dc:date>
          </office:change-info>
          <table:previous table:id="ct208"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79" table:acceptance-state="accepted">
          <table:cell-address table:column="4" table:row="19" table:table="1"/>
          <office:change-info>
            <dc:creator>Phil Birkelbach</dc:creator>
            <dc:date>2013-02-18T13:08:51</dc:date>
          </office:change-info>
          <table:previous table:id="ct209"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80" table:acceptance-state="accepted">
          <table:cell-address table:column="4" table:row="20" table:table="1"/>
          <office:change-info>
            <dc:creator>Phil Birkelbach</dc:creator>
            <dc:date>2013-02-18T13:08:51</dc:date>
          </office:change-info>
          <table:previous table:id="ct210"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81" table:acceptance-state="accepted">
          <table:cell-address table:column="4" table:row="21" table:table="1"/>
          <office:change-info>
            <dc:creator>Phil Birkelbach</dc:creator>
            <dc:date>2013-02-18T13:08:51</dc:date>
          </office:change-info>
          <table:previous table:id="ct211"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82" table:acceptance-state="accepted">
          <table:cell-address table:column="4" table:row="22" table:table="1"/>
          <office:change-info>
            <dc:creator>Phil Birkelbach</dc:creator>
            <dc:date>2013-02-18T13:08:51</dc:date>
          </office:change-info>
          <table:previous table:id="ct212"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83" table:acceptance-state="accepted">
          <table:cell-address table:column="4" table:row="23" table:table="1"/>
          <office:change-info>
            <dc:creator>Phil Birkelbach</dc:creator>
            <dc:date>2013-02-18T13:08:51</dc:date>
          </office:change-info>
          <table:previous table:id="ct213"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84" table:acceptance-state="accepted">
          <table:cell-address table:column="4" table:row="24" table:table="1"/>
          <office:change-info>
            <dc:creator>Phil Birkelbach</dc:creator>
            <dc:date>2013-02-18T13:08:51</dc:date>
          </office:change-info>
          <table:previous table:id="ct214"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85" table:acceptance-state="accepted">
          <table:cell-address table:column="4" table:row="25" table:table="1"/>
          <office:change-info>
            <dc:creator>Phil Birkelbach</dc:creator>
            <dc:date>2013-02-18T13:08:51</dc:date>
          </office:change-info>
          <table:previous table:id="ct215"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86" table:acceptance-state="accepted">
          <table:cell-address table:column="4" table:row="26" table:table="1"/>
          <office:change-info>
            <dc:creator>Phil Birkelbach</dc:creator>
            <dc:date>2013-02-18T13:08:51</dc:date>
          </office:change-info>
          <table:previous table:id="ct216"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87" table:acceptance-state="accepted">
          <table:cell-address table:column="4" table:row="27" table:table="1"/>
          <office:change-info>
            <dc:creator>Phil Birkelbach</dc:creator>
            <dc:date>2013-02-18T13:08:51</dc:date>
          </office:change-info>
          <table:previous table:id="ct217"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88" table:acceptance-state="accepted">
          <table:cell-address table:column="4" table:row="28" table:table="1"/>
          <office:change-info>
            <dc:creator>Phil Birkelbach</dc:creator>
            <dc:date>2013-02-18T13:08:51</dc:date>
          </office:change-info>
          <table:previous table:id="ct253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289" table:acceptance-state="accepted">
          <table:cell-address table:column="4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0" table:acceptance-state="accepted">
          <table:cell-address table:column="5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91" table:acceptance-state="accepted">
          <table:cell-address table:column="5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92" table:acceptance-state="accepted">
          <table:cell-address table:column="5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3" table:acceptance-state="accepted">
          <table:cell-address table:column="6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94" table:acceptance-state="accepted">
          <table:cell-address table:column="6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8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96" table:acceptance-state="accepted">
          <table:cell-address table:column="8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97" table:acceptance-state="accepted">
          <table:cell-address table:column="8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9" table:row="17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9" table:row="28" table:table="1"/>
          <office:change-info>
            <dc:creator>Phil Birkelbach</dc:creator>
            <dc:date>2013-02-18T13:08:51</dc:date>
          </office:change-info>
          <table:previous table:id="ct259">
            <table:change-track-table-cell office:value-type="string">
              <text:p>As needed</text:p>
            </table:change-track-table-cell>
          </table:previous>
        </table:cell-content-change>
        <table:cell-content-change table:id="ct300" table:acceptance-state="accepted">
          <table:cell-address table:column="9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10" table:row="17" table:table="1"/>
          <office:change-info>
            <dc:creator>Phil Birkelbach</dc:creator>
            <dc:date>2013-02-18T13:08:51</dc:date>
          </office:change-info>
          <table:previous table:id="ct237"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302" table:acceptance-state="accepted">
          <table:cell-address table:column="10" table:row="18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3" table:acceptance-state="accepted">
          <table:cell-address table:column="10" table:row="20" table:table="1"/>
          <office:change-info>
            <dc:creator>Phil Birkelbach</dc:creator>
            <dc:date>2013-02-18T13:08:51</dc:date>
          </office:change-info>
          <table:previous table:id="ct239"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304" table:acceptance-state="accepted">
          <table:cell-address table:column="10" table:row="21" table:table="1"/>
          <office:change-info>
            <dc:creator>Phil Birkelbach</dc:creator>
            <dc:date>2013-02-18T13:08:51</dc:date>
          </office:change-info>
          <table:previous table:id="ct240"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5" table:acceptance-state="accepted">
          <table:cell-address table:column="10" table:row="22" table:table="1"/>
          <office:change-info>
            <dc:creator>Phil Birkelbach</dc:creator>
            <dc:date>2013-02-18T13:08:51</dc:date>
          </office:change-info>
          <table:previous table:id="ct241"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306" table:acceptance-state="accepted">
          <table:cell-address table:column="10" table:row="2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7" table:acceptance-state="accepted">
          <table:cell-address table:column="10" table:row="28" table:table="1"/>
          <office:change-info>
            <dc:creator>Phil Birkelbach</dc:creator>
            <dc:date>2013-02-18T13:08:51</dc:date>
          </office:change-info>
          <table:previous table:id="ct260">
            <table:change-track-table-cell office:value-type="string">
              <text:p>User Defined</text:p>
            </table:change-track-table-cell>
          </table:previous>
        </table:cell-content-change>
        <table:cell-content-change table:id="ct308" table:acceptance-state="accepted">
          <table:cell-address table:column="10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4" table:row="16" table:table="1"/>
          <office:change-info>
            <dc:creator>Phil Birkelbach</dc:creator>
            <dc:date>2013-02-18T13:08:59</dc:date>
          </office:change-info>
          <table:previous table:id="ct206">
            <table:change-track-table-cell office:value-type="string">
              <text:p>Generic Switches</text:p>
            </table:change-track-table-cell>
          </table:previous>
        </table:cell-content-change>
        <table:cell-content-change table:id="ct310" table:acceptance-state="accepted">
          <table:cell-address table:column="5" table:row="16" table:table="1"/>
          <office:change-info>
            <dc:creator>Phil Birkelbach</dc:creator>
            <dc:date>2013-02-18T13:09:00</dc:date>
          </office:change-info>
          <table:previous table:id="ct220">
            <table:change-track-table-cell office:value-type="string">
              <text:p>Discrete Bits</text:p>
            </table:change-track-table-cell>
          </table:previous>
        </table:cell-content-change>
        <table:cell-content-change table:id="ct311" table:acceptance-state="accepted">
          <table:cell-address table:column="8" table:row="16" table:table="1"/>
          <office:change-info>
            <dc:creator>Phil Birkelbach</dc:creator>
            <dc:date>2013-02-18T13:09:13</dc:date>
          </office:change-info>
          <table:previous table:id="ct249">
            <table:change-track-table-cell office:value-type="string">
              <text:p>BYTE[5]</text:p>
            </table:change-track-table-cell>
          </table:previous>
        </table:cell-content-change>
        <table:cell-content-change table:id="ct312" table:acceptance-state="accepted">
          <table:cell-address table:column="9" table:row="16" table:table="1"/>
          <office:change-info>
            <dc:creator>Phil Birkelbach</dc:creator>
            <dc:date>2013-02-18T13:09:13</dc:date>
          </office:change-info>
          <table:previous table:id="ct231">
            <table:change-track-table-cell office:value-type="string">
              <text:p>As needed</text:p>
            </table:change-track-table-cell>
          </table:previous>
        </table:cell-content-change>
        <table:cell-content-change table:id="ct313" table:acceptance-state="accepted">
          <table:cell-address table:column="10" table:row="16" table:table="1"/>
          <office:change-info>
            <dc:creator>Phil Birkelbach</dc:creator>
            <dc:date>2013-02-18T13:09:13</dc:date>
          </office:change-info>
          <table:previous table:id="ct236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314" table:acceptance-state="accepted">
          <table:cell-address table:column="8" table:row="16" table:table="1"/>
          <office:change-info>
            <dc:creator>Phil Birkelbach</dc:creator>
            <dc:date>2013-02-18T13:09:18</dc:date>
          </office:change-info>
          <table:previous table:id="ct311">
            <table:change-track-table-cell/>
          </table:previous>
        </table:cell-content-change>
        <table:cell-content-change table:id="ct315" table:acceptance-state="accepted">
          <table:cell-address table:column="10" table:row="16" table:table="1"/>
          <office:change-info>
            <dc:creator>Phil Birkelbach</dc:creator>
            <dc:date>2013-02-18T13:09:40</dc:date>
          </office:change-info>
          <table:previous table:id="ct313">
            <table:change-track-table-cell/>
          </table:previous>
        </table:cell-content-change>
        <table:cell-content-change table:id="ct316" table:acceptance-state="accepted">
          <table:cell-address table:column="5" table:row="16" table:table="1"/>
          <office:change-info>
            <dc:creator>Phil Birkelbach</dc:creator>
            <dc:date>2013-02-18T13:09:56</dc:date>
          </office:change-info>
          <table:previous table:id="ct310">
            <table:change-track-table-cell/>
          </table:previous>
        </table:cell-content-change>
        <table:cell-content-change table:id="ct317" table:acceptance-state="accepted">
          <table:cell-address table:column="1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3" table:row="212" table:table="1"/>
          <office:change-info>
            <dc:creator>Phil Birkelbach</dc:creator>
            <dc:date>2013-02-19T15:51:23</dc:date>
          </office:change-info>
          <table:previous table:id="ct136">
            <table:change-track-table-cell office:value-type="float" office:value="1"/>
          </table:previous>
        </table:cell-content-change>
        <table:cell-content-change table:id="ct320" table:acceptance-state="accepted">
          <table:cell-address table:column="3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4" table:row="206" table:table="1"/>
          <office:change-info>
            <dc:creator>Phil Birkelbach</dc:creator>
            <dc:date>2013-02-19T15:51:23</dc:date>
          </office:change-info>
          <table:previous table:id="ct118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322" table:acceptance-state="accepted">
          <table:cell-address table:column="4" table:row="207" table:table="1"/>
          <office:change-info>
            <dc:creator>Phil Birkelbach</dc:creator>
            <dc:date>2013-02-19T15:51:23</dc:date>
          </office:change-info>
          <table:previous table:id="ct126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323" table:acceptance-state="accepted">
          <table:cell-address table:column="4" table:row="208" table:table="1"/>
          <office:change-info>
            <dc:creator>Phil Birkelbach</dc:creator>
            <dc:date>2013-02-19T15:51:23</dc:date>
          </office:change-info>
          <table:previous table:id="ct127"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324" table:acceptance-state="accepted">
          <table:cell-address table:column="4" table:row="209" table:table="1"/>
          <office:change-info>
            <dc:creator>Phil Birkelbach</dc:creator>
            <dc:date>2013-02-19T15:51:23</dc:date>
          </office:change-info>
          <table:previous table:id="ct137">
            <table:change-track-table-cell office:value-type="string">
              <text:p>VOR/ILS Identifier</text:p>
            </table:change-track-table-cell>
          </table:previous>
        </table:cell-content-change>
        <table:cell-content-change table:id="ct325" table:acceptance-state="accepted">
          <table:cell-address table:column="4" table:row="210" table:table="1"/>
          <office:change-info>
            <dc:creator>Phil Birkelbach</dc:creator>
            <dc:date>2013-02-19T15:51:23</dc:date>
          </office:change-info>
          <table:previous table:id="ct119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326" table:acceptance-state="accepted">
          <table:cell-address table:column="4" table:row="211" table:table="1"/>
          <office:change-info>
            <dc:creator>Phil Birkelbach</dc:creator>
            <dc:date>2013-02-19T15:51:23</dc:date>
          </office:change-info>
          <table:previous table:id="ct151"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327" table:acceptance-state="accepted">
          <table:cell-address table:column="4" table:row="212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328" table:acceptance-state="accepted">
          <table:cell-address table:column="4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5" table:row="208" table:table="1"/>
          <office:change-info>
            <dc:creator>Phil Birkelbach</dc:creator>
            <dc:date>2013-02-19T15:51:23</dc:date>
          </office:change-info>
          <table:previous table:id="ct109">
            <table:change-track-table-cell office:value-type="string">
              <text:p>0 to 359</text:p>
            </table:change-track-table-cell>
          </table:previous>
        </table:cell-content-change>
        <table:cell-content-change table:id="ct330" table:acceptance-state="accepted">
          <table:cell-address table:column="5" table:row="209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5" table:row="210" table:table="1"/>
          <office:change-info>
            <dc:creator>Phil Birkelbach</dc:creator>
            <dc:date>2013-02-19T15:51:23</dc:date>
          </office:change-info>
          <table:previous table:id="ct157">
            <table:change-track-table-cell office:value-type="string">
              <text:p>0 to 359.9</text:p>
            </table:change-track-table-cell>
          </table:previous>
        </table:cell-content-change>
        <table:cell-content-change table:id="ct332" table:acceptance-state="accepted">
          <table:cell-address table:column="5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3" table:acceptance-state="accepted">
          <table:cell-address table:column="6" table:row="208" table:table="1"/>
          <office:change-info>
            <dc:creator>Phil Birkelbach</dc:creator>
            <dc:date>2013-02-19T15:51:23</dc:date>
          </office:change-info>
          <table:previous table:id="ct111">
            <table:change-track-table-cell office:value-type="string">
              <text:p>º</text:p>
            </table:change-track-table-cell>
          </table:previous>
        </table:cell-content-change>
        <table:cell-content-change table:id="ct334" table:acceptance-state="accepted">
          <table:cell-address table:column="6" table:row="209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6" table:row="210" table:table="1"/>
          <office:change-info>
            <dc:creator>Phil Birkelbach</dc:creator>
            <dc:date>2013-02-19T15:51:23</dc:date>
          </office:change-info>
          <table:previous table:id="ct156">
            <table:change-track-table-cell office:value-type="string">
              <text:p>0.1º</text:p>
            </table:change-track-table-cell>
          </table:previous>
        </table:cell-content-change>
        <table:cell-content-change table:id="ct336" table:acceptance-state="accepted">
          <table:cell-address table:column="6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8" table:row="209" table:table="1"/>
          <office:change-info>
            <dc:creator>Phil Birkelbach</dc:creator>
            <dc:date>2013-02-19T15:51:23</dc:date>
          </office:change-info>
          <table:previous table:id="ct138">
            <table:change-track-table-cell office:value-type="string">
              <text:p>CHAR[4]</text:p>
            </table:change-track-table-cell>
          </table:previous>
        </table:cell-content-change>
        <table:cell-content-change table:id="ct338" table:acceptance-state="accepted">
          <table:cell-address table:column="8" table:row="210" table:table="1"/>
          <office:change-info>
            <dc:creator>Phil Birkelbach</dc:creator>
            <dc:date>2013-02-19T15:51:23</dc:date>
          </office:change-info>
          <table:previous table:id="ct123">
            <table:change-track-table-cell office:value-type="string">
              <text:p>UINT</text:p>
            </table:change-track-table-cell>
          </table:previous>
        </table:cell-content-change>
        <table:cell-content-change table:id="ct339" table:acceptance-state="accepted">
          <table:cell-address table:column="8" table:row="212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340" table:acceptance-state="accepted">
          <table:cell-address table:column="8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9" table:row="209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4" table:row="205" table:table="1"/>
          <office:change-info>
            <dc:creator>Phil Birkelbach</dc:creator>
            <dc:date>2013-02-19T15:51:27</dc:date>
          </office:change-info>
          <table:previous table:id="ct98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343" table:acceptance-state="accepted">
          <table:cell-address table:column="6" table:row="205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44" table:acceptance-state="accepted">
          <table:cell-address table:column="8" table:row="205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345" table:acceptance-state="accepted">
          <table:cell-address table:column="9" table:row="205" table:table="1"/>
          <office:change-info>
            <dc:creator>Phil Birkelbach</dc:creator>
            <dc:date>2013-02-19T15:51:30</dc:date>
          </office:change-info>
          <table:previous table:id="ct139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346" table:acceptance-state="accepted">
          <table:cell-address table:column="4" table:row="205" table:table="1"/>
          <office:change-info>
            <dc:creator>Phil Birkelbach</dc:creator>
            <dc:date>2013-02-19T15:51:38</dc:date>
          </office:change-info>
          <table:previous table:id="ct342">
            <table:change-track-table-cell office:value-type="string">
              <text:p>Future</text:p>
            </table:change-track-table-cell>
          </table:previous>
        </table:cell-content-change>
        <table:cell-content-change table:id="ct347" table:acceptance-state="accepted">
          <table:cell-address table:column="3" table:row="205" table:table="1"/>
          <office:change-info>
            <dc:creator>Phil Birkelbach</dc:creator>
            <dc:date>2013-02-19T15:51:42</dc:date>
          </office:change-info>
          <table:previous>
            <table:change-track-table-cell office:value-type="float" office:value="4"/>
          </table:previous>
        </table:cell-content-change>
        <table:cell-content-change table:id="ct348" table:acceptance-state="accepted">
          <table:cell-address table:column="1" table:row="213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49" table:acceptance-state="accepted">
          <table:cell-address table:column="2" table:row="213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50" table:acceptance-state="accepted">
          <table:cell-address table:column="3" table:row="205" table:table="1"/>
          <office:change-info>
            <dc:creator>Phil Birkelbach</dc:creator>
            <dc:date>2013-02-19T15:51:59</dc:date>
          </office:change-info>
          <table:previous table:id="ct347">
            <table:change-track-table-cell office:value-type="float" office:value="64"/>
          </table:previous>
        </table:cell-content-change>
        <table:cell-content-change table:id="ct351" table:acceptance-state="accepted">
          <table:cell-address table:column="3" table:row="205" table:table="1"/>
          <office:change-info>
            <dc:creator>Phil Birkelbach</dc:creator>
            <dc:date>2013-02-19T15:52:29</dc:date>
          </office:change-info>
          <table:previous table:id="ct350">
            <table:change-track-table-cell office:value-type="float" office:value="32"/>
          </table:previous>
        </table:cell-content-change>
        <table:cell-content-change table:id="ct352" table:acceptance-state="accepted">
          <table:cell-address table:column="3" table:row="205" table:table="1"/>
          <office:change-info>
            <dc:creator>Phil Birkelbach</dc:creator>
            <dc:date>2013-02-19T15:52:33</dc:date>
          </office:change-info>
          <table:previous table:id="ct351">
            <table:change-track-table-cell office:value-type="float" office:value="35"/>
          </table:previous>
        </table:cell-content-change>
        <table:cell-content-change table:id="ct353" table:acceptance-state="accepted">
          <table:cell-address table:column="6" table:row="206" table:table="1"/>
          <office:change-info>
            <dc:creator>Phil Birkelbach</dc:creator>
            <dc:date>2013-02-19T16:43:43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54" table:acceptance-state="accepted">
          <table:cell-address table:column="6" table:row="206" table:table="1"/>
          <office:change-info>
            <dc:creator>Phil Birkelbach</dc:creator>
            <dc:date>2013-02-19T16:43:47</dc:date>
          </office:change-info>
          <table:previous table:id="ct353">
            <table:change-track-table-cell office:value-type="string">
              <text:p>0.01 MHz </text:p>
            </table:change-track-table-cell>
          </table:previous>
        </table:cell-content-change>
        <table:cell-content-change table:id="ct355" table:acceptance-state="accepted">
          <table:cell-address table:column="6" table:row="206" table:table="1"/>
          <office:change-info>
            <dc:creator>Phil Birkelbach</dc:creator>
            <dc:date>2013-02-19T16:46:29</dc:date>
          </office:change-info>
          <table:previous table:id="ct354">
            <table:change-track-table-cell office:value-type="string">
              <text:p>0.01 mHz</text:p>
            </table:change-track-table-cell>
          </table:previous>
        </table:cell-content-change>
        <table:cell-content-change table:id="ct356" table:acceptance-state="accepted">
          <table:cell-address table:column="6" table:row="207" table:table="1"/>
          <office:change-info>
            <dc:creator>Phil Birkelbach</dc:creator>
            <dc:date>2013-02-19T16:46:29</dc:date>
          </office:change-info>
          <table:previous table:id="ct110">
            <table:change-track-table-cell office:value-type="string">
              <text:p>0.01 mHz</text:p>
            </table:change-track-table-cell>
          </table:previous>
        </table:cell-content-change>
        <table:cell-content-change table:id="ct357" table:acceptance-state="accepted">
          <table:cell-address table:column="6" table:row="208" table:table="1"/>
          <office:change-info>
            <dc:creator>Phil Birkelbach</dc:creator>
            <dc:date>2013-02-19T16:46:29</dc:date>
          </office:change-info>
          <table:previous table:id="ct333">
            <table:change-track-table-cell office:value-type="string">
              <text:p>0.01 mHz</text:p>
            </table:change-track-table-cell>
          </table:previous>
        </table:cell-content-change>
        <table:cell-content-change table:id="ct358" table:acceptance-state="accepted">
          <table:cell-address table:column="11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2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14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15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2" table:acceptance-state="accepted">
          <table:cell-address table:column="16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17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4" table:acceptance-state="accepted">
          <table:cell-address table:column="9" table:row="117" table:table="1"/>
          <office:change-info>
            <dc:creator>Phil Birkelbach</dc:creator>
            <dc:date>2013-04-17T02:04:40</dc:date>
          </office:change-info>
          <table:previous>
            <table:change-track-table-cell office:value-type="string">
              <text:p>Aux Tanks</text:p>
            </table:change-track-table-cell>
          </table:previous>
        </table:cell-content-change>
        <table:cell-content-change table:id="ct365" table:acceptance-state="accepted">
          <table:cell-address table:column="9" table:row="17" table:table="1"/>
          <office:change-info>
            <dc:creator>Phil Birkelbach</dc:creator>
            <dc:date>2013-04-17T02:05:38</dc:date>
          </office:change-info>
          <table:previous table:id="ct298">
            <table:change-track-table-cell office:value-type="string">
              <text:p>As needed</text:p>
            </table:change-track-table-cell>
          </table:previous>
        </table:cell-content-change>
        <table:cell-content-change table:id="ct366" table:acceptance-state="accepted">
          <table:cell-address table:column="9" table:row="143" table:table="1"/>
          <office:change-info>
            <dc:creator>Phil Birkelbach</dc:creator>
            <dc:date>2013-04-17T02:05:42</dc:date>
          </office:change-info>
          <table:previous table:id="ct300">
            <table:change-track-table-cell office:value-type="string">
              <text:p>As needed</text:p>
            </table:change-track-table-cell>
          </table:previous>
        </table:cell-content-change>
        <table:cell-content-change table:id="ct367" table:acceptance-state="accepted">
          <table:cell-address table:column="9" table:row="159" table:table="1"/>
          <office:change-info>
            <dc:creator>Phil Birkelbach</dc:creator>
            <dc:date>2013-04-17T02:05:51</dc:date>
          </office:change-info>
          <table:previous table:id="ct269">
            <table:change-track-table-cell office:value-type="string">
              <text:p>As needed</text:p>
            </table:change-track-table-cell>
          </table:previous>
        </table:cell-content-change>
        <table:cell-content-change table:id="ct368" table:acceptance-state="accepted">
          <table:cell-address table:column="10" table:row="16" table:table="1"/>
          <office:change-info>
            <dc:creator>Phil Birkelbach</dc:creator>
            <dc:date>2013-04-17T13:52:55</dc:date>
          </office:change-info>
          <table:previous table:id="ct315">
            <table:change-track-table-cell office:value-type="string">
              <text:p>&lt;0 = CCW, &gt;0 = CW</text:p>
            </table:change-track-table-cell>
          </table:previous>
        </table:cell-content-change>
        <table:cell-content-change table:id="ct369" table:acceptance-state="accepted">
          <table:cell-address table:column="3" table:row="16" table:table="1"/>
          <office:change-info>
            <dc:creator> </dc:creator>
            <dc:date>2013-04-21T13:16:35</dc:date>
          </office:change-info>
          <table:previous table:id="ct199">
            <table:change-track-table-cell office:value-type="float" office:value="2"/>
          </table:previous>
        </table:cell-content-change>
        <table:cell-content-change table:id="ct370" table:acceptance-state="accepted">
          <table:cell-address table:column="3" table:row="17" table:table="1"/>
          <office:change-info>
            <dc:creator> </dc:creator>
            <dc:date>2013-04-21T13:16:37</dc:date>
          </office:change-info>
          <table:previous table:id="ct273">
            <table:change-track-table-cell office:value-type="float" office:value="2"/>
          </table:previous>
        </table:cell-content-change>
        <table:cell-content-change table:id="ct371" table:acceptance-state="accepted">
          <table:cell-address table:column="3" table:row="11" table:table="1"/>
          <office:change-info>
            <dc:creator> </dc:creator>
            <dc:date>2013-04-21T13:16:40</dc:date>
          </office:change-info>
          <table:previous>
            <table:change-track-table-cell office:value-type="float" office:value="2"/>
          </table:previous>
        </table:cell-content-change>
        <table:cell-content-change table:id="ct372" table:acceptance-state="accepted">
          <table:cell-address table:column="3" table:row="10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3" table:acceptance-state="accepted">
          <table:cell-address table:column="3" table:row="9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4" table:acceptance-state="accepted">
          <table:cell-address table:column="3" table:row="4" table:table="1"/>
          <office:change-info>
            <dc:creator> </dc:creator>
            <dc:date>2013-04-21T13:16:59</dc:date>
          </office:change-info>
          <table:previous>
            <table:change-track-table-cell office:value-type="float" office:value="2"/>
          </table:previous>
        </table:cell-content-change>
        <table:cell-content-change table:id="ct375" table:acceptance-state="accepted">
          <table:cell-address table:column="3" table:row="3" table:table="1"/>
          <office:change-info>
            <dc:creator> </dc:creator>
            <dc:date>2013-04-21T13:17:01</dc:date>
          </office:change-info>
          <table:previous>
            <table:change-track-table-cell office:value-type="float" office:value="2"/>
          </table:previous>
        </table:cell-content-change>
        <table:cell-content-change table:id="ct376" table:acceptance-state="accepted">
          <table:cell-address table:column="9" table:row="2" table:table="0"/>
          <office:change-info>
            <dc:creator> </dc:creator>
            <dc:date>2013-04-21T13:19:19</dc:date>
          </office:change-info>
          <table:previous>
            <table:change-track-table-cell table:cell-address="Groups.J3" table:formula="of:=[.G3]-[.D3]+1" office:value-type="float" office:value="64"/>
          </table:previous>
        </table:cell-content-change>
        <table:cell-content-change table:id="ct377" table:acceptance-state="accepted">
          <table:cell-address table:column="9" table:row="2" table:table="0"/>
          <office:change-info>
            <dc:creator> </dc:creator>
            <dc:date>2013-04-21T13:20:06</dc:date>
          </office:change-info>
          <table:previous table:id="ct376">
            <table:change-track-table-cell office:value-type="float" office:value="128"/>
          </table:previous>
        </table:cell-content-change>
        <table:cell-content-change table:id="ct378" table:acceptance-state="accepted">
          <table:cell-address table:column="9" table:row="2" table:table="0"/>
          <office:change-info>
            <dc:creator> </dc:creator>
            <dc:date>2013-04-21T13:20:23</dc:date>
          </office:change-info>
          <table:previous table:id="ct377">
            <table:change-track-table-cell office:value-type="float" office:value="64"/>
          </table:previous>
        </table:cell-content-change>
        <table:cell-content-change table:id="ct379" table:acceptance-state="accepted">
          <table:cell-address table:column="9" table:row="2" table:table="0"/>
          <office:change-info>
            <dc:creator> </dc:creator>
            <dc:date>2013-04-21T13:20:35</dc:date>
          </office:change-info>
          <table:previous table:id="ct378">
            <table:change-track-table-cell office:value-type="float" office:value="128"/>
          </table:previous>
        </table:cell-content-change>
        <table:cell-content-change table:id="ct380" table:acceptance-state="accepted">
          <table:cell-address table:column="3" table:row="3" table:table="0"/>
          <office:change-info>
            <dc:creator> </dc:creator>
            <dc:date>2013-04-21T13:22:45</dc:date>
          </office:change-info>
          <table:previous>
            <table:change-track-table-cell table:cell-address="Groups.D4" table:formula="of:=[.D3]+64" office:value-type="float" office:value="320"/>
          </table:previous>
        </table:cell-content-change>
        <table:cell-content-change table:id="ct381" table:acceptance-state="accepted">
          <table:cell-address table:column="9" table:row="5" table:table="0"/>
          <office:change-info>
            <dc:creator> </dc:creator>
            <dc:date>2013-04-21T13:23:25</dc:date>
          </office:change-info>
          <table:previous>
            <table:change-track-table-cell table:cell-address="Groups.J6" table:formula="of:=[.G6]-[.D6]+1" office:value-type="float" office:value="64"/>
          </table:previous>
        </table:cell-content-change>
        <table:cell-content-change table:id="ct382" table:acceptance-state="accepted">
          <table:cell-address table:column="9" table:row="2" table:table="0"/>
          <office:change-info>
            <dc:creator> </dc:creator>
            <dc:date>2013-04-21T13:23:30</dc:date>
          </office:change-info>
          <table:previous table:id="ct379">
            <table:change-track-table-cell office:value-type="float" office:value="64"/>
          </table:previous>
        </table:cell-content-change>
        <table:cell-content-change table:id="ct383" table:acceptance-state="accepted">
          <table:cell-address table:column="2" table:row="1" table:table="0"/>
          <office:change-info>
            <dc:creator> </dc:creator>
            <dc:date>2013-04-21T13:25:41</dc:date>
          </office:change-info>
          <table:previous>
            <table:change-track-table-cell table:cell-address="Groups.C2" table:formula="of:=[.J2]" office:value-type="float" office:value="255"/>
          </table:previous>
        </table:cell-content-change>
        <table:cell-content-change table:id="ct384" table:acceptance-state="accepted">
          <table:cell-address table:column="2" table:row="2" table:table="0"/>
          <office:change-info>
            <dc:creator> </dc:creator>
            <dc:date>2013-04-21T13:25:41</dc:date>
          </office:change-info>
          <table:previous>
            <table:change-track-table-cell table:cell-address="Groups.C3" table:formula="of:=[.J3]" office:value-type="float" office:value="64"/>
          </table:previous>
        </table:cell-content-change>
        <table:cell-content-change table:id="ct385" table:acceptance-state="accepted">
          <table:cell-address table:column="2" table:row="3" table:table="0"/>
          <office:change-info>
            <dc:creator> </dc:creator>
            <dc:date>2013-04-21T13:25:41</dc:date>
          </office:change-info>
          <table:previous>
            <table:change-track-table-cell table:cell-address="Groups.C4" table:formula="of:=[.J4]" office:value-type="float" office:value="64"/>
          </table:previous>
        </table:cell-content-change>
        <table:cell-content-change table:id="ct386" table:acceptance-state="accepted">
          <table:cell-address table:column="2" table:row="4" table:table="0"/>
          <office:change-info>
            <dc:creator> </dc:creator>
            <dc:date>2013-04-21T13:25:41</dc:date>
          </office:change-info>
          <table:previous>
            <table:change-track-table-cell table:cell-address="Groups.C5" table:formula="of:=[.J5]" office:value-type="float" office:value="64"/>
          </table:previous>
        </table:cell-content-change>
        <table:cell-content-change table:id="ct387" table:acceptance-state="accepted">
          <table:cell-address table:column="2" table:row="5" table:table="0"/>
          <office:change-info>
            <dc:creator> </dc:creator>
            <dc:date>2013-04-21T13:25:41</dc:date>
          </office:change-info>
          <table:previous>
            <table:change-track-table-cell table:cell-address="Groups.C6" table:formula="of:=[.J6]" office:value-type="float" office:value="64"/>
          </table:previous>
        </table:cell-content-change>
        <table:cell-content-change table:id="ct388" table:acceptance-state="accepted">
          <table:cell-address table:column="2" table:row="6" table:table="0"/>
          <office:change-info>
            <dc:creator> </dc:creator>
            <dc:date>2013-04-21T13:25:41</dc:date>
          </office:change-info>
          <table:previous>
            <table:change-track-table-cell table:cell-address="Groups.C7" table:formula="of:=[.J7]" office:value-type="float" office:value="128"/>
          </table:previous>
        </table:cell-content-change>
        <table:cell-content-change table:id="ct389" table:acceptance-state="accepted">
          <table:cell-address table:column="2" table:row="7" table:table="0"/>
          <office:change-info>
            <dc:creator> </dc:creator>
            <dc:date>2013-04-21T13:25:41</dc:date>
          </office:change-info>
          <table:previous>
            <table:change-track-table-cell table:cell-address="Groups.C8" table:formula="of:=[.J8]" office:value-type="float" office:value="128"/>
          </table:previous>
        </table:cell-content-change>
        <table:cell-content-change table:id="ct390" table:acceptance-state="accepted">
          <table:cell-address table:column="2" table:row="8" table:table="0"/>
          <office:change-info>
            <dc:creator> </dc:creator>
            <dc:date>2013-04-21T13:25:41</dc:date>
          </office:change-info>
          <table:previous>
            <table:change-track-table-cell table:cell-address="Groups.C9" table:formula="of:=[.J9]" office:value-type="float" office:value="128"/>
          </table:previous>
        </table:cell-content-change>
        <table:cell-content-change table:id="ct391" table:acceptance-state="accepted">
          <table:cell-address table:column="2" table:row="9" table:table="0"/>
          <office:change-info>
            <dc:creator> </dc:creator>
            <dc:date>2013-04-21T13:25:41</dc:date>
          </office:change-info>
          <table:previous>
            <table:change-track-table-cell table:cell-address="Groups.C10" table:formula="of:=[.J10]" office:value-type="float" office:value="128"/>
          </table:previous>
        </table:cell-content-change>
        <table:cell-content-change table:id="ct392" table:acceptance-state="accepted">
          <table:cell-address table:column="2" table:row="10" table:table="0"/>
          <office:change-info>
            <dc:creator> </dc:creator>
            <dc:date>2013-04-21T13:25:41</dc:date>
          </office:change-info>
          <table:previous>
            <table:change-track-table-cell table:cell-address="Groups.C11" table:formula="of:=[.J11]" office:value-type="float" office:value="128"/>
          </table:previous>
        </table:cell-content-change>
        <table:cell-content-change table:id="ct393" table:acceptance-state="accepted">
          <table:cell-address table:column="2" table:row="11" table:table="0"/>
          <office:change-info>
            <dc:creator> </dc:creator>
            <dc:date>2013-04-21T13:25:41</dc:date>
          </office:change-info>
          <table:previous>
            <table:change-track-table-cell table:cell-address="Groups.C12" table:formula="of:=[.J12]" office:value-type="float" office:value="128"/>
          </table:previous>
        </table:cell-content-change>
        <table:cell-content-change table:id="ct394" table:acceptance-state="accepted">
          <table:cell-address table:column="2" table:row="12" table:table="0"/>
          <office:change-info>
            <dc:creator> </dc:creator>
            <dc:date>2013-04-21T13:25:41</dc:date>
          </office:change-info>
          <table:previous>
            <table:change-track-table-cell table:cell-address="Groups.C13" table:formula="of:=[.J13]" office:value-type="float" office:value="128"/>
          </table:previous>
        </table:cell-content-change>
        <table:cell-content-change table:id="ct395" table:acceptance-state="accepted">
          <table:cell-address table:column="2" table:row="13" table:table="0"/>
          <office:change-info>
            <dc:creator> </dc:creator>
            <dc:date>2013-04-21T13:25:41</dc:date>
          </office:change-info>
          <table:previous>
            <table:change-track-table-cell table:cell-address="Groups.C14" table:formula="of:=[.J14]" office:value-type="float" office:value="128"/>
          </table:previous>
        </table:cell-content-change>
        <table:cell-content-change table:id="ct396" table:acceptance-state="accepted">
          <table:cell-address table:column="2" table:row="14" table:table="0"/>
          <office:change-info>
            <dc:creator> </dc:creator>
            <dc:date>2013-04-21T13:25:41</dc:date>
          </office:change-info>
          <table:previous>
            <table:change-track-table-cell table:cell-address="Groups.C15" table:formula="of:=[.J15]" office:value-type="float" office:value="224"/>
          </table:previous>
        </table:cell-content-change>
        <table:cell-content-change table:id="ct397" table:acceptance-state="accepted">
          <table:cell-address table:column="2" table:row="15" table:table="0"/>
          <office:change-info>
            <dc:creator> </dc:creator>
            <dc:date>2013-04-21T13:25:41</dc:date>
          </office:change-info>
          <table:previous>
            <table:change-track-table-cell table:cell-address="Groups.C16" table:formula="of:=[.J16]" office:value-type="float" office:value="32"/>
          </table:previous>
        </table:cell-content-change>
        <table:cell-content-change table:id="ct398" table:acceptance-state="accepted">
          <table:cell-address table:column="2" table:row="16" table:table="0"/>
          <office:change-info>
            <dc:creator> </dc:creator>
            <dc:date>2013-04-21T13:25:41</dc:date>
          </office:change-info>
          <table:previous>
            <table:change-track-table-cell table:cell-address="Groups.C17" table:formula="of:=[.J17]" office:value-type="float" office:value="256"/>
          </table:previous>
        </table:cell-content-change>
        <table:cell-content-change table:id="ct399" table:acceptance-state="accepted">
          <table:cell-address table:column="9" table:row="2" table:table="0"/>
          <office:change-info>
            <dc:creator> </dc:creator>
            <dc:date>2013-04-21T13:25:53</dc:date>
          </office:change-info>
          <table:previous table:id="ct382">
            <table:change-track-table-cell office:value-type="float" office:value="128"/>
          </table:previous>
        </table:cell-content-change>
        <table:cell-content-change table:id="ct400" table:acceptance-state="accepted">
          <table:cell-address table:column="9" table:row="5" table:table="0"/>
          <office:change-info>
            <dc:creator> </dc:creator>
            <dc:date>2013-04-21T13:26:06</dc:date>
          </office:change-info>
          <table:previous table:id="ct381">
            <table:change-track-table-cell office:value-type="float" office:value="64"/>
          </table:previous>
        </table:cell-content-change>
        <table:cell-content-change table:id="ct401" table:acceptance-state="accepted">
          <table:cell-address table:column="3" table:row="4" table:table="0"/>
          <office:change-info>
            <dc:creator> </dc:creator>
            <dc:date>2013-04-21T13:26:21</dc:date>
          </office:change-info>
          <table:previous>
            <table:change-track-table-cell table:cell-address="Groups.D5" table:formula="of:=[.D4]+64" office:value-type="float" office:value="384"/>
          </table:previous>
        </table:cell-content-change>
        <table:cell-content-change table:id="ct402" table:acceptance-state="accepted">
          <table:cell-address table:column="3" table:row="5" table:table="0"/>
          <office:change-info>
            <dc:creator> </dc:creator>
            <dc:date>2013-04-21T13:26:21</dc:date>
          </office:change-info>
          <table:previous>
            <table:change-track-table-cell table:cell-address="Groups.D6" table:formula="of:=[.D5]+64" office:value-type="float" office:value="448"/>
          </table:previous>
        </table:cell-content-change>
        <table:cell-content-change table:id="ct403" table:acceptance-state="accepted">
          <table:cell-address table:column="3" table:row="6" table:table="0"/>
          <office:change-info>
            <dc:creator> </dc:creator>
            <dc:date>2013-04-21T13:26:21</dc:date>
          </office:change-info>
          <table:previous>
            <table:change-track-table-cell office:value-type="float" office:value="512"/>
          </table:previous>
        </table:cell-content-change>
        <table:cell-content-change table:id="ct404" table:acceptance-state="accepted">
          <table:cell-address table:column="3" table:row="7" table:table="0"/>
          <office:change-info>
            <dc:creator> </dc:creator>
            <dc:date>2013-04-21T13:26:21</dc:date>
          </office:change-info>
          <table:previous>
            <table:change-track-table-cell table:cell-address="Groups.D8" table:formula="of:=[.D7]+128" office:value-type="float" office:value="640"/>
          </table:previous>
        </table:cell-content-change>
        <table:cell-content-change table:id="ct405" table:acceptance-state="accepted">
          <table:cell-address table:column="3" table:row="8" table:table="0"/>
          <office:change-info>
            <dc:creator> </dc:creator>
            <dc:date>2013-04-21T13:26:21</dc:date>
          </office:change-info>
          <table:previous>
            <table:change-track-table-cell table:cell-address="Groups.D9" table:formula="of:=[.D8]+128" office:value-type="float" office:value="768"/>
          </table:previous>
        </table:cell-content-change>
        <table:cell-content-change table:id="ct406" table:acceptance-state="accepted">
          <table:cell-address table:column="3" table:row="9" table:table="0"/>
          <office:change-info>
            <dc:creator> </dc:creator>
            <dc:date>2013-04-21T13:26:21</dc:date>
          </office:change-info>
          <table:previous>
            <table:change-track-table-cell table:cell-address="Groups.D10" table:formula="of:=[.D9]+128" office:value-type="float" office:value="896"/>
          </table:previous>
        </table:cell-content-change>
        <table:cell-content-change table:id="ct407" table:acceptance-state="accepted">
          <table:cell-address table:column="3" table:row="10" table:table="0"/>
          <office:change-info>
            <dc:creator> </dc:creator>
            <dc:date>2013-04-21T13:26:21</dc:date>
          </office:change-info>
          <table:previous>
            <table:change-track-table-cell table:cell-address="Groups.D11" table:formula="of:=[.D10]+128" office:value-type="float" office:value="1024"/>
          </table:previous>
        </table:cell-content-change>
        <table:cell-content-change table:id="ct408" table:acceptance-state="accepted">
          <table:cell-address table:column="3" table:row="11" table:table="0"/>
          <office:change-info>
            <dc:creator> </dc:creator>
            <dc:date>2013-04-21T13:26:21</dc:date>
          </office:change-info>
          <table:previous>
            <table:change-track-table-cell table:cell-address="Groups.D12" table:formula="of:=[.D11]+128" office:value-type="float" office:value="1152"/>
          </table:previous>
        </table:cell-content-change>
        <table:cell-content-change table:id="ct409" table:acceptance-state="accepted">
          <table:cell-address table:column="3" table:row="12" table:table="0"/>
          <office:change-info>
            <dc:creator> </dc:creator>
            <dc:date>2013-04-21T13:26:21</dc:date>
          </office:change-info>
          <table:previous table:id="ct196">
            <table:change-track-table-cell table:cell-address="Groups.D13" table:formula="of:=[.D12]+128" office:value-type="float" office:value="1280"/>
          </table:previous>
        </table:cell-content-change>
        <table:cell-content-change table:id="ct410" table:acceptance-state="accepted">
          <table:cell-address table:column="3" table:row="13" table:table="0"/>
          <office:change-info>
            <dc:creator> </dc:creator>
            <dc:date>2013-04-21T13:26:21</dc:date>
          </office:change-info>
          <table:previous table:id="ct164">
            <table:change-track-table-cell table:cell-address="Groups.D14" table:formula="of:=[.D13]+128" office:value-type="float" office:value="1408"/>
          </table:previous>
        </table:cell-content-change>
        <table:cell-content-change table:id="ct411" table:acceptance-state="accepted">
          <table:cell-address table:column="3" table:row="14" table:table="0"/>
          <office:change-info>
            <dc:creator> </dc:creator>
            <dc:date>2013-04-21T13:26:21</dc:date>
          </office:change-info>
          <table:previous>
            <table:change-track-table-cell table:cell-address="Groups.D15" table:formula="of:=[.D14]+128" office:value-type="float" office:value="1536"/>
          </table:previous>
        </table:cell-content-change>
        <table:cell-content-change table:id="ct412" table:acceptance-state="accepted">
          <table:cell-address table:column="2" table:row="14" table:table="0"/>
          <office:change-info>
            <dc:creator> </dc:creator>
            <dc:date>2013-04-21T13:27:29</dc:date>
          </office:change-info>
          <table:previous table:id="ct396">
            <table:change-track-table-cell office:value-type="float" office:value="224"/>
          </table:previous>
        </table:cell-content-change>
        <table:cell-content-change table:id="ct413" table:acceptance-state="accepted">
          <table:cell-address table:column="2" table:row="2" table:table="0"/>
          <office:change-info>
            <dc:creator> </dc:creator>
            <dc:date>2013-04-21T13:31:22</dc:date>
          </office:change-info>
          <table:previous table:id="ct384">
            <table:change-track-table-cell office:value-type="float" office:value="128"/>
          </table:previous>
        </table:cell-content-change>
        <table:cell-content-change table:id="ct414" table:acceptance-state="accepted">
          <table:cell-address table:column="3" table:row="3" table:table="1"/>
          <office:change-info>
            <dc:creator> </dc:creator>
            <dc:date>2013-04-21T13:31:40</dc:date>
          </office:change-info>
          <table:previous table:id="ct375">
            <table:change-track-table-cell office:value-type="float" office:value="4"/>
          </table:previous>
        </table:cell-content-change>
        <table:cell-content-change table:id="ct415" table:acceptance-state="accepted">
          <table:cell-address table:column="3" table:row="4" table:table="1"/>
          <office:change-info>
            <dc:creator> </dc:creator>
            <dc:date>2013-04-21T13:31:41</dc:date>
          </office:change-info>
          <table:previous table:id="ct374">
            <table:change-track-table-cell office:value-type="float" office:value="4"/>
          </table:previous>
        </table:cell-content-change>
        <table:cell-content-change table:id="ct416" table:acceptance-state="accepted">
          <table:cell-address table:column="3" table:row="9" table:table="1"/>
          <office:change-info>
            <dc:creator> </dc:creator>
            <dc:date>2013-04-21T13:31:42</dc:date>
          </office:change-info>
          <table:previous table:id="ct373">
            <table:change-track-table-cell office:value-type="float" office:value="4"/>
          </table:previous>
        </table:cell-content-change>
        <table:cell-content-change table:id="ct417" table:acceptance-state="accepted">
          <table:cell-address table:column="3" table:row="10" table:table="1"/>
          <office:change-info>
            <dc:creator> </dc:creator>
            <dc:date>2013-04-21T13:31:42</dc:date>
          </office:change-info>
          <table:previous table:id="ct372">
            <table:change-track-table-cell office:value-type="float" office:value="4"/>
          </table:previous>
        </table:cell-content-change>
        <table:cell-content-change table:id="ct418" table:acceptance-state="accepted">
          <table:cell-address table:column="3" table:row="11" table:table="1"/>
          <office:change-info>
            <dc:creator> </dc:creator>
            <dc:date>2013-04-21T13:31:43</dc:date>
          </office:change-info>
          <table:previous table:id="ct371">
            <table:change-track-table-cell office:value-type="float" office:value="4"/>
          </table:previous>
        </table:cell-content-change>
        <table:cell-content-change table:id="ct419" table:acceptance-state="accepted">
          <table:cell-address table:column="3" table:row="16" table:table="1"/>
          <office:change-info>
            <dc:creator> </dc:creator>
            <dc:date>2013-04-21T13:31:44</dc:date>
          </office:change-info>
          <table:previous table:id="ct369">
            <table:change-track-table-cell office:value-type="float" office:value="4"/>
          </table:previous>
        </table:cell-content-change>
        <table:cell-content-change table:id="ct420" table:acceptance-state="accepted">
          <table:cell-address table:column="3" table:row="17" table:table="1"/>
          <office:change-info>
            <dc:creator> </dc:creator>
            <dc:date>2013-04-21T13:31:45</dc:date>
          </office:change-info>
          <table:previous table:id="ct370">
            <table:change-track-table-cell office:value-type="float" office:value="4"/>
          </table:previous>
        </table:cell-content-change>
        <table:cell-content-change table:id="ct421" table:acceptance-state="accepted">
          <table:cell-address table:column="3" table:row="17" table:table="1"/>
          <office:change-info>
            <dc:creator> </dc:creator>
            <dc:date>2013-04-21T13:32:19</dc:date>
          </office:change-info>
          <table:previous table:id="ct420">
            <table:change-track-table-cell office:value-type="float" office:value="2"/>
          </table:previous>
        </table:cell-content-change>
        <table:cell-content-change table:id="ct422" table:acceptance-state="accepted">
          <table:cell-address table:column="3" table:row="143" table:table="1"/>
          <office:change-info>
            <dc:creator> </dc:creator>
            <dc:date>2013-04-21T13:32:26</dc:date>
          </office:change-info>
          <table:previous table:id="ct276">
            <table:change-track-table-cell office:value-type="float" office:value="4"/>
          </table:previous>
        </table:cell-content-change>
        <table:movement table:id="ct423" table:acceptance-state="accepted">
          <table:source-range-address table:start-column="3" table:start-row="29" table:start-table="1" table:end-column="10" table:end-row="29" table:end-table="1"/>
          <table:target-range-address table:start-column="3" table:start-row="141" table:start-table="1" table:end-column="10" table:end-row="141" table:end-table="1"/>
          <office:change-info>
            <dc:creator> </dc:creator>
            <dc:date>2013-04-21T13:34:06</dc:date>
          </office:change-info>
          <table:dependencies>
            <table:dependency table:id="ct441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</table:dependencies>
        </table:movement>
        <table:cell-content-change table:id="ct424" table:acceptance-state="accepted">
          <table:cell-address table:column="3" table:row="143" table:table="1"/>
          <office:change-info>
            <dc:creator> </dc:creator>
            <dc:date>2013-04-21T13:34:27</dc:date>
          </office:change-info>
          <table:previous table:id="ct422">
            <table:change-track-table-cell office:value-type="float" office:value="8"/>
          </table:previous>
        </table:cell-content-change>
        <table:cell-content-change table:id="ct425" table:acceptance-state="accepted">
          <table:cell-address table:column="3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6" table:acceptance-state="accepted">
          <table:cell-address table:column="4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7" table:acceptance-state="accepted">
          <table:cell-address table:column="5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8" table:acceptance-state="accepted">
          <table:cell-address table:column="6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9" table:acceptance-state="accepted">
          <table:cell-address table:column="8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0" table:acceptance-state="accepted">
          <table:cell-address table:column="9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1" table:acceptance-state="accepted">
          <table:cell-address table:column="10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2" table:acceptance-state="accepted">
          <table:cell-address table:column="3" table:row="29" table:table="1"/>
          <office:change-info>
            <dc:creator> </dc:creator>
            <dc:date>2013-04-21T13:34:43</dc:date>
          </office:change-info>
          <table:previous table:id="ct425">
            <table:change-track-table-cell office:value-type="float" office:value="8"/>
          </table:previous>
        </table:cell-content-change>
        <table:cell-content-change table:id="ct433" table:acceptance-state="accepted">
          <table:cell-address table:column="4" table:row="29" table:table="1"/>
          <office:change-info>
            <dc:creator> </dc:creator>
            <dc:date>2013-04-21T13:35:00</dc:date>
          </office:change-info>
          <table:previous table:id="ct426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34" table:acceptance-state="accepted">
          <table:cell-address table:column="1" table:row="141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5" table:acceptance-state="accepted">
          <table:cell-address table:column="2" table:row="141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4" table:row="16" table:table="1"/>
          <office:change-info>
            <dc:creator>Phil Birkelbach</dc:creator>
            <dc:date>2013-04-24T16:26:25</dc:date>
          </office:change-info>
          <table:previous table:id="ct309">
            <table:change-track-table-cell office:value-type="string">
              <text:p>Encoder Input</text:p>
            </table:change-track-table-cell>
          </table:previous>
        </table:cell-content-change>
        <table:cell-content-change table:id="ct437" table:acceptance-state="accepted">
          <table:cell-address table:column="4" table:row="17" table:table="1"/>
          <office:change-info>
            <dc:creator>Phil Birkelbach</dc:creator>
            <dc:date>2013-04-24T16:26:33</dc:date>
          </office:change-info>
          <table:previous table:id="ct277">
            <table:change-track-table-cell office:value-type="string">
              <text:p>Generic Switches</text:p>
            </table:change-track-table-cell>
          </table:previous>
        </table:cell-content-change>
        <table:insertion table:id="ct438" table:acceptance-state="accepted" table:type="row" table:position="144" table:table="1">
          <office:change-info>
            <dc:creator>Phil Birkelbach</dc:creator>
            <dc:date>2013-04-24T16:26:52</dc:date>
          </office:change-info>
          <table:dependencies>
            <table:dependency table:id="ct537"/>
            <table:dependency table:id="ct535"/>
            <table:dependency table:id="ct533"/>
            <table:dependency table:id="ct531"/>
            <table:dependency table:id="ct530"/>
            <table:dependency table:id="ct528"/>
            <table:dependency table:id="ct526"/>
            <table:dependency table:id="ct504"/>
            <table:dependency table:id="ct499"/>
            <table:dependency table:id="ct495"/>
            <table:dependency table:id="ct489"/>
            <table:dependency table:id="ct485"/>
            <table:dependency table:id="ct478"/>
            <table:dependency table:id="ct468"/>
          </table:dependencies>
        </table:insertion>
        <table:insertion table:id="ct439" table:acceptance-state="accepted" table:type="row" table:position="143" table:table="1">
          <office:change-info>
            <dc:creator>Phil Birkelbach</dc:creator>
            <dc:date>2013-04-24T16:26:52</dc:date>
          </office:change-info>
          <table:dependencies>
            <table:dependency table:id="ct540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02"/>
            <table:dependency table:id="ct497"/>
            <table:dependency table:id="ct493"/>
            <table:dependency table:id="ct488"/>
            <table:dependency table:id="ct483"/>
            <table:dependency table:id="ct476"/>
            <table:dependency table:id="ct466"/>
            <table:dependency table:id="ct458"/>
            <table:dependency table:id="ct456"/>
            <table:dependency table:id="ct441"/>
          </table:dependencies>
        </table:insertion>
        <table:insertion table:id="ct440" table:acceptance-state="accepted" table:type="row" table:position="142" table:table="1">
          <office:change-info>
            <dc:creator>Phil Birkelbach</dc:creator>
            <dc:date>2013-04-24T16:26:52</dc:date>
          </office:change-info>
          <table:dependencies>
            <table:dependency table:id="ct501"/>
            <table:dependency table:id="ct496"/>
            <table:dependency table:id="ct492"/>
            <table:dependency table:id="ct487"/>
            <table:dependency table:id="ct482"/>
            <table:dependency table:id="ct475"/>
            <table:dependency table:id="ct465"/>
            <table:dependency table:id="ct462"/>
            <table:dependency table:id="ct457"/>
            <table:dependency table:id="ct455"/>
            <table:dependency table:id="ct454"/>
            <table:dependency table:id="ct452"/>
            <table:dependency table:id="ct450"/>
            <table:dependency table:id="ct449"/>
            <table:dependency table:id="ct447"/>
            <table:dependency table:id="ct445"/>
          </table:dependencies>
        </table:insertion>
        <table:movement table:id="ct441" table:acceptance-state="accepted">
          <table:source-range-address table:start-column="3" table:start-row="141" table:start-table="1" table:end-column="10" table:end-row="141" table:end-table="1"/>
          <table:target-range-address table:start-column="3" table:start-row="143" table:start-table="1" table:end-column="10" table:end-row="143" table:end-table="1"/>
          <office:change-info>
            <dc:creator>Phil Birkelbach</dc:creator>
            <dc:date>2013-04-24T16:27:08</dc:date>
          </office:change-info>
          <table:dependencies>
            <table:dependency table:id="ct500"/>
            <table:dependency table:id="ct486"/>
            <table:dependency table:id="ct481"/>
            <table:dependency table:id="ct474"/>
            <table:dependency table:id="ct464"/>
            <table:dependency table:id="ct461"/>
            <table:dependency table:id="ct459"/>
            <table:dependency table:id="ct453"/>
            <table:dependency table:id="ct451"/>
            <table:dependency table:id="ct448"/>
            <table:dependency table:id="ct446"/>
            <table:dependency table:id="ct444"/>
            <table:dependency table:id="ct443"/>
            <table:dependency table:id="ct442"/>
          </table:dependencies>
        </table:movement>
        <table:cell-content-change table:id="ct442" table:acceptance-state="accepted">
          <table:cell-address table:column="3" table:row="141" table:table="1"/>
          <office:change-info>
            <dc:creator>Phil Birkelbach</dc:creator>
            <dc:date>2013-04-24T16:27:15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4" table:row="141" table:table="1"/>
          <office:change-info>
            <dc:creator>Phil Birkelbach</dc:creator>
            <dc:date>2013-04-24T16:27:20</dc:date>
          </office:change-info>
          <table:previous>
            <table:change-track-table-cell/>
          </table:previous>
        </table:cell-content-change>
        <table:cell-content-change table:id="ct444" table:acceptance-state="accepted">
          <table:cell-address table:column="4" table:row="141" table:table="1"/>
          <office:change-info>
            <dc:creator>Phil Birkelbach</dc:creator>
            <dc:date>2013-04-24T16:27:53</dc:date>
          </office:change-info>
          <table:previous table:id="ct443">
            <table:change-track-table-cell office:value-type="string">
              <text:p>Encoder</text:p>
            </table:change-track-table-cell>
          </table:previous>
        </table:cell-content-change>
        <table:cell-content-change table:id="ct445" table:acceptance-state="accepted">
          <table:cell-address table:column="4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5" table:row="141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7" table:acceptance-state="accepted">
          <table:cell-address table:column="5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8" table:row="141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8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0" table:acceptance-state="accepted">
          <table:cell-address table:column="9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0" table:row="141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2" table:acceptance-state="accepted">
          <table:cell-address table:column="10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3" table:row="141" table:table="1"/>
          <office:change-info>
            <dc:creator>Phil Birkelbach</dc:creator>
            <dc:date>2013-04-24T16:27:57</dc:date>
          </office:change-info>
          <table:previous table:id="ct442">
            <table:change-track-table-cell office:value-type="float" office:value="4"/>
          </table:previous>
        </table:cell-content-change>
        <table:cell-content-change table:id="ct454" table:acceptance-state="accepted">
          <table:cell-address table:column="3" table:row="142" table:table="1"/>
          <office:change-info>
            <dc:creator>Phil Birkelbach</dc:creator>
            <dc:date>2013-04-24T16:27:59</dc:date>
          </office:change-info>
          <table:previous>
            <table:change-track-table-cell/>
          </table:previous>
        </table:cell-content-change>
        <table:cell-content-change table:id="ct455" table:acceptance-state="accepted">
          <table:cell-address table:column="1" table:row="142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6" table:acceptance-state="accepted">
          <table:cell-address table:column="1" table:row="143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2" table:row="142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2" table:row="143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10" table:row="141" table:table="1"/>
          <office:change-info>
            <dc:creator>Phil Birkelbach</dc:creator>
            <dc:date>2013-04-24T16:28:27</dc:date>
          </office:change-info>
          <table:previous table:id="ct451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0" table:acceptance-state="accepted">
          <table:cell-address table:column="10" table:row="16" table:table="1"/>
          <office:change-info>
            <dc:creator>Phil Birkelbach</dc:creator>
            <dc:date>2013-04-24T16:28:37</dc:date>
          </office:change-info>
          <table:previous table:id="ct368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1" table:acceptance-state="accepted">
          <table:cell-address table:column="4" table:row="141" table:table="1"/>
          <office:change-info>
            <dc:creator>Phil Birkelbach</dc:creator>
            <dc:date>2013-04-24T16:28:50</dc:date>
          </office:change-info>
          <table:previous table:id="ct444">
            <table:change-track-table-cell office:value-type="string">
              <text:p>Encoder Input (High Priority)</text:p>
            </table:change-track-table-cell>
          </table:previous>
        </table:cell-content-change>
        <table:cell-content-change table:id="ct462" table:acceptance-state="accepted">
          <table:cell-address table:column="4" table:row="142" table:table="1"/>
          <office:change-info>
            <dc:creator>Phil Birkelbach</dc:creator>
            <dc:date>2013-04-24T16:28:55</dc:date>
          </office:change-info>
          <table:previous table:id="ct445">
            <table:change-track-table-cell office:value-type="string">
              <text:p>Generic Switches (High Priority)</text:p>
            </table:change-track-table-cell>
          </table:previous>
        </table:cell-content-change>
        <table:insertion table:id="ct463" table:acceptance-state="accepted" table:type="row" table:position="144" table:table="1">
          <office:change-info>
            <dc:creator>Phil Birkelbach</dc:creator>
            <dc:date>2013-04-24T16:29:16</dc:date>
          </office:change-info>
          <table:dependencies>
            <table:dependency table:id="ct542"/>
            <table:dependency table:id="ct541"/>
            <table:dependency table:id="ct536"/>
            <table:dependency table:id="ct534"/>
            <table:dependency table:id="ct532"/>
            <table:dependency table:id="ct529"/>
            <table:dependency table:id="ct527"/>
            <table:dependency table:id="ct525"/>
            <table:dependency table:id="ct503"/>
            <table:dependency table:id="ct498"/>
            <table:dependency table:id="ct494"/>
            <table:dependency table:id="ct484"/>
            <table:dependency table:id="ct477"/>
            <table:dependency table:id="ct467"/>
          </table:dependencies>
        </table:insertion>
        <table:cell-content-change table:id="ct464" table:acceptance-state="accepted">
          <table:cell-address table:column="3" table:row="141" table:table="1"/>
          <office:change-info>
            <dc:creator>Phil Birkelbach</dc:creator>
            <dc:date>2013-04-24T16:29:25</dc:date>
          </office:change-info>
          <table:previous table:id="ct453">
            <table:change-track-table-cell office:value-type="float" office:value="8"/>
          </table:previous>
        </table:cell-content-change>
        <table:cell-content-change table:id="ct465" table:acceptance-state="accepted">
          <table:cell-address table:column="3" table:row="142" table:table="1"/>
          <office:change-info>
            <dc:creator>Phil Birkelbach</dc:creator>
            <dc:date>2013-04-24T16:29:25</dc:date>
          </office:change-info>
          <table:previous table:id="ct454">
            <table:change-track-table-cell office:value-type="float" office:value="8"/>
          </table:previous>
        </table:cell-content-change>
        <table:cell-content-change table:id="ct466" table:acceptance-state="accepted">
          <table:cell-address table:column="3" table:row="143" table:table="1"/>
          <office:change-info>
            <dc:creator>Phil Birkelbach</dc:creator>
            <dc:date>2013-04-24T16:29:25</dc:date>
          </office:change-info>
          <table:previous table:id="ct424">
            <table:change-track-table-cell office:value-type="float" office:value="4"/>
          </table:previous>
        </table:cell-content-change>
        <table:cell-content-change table:id="ct467" table:acceptance-state="accepted">
          <table:cell-address table:column="3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8" table:acceptance-state="accepted">
          <table:cell-address table:column="3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9" table:acceptance-state="accepted">
          <table:cell-address table:column="4" table:row="136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Pitch Trim Control Position</text:p>
            </table:change-track-table-cell>
          </table:previous>
        </table:cell-content-change>
        <table:cell-content-change table:id="ct470" table:acceptance-state="accepted">
          <table:cell-address table:column="4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Roll Trim Control Position</text:p>
            </table:change-track-table-cell>
          </table:previous>
        </table:cell-content-change>
        <table:cell-content-change table:id="ct471" table:acceptance-state="accepted">
          <table:cell-address table:column="4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Yaw Trim Control Position</text:p>
            </table:change-track-table-cell>
          </table:previous>
        </table:cell-content-change>
        <table:cell-content-change table:id="ct472" table:acceptance-state="accepted">
          <table:cell-address table:column="4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Collective Trim Control Position</text:p>
            </table:change-track-table-cell>
          </table:previous>
        </table:cell-content-change>
        <table:cell-content-change table:id="ct473" table:acceptance-state="accepted">
          <table:cell-address table:column="4" table:row="140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Anti-Torque Pedals Trim Position</text:p>
            </table:change-track-table-cell>
          </table:previous>
        </table:cell-content-change>
        <table:cell-content-change table:id="ct474" table:acceptance-state="accepted">
          <table:cell-address table:column="4" table:row="141" table:table="1"/>
          <office:change-info>
            <dc:creator>Phil Birkelbach</dc:creator>
            <dc:date>2013-04-24T16:29:25</dc:date>
          </office:change-info>
          <table:previous table:id="ct461">
            <table:change-track-table-cell office:value-type="string">
              <text:p>Encoder Input</text:p>
            </table:change-track-table-cell>
          </table:previous>
        </table:cell-content-change>
        <table:cell-content-change table:id="ct475" table:acceptance-state="accepted">
          <table:cell-address table:column="4" table:row="142" table:table="1"/>
          <office:change-info>
            <dc:creator>Phil Birkelbach</dc:creator>
            <dc:date>2013-04-24T16:29:25</dc:date>
          </office:change-info>
          <table:previous table:id="ct462">
            <table:change-track-table-cell office:value-type="string">
              <text:p>Generic Switches</text:p>
            </table:change-track-table-cell>
          </table:previous>
        </table:cell-content-change>
        <table:cell-content-change table:id="ct476" table:acceptance-state="accepted">
          <table:cell-address table:column="4" table:row="143" table:table="1"/>
          <office:change-info>
            <dc:creator>Phil Birkelbach</dc:creator>
            <dc:date>2013-04-24T16:29:25</dc:date>
          </office:change-info>
          <table:previous table:id="ct289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77" table:acceptance-state="accepted">
          <table:cell-address table:column="4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4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9" table:acceptance-state="accepted">
          <table:cell-address table:column="5" table:row="136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0" table:acceptance-state="accepted">
          <table:cell-address table:column="5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1" table:acceptance-state="accepted">
          <table:cell-address table:column="5" table:row="141" table:table="1"/>
          <office:change-info>
            <dc:creator>Phil Birkelbach</dc:creator>
            <dc:date>2013-04-24T16:29:25</dc:date>
          </office:change-info>
          <table:previous table:id="ct446">
            <table:change-track-table-cell office:value-type="string">
              <text:p>Steps Moved</text:p>
            </table:change-track-table-cell>
          </table:previous>
        </table:cell-content-change>
        <table:cell-content-change table:id="ct482" table:acceptance-state="accepted">
          <table:cell-address table:column="5" table:row="142" table:table="1"/>
          <office:change-info>
            <dc:creator>Phil Birkelbach</dc:creator>
            <dc:date>2013-04-24T16:29:25</dc:date>
          </office:change-info>
          <table:previous table:id="ct447">
            <table:change-track-table-cell office:value-type="string">
              <text:p>Discrete Bits</text:p>
            </table:change-track-table-cell>
          </table:previous>
        </table:cell-content-change>
        <table:cell-content-change table:id="ct483" table:acceptance-state="accepted">
          <table:cell-address table:column="5" table:row="143" table:table="1"/>
          <office:change-info>
            <dc:creator>Phil Birkelbach</dc:creator>
            <dc:date>2013-04-24T16:29:25</dc:date>
          </office:change-info>
          <table:previous table:id="ct292">
            <table:change-track-table-cell office:value-type="string">
              <text:p>0 to 100</text:p>
            </table:change-track-table-cell>
          </table:previous>
        </table:cell-content-change>
        <table:cell-content-change table:id="ct484" table:acceptance-state="accepted">
          <table:cell-address table:column="5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5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6" table:acceptance-state="accepted">
          <table:cell-address table:column="6" table:row="141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6" table:row="142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6" table:row="143" table:table="1"/>
          <office:change-info>
            <dc:creator>Phil Birkelbach</dc:creator>
            <dc:date>2013-04-24T16:29:25</dc:date>
          </office:change-info>
          <table:previous table:id="ct294">
            <table:change-track-table-cell office:value-type="string">
              <text:p>0.01%</text:p>
            </table:change-track-table-cell>
          </table:previous>
        </table:cell-content-change>
        <table:cell-content-change table:id="ct489" table:acceptance-state="accepted">
          <table:cell-address table:column="6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0" table:acceptance-state="accepted">
          <table:cell-address table:column="8" table:row="136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1" table:acceptance-state="accepted">
          <table:cell-address table:column="8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2" table:acceptance-state="accepted">
          <table:cell-address table:column="8" table:row="142" table:table="1"/>
          <office:change-info>
            <dc:creator>Phil Birkelbach</dc:creator>
            <dc:date>2013-04-24T16:29:25</dc:date>
          </office:change-info>
          <table:previous table:id="ct449">
            <table:change-track-table-cell office:value-type="string">
              <text:p>BYTE[5]</text:p>
            </table:change-track-table-cell>
          </table:previous>
        </table:cell-content-change>
        <table:cell-content-change table:id="ct493" table:acceptance-state="accepted">
          <table:cell-address table:column="8" table:row="143" table:table="1"/>
          <office:change-info>
            <dc:creator>Phil Birkelbach</dc:creator>
            <dc:date>2013-04-24T16:29:25</dc:date>
          </office:change-info>
          <table:previous table:id="ct297">
            <table:change-track-table-cell office:value-type="string">
              <text:p>UINT</text:p>
            </table:change-track-table-cell>
          </table:previous>
        </table:cell-content-change>
        <table:cell-content-change table:id="ct494" table:acceptance-state="accepted">
          <table:cell-address table:column="8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8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9" table:row="142" table:table="1"/>
          <office:change-info>
            <dc:creator>Phil Birkelbach</dc:creator>
            <dc:date>2013-04-24T16:29:25</dc:date>
          </office:change-info>
          <table:previous table:id="ct450">
            <table:change-track-table-cell office:value-type="string">
              <text:p>Unit</text:p>
            </table:change-track-table-cell>
          </table:previous>
        </table:cell-content-change>
        <table:cell-content-change table:id="ct497" table:acceptance-state="accepted">
          <table:cell-address table:column="9" table:row="143" table:table="1"/>
          <office:change-info>
            <dc:creator>Phil Birkelbach</dc:creator>
            <dc:date>2013-04-24T16:29:25</dc:date>
          </office:change-info>
          <table:previous table:id="ct366">
            <table:change-track-table-cell office:value-type="string">
              <text:p>Unit</text:p>
            </table:change-track-table-cell>
          </table:previous>
        </table:cell-content-change>
        <table:cell-content-change table:id="ct498" table:acceptance-state="accepted">
          <table:cell-address table:column="9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9" table:acceptance-state="accepted">
          <table:cell-address table:column="9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0" table:acceptance-state="accepted">
          <table:cell-address table:column="10" table:row="141" table:table="1"/>
          <office:change-info>
            <dc:creator>Phil Birkelbach</dc:creator>
            <dc:date>2013-04-24T16:29:25</dc:date>
          </office:change-info>
          <table:previous table:id="ct459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01" table:acceptance-state="accepted">
          <table:cell-address table:column="10" table:row="142" table:table="1"/>
          <office:change-info>
            <dc:creator>Phil Birkelbach</dc:creator>
            <dc:date>2013-04-24T16:29:25</dc:date>
          </office:change-info>
          <table:previous table:id="ct452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02" table:acceptance-state="accepted">
          <table:cell-address table:column="10" table:row="143" table:table="1"/>
          <office:change-info>
            <dc:creator>Phil Birkelbach</dc:creator>
            <dc:date>2013-04-24T16:29:25</dc:date>
          </office:change-info>
          <table:previous table:id="ct308">
            <table:change-track-table-cell office:value-type="string">
              <text:p>User Defined</text:p>
            </table:change-track-table-cell>
          </table:previous>
        </table:cell-content-change>
        <table:cell-content-change table:id="ct503" table:acceptance-state="accepted">
          <table:cell-address table:column="10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10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3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6" table:acceptance-state="accepted">
          <table:cell-address table:column="3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7" table:acceptance-state="accepted">
          <table:cell-address table:column="4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Speedbrake Control Position</text:p>
            </table:change-track-table-cell>
          </table:previous>
        </table:cell-content-change>
        <table:cell-content-change table:id="ct508" table:acceptance-state="accepted">
          <table:cell-address table:column="4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Cowl Flaps Control Position</text:p>
            </table:change-track-table-cell>
          </table:previous>
        </table:cell-content-change>
        <table:cell-content-change table:id="ct509" table:acceptance-state="accepted">
          <table:cell-address table:column="5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0" table:acceptance-state="accepted">
          <table:cell-address table:column="5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1" table:acceptance-state="accepted">
          <table:cell-address table:column="6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2" table:acceptance-state="accepted">
          <table:cell-address table:column="6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3" table:acceptance-state="accepted">
          <table:cell-address table:column="8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4" table:acceptance-state="accepted">
          <table:cell-address table:column="8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5" table:acceptance-state="accepted">
          <table:cell-address table:column="9" table:row="135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10" table:row="134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10" table:row="135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8" table:acceptance-state="accepted">
          <table:cell-address table:column="3" table:row="143" table:table="1"/>
          <office:change-info>
            <dc:creator>Phil Birkelbach</dc:creator>
            <dc:date>2013-04-24T16:29:42</dc:date>
          </office:change-info>
          <table:previous table:id="ct466">
            <table:change-track-table-cell office:value-type="float" office:value="8"/>
          </table:previous>
        </table:cell-content-change>
        <table:cell-content-change table:id="ct519" table:acceptance-state="accepted">
          <table:cell-address table:column="4" table:row="143" table:table="1"/>
          <office:change-info>
            <dc:creator>Phil Birkelbach</dc:creator>
            <dc:date>2013-04-24T16:29:42</dc:date>
          </office:change-info>
          <table:previous table:id="ct476">
            <table:change-track-table-cell office:value-type="string">
              <text:p>Encoder Input</text:p>
            </table:change-track-table-cell>
          </table:previous>
        </table:cell-content-change>
        <table:cell-content-change table:id="ct520" table:acceptance-state="accepted">
          <table:cell-address table:column="5" table:row="143" table:table="1"/>
          <office:change-info>
            <dc:creator>Phil Birkelbach</dc:creator>
            <dc:date>2013-04-24T16:29:42</dc:date>
          </office:change-info>
          <table:previous table:id="ct483">
            <table:change-track-table-cell office:value-type="string">
              <text:p>Steps Moved</text:p>
            </table:change-track-table-cell>
          </table:previous>
        </table:cell-content-change>
        <table:cell-content-change table:id="ct521" table:acceptance-state="accepted">
          <table:cell-address table:column="6" table:row="143" table:table="1"/>
          <office:change-info>
            <dc:creator>Phil Birkelbach</dc:creator>
            <dc:date>2013-04-24T16:29:42</dc:date>
          </office:change-info>
          <table:previous table:id="ct488">
            <table:change-track-table-cell/>
          </table:previous>
        </table:cell-content-change>
        <table:cell-content-change table:id="ct522" table:acceptance-state="accepted">
          <table:cell-address table:column="8" table:row="143" table:table="1"/>
          <office:change-info>
            <dc:creator>Phil Birkelbach</dc:creator>
            <dc:date>2013-04-24T16:29:42</dc:date>
          </office:change-info>
          <table:previous table:id="ct493">
            <table:change-track-table-cell office:value-type="string">
              <text:p>INT</text:p>
            </table:change-track-table-cell>
          </table:previous>
        </table:cell-content-change>
        <table:cell-content-change table:id="ct523" table:acceptance-state="accepted">
          <table:cell-address table:column="9" table:row="143" table:table="1"/>
          <office:change-info>
            <dc:creator>Phil Birkelbach</dc:creator>
            <dc:date>2013-04-24T16:29:42</dc:date>
          </office:change-info>
          <table:previous table:id="ct497">
            <table:change-track-table-cell/>
          </table:previous>
        </table:cell-content-change>
        <table:cell-content-change table:id="ct524" table:acceptance-state="accepted">
          <table:cell-address table:column="10" table:row="143" table:table="1"/>
          <office:change-info>
            <dc:creator>Phil Birkelbach</dc:creator>
            <dc:date>2013-04-24T16:29:42</dc:date>
          </office:change-info>
          <table:previous table:id="ct502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25" table:acceptance-state="accepted">
          <table:cell-address table:column="3" table:row="144" table:table="1"/>
          <office:change-info>
            <dc:creator>Phil Birkelbach</dc:creator>
            <dc:date>2013-04-24T16:29:45</dc:date>
          </office:change-info>
          <table:previous table:id="ct467">
            <table:change-track-table-cell office:value-type="float" office:value="8"/>
          </table:previous>
        </table:cell-content-change>
        <table:cell-content-change table:id="ct526" table:acceptance-state="accepted">
          <table:cell-address table:column="3" table:row="144" table:table="1"/>
          <office:change-info>
            <dc:creator>Phil Birkelbach</dc:creator>
            <dc:date>2013-04-24T16:29:45</dc:date>
          </office:change-info>
          <table:previous table:id="ct468">
            <table:change-track-table-cell office:value-type="float" office:value="4"/>
          </table:previous>
        </table:cell-content-change>
        <table:cell-content-change table:id="ct527" table:acceptance-state="accepted">
          <table:cell-address table:column="4" table:row="144" table:table="1"/>
          <office:change-info>
            <dc:creator>Phil Birkelbach</dc:creator>
            <dc:date>2013-04-24T16:29:45</dc:date>
          </office:change-info>
          <table:previous table:id="ct477">
            <table:change-track-table-cell office:value-type="string">
              <text:p>Generic Switches</text:p>
            </table:change-track-table-cell>
          </table:previous>
        </table:cell-content-change>
        <table:cell-content-change table:id="ct528" table:acceptance-state="accepted">
          <table:cell-address table:column="4" table:row="144" table:table="1"/>
          <office:change-info>
            <dc:creator>Phil Birkelbach</dc:creator>
            <dc:date>2013-04-24T16:29:45</dc:date>
          </office:change-info>
          <table:previous table:id="ct478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529" table:acceptance-state="accepted">
          <table:cell-address table:column="5" table:row="144" table:table="1"/>
          <office:change-info>
            <dc:creator>Phil Birkelbach</dc:creator>
            <dc:date>2013-04-24T16:29:45</dc:date>
          </office:change-info>
          <table:previous table:id="ct484">
            <table:change-track-table-cell office:value-type="string">
              <text:p>Discrete Bits</text:p>
            </table:change-track-table-cell>
          </table:previous>
        </table:cell-content-change>
        <table:cell-content-change table:id="ct530" table:acceptance-state="accepted">
          <table:cell-address table:column="5" table:row="144" table:table="1"/>
          <office:change-info>
            <dc:creator>Phil Birkelbach</dc:creator>
            <dc:date>2013-04-24T16:29:45</dc:date>
          </office:change-info>
          <table:previous table:id="ct485">
            <table:change-track-table-cell office:value-type="string">
              <text:p>0 to 100</text:p>
            </table:change-track-table-cell>
          </table:previous>
        </table:cell-content-change>
        <table:cell-content-change table:id="ct531" table:acceptance-state="accepted">
          <table:cell-address table:column="6" table:row="144" table:table="1"/>
          <office:change-info>
            <dc:creator>Phil Birkelbach</dc:creator>
            <dc:date>2013-04-24T16:29:45</dc:date>
          </office:change-info>
          <table:previous table:id="ct489">
            <table:change-track-table-cell office:value-type="string">
              <text:p>0.01%</text:p>
            </table:change-track-table-cell>
          </table:previous>
        </table:cell-content-change>
        <table:cell-content-change table:id="ct532" table:acceptance-state="accepted">
          <table:cell-address table:column="8" table:row="144" table:table="1"/>
          <office:change-info>
            <dc:creator>Phil Birkelbach</dc:creator>
            <dc:date>2013-04-24T16:29:45</dc:date>
          </office:change-info>
          <table:previous table:id="ct494">
            <table:change-track-table-cell office:value-type="string">
              <text:p>BYTE[5]</text:p>
            </table:change-track-table-cell>
          </table:previous>
        </table:cell-content-change>
        <table:cell-content-change table:id="ct533" table:acceptance-state="accepted">
          <table:cell-address table:column="8" table:row="144" table:table="1"/>
          <office:change-info>
            <dc:creator>Phil Birkelbach</dc:creator>
            <dc:date>2013-04-24T16:29:45</dc:date>
          </office:change-info>
          <table:previous table:id="ct495">
            <table:change-track-table-cell office:value-type="string">
              <text:p>UINT</text:p>
            </table:change-track-table-cell>
          </table:previous>
        </table:cell-content-change>
        <table:cell-content-change table:id="ct534" table:acceptance-state="accepted">
          <table:cell-address table:column="9" table:row="144" table:table="1"/>
          <office:change-info>
            <dc:creator>Phil Birkelbach</dc:creator>
            <dc:date>2013-04-24T16:29:45</dc:date>
          </office:change-info>
          <table:previous table:id="ct498">
            <table:change-track-table-cell office:value-type="string">
              <text:p>Unit</text:p>
            </table:change-track-table-cell>
          </table:previous>
        </table:cell-content-change>
        <table:cell-content-change table:id="ct535" table:acceptance-state="accepted">
          <table:cell-address table:column="9" table:row="144" table:table="1"/>
          <office:change-info>
            <dc:creator>Phil Birkelbach</dc:creator>
            <dc:date>2013-04-24T16:29:45</dc:date>
          </office:change-info>
          <table:previous table:id="ct499">
            <table:change-track-table-cell office:value-type="string">
              <text:p>Unit</text:p>
            </table:change-track-table-cell>
          </table:previous>
        </table:cell-content-change>
        <table:cell-content-change table:id="ct536" table:acceptance-state="accepted">
          <table:cell-address table:column="10" table:row="144" table:table="1"/>
          <office:change-info>
            <dc:creator>Phil Birkelbach</dc:creator>
            <dc:date>2013-04-24T16:29:45</dc:date>
          </office:change-info>
          <table:previous table:id="ct503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37" table:acceptance-state="accepted">
          <table:cell-address table:column="10" table:row="144" table:table="1"/>
          <office:change-info>
            <dc:creator>Phil Birkelbach</dc:creator>
            <dc:date>2013-04-24T16:29:45</dc:date>
          </office:change-info>
          <table:previous table:id="ct504">
            <table:change-track-table-cell office:value-type="string">
              <text:p>User Defined</text:p>
            </table:change-track-table-cell>
          </table:previous>
        </table:cell-content-change>
        <table:cell-content-change table:id="ct538" table:acceptance-state="accepted">
          <table:cell-address table:column="3" table:row="134" table:table="1"/>
          <office:change-info>
            <dc:creator>Phil Birkelbach</dc:creator>
            <dc:date>2013-04-24T16:29:54</dc:date>
          </office:change-info>
          <table:previous table:id="ct505">
            <table:change-track-table-cell office:value-type="float" office:value="8"/>
          </table:previous>
        </table:cell-content-change>
        <table:cell-content-change table:id="ct539" table:acceptance-state="accepted">
          <table:cell-address table:column="3" table:row="134" table:table="1"/>
          <office:change-info>
            <dc:creator>Phil Birkelbach</dc:creator>
            <dc:date>2013-04-24T16:29:55</dc:date>
          </office:change-info>
          <table:previous table:id="ct538">
            <table:change-track-table-cell office:value-type="float" office:value="4"/>
          </table:previous>
        </table:cell-content-change>
        <table:cell-content-change table:id="ct540" table:acceptance-state="accepted">
          <table:cell-address table:column="3" table:row="143" table:table="1"/>
          <office:change-info>
            <dc:creator>Phil Birkelbach</dc:creator>
            <dc:date>2013-04-24T16:30:11</dc:date>
          </office:change-info>
          <table:previous table:id="ct518">
            <table:change-track-table-cell office:value-type="float" office:value="4"/>
          </table:previous>
        </table:cell-content-change>
        <table:deletion table:id="ct541" table:acceptance-state="accepted" table:type="row" table:position="144" table:table="1" table:multi-deletion-spanned="2">
          <office:change-info>
            <dc:creator>Phil Birkelbach</dc:creator>
            <dc:date>2013-04-24T16:39:32</dc:date>
          </office:change-info>
          <table:deletions>
            <table:cell-content-deletion table:id="ct536">
              <table:change-track-table-cell/>
            </table:cell-content-deletion>
            <table:cell-content-deletion table:id="ct534">
              <table:change-track-table-cell/>
            </table:cell-content-deletion>
            <table:cell-content-deletion table:id="ct532">
              <table:change-track-table-cell/>
            </table:cell-content-deletion>
            <table:cell-content-deletion table:id="ct529">
              <table:change-track-table-cell/>
            </table:cell-content-deletion>
            <table:cell-content-deletion table:id="ct527">
              <table:change-track-table-cell/>
            </table:cell-content-deletion>
            <table:cell-content-deletion table:id="ct525">
              <table:change-track-table-cell/>
            </table:cell-content-deletion>
            <table:change-deletion table:id="ct463"/>
          </table:deletions>
        </table:deletion>
        <table:deletion table:id="ct542" table:acceptance-state="accepted" table:type="row" table:position="144" table:table="1">
          <office:change-info>
            <dc:creator>Phil Birkelbach</dc:creator>
            <dc:date>2013-04-24T16:39:32</dc:date>
          </office:change-info>
          <table:deletions>
            <table:change-deletion table:id="ct541"/>
            <table:cell-content-deletion table:id="ct537">
              <table:change-track-table-cell/>
            </table:cell-content-deletion>
            <table:cell-content-deletion table:id="ct535">
              <table:change-track-table-cell/>
            </table:cell-content-deletion>
            <table:cell-content-deletion table:id="ct533">
              <table:change-track-table-cell/>
            </table:cell-content-deletion>
            <table:cell-content-deletion table:id="ct531">
              <table:change-track-table-cell/>
            </table:cell-content-deletion>
            <table:cell-content-deletion table:id="ct530">
              <table:change-track-table-cell/>
            </table:cell-content-deletion>
            <table:cell-content-deletion table:id="ct528">
              <table:change-track-table-cell/>
            </table:cell-content-deletion>
            <table:cell-content-deletion table:id="ct526">
              <table:change-track-table-cell/>
            </table:cell-content-deletion>
            <table:change-deletion table:id="ct438"/>
          </table:deletions>
        </table:deletion>
        <table:cell-content-change table:id="ct543" table:acceptance-state="accepted">
          <table:cell-address table:column="5" table:row="42" table:table="1"/>
          <office:change-info>
            <dc:creator>Phil Birkelbach</dc:creator>
            <dc:date>2013-07-01T14:14:43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cell-content-change table:id="ct544" table:acceptance-state="accepted">
          <table:cell-address table:column="18" table:row="98" table:table="1"/>
          <office:change-info>
            <dc:creator>Phil Birkelbach</dc:creator>
            <dc:date>2013-07-01T14:15:58</dc:date>
          </office:change-info>
          <table:previous>
            <table:change-track-table-cell/>
          </table:previous>
        </table:cell-content-change>
        <table:cell-content-change table:id="ct545" table:acceptance-state="accepted">
          <table:cell-address table:column="18" table:row="98" table:table="1"/>
          <office:change-info>
            <dc:creator>Phil Birkelbach</dc:creator>
            <dc:date>2013-07-01T14:16:09</dc:date>
          </office:change-info>
          <table:previous table:id="ct544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46" table:acceptance-state="accepted">
          <table:cell-address table:column="19" table:row="98" table:table="1"/>
          <office:change-info>
            <dc:creator>Phil Birkelbach</dc:creator>
            <dc:date>2013-07-01T14:16:13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0" table:row="98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1" table:row="98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9" table:acceptance-state="accepted">
          <table:cell-address table:column="20" table:row="98" table:table="1"/>
          <office:change-info>
            <dc:creator>Phil Birkelbach</dc:creator>
            <dc:date>2013-07-01T14:16:29</dc:date>
          </office:change-info>
          <table:previous table:id="ct547">
            <table:change-track-table-cell office:value-type="string">
              <text:p>Restriction 1 Low</text:p>
            </table:change-track-table-cell>
          </table:previous>
        </table:cell-content-change>
        <table:cell-content-change table:id="ct550" table:acceptance-state="accepted">
          <table:cell-address table:column="21" table:row="98" table:table="1"/>
          <office:change-info>
            <dc:creator>Phil Birkelbach</dc:creator>
            <dc:date>2013-07-01T14:16:34</dc:date>
          </office:change-info>
          <table:previous table:id="ct548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51" table:acceptance-state="accepted">
          <table:cell-address table:column="18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2" table:acceptance-state="accepted">
          <table:cell-address table:column="19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3" table:acceptance-state="accepted">
          <table:cell-address table:column="20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4" table:acceptance-state="accepted">
          <table:cell-address table:column="21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5" table:acceptance-state="accepted">
          <table:cell-address table:column="26" table:row="0" table:table="1"/>
          <office:change-info>
            <dc:creator>Phil Birkelbach</dc:creator>
            <dc:date>2013-07-01T14:17:24</dc:date>
          </office:change-info>
          <table:previous>
            <table:change-track-table-cell/>
          </table:previous>
        </table:cell-content-change>
        <table:cell-content-change table:id="ct556" table:acceptance-state="accepted">
          <table:cell-address table:column="26" table:row="1" table:table="1"/>
          <office:change-info>
            <dc:creator>Phil Birkelbach</dc:creator>
            <dc:date>2013-07-01T14:17:3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26" table:row="3" table:table="1"/>
          <office:change-info>
            <dc:creator>Phil Birkelbach</dc:creator>
            <dc:date>2013-07-01T14:17:45</dc:date>
          </office:change-info>
          <table:previous>
            <table:change-track-table-cell/>
          </table:previous>
        </table:cell-content-change>
        <table:cell-content-change table:id="ct558" table:acceptance-state="accepted">
          <table:cell-address table:column="26" table:row="4" table:table="1"/>
          <office:change-info>
            <dc:creator>Phil Birkelbach</dc:creator>
            <dc:date>2013-07-01T14:17:57</dc:date>
          </office:change-info>
          <table:previous>
            <table:change-track-table-cell/>
          </table:previous>
        </table:cell-content-change>
        <table:cell-content-change table:id="ct559" table:acceptance-state="accepted">
          <table:cell-address table:column="26" table:row="32" table:table="1"/>
          <office:change-info>
            <dc:creator>Phil Birkelbach</dc:creator>
            <dc:date>2013-07-01T14:18:08</dc:date>
          </office:change-info>
          <table:previous>
            <table:change-track-table-cell/>
          </table:previous>
        </table:cell-content-change>
        <table:cell-content-change table:id="ct560" table:acceptance-state="accepted">
          <table:cell-address table:column="26" table:row="33" table:table="1"/>
          <office:change-info>
            <dc:creator>Phil Birkelbach</dc:creator>
            <dc:date>2013-07-01T14:18:12</dc:date>
          </office:change-info>
          <table:previous>
            <table:change-track-table-cell/>
          </table:previous>
        </table:cell-content-change>
        <table:cell-content-change table:id="ct561" table:acceptance-state="accepted">
          <table:cell-address table:column="26" table:row="34" table:table="1"/>
          <office:change-info>
            <dc:creator>Phil Birkelbach</dc:creator>
            <dc:date>2013-07-01T14:18:13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6" table:row="35" table:table="1"/>
          <office:change-info>
            <dc:creator>Phil Birkelbach</dc:creator>
            <dc:date>2013-07-01T14:18:19</dc:date>
          </office:change-info>
          <table:previous>
            <table:change-track-table-cell/>
          </table:previous>
        </table:cell-content-change>
        <table:cell-content-change table:id="ct563" table:acceptance-state="accepted">
          <table:cell-address table:column="26" table:row="36" table:table="1"/>
          <office:change-info>
            <dc:creator>Phil Birkelbach</dc:creator>
            <dc:date>2013-07-01T14:18:26</dc:date>
          </office:change-info>
          <table:previous>
            <table:change-track-table-cell/>
          </table:previous>
        </table:cell-content-change>
        <table:cell-content-change table:id="ct564" table:acceptance-state="accepted">
          <table:cell-address table:column="26" table:row="38" table:table="1"/>
          <office:change-info>
            <dc:creator>Phil Birkelbach</dc:creator>
            <dc:date>2013-07-01T14:18:33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6" table:row="42" table:table="1"/>
          <office:change-info>
            <dc:creator>Phil Birkelbach</dc:creator>
            <dc:date>2013-07-01T14:18:37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6" table:row="43" table:table="1"/>
          <office:change-info>
            <dc:creator>Phil Birkelbach</dc:creator>
            <dc:date>2013-07-01T14:18:39</dc:date>
          </office:change-info>
          <table:previous>
            <table:change-track-table-cell/>
          </table:previous>
        </table:cell-content-change>
        <table:cell-content-change table:id="ct567" table:acceptance-state="accepted">
          <table:cell-address table:column="26" table:row="44" table:table="1"/>
          <office:change-info>
            <dc:creator>Phil Birkelbach</dc:creator>
            <dc:date>2013-07-01T14:18:40</dc:date>
          </office:change-info>
          <table:previous>
            <table:change-track-table-cell/>
          </table:previous>
        </table:cell-content-change>
        <table:cell-content-change table:id="ct568" table:acceptance-state="accepted">
          <table:cell-address table:column="26" table:row="45" table:table="1"/>
          <office:change-info>
            <dc:creator>Phil Birkelbach</dc:creator>
            <dc:date>2013-07-01T14:18:43</dc:date>
          </office:change-info>
          <table:previous>
            <table:change-track-table-cell/>
          </table:previous>
        </table:cell-content-change>
        <table:cell-content-change table:id="ct569" table:acceptance-state="accepted">
          <table:cell-address table:column="26" table:row="46" table:table="1"/>
          <office:change-info>
            <dc:creator>Phil Birkelbach</dc:creator>
            <dc:date>2013-07-01T14:18:46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6" table:row="47" table:table="1"/>
          <office:change-info>
            <dc:creator>Phil Birkelbach</dc:creator>
            <dc:date>2013-07-01T15:07:39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6" table:row="48" table:table="1"/>
          <office:change-info>
            <dc:creator>Phil Birkelbach</dc:creator>
            <dc:date>2013-07-01T15:07:47</dc:date>
          </office:change-info>
          <table:previous>
            <table:change-track-table-cell/>
          </table:previous>
        </table:cell-content-change>
        <table:cell-content-change table:id="ct572" table:acceptance-state="accepted">
          <table:cell-address table:column="26" table:row="49" table:table="1"/>
          <office:change-info>
            <dc:creator>Phil Birkelbach</dc:creator>
            <dc:date>2013-07-01T15:07:51</dc:date>
          </office:change-info>
          <table:previous>
            <table:change-track-table-cell/>
          </table:previous>
        </table:cell-content-change>
        <table:cell-content-change table:id="ct573" table:acceptance-state="accepted">
          <table:cell-address table:column="26" table:row="49" table:table="1"/>
          <office:change-info>
            <dc:creator>Phil Birkelbach</dc:creator>
            <dc:date>2013-07-01T15:08:19</dc:date>
          </office:change-info>
          <table:previous table:id="ct572">
            <table:change-track-table-cell office:value-type="string">
              <text:p>RALT</text:p>
            </table:change-track-table-cell>
          </table:previous>
        </table:cell-content-change>
        <table:cell-content-change table:id="ct574" table:acceptance-state="accepted">
          <table:cell-address table:column="26" table:row="50" table:table="1"/>
          <office:change-info>
            <dc:creator>Phil Birkelbach</dc:creator>
            <dc:date>2013-07-01T15:08:22</dc:date>
          </office:change-info>
          <table:previous>
            <table:change-track-table-cell/>
          </table:previous>
        </table:cell-content-change>
        <table:cell-content-change table:id="ct575" table:acceptance-state="accepted">
          <table:cell-address table:column="26" table:row="51" table:table="1"/>
          <office:change-info>
            <dc:creator>Phil Birkelbach</dc:creator>
            <dc:date>2013-07-01T15:08:29</dc:date>
          </office:change-info>
          <table:previous>
            <table:change-track-table-cell/>
          </table:previous>
        </table:cell-content-change>
        <table:cell-content-change table:id="ct576" table:acceptance-state="accepted">
          <table:cell-address table:column="26" table:row="52" table:table="1"/>
          <office:change-info>
            <dc:creator>Phil Birkelbach</dc:creator>
            <dc:date>2013-07-01T15:08:33</dc:date>
          </office:change-info>
          <table:previous>
            <table:change-track-table-cell/>
          </table:previous>
        </table:cell-content-change>
        <table:cell-content-change table:id="ct577" table:acceptance-state="accepted">
          <table:cell-address table:column="26" table:row="53" table:table="1"/>
          <office:change-info>
            <dc:creator>Phil Birkelbach</dc:creator>
            <dc:date>2013-07-01T15:08:43</dc:date>
          </office:change-info>
          <table:previous>
            <table:change-track-table-cell/>
          </table:previous>
        </table:cell-content-change>
        <table:cell-content-change table:id="ct578" table:acceptance-state="accepted">
          <table:cell-address table:column="26" table:row="52" table:table="1"/>
          <office:change-info>
            <dc:creator>Phil Birkelbach</dc:creator>
            <dc:date>2013-07-01T15:08:49</dc:date>
          </office:change-info>
          <table:previous table:id="ct576">
            <table:change-track-table-cell office:value-type="string">
              <text:p>ACCN</text:p>
            </table:change-track-table-cell>
          </table:previous>
        </table:cell-content-change>
        <table:cell-content-change table:id="ct579" table:acceptance-state="accepted">
          <table:cell-address table:column="26" table:row="54" table:table="1"/>
          <office:change-info>
            <dc:creator>Phil Birkelbach</dc:creator>
            <dc:date>2013-07-01T15:08:57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6" table:row="55" table:table="1"/>
          <office:change-info>
            <dc:creator>Phil Birkelbach</dc:creator>
            <dc:date>2013-07-01T15:08:58</dc:date>
          </office:change-info>
          <table:previous>
            <table:change-track-table-cell/>
          </table:previous>
        </table:cell-content-change>
        <table:cell-content-change table:id="ct581" table:acceptance-state="accepted">
          <table:cell-address table:column="26" table:row="56" table:table="1"/>
          <office:change-info>
            <dc:creator>Phil Birkelbach</dc:creator>
            <dc:date>2013-07-01T15:09: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26" table:row="57" table:table="1"/>
          <office:change-info>
            <dc:creator>Phil Birkelbach</dc:creator>
            <dc:date>2013-07-01T15:09:02</dc:date>
          </office:change-info>
          <table:previous>
            <table:change-track-table-cell/>
          </table:previous>
        </table:cell-content-change>
        <table:cell-content-change table:id="ct583" table:acceptance-state="accepted">
          <table:cell-address table:column="26" table:row="58" table:table="1"/>
          <office:change-info>
            <dc:creator>Phil Birkelbach</dc:creator>
            <dc:date>2013-07-01T15:09:08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6" table:row="60" table:table="1"/>
          <office:change-info>
            <dc:creator>Phil Birkelbach</dc:creator>
            <dc:date>2013-07-01T15:09:17</dc:date>
          </office:change-info>
          <table:previous>
            <table:change-track-table-cell/>
          </table:previous>
        </table:cell-content-change>
        <table:cell-content-change table:id="ct585" table:acceptance-state="accepted">
          <table:cell-address table:column="26" table:row="63" table:table="1"/>
          <office:change-info>
            <dc:creator>Phil Birkelbach</dc:creator>
            <dc:date>2013-07-01T15:09:24</dc:date>
          </office:change-info>
          <table:previous>
            <table:change-track-table-cell/>
          </table:previous>
        </table:cell-content-change>
        <table:cell-content-change table:id="ct586" table:acceptance-state="accepted">
          <table:cell-address table:column="26" table:row="65" table:table="1"/>
          <office:change-info>
            <dc:creator>Phil Birkelbach</dc:creator>
            <dc:date>2013-07-01T15:09:32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26" table:row="66" table:table="1"/>
          <office:change-info>
            <dc:creator>Phil Birkelbach</dc:creator>
            <dc:date>2013-07-01T15:09:38</dc:date>
          </office:change-info>
          <table:previous>
            <table:change-track-table-cell/>
          </table:previous>
        </table:cell-content-change>
        <table:cell-content-change table:id="ct588" table:acceptance-state="accepted">
          <table:cell-address table:column="26" table:row="67" table:table="1"/>
          <office:change-info>
            <dc:creator>Phil Birkelbach</dc:creator>
            <dc:date>2013-07-01T15:09:39</dc:date>
          </office:change-info>
          <table:previous>
            <table:change-track-table-cell/>
          </table:previous>
        </table:cell-content-change>
        <table:cell-content-change table:id="ct589" table:acceptance-state="accepted">
          <table:cell-address table:column="26" table:row="68" table:table="1"/>
          <office:change-info>
            <dc:creator>Phil Birkelbach</dc:creator>
            <dc:date>2013-07-01T15:09:49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6" table:row="69" table:table="1"/>
          <office:change-info>
            <dc:creator>Phil Birkelbach</dc:creator>
            <dc:date>2013-07-01T15:09:53</dc:date>
          </office:change-info>
          <table:previous>
            <table:change-track-table-cell/>
          </table:previous>
        </table:cell-content-change>
        <table:cell-content-change table:id="ct591" table:acceptance-state="accepted">
          <table:cell-address table:column="26" table:row="70" table:table="1"/>
          <office:change-info>
            <dc:creator>Phil Birkelbach</dc:creator>
            <dc:date>2013-07-01T15:10:04</dc:date>
          </office:change-info>
          <table:previous>
            <table:change-track-table-cell/>
          </table:previous>
        </table:cell-content-change>
        <table:cell-content-change table:id="ct592" table:acceptance-state="accepted">
          <table:cell-address table:column="26" table:row="71" table:table="1"/>
          <office:change-info>
            <dc:creator>Phil Birkelbach</dc:creator>
            <dc:date>2013-07-01T15:10:08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26" table:row="72" table:table="1"/>
          <office:change-info>
            <dc:creator>Phil Birkelbach</dc:creator>
            <dc:date>2013-07-01T15:10:13</dc:date>
          </office:change-info>
          <table:previous>
            <table:change-track-table-cell/>
          </table:previous>
        </table:cell-content-change>
        <table:cell-content-change table:id="ct594" table:acceptance-state="accepted">
          <table:cell-address table:column="26" table:row="98" table:table="1"/>
          <office:change-info>
            <dc:creator>Phil Birkelbach</dc:creator>
            <dc:date>2013-07-01T15:10:34</dc:date>
          </office:change-info>
          <table:previous>
            <table:change-track-table-cell/>
          </table:previous>
        </table:cell-content-change>
        <table:cell-content-change table:id="ct595" table:acceptance-state="accepted">
          <table:cell-address table:column="26" table:row="99" table:table="1"/>
          <office:change-info>
            <dc:creator>Phil Birkelbach</dc:creator>
            <dc:date>2013-07-01T15:10:37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6" table:row="100" table:table="1"/>
          <office:change-info>
            <dc:creator>Phil Birkelbach</dc:creator>
            <dc:date>2013-07-01T15:10:41</dc:date>
          </office:change-info>
          <table:previous>
            <table:change-track-table-cell/>
          </table:previous>
        </table:cell-content-change>
        <table:cell-content-change table:id="ct597" table:acceptance-state="accepted">
          <table:cell-address table:column="26" table:row="101" table:table="1"/>
          <office:change-info>
            <dc:creator>Phil Birkelbach</dc:creator>
            <dc:date>2013-07-01T15:10:44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6" table:row="102" table:table="1"/>
          <office:change-info>
            <dc:creator>Phil Birkelbach</dc:creator>
            <dc:date>2013-07-01T15:10:47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6" table:row="102" table:table="1"/>
          <office:change-info>
            <dc:creator>Phil Birkelbach</dc:creator>
            <dc:date>2013-07-01T15:10:50</dc:date>
          </office:change-info>
          <table:previous table:id="ct598">
            <table:change-track-table-cell office:value-type="string">
              <text:p>ITIT</text:p>
            </table:change-track-table-cell>
          </table:previous>
        </table:cell-content-change>
        <table:cell-content-change table:id="ct600" table:acceptance-state="accepted">
          <table:cell-address table:column="26" table:row="103" table:table="1"/>
          <office:change-info>
            <dc:creator>Phil Birkelbach</dc:creator>
            <dc:date>2013-07-01T15:10:52</dc:date>
          </office:change-info>
          <table:previous>
            <table:change-track-table-cell/>
          </table:previous>
        </table:cell-content-change>
        <table:cell-content-change table:id="ct601" table:acceptance-state="accepted">
          <table:cell-address table:column="26" table:row="104" table:table="1"/>
          <office:change-info>
            <dc:creator>Phil Birkelbach</dc:creator>
            <dc:date>2013-07-01T15:10:55</dc:date>
          </office:change-info>
          <table:previous>
            <table:change-track-table-cell/>
          </table:previous>
        </table:cell-content-change>
        <table:cell-content-change table:id="ct602" table:acceptance-state="accepted">
          <table:cell-address table:column="26" table:row="105" table:table="1"/>
          <office:change-info>
            <dc:creator>Phil Birkelbach</dc:creator>
            <dc:date>2013-07-01T15:10:57</dc:date>
          </office:change-info>
          <table:previous>
            <table:change-track-table-cell/>
          </table:previous>
        </table:cell-content-change>
        <table:cell-content-change table:id="ct603" table:acceptance-state="accepted">
          <table:cell-address table:column="26" table:row="105" table:table="1"/>
          <office:change-info>
            <dc:creator>Phil Birkelbach</dc:creator>
            <dc:date>2013-07-01T15:11:07</dc:date>
          </office:change-info>
          <table:previous table:id="ct602">
            <table:change-track-table-cell office:value-type="string">
              <text:p>OILPR</text:p>
            </table:change-track-table-cell>
          </table:previous>
        </table:cell-content-change>
        <table:cell-content-change table:id="ct604" table:acceptance-state="accepted">
          <table:cell-address table:column="26" table:row="106" table:table="1"/>
          <office:change-info>
            <dc:creator>Phil Birkelbach</dc:creator>
            <dc:date>2013-07-01T15:11:09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26" table:row="107" table:table="1"/>
          <office:change-info>
            <dc:creator>Phil Birkelbach</dc:creator>
            <dc:date>2013-07-01T15:11:14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26" table:row="107" table:table="1"/>
          <office:change-info>
            <dc:creator>Phil Birkelbach</dc:creator>
            <dc:date>2013-07-01T15:11:18</dc:date>
          </office:change-info>
          <table:previous table:id="ct605">
            <table:change-track-table-cell office:value-type="string">
              <text:p>WATTS</text:p>
            </table:change-track-table-cell>
          </table:previous>
        </table:cell-content-change>
        <table:cell-content-change table:id="ct607" table:acceptance-state="accepted">
          <table:cell-address table:column="26" table:row="108" table:table="1"/>
          <office:change-info>
            <dc:creator>Phil Birkelbach</dc:creator>
            <dc:date>2013-07-01T15:11:24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26" table:row="109" table:table="1"/>
          <office:change-info>
            <dc:creator>Phil Birkelbach</dc:creator>
            <dc:date>2013-07-01T15:11:28</dc:date>
          </office:change-info>
          <table:previous>
            <table:change-track-table-cell/>
          </table:previous>
        </table:cell-content-change>
        <table:cell-content-change table:id="ct609" table:acceptance-state="accepted">
          <table:cell-address table:column="26" table:row="110" table:table="1"/>
          <office:change-info>
            <dc:creator>Phil Birkelbach</dc:creator>
            <dc:date>2013-07-01T15:11:35</dc:date>
          </office:change-info>
          <table:previous>
            <table:change-track-table-cell/>
          </table:previous>
        </table:cell-content-change>
        <table:cell-content-change table:id="ct610" table:acceptance-state="accepted">
          <table:cell-address table:column="26" table:row="111" table:table="1"/>
          <office:change-info>
            <dc:creator>Phil Birkelbach</dc:creator>
            <dc:date>2013-07-01T15:11:39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6" table:row="112" table:table="1"/>
          <office:change-info>
            <dc:creator>Phil Birkelbach</dc:creator>
            <dc:date>2013-07-01T15:11:42</dc:date>
          </office:change-info>
          <table:previous>
            <table:change-track-table-cell/>
          </table:previous>
        </table:cell-content-change>
        <table:cell-content-change table:id="ct612" table:acceptance-state="accepted">
          <table:cell-address table:column="26" table:row="113" table:table="1"/>
          <office:change-info>
            <dc:creator>Phil Birkelbach</dc:creator>
            <dc:date>2013-07-01T15:11:44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6" table:row="114" table:table="1"/>
          <office:change-info>
            <dc:creator>Phil Birkelbach</dc:creator>
            <dc:date>2013-07-01T15:11:47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6" table:row="114" table:table="1"/>
          <office:change-info>
            <dc:creator>Phil Birkelbach</dc:creator>
            <dc:date>2013-07-01T15:11:49</dc:date>
          </office:change-info>
          <table:previous table:id="ct613">
            <table:change-track-table-cell office:value-type="string">
              <text:p>OILPS</text:p>
            </table:change-track-table-cell>
          </table:previous>
        </table:cell-content-change>
        <table:cell-content-change table:id="ct615" table:acceptance-state="accepted">
          <table:cell-address table:column="26" table:row="115" table:table="1"/>
          <office:change-info>
            <dc:creator>Phil Birkelbach</dc:creator>
            <dc:date>2013-07-01T15:11:55</dc:date>
          </office:change-info>
          <table:previous>
            <table:change-track-table-cell/>
          </table:previous>
        </table:cell-content-change>
        <table:cell-content-change table:id="ct616" table:acceptance-state="accepted">
          <table:cell-address table:column="26" table:row="116" table:table="1"/>
          <office:change-info>
            <dc:creator>Phil Birkelbach</dc:creator>
            <dc:date>2013-07-01T15:12:05</dc:date>
          </office:change-info>
          <table:previous>
            <table:change-track-table-cell/>
          </table:previous>
        </table:cell-content-change>
        <table:cell-content-change table:id="ct617" table:acceptance-state="accepted">
          <table:cell-address table:column="26" table:row="117" table:table="1"/>
          <office:change-info>
            <dc:creator>Phil Birkelbach</dc:creator>
            <dc:date>2013-07-01T15:12:17</dc:date>
          </office:change-info>
          <table:previous>
            <table:change-track-table-cell/>
          </table:previous>
        </table:cell-content-change>
        <table:cell-content-change table:id="ct618" table:acceptance-state="accepted">
          <table:cell-address table:column="26" table:row="117" table:table="1"/>
          <office:change-info>
            <dc:creator>Phil Birkelbach</dc:creator>
            <dc:date>2013-07-01T15:12:22</dc:date>
          </office:change-info>
          <table:previous table:id="ct617">
            <table:change-track-table-cell office:value-type="string">
              <text:p>FUELL</text:p>
            </table:change-track-table-cell>
          </table:previous>
        </table:cell-content-change>
        <table:cell-content-change table:id="ct619" table:acceptance-state="accepted">
          <table:cell-address table:column="26" table:row="118" table:table="1"/>
          <office:change-info>
            <dc:creator>Phil Birkelbach</dc:creator>
            <dc:date>2013-07-01T15:12:31</dc:date>
          </office:change-info>
          <table:previous>
            <table:change-track-table-cell/>
          </table:previous>
        </table:cell-content-change>
        <table:cell-content-change table:id="ct620" table:acceptance-state="accepted">
          <table:cell-address table:column="26" table:row="104" table:table="1"/>
          <office:change-info>
            <dc:creator>Phil Birkelbach</dc:creator>
            <dc:date>2013-07-01T15:12:36</dc:date>
          </office:change-info>
          <table:previous table:id="ct601">
            <table:change-track-table-cell office:value-type="string">
              <text:p>FUELPR</text:p>
            </table:change-track-table-cell>
          </table:previous>
        </table:cell-content-change>
        <table:cell-content-change table:id="ct621" table:acceptance-state="accepted">
          <table:cell-address table:column="26" table:row="119" table:table="1"/>
          <office:change-info>
            <dc:creator>Phil Birkelbach</dc:creator>
            <dc:date>2013-07-01T15:12:44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26" table:row="120" table:table="1"/>
          <office:change-info>
            <dc:creator>Phil Birkelbach</dc:creator>
            <dc:date>2013-07-01T15:12:5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6" table:row="121" table:table="1"/>
          <office:change-info>
            <dc:creator>Phil Birkelbach</dc:creator>
            <dc:date>2013-07-01T15:12:58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6" table:row="217" table:table="1"/>
          <office:change-info>
            <dc:creator>Phil Birkelbach</dc:creator>
            <dc:date>2013-07-01T15:13:53</dc:date>
          </office:change-info>
          <table:previous>
            <table:change-track-table-cell/>
          </table:previous>
        </table:cell-content-change>
        <table:cell-content-change table:id="ct625" table:acceptance-state="accepted">
          <table:cell-address table:column="26" table:row="218" table:table="1"/>
          <office:change-info>
            <dc:creator>Phil Birkelbach</dc:creator>
            <dc:date>2013-07-01T15:13:56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26" table:row="219" table:table="1"/>
          <office:change-info>
            <dc:creator>Phil Birkelbach</dc:creator>
            <dc:date>2013-07-01T15:14:01</dc:date>
          </office:change-info>
          <table:previous>
            <table:change-track-table-cell/>
          </table:previous>
        </table:cell-content-change>
        <table:cell-content-change table:id="ct627" table:acceptance-state="accepted">
          <table:cell-address table:column="26" table:row="220" table:table="1"/>
          <office:change-info>
            <dc:creator>Phil Birkelbach</dc:creator>
            <dc:date>2013-07-01T15:14:08</dc:date>
          </office:change-info>
          <table:previous>
            <table:change-track-table-cell/>
          </table:previous>
        </table:cell-content-change>
        <table:cell-content-change table:id="ct628" table:acceptance-state="accepted">
          <table:cell-address table:column="26" table:row="221" table:table="1"/>
          <office:change-info>
            <dc:creator>Phil Birkelbach</dc:creator>
            <dc:date>2013-07-01T15:14:11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26" table:row="222" table:table="1"/>
          <office:change-info>
            <dc:creator>Phil Birkelbach</dc:creator>
            <dc:date>2013-07-01T15:14:16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26" table:row="223" table:table="1"/>
          <office:change-info>
            <dc:creator>Phil Birkelbach</dc:creator>
            <dc:date>2013-07-01T15:14:18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26" table:row="224" table:table="1"/>
          <office:change-info>
            <dc:creator>Phil Birkelbach</dc:creator>
            <dc:date>2013-07-01T15:14:22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26" table:row="225" table:table="1"/>
          <office:change-info>
            <dc:creator>Phil Birkelbach</dc:creator>
            <dc:date>2013-07-01T15:14:25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26" table:row="226" table:table="1"/>
          <office:change-info>
            <dc:creator>Phil Birkelbach</dc:creator>
            <dc:date>2013-07-01T15:14:3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26" table:row="226" table:table="1"/>
          <office:change-info>
            <dc:creator>Phil Birkelbach</dc:creator>
            <dc:date>2013-07-01T15:14:34</dc:date>
          </office:change-info>
          <table:previous table:id="ct633">
            <table:change-track-table-cell office:value-type="string">
              <text:p>ALTVOL</text:p>
            </table:change-track-table-cell>
          </table:previous>
        </table:cell-content-change>
        <table:cell-content-change table:id="ct635" table:acceptance-state="accepted">
          <table:cell-address table:column="26" table:row="227" table:table="1"/>
          <office:change-info>
            <dc:creator>Phil Birkelbach</dc:creator>
            <dc:date>2013-07-01T15:14:42</dc:date>
          </office:change-info>
          <table:previous>
            <table:change-track-table-cell/>
          </table:previous>
        </table:cell-content-change>
        <table:cell-content-change table:id="ct636" table:acceptance-state="accepted">
          <table:cell-address table:column="26" table:row="228" table:table="1"/>
          <office:change-info>
            <dc:creator>Phil Birkelbach</dc:creator>
            <dc:date>2013-07-01T15:14:45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6" table:row="229" table:table="1"/>
          <office:change-info>
            <dc:creator>Phil Birkelbach</dc:creator>
            <dc:date>2013-07-01T15:14:52</dc:date>
          </office:change-info>
          <table:previous>
            <table:change-track-table-cell/>
          </table:previous>
        </table:cell-content-change>
        <table:cell-content-change table:id="ct638" table:acceptance-state="accepted">
          <table:cell-address table:column="26" table:row="245" table:table="1"/>
          <office:change-info>
            <dc:creator>Phil Birkelbach</dc:creator>
            <dc:date>2013-07-01T15:15:04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6" table:row="249" table:table="1"/>
          <office:change-info>
            <dc:creator>Phil Birkelbach</dc:creator>
            <dc:date>2013-07-01T15:15:1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6" table:row="250" table:table="1"/>
          <office:change-info>
            <dc:creator>Phil Birkelbach</dc:creator>
            <dc:date>2013-07-01T15:15:12</dc:date>
          </office:change-info>
          <table:previous>
            <table:change-track-table-cell/>
          </table:previous>
        </table:cell-content-change>
        <table:cell-content-change table:id="ct641" table:acceptance-state="accepted">
          <table:cell-address table:column="26" table:row="256" table:table="1"/>
          <office:change-info>
            <dc:creator>Phil Birkelbach</dc:creator>
            <dc:date>2013-07-01T15:15:16</dc:date>
          </office:change-info>
          <table:previous>
            <table:change-track-table-cell/>
          </table:previous>
        </table:cell-content-change>
        <table:cell-content-change table:id="ct642" table:acceptance-state="accepted">
          <table:cell-address table:column="26" table:row="256" table:table="1"/>
          <office:change-info>
            <dc:creator>Phil Birkelbach</dc:creator>
            <dc:date>2013-07-01T15:15:19</dc:date>
          </office:change-info>
          <table:previous table:id="ct641">
            <table:change-track-table-cell office:value-type="string">
              <text:p>IDentifier</text:p>
            </table:change-track-table-cell>
          </table:previous>
        </table:cell-content-change>
        <table:cell-content-change table:id="ct643" table:acceptance-state="accepted">
          <table:cell-address table:column="5" table:row="42" table:table="1"/>
          <office:change-info>
            <dc:creator>Phil Birkelbach</dc:creator>
            <dc:date>2013-07-22T13:50:47</dc:date>
          </office:change-info>
          <table:previous table:id="ct543">
            <table:change-track-table-cell office:value-type="string">
              <text:p>-90 to 90</text:p>
            </table:change-track-table-cell>
          </table:previous>
        </table:cell-content-change>
        <table:cell-content-change table:id="ct644" table:acceptance-state="accepted">
          <table:cell-address table:column="6" table:row="98" table:table="1"/>
          <office:change-info>
            <dc:creator>Phil Birkelbach</dc:creator>
            <dc:date>2014-04-28T16:52:51.986584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6" table:row="99" table:table="1"/>
          <office:change-info>
            <dc:creator>Phil Birkelbach</dc:creator>
            <dc:date>2014-04-28T16:52:54.253262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3" table:row="68" table:table="1"/>
          <office:change-info>
            <dc:creator>Phil Birkelbach</dc:creator>
            <dc:date>2014-05-02T16:07:25.933227000</dc:date>
          </office:change-info>
          <table:previous>
            <table:change-track-table-cell office:value-type="string">
              <text:p>In Flight Threshold</text:p>
            </table:change-track-table-cell>
          </table:previous>
        </table:cell-content-change>
        <table:movement table:id="ct647" table:acceptance-state="accepted">
          <table:source-range-address table:column="26" table:row="37" table:table="1"/>
          <table:target-range-address table:column="26" table:row="38" table:table="1"/>
          <office:change-info>
            <dc:creator>Phil Birkelbach</dc:creator>
            <dc:date>2014-09-09T17:02:53.052212000</dc:date>
          </office:change-info>
        </table:movement>
        <table:cell-content-change table:id="ct648" table:acceptance-state="accepted">
          <table:cell-address table:column="26" table:row="18" table:table="1"/>
          <office:change-info>
            <dc:creator>Phil Birkelbach</dc:creator>
            <dc:date>2014-09-09T17:08:11.726374000</dc:date>
          </office:change-info>
          <table:previous>
            <table:change-track-table-cell/>
          </table:previous>
        </table:cell-content-change>
        <table:cell-content-change table:id="ct649" table:acceptance-state="accepted">
          <table:cell-address table:column="26" table:row="19" table:table="1"/>
          <office:change-info>
            <dc:creator>Phil Birkelbach</dc:creator>
            <dc:date>2014-09-09T17:08:15.550437000</dc:date>
          </office:change-info>
          <table:previous>
            <table:change-track-table-cell/>
          </table:previous>
        </table:cell-content-change>
        <table:cell-content-change table:id="ct650" table:acceptance-state="accepted">
          <table:cell-address table:column="26" table:row="20" table:table="1"/>
          <office:change-info>
            <dc:creator>Phil Birkelbach</dc:creator>
            <dc:date>2014-09-09T17:08:19.622203000</dc:date>
          </office:change-info>
          <table:previous>
            <table:change-track-table-cell/>
          </table:previous>
        </table:cell-content-change>
        <table:cell-content-change table:id="ct651" table:acceptance-state="accepted">
          <table:cell-address table:column="26" table:row="21" table:table="1"/>
          <office:change-info>
            <dc:creator>Phil Birkelbach</dc:creator>
            <dc:date>2014-09-09T17:08:31.166341000</dc:date>
          </office:change-info>
          <table:previous>
            <table:change-track-table-cell/>
          </table:previous>
        </table:cell-content-change>
        <table:cell-content-change table:id="ct652" table:acceptance-state="accepted">
          <table:cell-address table:column="26" table:row="22" table:table="1"/>
          <office:change-info>
            <dc:creator>Phil Birkelbach</dc:creator>
            <dc:date>2014-09-09T17:08:35.838393000</dc:date>
          </office:change-info>
          <table:previous>
            <table:change-track-table-cell/>
          </table:previous>
        </table:cell-content-change>
        <table:cell-content-change table:id="ct653" table:acceptance-state="accepted">
          <table:cell-address table:column="26" table:row="23" table:table="1"/>
          <office:change-info>
            <dc:creator>Phil Birkelbach</dc:creator>
            <dc:date>2014-09-09T17:08:39.638237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26" table:row="24" table:table="1"/>
          <office:change-info>
            <dc:creator>Phil Birkelbach</dc:creator>
            <dc:date>2014-09-09T17:08:42.062275000</dc:date>
          </office:change-info>
          <table:previous>
            <table:change-track-table-cell/>
          </table:previous>
        </table:cell-content-change>
        <table:cell-content-change table:id="ct655" table:acceptance-state="accepted">
          <table:cell-address table:column="26" table:row="25" table:table="1"/>
          <office:change-info>
            <dc:creator>Phil Birkelbach</dc:creator>
            <dc:date>2014-09-09T17:08:45.582326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6" table:row="26" table:table="1"/>
          <office:change-info>
            <dc:creator>Phil Birkelbach</dc:creator>
            <dc:date>2014-09-09T17:09:03.182291000</dc:date>
          </office:change-info>
          <table:previous>
            <table:change-track-table-cell/>
          </table:previous>
        </table:cell-content-change>
        <table:cell-content-change table:id="ct657" table:acceptance-state="accepted">
          <table:cell-address table:column="26" table:row="26" table:table="1"/>
          <office:change-info>
            <dc:creator>Phil Birkelbach</dc:creator>
            <dc:date>2014-09-09T17:09:16.894445000</dc:date>
          </office:change-info>
          <table:previous table:id="ct656">
            <table:change-track-table-cell office:value-type="string">
              <text:p>CTLTHR#</text:p>
            </table:change-track-table-cell>
          </table:previous>
        </table:cell-content-change>
        <table:cell-content-change table:id="ct658" table:acceptance-state="accepted">
          <table:cell-address table:column="26" table:row="27" table:table="1"/>
          <office:change-info>
            <dc:creator>Phil Birkelbach</dc:creator>
            <dc:date>2014-09-09T17:09:22.126324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6" table:row="28" table:table="1"/>
          <office:change-info>
            <dc:creator>Phil Birkelbach</dc:creator>
            <dc:date>2014-09-09T17:09:26.934314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6" table:row="29" table:table="1"/>
          <office:change-info>
            <dc:creator>Phil Birkelbach</dc:creator>
            <dc:date>2014-09-09T17:09:31.470309000</dc:date>
          </office:change-info>
          <table:previous>
            <table:change-track-table-cell/>
          </table:previous>
        </table:cell-content-change>
        <table:cell-content-change table:id="ct661" table:acceptance-state="accepted">
          <table:cell-address table:column="26" table:row="18" table:table="1"/>
          <office:change-info>
            <dc:creator>Phil Birkelbach</dc:creator>
            <dc:date>2014-09-09T17:15:34.200921000</dc:date>
          </office:change-info>
          <table:previous table:id="ct648">
            <table:change-track-table-cell office:value-type="string">
              <text:p>CTLPITCH</text:p>
            </table:change-track-table-cell>
          </table:previous>
        </table:cell-content-change>
        <table:cell-content-change table:id="ct662" table:acceptance-state="accepted">
          <table:cell-address table:column="26" table:row="118" table:table="1"/>
          <office:change-info>
            <dc:creator>Phil Birkelbach</dc:creator>
            <dc:date>2016-05-18T22:25:01.646612000</dc:date>
          </office:change-info>
          <table:previous table:id="ct619">
            <table:change-track-table-cell office:value-type="string">
              <text:p>FUELPR</text:p>
            </table:change-track-table-cell>
          </table:previous>
        </table:cell-content-change>
        <table:cell-content-change table:id="ct663" table:acceptance-state="accepted">
          <table:cell-address table:column="26" table:row="117" table:table="1"/>
          <office:change-info>
            <dc:creator>Phil Birkelbach</dc:creator>
            <dc:date>2016-05-18T22:25:13.261553000</dc:date>
          </office:change-info>
          <table:previous table:id="ct618">
            <table:change-track-table-cell office:value-type="string">
              <text:p>FUELQT</text:p>
            </table:change-track-table-cell>
          </table:previous>
        </table:cell-content-change>
        <table:cell-content-change table:id="ct664" table:acceptance-state="accepted">
          <table:cell-address table:column="26" table:row="112" table:table="1"/>
          <office:change-info>
            <dc:creator>Phil Birkelbach</dc:creator>
            <dc:date>2016-05-18T22:25:30.315269000</dc:date>
          </office:change-info>
          <table:previous table:id="ct611">
            <table:change-track-table-cell office:value-type="string">
              <text:p>FUELPR</text:p>
            </table:change-track-table-cell>
          </table:previous>
        </table:cell-content-change>
        <table:cell-content-change table:id="ct665" table:acceptance-state="accepted">
          <table:cell-address table:column="26" table:row="111" table:table="1"/>
          <office:change-info>
            <dc:creator>Phil Birkelbach</dc:creator>
            <dc:date>2016-05-18T22:25:34.363791000</dc:date>
          </office:change-info>
          <table:previous table:id="ct610">
            <table:change-track-table-cell office:value-type="string">
              <text:p>FUELFL</text:p>
            </table:change-track-table-cell>
          </table:previous>
        </table:cell-content-change>
        <table:cell-content-change table:id="ct666" table:acceptance-state="accepted">
          <table:cell-address table:column="26" table:row="118" table:table="1"/>
          <office:change-info>
            <dc:creator>Phil Birkelbach</dc:creator>
            <dc:date>2016-05-18T22:26:00.267302000</dc:date>
          </office:change-info>
          <table:previous table:id="ct662">
            <table:change-track-table-cell office:value-type="string">
              <text:p>FUELP</text:p>
            </table:change-track-table-cell>
          </table:previous>
        </table:cell-content-change>
        <table:cell-content-change table:id="ct667" table:acceptance-state="accepted">
          <table:cell-address table:column="11" table:row="42" table:table="1"/>
          <office:change-info>
            <dc:creator>Phil Birkelbach</dc:creator>
            <dc:date>2016-05-18T22:32:42.817957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8" table:acceptance-state="accepted">
          <table:cell-address table:column="11" table:row="43" table:table="1"/>
          <office:change-info>
            <dc:creator>Phil Birkelbach</dc:creator>
            <dc:date>2016-05-18T22:32:42.818000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9" table:acceptance-state="accepted">
          <table:cell-address table:column="12" table:row="42" table:table="1"/>
          <office:change-info>
            <dc:creator>Phil Birkelbach</dc:creator>
            <dc:date>2016-05-18T22:32:42.818015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0" table:acceptance-state="accepted">
          <table:cell-address table:column="12" table:row="43" table:table="1"/>
          <office:change-info>
            <dc:creator>Phil Birkelbach</dc:creator>
            <dc:date>2016-05-18T22:32:42.818038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1" table:acceptance-state="accepted">
          <table:cell-address table:column="26" table:row="64" table:table="1"/>
          <office:change-info>
            <dc:creator> </dc:creator>
            <dc:date>2016-06-15T13:18:11.514540304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26" table:row="65" table:table="1"/>
          <office:change-info>
            <dc:creator> </dc:creator>
            <dc:date>2016-06-15T13:22:11.943617464</dc:date>
          </office:change-info>
          <table:previous table:id="ct586">
            <table:change-track-table-cell office:value-type="string">
              <text:p>OBI</text:p>
            </table:change-track-table-cell>
          </table:previous>
        </table:cell-content-change>
        <table:cell-content-change table:id="ct673" table:acceptance-state="accepted">
          <table:cell-address table:column="9" table:row="16" table:table="1"/>
          <office:change-info>
            <dc:creator>Phil Birkelbach</dc:creator>
            <dc:date>2016-06-19T21:25:58.261663164</dc:date>
          </office:change-info>
          <table:previous table:id="ct312">
            <table:change-track-table-cell/>
          </table:previous>
        </table:cell-content-change>
        <table:cell-content-change table:id="ct674" table:acceptance-state="accepted">
          <table:cell-address table:column="9" table:row="134" table:table="1"/>
          <office:change-info>
            <dc:creator>Phil Birkelbach</dc:creator>
            <dc:date>2016-06-19T22:50:05.779148298</dc:date>
          </office:change-info>
          <table:previous>
            <table:change-track-table-cell/>
          </table:previous>
        </table:cell-content-change>
        <table:cell-content-change table:id="ct675" table:acceptance-state="accepted">
          <table:cell-address table:column="2" table:row="47" table:table="3"/>
          <office:change-info>
            <dc:creator> </dc:creator>
            <dc:date>2016-06-29T18:39:04.543654259</dc:date>
          </office:change-info>
          <table:previous>
            <table:change-track-table-cell office:value-type="string">
              <text:p>Air Data</text:p>
            </table:change-track-table-cell>
          </table:previous>
        </table:cell-content-change>
        <table:movement table:id="ct676" table:acceptance-state="accepted">
          <table:source-range-address table:column="2" table:row="48" table:table="3"/>
          <table:target-range-address table:start-column="2" table:start-row="47" table:start-table="3" table:end-column="2" table:end-row="48" table:end-table="3"/>
          <office:change-info>
            <dc:creator> </dc:creator>
            <dc:date>2016-06-29T18:39:06.923139045</dc:date>
          </office:change-info>
          <table:dependencies>
            <table:dependency table:id="ct677"/>
          </table:dependencies>
          <table:deletions>
            <table:cell-content-deletion>
              <table:cell-address table:column="2" table:row="48" table:table="3"/>
              <table:change-track-table-cell office:value-type="string">
                <text:p>OAT Input</text:p>
              </table:change-track-table-cell>
            </table:cell-content-deletion>
            <table:cell-content-deletion table:id="ct675">
              <table:change-track-table-cell/>
            </table:cell-content-deletion>
          </table:deletions>
        </table:movement>
        <table:deletion table:id="ct677" table:acceptance-state="accepted" table:type="row" table:position="49" table:table="3">
          <office:change-info>
            <dc:creator> </dc:creator>
            <dc:date>2016-06-29T18:39:14.664946679</dc:date>
          </office:change-info>
          <table:deletions>
            <table:cell-content-deletion>
              <table:cell-address table:column="2" table:row="49" table:table="3"/>
              <table:change-track-table-cell office:value-type="string">
                <text:p>Radar Altimeter</text:p>
              </table:change-track-table-cell>
            </table:cell-content-deletion>
            <table:cell-content-deletion>
              <table:cell-address table:column="0" table:row="49" table:table="3"/>
              <table:change-track-table-cell table:cell-address="DeviceTypes.A50" table:formula="of:=[.A49]+1" office:value-type="float" office:value="57"/>
            </table:cell-content-deletion>
            <table:cell-content-deletion>
              <table:cell-address table:column="1" table:row="49" table:table="3"/>
              <table:change-track-table-cell table:cell-address="DeviceTypes.B50" table:formula="of:=&quot;0x&quot; &amp; DEC2HEX([.A50])" office:value-type="string">
                <text:p>0x0</text:p>
              </table:change-track-table-cell>
            </table:cell-content-deletion>
          </table:deletions>
          <table:cut-offs>
            <table:movement-cut-off table:id="ct676" table:start-position="-1" table:end-position="0"/>
          </table:cut-offs>
        </table:deletion>
        <table:insertion table:id="ct678" table:acceptance-state="accepted" table:type="row" table:position="104" table:table="3">
          <office:change-info>
            <dc:creator> </dc:creator>
            <dc:date>2016-06-29T18:40:01.052683229</dc:date>
          </office:change-info>
          <table:dependencies>
            <table:dependency table:id="ct681"/>
            <table:dependency table:id="ct680"/>
            <table:dependency table:id="ct679"/>
          </table:dependencies>
        </table:insertion>
        <table:cell-content-change table:id="ct679" table:acceptance-state="accepted">
          <table:cell-address table:column="0" table:row="104" table:table="3"/>
          <office:change-info>
            <dc:creator> </dc:creator>
            <dc:date>2016-06-29T18:40:06.456090784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1" table:row="104" table:table="3"/>
          <office:change-info>
            <dc:creator> </dc:creator>
            <dc:date>2016-06-29T18:40:09.965525554</dc:date>
          </office:change-info>
          <table:previous>
            <table:change-track-table-cell/>
          </table:previous>
        </table:cell-content-change>
        <table:cell-content-change table:id="ct681" table:acceptance-state="accepted">
          <table:cell-address table:column="2" table:row="104" table:table="3"/>
          <office:change-info>
            <dc:creator> </dc:creator>
            <dc:date>2016-06-29T18:40:25.566663562</dc:date>
          </office:change-info>
          <table:previous>
            <table:change-track-table-cell/>
          </table:previous>
        </table:cell-content-change>
        <table:cell-content-change table:id="ct682">
          <table:cell-address table:column="6" table:row="166" table:table="1"/>
          <office:change-info>
            <dc:creator> </dc:creator>
            <dc:date>2017-12-03T04:03:43.449877847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3">
          <table:cell-address table:column="6" table:row="167" table:table="1"/>
          <office:change-info>
            <dc:creator> </dc:creator>
            <dc:date>2017-12-03T04:03:51.991194162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4">
          <table:cell-address table:column="6" table:row="166" table:table="1"/>
          <office:change-info>
            <dc:creator> </dc:creator>
            <dc:date>2017-12-03T04:41:22.158447990</dc:date>
          </office:change-info>
          <table:previous table:id="ct682">
            <table:change-track-table-cell office:value-type="string">
              <text:p>0.01 inHg</text:p>
            </table:change-track-table-cell>
          </table:previous>
        </table:cell-content-change>
        <table:cell-content-change table:id="ct685">
          <table:cell-address table:column="6" table:row="167" table:table="1"/>
          <office:change-info>
            <dc:creator> </dc:creator>
            <dc:date>2017-12-03T04:41:27.375464188</dc:date>
          </office:change-info>
          <table:previous table:id="ct683">
            <table:change-track-table-cell office:value-type="string">
              <text:p>0.01 inHg</text:p>
            </table:change-track-table-cell>
          </table:previous>
        </table:cell-content-change>
        <table:cell-content-change table:id="ct686">
          <table:cell-address table:column="8" table:row="16" table:table="1"/>
          <office:change-info>
            <dc:creator> </dc:creator>
            <dc:date>2018-02-23T16:33:01.994589357</dc:date>
          </office:change-info>
          <table:previous table:id="ct314">
            <table:change-track-table-cell office:value-type="string">
              <text:p>INT</text:p>
            </table:change-track-table-cell>
          </table:previous>
        </table:cell-content-change>
        <table:cell-content-change table:id="ct687">
          <table:cell-address table:column="10" table:row="16" table:table="1"/>
          <office:change-info>
            <dc:creator> </dc:creator>
            <dc:date>2018-02-23T16:33:47.864929354</dc:date>
          </office:change-info>
          <table:previous table:id="ct460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88">
          <table:cell-address table:column="8" table:row="134" table:table="1"/>
          <office:change-info>
            <dc:creator> </dc:creator>
            <dc:date>2018-02-23T16:34:16.401578919</dc:date>
          </office:change-info>
          <table:previous table:id="ct513">
            <table:change-track-table-cell office:value-type="string">
              <text:p>INT</text:p>
            </table:change-track-table-cell>
          </table:previous>
        </table:cell-content-change>
        <table:cell-content-change table:id="ct689">
          <table:cell-address table:column="10" table:row="134" table:table="1"/>
          <office:change-info>
            <dc:creator> </dc:creator>
            <dc:date>2018-02-23T16:34:16.401602517</dc:date>
          </office:change-info>
          <table:previous table:id="ct516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90">
          <table:cell-address table:column="4" table:row="9" table:table="1"/>
          <office:change-info>
            <dc:creator> </dc:creator>
            <dc:date>2018-02-23T19:40:33.321525939</dc:date>
          </office:change-info>
          <table:previous>
            <table:change-track-table-cell office:value-type="string">
              <text:p>AutoPilot Commands</text:p>
            </table:change-track-table-cell>
          </table:previous>
        </table:cell-content-change>
        <table:cell-content-change table:id="ct691">
          <table:cell-address table:column="3" table:row="117" table:table="1"/>
          <office:change-info>
            <dc:creator> </dc:creator>
            <dc:date>2018-02-23T19:43:56.632151703</dc:date>
          </office:change-info>
          <table:previous table:id="ct49">
            <table:change-track-table-cell office:value-type="float" office:value="2"/>
          </table:previous>
        </table:cell-content-change>
        <table:cell-content-change table:id="ct692">
          <table:cell-address table:column="3" table:row="157" table:table="1"/>
          <office:change-info>
            <dc:creator> </dc:creator>
            <dc:date>2018-02-23T19:45:30.401055798</dc:date>
          </office:change-info>
          <table:previous>
            <table:change-track-table-cell office:value-type="float" office:value="1"/>
          </table:previous>
        </table:cell-content-change>
        <table:cell-content-change table:id="ct693">
          <table:cell-address table:column="3" table:row="159" table:table="1"/>
          <office:change-info>
            <dc:creator> </dc:creator>
            <dc:date>2018-02-23T19:48:48.599739558</dc:date>
          </office:change-info>
          <table:previous table:id="ct263">
            <table:change-track-table-cell office:value-type="float" office:value="4"/>
          </table:previous>
        </table:cell-content-change>
        <table:cell-content-change table:id="ct694">
          <table:cell-address table:column="8" table:row="249" table:table="1"/>
          <office:change-info>
            <dc:creator> </dc:creator>
            <dc:date>2018-04-27T20:22:53.198746553</dc:date>
          </office:change-info>
          <table:previous>
            <table:change-track-table-cell office:value-type="string">
              <text:p>USHORT[3]</text:p>
            </table:change-track-table-cell>
          </table:previous>
        </table:cell-content-change>
        <table:cell-content-change table:id="ct695">
          <table:cell-address table:column="5" table:row="249" table:table="1"/>
          <office:change-info>
            <dc:creator> </dc:creator>
            <dc:date>2018-04-27T20:23:00.687507383</dc:date>
          </office:change-info>
          <table:previous>
            <table:change-track-table-cell office:value-type="string">
              <text:p>Hour, Min, Sec</text:p>
            </table:change-track-table-cell>
          </table:previous>
        </table:cell-content-change>
        <table:cell-content-change table:id="ct696">
          <table:cell-address table:column="6" table:row="32" table:table="1"/>
          <office:change-info>
            <dc:creator> </dc:creator>
            <dc:date>2018-05-02T21:29:37.691489479</dc:date>
          </office:change-info>
          <table:previous>
            <table:change-track-table-cell office:value-type="string">
              <text:p>0.01º</text:p>
            </table:change-track-table-cell>
          </table:previous>
        </table:cell-content-change>
        <table:cell-content-change table:id="ct697">
          <table:cell-address table:column="6" table:row="32" table:table="1"/>
          <office:change-info>
            <dc:creator> </dc:creator>
            <dc:date>2018-05-02T21:30:36.432661924</dc:date>
          </office:change-info>
          <table:previous table:id="ct696">
            <table:change-track-table-cell office:value-type="string">
              <text:p>0.01</text:p>
            </table:change-track-table-cell>
          </table:previous>
        </table:cell-content-change>
        <table:cell-content-change table:id="ct698">
          <table:cell-address table:column="6" table:row="32" table:table="1"/>
          <office:change-info>
            <dc:creator> </dc:creator>
            <dc:date>2018-05-02T21:33:17.659749947</dc:date>
          </office:change-info>
          <table:previous table:id="ct697">
            <table:change-track-table-cell office:value-type="string">
              <text:p>0.01deg</text:p>
            </table:change-track-table-cell>
          </table:previous>
        </table:cell-content-change>
        <table:cell-content-change table:id="ct699">
          <table:cell-address table:column="6" table:row="32" table:table="1"/>
          <office:change-info>
            <dc:creator> </dc:creator>
            <dc:date>2018-05-02T21:41:05.522834893</dc:date>
          </office:change-info>
          <table:previous table:id="ct698">
            <table:change-track-table-cell office:value-type="string">
              <text:p>0.01</text:p>
            </table:change-track-table-cell>
          </table:previous>
        </table:cell-content-change>
        <table:cell-content-change table:id="ct700">
          <table:cell-address table:column="6" table:row="125" table:table="1"/>
          <office:change-info>
            <dc:creator> </dc:creator>
            <dc:date>2018-05-02T21:56:22.883930212</dc:date>
          </office:change-info>
          <table:previous>
            <table:change-track-table-cell office:value-type="float" office:value="0.001"/>
          </table:previous>
        </table:cell-content-change>
        <table:cell-content-change table:id="ct701">
          <table:cell-address table:column="6" table:row="251" table:table="1"/>
          <office:change-info>
            <dc:creator>Phil Birkelbach</dc:creator>
            <dc:date>2018-05-03T01:40:43.060182382</dc:date>
          </office:change-info>
          <table:previous>
            <table:change-track-table-cell/>
          </table:previous>
        </table:cell-content-change>
        <table:cell-content-change table:id="ct702">
          <table:cell-address table:column="1" table:row="257" table:table="1"/>
          <office:change-info>
            <dc:creator> </dc:creator>
            <dc:date>2018-05-04T15:36:48.414094474</dc:date>
          </office:change-info>
          <table:previous>
            <table:change-track-table-cell/>
          </table:previous>
        </table:cell-content-change>
        <table:cell-content-change table:id="ct703">
          <table:cell-address table:column="2" table:row="257" table:table="1"/>
          <office:change-info>
            <dc:creator> </dc:creator>
            <dc:date>2018-05-04T15:36:48.414212857</dc:date>
          </office:change-info>
          <table:previous>
            <table:change-track-table-cell/>
          </table:previous>
        </table:cell-content-change>
        <table:cell-content-change table:id="ct704">
          <table:cell-address table:column="3" table:row="257" table:table="1"/>
          <office:change-info>
            <dc:creator> </dc:creator>
            <dc:date>2018-05-04T15:36:48.414251386</dc:date>
          </office:change-info>
          <table:previous>
            <table:change-track-table-cell/>
          </table:previous>
        </table:cell-content-change>
        <table:cell-content-change table:id="ct705">
          <table:cell-address table:column="4" table:row="257" table:table="1"/>
          <office:change-info>
            <dc:creator> </dc:creator>
            <dc:date>2018-05-04T15:36:48.414273191</dc:date>
          </office:change-info>
          <table:previous>
            <table:change-track-table-cell/>
          </table:previous>
        </table:cell-content-change>
        <table:cell-content-change table:id="ct706">
          <table:cell-address table:column="8" table:row="257" table:table="1"/>
          <office:change-info>
            <dc:creator> </dc:creator>
            <dc:date>2018-05-04T15:36:48.414293729</dc:date>
          </office:change-info>
          <table:previous>
            <table:change-track-table-cell/>
          </table:previous>
        </table:cell-content-change>
        <table:cell-content-change table:id="ct707">
          <table:cell-address table:column="4" table:row="257" table:table="1"/>
          <office:change-info>
            <dc:creator> </dc:creator>
            <dc:date>2018-05-04T15:36:55.532995154</dc:date>
          </office:change-info>
          <table:previous table:id="ct705">
            <table:change-track-table-cell office:value-type="string">
              <text:p>Aircraft Identifier</text:p>
            </table:change-track-table-cell>
          </table:previous>
        </table:cell-content-change>
        <table:movement table:id="ct708">
          <table:source-range-address table:start-column="3" table:start-row="230" table:start-table="1" table:end-column="26" table:end-row="245" table:end-table="1"/>
          <table:target-range-address table:start-column="3" table:start-row="231" table:start-table="1" table:end-column="26" table:end-row="246" table:end-table="1"/>
          <office:change-info>
            <dc:creator>Phil Birkelbach</dc:creator>
            <dc:date>2018-05-04T22:43:10.943057745</dc:date>
          </office:change-info>
          <table:dependencies>
            <table:dependency table:id="ct724"/>
            <table:dependency table:id="ct723"/>
            <table:dependency table:id="ct721"/>
            <table:dependency table:id="ct719"/>
            <table:dependency table:id="ct718"/>
            <table:dependency table:id="ct714"/>
            <table:dependency table:id="ct713"/>
            <table:dependency table:id="ct710"/>
            <table:dependency table:id="ct709"/>
            <table:dependency table:id="ct4294966966"/>
            <table:dependency table:id="ct4294966948"/>
            <table:dependency table:id="ct4294966938"/>
            <table:dependency table:id="ct4294966914"/>
            <table:dependency table:id="ct4294966905"/>
            <table:dependency table:id="ct4294966896"/>
            <table:dependency table:id="ct4294966887"/>
            <table:dependency table:id="ct4294966878"/>
            <table:dependency table:id="ct4294966869"/>
          </table:dependencies>
          <table:deletions>
            <table:cell-content-deletion table:id="ct638">
              <table:change-track-table-cell office:value-type="string">
                <text:p>FTIME</text:p>
              </table:change-track-table-cell>
            </table:cell-content-deletion>
            <table:cell-content-deletion table:id="ct80">
              <table:change-track-table-cell office:value-type="float" office:value="2"/>
            </table:cell-content-deletion>
            <table:cell-content-deletion table:id="ct79">
              <table:change-track-table-cell office:value-type="float" office:value="2"/>
            </table:cell-content-deletion>
            <table:cell-content-deletion table:id="ct78">
              <table:change-track-table-cell office:value-type="float" office:value="2"/>
            </table:cell-content-deletion>
            <table:cell-content-deletion table:id="ct77">
              <table:change-track-table-cell office:value-type="float" office:value="2"/>
            </table:cell-content-deletion>
            <table:cell-content-deletion table:id="ct76">
              <table:change-track-table-cell office:value-type="float" office:value="2"/>
            </table:cell-content-deletion>
            <table:cell-content-deletion table:id="ct75">
              <table:change-track-table-cell office:value-type="float" office:value="2"/>
            </table:cell-content-deletion>
            <table:cell-content-deletion table:id="ct74">
              <table:change-track-table-cell office:value-type="float" office:value="2"/>
            </table:cell-content-deletion>
            <table:cell-content-deletion table:id="ct73">
              <table:change-track-table-cell office:value-type="float" office:value="2"/>
            </table:cell-content-deletion>
            <table:cell-content-deletion table:id="ct72">
              <table:change-track-table-cell office:value-type="float" office:value="2"/>
            </table:cell-content-deletion>
            <table:cell-content-deletion table:id="ct71">
              <table:change-track-table-cell office:value-type="float" office:value="2"/>
            </table:cell-content-deletion>
            <table:cell-content-deletion table:id="ct70">
              <table:change-track-table-cell office:value-type="float" office:value="2"/>
            </table:cell-content-deletion>
            <table:cell-content-deletion table:id="ct69">
              <table:change-track-table-cell office:value-type="float" office:value="2"/>
            </table:cell-content-deletion>
            <table:cell-content-deletion>
              <table:cell-address table:column="3" table:row="243" table:table="1"/>
              <table:change-track-table-cell office:value-type="float" office:value="4"/>
            </table:cell-content-deletion>
            <table:cell-content-deletion>
              <table:cell-address table:column="3" table:row="244" table:table="1"/>
              <table:change-track-table-cell office:value-type="float" office:value="4"/>
            </table:cell-content-deletion>
            <table:cell-content-deletion>
              <table:cell-address table:column="3" table:row="245" table:table="1"/>
              <table:change-track-table-cell office:value-type="float" office:value="1"/>
            </table:cell-content-deletion>
            <table:cell-content-deletion>
              <table:cell-address table:column="4" table:row="231" table:table="1"/>
              <table:change-track-table-cell office:value-type="string">
                <text:p>Gearbox Oil Pressure Switch</text:p>
              </table:change-track-table-cell>
            </table:cell-content-deletion>
            <table:cell-content-deletion>
              <table:cell-address table:column="4" table:row="232" table:table="1"/>
              <table:change-track-table-cell office:value-type="string">
                <text:p>Gearbox Oil Temperature Switch</text:p>
              </table:change-track-table-cell>
            </table:cell-content-deletion>
            <table:cell-content-deletion>
              <table:cell-address table:column="4" table:row="233" table:table="1"/>
              <table:change-track-table-cell office:value-type="string">
                <text:p>Gearbox Oil Quantity Switch</text:p>
              </table:change-track-table-cell>
            </table:cell-content-deletion>
            <table:cell-content-deletion>
              <table:cell-address table:column="4" table:row="234" table:table="1"/>
              <table:change-track-table-cell office:value-type="string">
                <text:p>Hydraulic Pressure Switch</text:p>
              </table:change-track-table-cell>
            </table:cell-content-deletion>
            <table:cell-content-deletion>
              <table:cell-address table:column="4" table:row="235" table:table="1"/>
              <table:change-track-table-cell office:value-type="string">
                <text:p>Hydraulic Temperature Switch</text:p>
              </table:change-track-table-cell>
            </table:cell-content-deletion>
            <table:cell-content-deletion>
              <table:cell-address table:column="4" table:row="236" table:table="1"/>
              <table:change-track-table-cell office:value-type="string">
                <text:p>Hydraulic Fluid Quantity Switch</text:p>
              </table:change-track-table-cell>
            </table:cell-content-deletion>
            <table:cell-content-deletion>
              <table:cell-address table:column="4" table:row="237" table:table="1"/>
              <table:change-track-table-cell office:value-type="string">
                <text:p>Gearbox Oil Pressure</text:p>
              </table:change-track-table-cell>
            </table:cell-content-deletion>
            <table:cell-content-deletion>
              <table:cell-address table:column="4" table:row="238" table:table="1"/>
              <table:change-track-table-cell office:value-type="string">
                <text:p>Gearbox Oil Temperature</text:p>
              </table:change-track-table-cell>
            </table:cell-content-deletion>
            <table:cell-content-deletion>
              <table:cell-address table:column="4" table:row="239" table:table="1"/>
              <table:change-track-table-cell office:value-type="string">
                <text:p>Gearbox Oil Quantity</text:p>
              </table:change-track-table-cell>
            </table:cell-content-deletion>
            <table:cell-content-deletion>
              <table:cell-address table:column="4" table:row="240" table:table="1"/>
              <table:change-track-table-cell office:value-type="string">
                <text:p>Hydraulic Pressure</text:p>
              </table:change-track-table-cell>
            </table:cell-content-deletion>
            <table:cell-content-deletion>
              <table:cell-address table:column="4" table:row="241" table:table="1"/>
              <table:change-track-table-cell office:value-type="string">
                <text:p>Hydraulic Temperature</text:p>
              </table:change-track-table-cell>
            </table:cell-content-deletion>
            <table:cell-content-deletion>
              <table:cell-address table:column="4" table:row="242" table:table="1"/>
              <table:change-track-table-cell office:value-type="string">
                <text:p>Hydraulic Fluid Quantity</text:p>
              </table:change-track-table-cell>
            </table:cell-content-deletion>
            <table:cell-content-deletion>
              <table:cell-address table:column="4" table:row="243" table:table="1"/>
              <table:change-track-table-cell office:value-type="string">
                <text:p>Tire Pressure</text:p>
              </table:change-track-table-cell>
            </table:cell-content-deletion>
            <table:cell-content-deletion>
              <table:cell-address table:column="4" table:row="244" table:table="1"/>
              <table:change-track-table-cell office:value-type="string">
                <text:p>Strut Pressure</text:p>
              </table:change-track-table-cell>
            </table:cell-content-deletion>
            <table:cell-content-deletion>
              <table:cell-address table:column="4" table:row="245" table:table="1"/>
              <table:change-track-table-cell office:value-type="string">
                <text:p>Flight Time</text:p>
              </table:change-track-table-cell>
            </table:cell-content-deletion>
            <table:cell-content-deletion>
              <table:cell-address table:column="5" table:row="239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5" table:row="242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6" table:row="237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38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39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0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1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42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3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4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5" table:table="1"/>
              <table:change-track-table-cell office:value-type="string">
                <text:p>0.1 Hours</text:p>
              </table:change-track-table-cell>
            </table:cell-content-deletion>
            <table:cell-content-deletion>
              <table:cell-address table:column="8" table:row="231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2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3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4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5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6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3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3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5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9" table:row="245" table:table="1"/>
              <table:change-track-table-cell office:value-type="string">
                <text:p>Flight</text:p>
              </table:change-track-table-cell>
            </table:cell-content-deletion>
            <table:cell-content-deletion>
              <table:cell-address table:column="10" table:row="231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2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3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4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5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6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45" table:table="1"/>
              <table:change-track-table-cell office:value-type="string">
                <text:p>0 Index = last flight, reverse chronological order from there</text:p>
              </table:change-track-table-cell>
            </table:cell-content-deletion>
            <table:cell-content-deletion>
              <table:cell-address table:column="11" table:row="237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38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39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0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1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2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3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4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2" table:row="237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38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39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0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1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2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3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4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4" table:row="237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38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39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0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1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2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3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4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5" table:row="237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38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39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0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1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2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3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4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6" table:row="237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38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39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0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1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2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3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4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7" table:row="237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38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39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0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1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2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3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4" table:table="1"/>
              <table:change-track-table-cell office:value-type="string">
                <text:p>High Alarm</text:p>
              </table:change-track-table-cell>
            </table:cell-content-deletion>
          </table:deletions>
        </table:movement>
        <table:cell-content-change table:id="ct709">
          <table:cell-address table:column="3" table:row="230" table:table="1"/>
          <office:change-info>
            <dc:creator>Phil Birkelbach</dc:creator>
            <dc:date>2018-05-04T22:43:16.100565335</dc:date>
          </office:change-info>
          <table:previous>
            <table:change-track-table-cell/>
          </table:previous>
        </table:cell-content-change>
        <table:cell-content-change table:id="ct710">
          <table:cell-address table:column="4" table:row="230" table:table="1"/>
          <office:change-info>
            <dc:creator>Phil Birkelbach</dc:creator>
            <dc:date>2018-05-04T22:43:24.709252601</dc:date>
          </office:change-info>
          <table:previous>
            <table:change-track-table-cell/>
          </table:previous>
        </table:cell-content-change>
        <table:cell-content-change table:id="ct711">
          <table:cell-address table:column="1" table:row="246" table:table="1"/>
          <office:change-info>
            <dc:creator>Phil Birkelbach</dc:creator>
            <dc:date>2018-05-04T22:43:30.785553999</dc:date>
          </office:change-info>
          <table:previous>
            <table:change-track-table-cell/>
          </table:previous>
        </table:cell-content-change>
        <table:cell-content-change table:id="ct712">
          <table:cell-address table:column="2" table:row="246" table:table="1"/>
          <office:change-info>
            <dc:creator>Phil Birkelbach</dc:creator>
            <dc:date>2018-05-04T22:43:30.785587460</dc:date>
          </office:change-info>
          <table:previous>
            <table:change-track-table-cell/>
          </table:previous>
        </table:cell-content-change>
        <table:cell-content-change table:id="ct713">
          <table:cell-address table:column="9" table:row="230" table:table="1"/>
          <office:change-info>
            <dc:creator>Phil Birkelbach</dc:creator>
            <dc:date>2018-05-04T22:44:05.749743510</dc:date>
          </office:change-info>
          <table:previous>
            <table:change-track-table-cell/>
          </table:previous>
        </table:cell-content-change>
        <table:cell-content-change table:id="ct714">
          <table:cell-address table:column="10" table:row="230" table:table="1"/>
          <office:change-info>
            <dc:creator>Phil Birkelbach</dc:creator>
            <dc:date>2018-05-04T22:44:05.749758245</dc:date>
          </office:change-info>
          <table:previous>
            <table:change-track-table-cell/>
          </table:previous>
        </table:cell-content-change>
        <table:cell-content-change table:id="ct715">
          <table:cell-address table:column="9" table:row="229" table:table="1"/>
          <office:change-info>
            <dc:creator>Phil Birkelbach</dc:creator>
            <dc:date>2018-05-04T22:44:08.129530296</dc:date>
          </office:change-info>
          <table:previous>
            <table:change-track-table-cell/>
          </table:previous>
        </table:cell-content-change>
        <table:cell-content-change table:id="ct716">
          <table:cell-address table:column="10" table:row="229" table:table="1"/>
          <office:change-info>
            <dc:creator>Phil Birkelbach</dc:creator>
            <dc:date>2018-05-04T22:44:08.129549867</dc:date>
          </office:change-info>
          <table:previous>
            <table:change-track-table-cell/>
          </table:previous>
        </table:cell-content-change>
        <table:cell-content-change table:id="ct717">
          <table:cell-address table:column="10" table:row="229" table:table="1"/>
          <office:change-info>
            <dc:creator>Phil Birkelbach</dc:creator>
            <dc:date>2018-05-04T22:44:34.996894768</dc:date>
          </office:change-info>
          <table:previous table:id="ct716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8">
          <table:cell-address table:column="10" table:row="230" table:table="1"/>
          <office:change-info>
            <dc:creator>Phil Birkelbach</dc:creator>
            <dc:date>2018-05-04T22:44:36.048914892</dc:date>
          </office:change-info>
          <table:previous table:id="ct714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9">
          <table:cell-address table:column="26" table:row="230" table:table="1"/>
          <office:change-info>
            <dc:creator>Phil Birkelbach</dc:creator>
            <dc:date>2018-05-04T22:45:04.292669481</dc:date>
          </office:change-info>
          <table:previous>
            <table:change-track-table-cell/>
          </table:previous>
        </table:cell-content-change>
        <table:cell-content-change table:id="ct720">
          <table:cell-address table:column="10" table:row="229" table:table="1"/>
          <office:change-info>
            <dc:creator>Phil Birkelbach</dc:creator>
            <dc:date>2018-05-04T22:47:23.809799471</dc:date>
          </office:change-info>
          <table:previous table:id="ct717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1">
          <table:cell-address table:column="10" table:row="230" table:table="1"/>
          <office:change-info>
            <dc:creator>Phil Birkelbach</dc:creator>
            <dc:date>2018-05-04T22:47:24.973785466</dc:date>
          </office:change-info>
          <table:previous table:id="ct718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2">
          <table:cell-address table:column="10" table:row="246" table:table="1"/>
          <office:change-info>
            <dc:creator>Phil Birkelbach</dc:creator>
            <dc:date>2018-05-04T22:47:34.578142381</dc:date>
          </office:change-info>
          <table:previous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23">
          <table:cell-address table:column="6" table:row="230" table:table="1"/>
          <office:change-info>
            <dc:creator>Phil Birkelbach</dc:creator>
            <dc:date>2018-05-04T22:47:51.612328698</dc:date>
          </office:change-info>
          <table:previous>
            <table:change-track-table-cell/>
          </table:previous>
        </table:cell-content-change>
        <table:cell-content-change table:id="ct724">
          <table:cell-address table:column="8" table:row="230" table:table="1"/>
          <office:change-info>
            <dc:creator>Phil Birkelbach</dc:creator>
            <dc:date>2018-05-04T22:47:53.741073518</dc:date>
          </office:change-info>
          <table:previous>
            <table:change-track-table-cell/>
          </table:previous>
        </table:cell-content-change>
      </table:tracked-changes>
      <table:table table:name="Grou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5" table:number-columns-repeated="4" table:default-cell-style-name="ce24"/>
        <table:table-column table:style-name="co5" table:number-columns-repeated="2" table:default-cell-style-name="Default"/>
        <table:table-row table:style-name="ro1">
          <table:table-cell table:style-name="ce22" office:value-type="string" calcext:value-type="string">
            <text:p>Group</text:p>
          </table:table-cell>
          <table:table-cell table:style-name="ce22" office:value-type="string" calcext:value-type="string">
            <text:p>Range</text:p>
          </table:table-cell>
          <table:table-cell table:style-name="ce23" office:value-type="string" calcext:value-type="string">
            <text:p>Size</text:p>
          </table:table-cell>
          <table:table-cell office:value-type="string" calcext:value-type="string">
            <text:p>Range Start</text:p>
          </table:table-cell>
          <table:table-cell table:number-columns-repeated="2"/>
          <table:table-cell office:value-type="string" calcext:value-type="string">
            <text:p>Range End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Node Alarms</text:p>
          </table:table-cell>
          <table:table-cell table:style-name="ce22" table:formula="of:=[.D2] &amp; &quot; (0x&quot; &amp;[.E2] &amp; &quot;) - &quot; &amp; [.G2] &amp; &quot; (0x&quot; &amp;[.H2] &amp; &quot;)&quot;" office:value-type="string" office:string-value="1 (0x1) - 255 (0xFF)" calcext:value-type="string">
            <text:p>1 (0x1) - 255 (0xFF)</text:p>
          </table:table-cell>
          <table:table-cell table:style-name="ce23" office:value-type="float" office:value="255" calcext:value-type="float">
            <text:p>255</text:p>
          </table:table-cell>
          <table:table-cell table:style-name="ce25" office:value-type="float" office:value="1" calcext:value-type="float">
            <text:p>1</text:p>
          </table:table-cell>
          <table:table-cell table:formula="of:=DEC2HEX([.D2])" office:value-type="string" office:string-value="1" calcext:value-type="string">
            <text:p>1</text:p>
          </table:table-cell>
          <table:table-cell/>
          <table:table-cell table:formula="of:=[.D3]-1" office:value-type="float" office:value="255" calcext:value-type="float">
            <text:p>255</text:p>
          </table:table-cell>
          <table:table-cell table:formula="of:=DEC2HEX([.G2])" office:value-type="string" office:string-value="FF" calcext:value-type="string">
            <text:p>FF</text:p>
          </table:table-cell>
          <table:table-cell/>
          <table:table-cell table:formula="of:=[.G2]-[.D2]+1"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Pilot Control Inputs</text:p>
          </table:table-cell>
          <table:table-cell table:style-name="ce22" table:formula="of:=[.D3] &amp; &quot; (0x&quot; &amp;[.E3] &amp; &quot;) - &quot; &amp; [.G3] &amp; &quot; (0x&quot; &amp;[.H3] &amp; &quot;)&quot;" office:value-type="string" office:string-value="256 (0x100) - 319 (0x13F)" calcext:value-type="string">
            <text:p>256 (0x100) - 319 (0x13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office:value-type="float" office:value="256" calcext:value-type="float">
            <text:p>256</text:p>
          </table:table-cell>
          <table:table-cell table:formula="of:=DEC2HEX([.D3])" office:value-type="string" office:string-value="100" calcext:value-type="string">
            <text:p>100</text:p>
          </table:table-cell>
          <table:table-cell/>
          <table:table-cell table:formula="of:=[.D4]-1" office:value-type="float" office:value="319" calcext:value-type="float">
            <text:p>319</text:p>
          </table:table-cell>
          <table:table-cell table:formula="of:=DEC2HEX([.G3])" office:value-type="string" office:string-value="13F" calcext:value-type="string">
            <text:p>13F</text:p>
          </table:table-cell>
          <table:table-cell/>
          <table:table-cell table:formula="of:=[.G3]-[.D3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Measured Positions</text:p>
          </table:table-cell>
          <table:table-cell table:style-name="ce22" table:formula="of:=[.D4] &amp; &quot; (0x&quot; &amp;[.E4] &amp; &quot;) - &quot; &amp; [.G4] &amp; &quot; (0x&quot; &amp;[.H4] &amp; &quot;)&quot;" office:value-type="string" office:string-value="320 (0x140) - 383 (0x17F)" calcext:value-type="string">
            <text:p>320 (0x140) - 383 (0x17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3]+[.C3]" office:value-type="float" office:value="320" calcext:value-type="float">
            <text:p>320</text:p>
          </table:table-cell>
          <table:table-cell table:formula="of:=DEC2HEX([.D4])" office:value-type="string" office:string-value="140" calcext:value-type="string">
            <text:p>140</text:p>
          </table:table-cell>
          <table:table-cell/>
          <table:table-cell table:formula="of:=[.D5]-1" office:value-type="float" office:value="383" calcext:value-type="float">
            <text:p>383</text:p>
          </table:table-cell>
          <table:table-cell table:formula="of:=DEC2HEX([.G4])" office:value-type="string" office:string-value="17F" calcext:value-type="string">
            <text:p>17F</text:p>
          </table:table-cell>
          <table:table-cell/>
          <table:table-cell table:formula="of:=[.G4]-[.D4]+1" office:value-type="float" office:value="64" calcext:value-type="float">
            <text:p>64</text:p>
          </table:table-cell>
          <table:table-cell table:style-name="ce26" table:number-columns-repeated="2"/>
        </table:table-row>
        <table:table-row table:style-name="ro2">
          <table:table-cell table:style-name="ce22" office:value-type="string" calcext:value-type="string">
            <text:p>High Priority Flight Data</text:p>
          </table:table-cell>
          <table:table-cell table:style-name="ce22" table:formula="of:=[.D5] &amp; &quot; (0x&quot; &amp;[.E5] &amp; &quot;) - &quot; &amp; [.G5] &amp; &quot; (0x&quot; &amp;[.H5] &amp; &quot;)&quot;" office:value-type="string" office:string-value="384 (0x180) - 447 (0x1BF)" calcext:value-type="string">
            <text:p>384 (0x180) - 447 (0x1B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4]+[.C4]" office:value-type="float" office:value="384" calcext:value-type="float">
            <text:p>384</text:p>
          </table:table-cell>
          <table:table-cell table:formula="of:=DEC2HEX([.D5])" office:value-type="string" office:string-value="180" calcext:value-type="string">
            <text:p>180</text:p>
          </table:table-cell>
          <table:table-cell/>
          <table:table-cell table:formula="of:=[.D6]-1" office:value-type="float" office:value="447" calcext:value-type="float">
            <text:p>447</text:p>
          </table:table-cell>
          <table:table-cell table:formula="of:=DEC2HEX([.G5])" office:value-type="string" office:string-value="1BF" calcext:value-type="string">
            <text:p>1BF</text:p>
          </table:table-cell>
          <table:table-cell/>
          <table:table-cell table:formula="of:=[.G5]-[.D5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Navigation Data</text:p>
          </table:table-cell>
          <table:table-cell table:style-name="ce22" table:formula="of:=[.D6] &amp; &quot; (0x&quot; &amp;[.E6] &amp; &quot;) - &quot; &amp; [.G6] &amp; &quot; (0x&quot; &amp;[.H6] &amp; &quot;)&quot;" office:value-type="string" office:string-value="448 (0x1C0) - 511 (0x1FF)" calcext:value-type="string">
            <text:p>448 (0x1C0) - 511 (0x1F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5]+[.C5]" office:value-type="float" office:value="448" calcext:value-type="float">
            <text:p>448</text:p>
          </table:table-cell>
          <table:table-cell table:formula="of:=DEC2HEX([.D6])" office:value-type="string" office:string-value="1C0" calcext:value-type="string">
            <text:p>1C0</text:p>
          </table:table-cell>
          <table:table-cell/>
          <table:table-cell table:formula="of:=[.D7]-1" office:value-type="float" office:value="511" calcext:value-type="float">
            <text:p>511</text:p>
          </table:table-cell>
          <table:table-cell table:formula="of:=DEC2HEX([.G6])" office:value-type="string" office:string-value="1FF" calcext:value-type="string">
            <text:p>1FF</text:p>
          </table:table-cell>
          <table:table-cell/>
          <table:table-cell table:formula="of:=[.G6]-[.D6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Engine / Aircraft System Data</text:p>
          </table:table-cell>
          <table:table-cell table:style-name="ce22" table:formula="of:=[.D7] &amp; &quot; (0x&quot; &amp;[.E7] &amp; &quot;) - &quot; &amp; [.G7] &amp; &quot; (0x&quot; &amp;[.H7] &amp; &quot;)&quot;" office:value-type="string" office:string-value="512 (0x200) - 639 (0x27F)" calcext:value-type="string">
            <text:p>512 (0x200) - 639 (0x2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6]+[.C6]" office:value-type="float" office:value="512" calcext:value-type="float">
            <text:p>512</text:p>
          </table:table-cell>
          <table:table-cell table:formula="of:=DEC2HEX([.D7])" office:value-type="string" office:string-value="200" calcext:value-type="string">
            <text:p>200</text:p>
          </table:table-cell>
          <table:table-cell/>
          <table:table-cell table:formula="of:=[.D8]-1" office:value-type="float" office:value="639" calcext:value-type="float">
            <text:p>639</text:p>
          </table:table-cell>
          <table:table-cell table:formula="of:=DEC2HEX([.G7])" office:value-type="string" office:string-value="27F" calcext:value-type="string">
            <text:p>27F</text:p>
          </table:table-cell>
          <table:table-cell/>
          <table:table-cell table:formula="of:=[.G7]-[.D7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Auxiliary Data</text:p>
          </table:table-cell>
          <table:table-cell table:style-name="ce22" table:formula="of:=[.D8] &amp; &quot; (0x&quot; &amp;[.E8] &amp; &quot;) - &quot; &amp; [.G8] &amp; &quot; (0x&quot; &amp;[.H8] &amp; &quot;)&quot;" office:value-type="string" office:string-value="640 (0x280) - 767 (0x2FF)" calcext:value-type="string">
            <text:p>640 (0x280) - 767 (0x2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7]+[.C7]" office:value-type="float" office:value="640" calcext:value-type="float">
            <text:p>640</text:p>
          </table:table-cell>
          <table:table-cell table:formula="of:=DEC2HEX([.D8])" office:value-type="string" office:string-value="280" calcext:value-type="string">
            <text:p>280</text:p>
          </table:table-cell>
          <table:table-cell/>
          <table:table-cell table:formula="of:=[.D9]-1" office:value-type="float" office:value="767" calcext:value-type="float">
            <text:p>767</text:p>
          </table:table-cell>
          <table:table-cell table:formula="of:=DEC2HEX([.G8])" office:value-type="string" office:string-value="2FF" calcext:value-type="string">
            <text:p>2FF</text:p>
          </table:table-cell>
          <table:table-cell/>
          <table:table-cell table:formula="of:=[.G8]-[.D8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Pilot Control Inputs</text:p>
          </table:table-cell>
          <table:table-cell table:style-name="ce22" table:formula="of:=[.D9] &amp; &quot; (0x&quot; &amp;[.E9] &amp; &quot;) - &quot; &amp; [.G9] &amp; &quot; (0x&quot; &amp;[.H9] &amp; &quot;)&quot;" office:value-type="string" office:string-value="768 (0x300) - 895 (0x37F)" calcext:value-type="string">
            <text:p>768 (0x300) - 895 (0x3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8]+[.C8]" office:value-type="float" office:value="768" calcext:value-type="float">
            <text:p>768</text:p>
          </table:table-cell>
          <table:table-cell table:formula="of:=DEC2HEX([.D9])" office:value-type="string" office:string-value="300" calcext:value-type="string">
            <text:p>300</text:p>
          </table:table-cell>
          <table:table-cell/>
          <table:table-cell table:formula="of:=[.D10]-1" office:value-type="float" office:value="895" calcext:value-type="float">
            <text:p>895</text:p>
          </table:table-cell>
          <table:table-cell table:formula="of:=DEC2HEX([.G9])" office:value-type="string" office:string-value="37F" calcext:value-type="string">
            <text:p>37F</text:p>
          </table:table-cell>
          <table:table-cell/>
          <table:table-cell table:formula="of:=[.G9]-[.D9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Measured Positions</text:p>
          </table:table-cell>
          <table:table-cell table:style-name="ce22" table:formula="of:=[.D10] &amp; &quot; (0x&quot; &amp;[.E10] &amp; &quot;) - &quot; &amp; [.G10] &amp; &quot; (0x&quot; &amp;[.H10] &amp; &quot;)&quot;" office:value-type="string" office:string-value="896 (0x380) - 1023 (0x3FF)" calcext:value-type="string">
            <text:p>896 (0x380) - 1023 (0x3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9]+[.C9]" office:value-type="float" office:value="896" calcext:value-type="float">
            <text:p>896</text:p>
          </table:table-cell>
          <table:table-cell table:formula="of:=DEC2HEX([.D10])" office:value-type="string" office:string-value="380" calcext:value-type="string">
            <text:p>380</text:p>
          </table:table-cell>
          <table:table-cell/>
          <table:table-cell table:formula="of:=[.D11]-1" office:value-type="float" office:value="1023" calcext:value-type="float">
            <text:p>1023</text:p>
          </table:table-cell>
          <table:table-cell table:formula="of:=DEC2HEX([.G10])" office:value-type="string" office:string-value="3FF" calcext:value-type="string">
            <text:p>3FF</text:p>
          </table:table-cell>
          <table:table-cell/>
          <table:table-cell table:formula="of:=[.G10]-[.D10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Flight Data</text:p>
          </table:table-cell>
          <table:table-cell table:style-name="ce22" table:formula="of:=[.D11] &amp; &quot; (0x&quot; &amp;[.E11] &amp; &quot;) - &quot; &amp; [.G11] &amp; &quot; (0x&quot; &amp;[.H11] &amp; &quot;)&quot;" office:value-type="string" office:string-value="1024 (0x400) - 1151 (0x47F)" calcext:value-type="string">
            <text:p>1024 (0x400) - 1151 (0x4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0]+[.C10]" office:value-type="float" office:value="1024" calcext:value-type="float">
            <text:p>1024</text:p>
          </table:table-cell>
          <table:table-cell table:formula="of:=DEC2HEX([.D11])" office:value-type="string" office:string-value="400" calcext:value-type="string">
            <text:p>400</text:p>
          </table:table-cell>
          <table:table-cell/>
          <table:table-cell table:formula="of:=[.D12]-1" office:value-type="float" office:value="1151" calcext:value-type="float">
            <text:p>1151</text:p>
          </table:table-cell>
          <table:table-cell table:formula="of:=DEC2HEX([.G11])" office:value-type="string" office:string-value="47F" calcext:value-type="string">
            <text:p>47F</text:p>
          </table:table-cell>
          <table:table-cell/>
          <table:table-cell table:formula="of:=[.G11]-[.D11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Navigation Data</text:p>
          </table:table-cell>
          <table:table-cell table:style-name="ce22" table:formula="of:=[.D12] &amp; &quot; (0x&quot; &amp;[.E12] &amp; &quot;) - &quot; &amp; [.G12] &amp; &quot; (0x&quot; &amp;[.H12] &amp; &quot;)&quot;" office:value-type="string" office:string-value="1152 (0x480) - 1279 (0x4FF)" calcext:value-type="string">
            <text:p>1152 (0x480) - 1279 (0x4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1]+[.C11]" office:value-type="float" office:value="1152" calcext:value-type="float">
            <text:p>1152</text:p>
          </table:table-cell>
          <table:table-cell table:formula="of:=DEC2HEX([.D12])" office:value-type="string" office:string-value="480" calcext:value-type="string">
            <text:p>480</text:p>
          </table:table-cell>
          <table:table-cell/>
          <table:table-cell table:formula="of:=[.D13]-1" office:value-type="float" office:value="1279" calcext:value-type="float">
            <text:p>1279</text:p>
          </table:table-cell>
          <table:table-cell table:formula="of:=DEC2HEX([.G12])" office:value-type="string" office:string-value="4FF" calcext:value-type="string">
            <text:p>4FF</text:p>
          </table:table-cell>
          <table:table-cell/>
          <table:table-cell table:formula="of:=[.G12]-[.D12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Engine / Aircraft System Data</text:p>
          </table:table-cell>
          <table:table-cell table:style-name="ce22" table:formula="of:=[.D13] &amp; &quot; (0x&quot; &amp;[.E13] &amp; &quot;) - &quot; &amp; [.G13] &amp; &quot; (0x&quot; &amp;[.H13] &amp; &quot;)&quot;" office:value-type="string" office:string-value="1280 (0x500) - 1407 (0x57F)" calcext:value-type="string">
            <text:p>1280 (0x500) - 1407 (0x5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2]+[.C12]" office:value-type="float" office:value="1280" calcext:value-type="float">
            <text:p>1280</text:p>
          </table:table-cell>
          <table:table-cell table:formula="of:=DEC2HEX([.D13])" office:value-type="string" office:string-value="500" calcext:value-type="string">
            <text:p>500</text:p>
          </table:table-cell>
          <table:table-cell/>
          <table:table-cell table:formula="of:=[.D14]-1" office:value-type="float" office:value="1407" calcext:value-type="float">
            <text:p>1407</text:p>
          </table:table-cell>
          <table:table-cell table:formula="of:=DEC2HEX([.G13])" office:value-type="string" office:string-value="57F" calcext:value-type="string">
            <text:p>57F</text:p>
          </table:table-cell>
          <table:table-cell/>
          <table:table-cell table:formula="of:=[.G13]-[.D13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Auxiliary Data</text:p>
          </table:table-cell>
          <table:table-cell table:style-name="ce22" table:formula="of:=[.D14] &amp; &quot; (0x&quot; &amp;[.E14] &amp; &quot;) - &quot; &amp; [.G14] &amp; &quot; (0x&quot; &amp;[.H14] &amp; &quot;)&quot;" office:value-type="string" office:string-value="1408 (0x580) - 1535 (0x5FF)" calcext:value-type="string">
            <text:p>1408 (0x580) - 1535 (0x5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3]+[.C13]" office:value-type="float" office:value="1408" calcext:value-type="float">
            <text:p>1408</text:p>
          </table:table-cell>
          <table:table-cell table:formula="of:=DEC2HEX([.D14])" office:value-type="string" office:string-value="580" calcext:value-type="string">
            <text:p>580</text:p>
          </table:table-cell>
          <table:table-cell/>
          <table:table-cell table:formula="of:=[.D15]-1" office:value-type="float" office:value="1535" calcext:value-type="float">
            <text:p>1535</text:p>
          </table:table-cell>
          <table:table-cell table:formula="of:=DEC2HEX([.G14])" office:value-type="string" office:string-value="5FF" calcext:value-type="string">
            <text:p>5FF</text:p>
          </table:table-cell>
          <table:table-cell/>
          <table:table-cell table:formula="of:=[.G14]-[.D14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ture</text:p>
          </table:table-cell>
          <table:table-cell table:style-name="ce22" table:formula="of:=[.D15] &amp; &quot; (0x&quot; &amp;[.E15] &amp; &quot;) - &quot; &amp; [.G15] &amp; &quot; (0x&quot; &amp;[.H15] &amp; &quot;)&quot;" office:value-type="string" office:string-value="1536 (0x600) - 1759 (0x6DF)" calcext:value-type="string">
            <text:p>1536 (0x600) - 1759 (0x6DF)</text:p>
          </table:table-cell>
          <table:table-cell table:style-name="ce23" office:value-type="float" office:value="160" calcext:value-type="float">
            <text:p>160</text:p>
          </table:table-cell>
          <table:table-cell table:style-name="ce25" table:formula="of:=[.D14]+[.C14]" office:value-type="float" office:value="1536" calcext:value-type="float">
            <text:p>1536</text:p>
          </table:table-cell>
          <table:table-cell table:formula="of:=DEC2HEX([.D15])" office:value-type="string" office:string-value="600" calcext:value-type="string">
            <text:p>600</text:p>
          </table:table-cell>
          <table:table-cell/>
          <table:table-cell table:formula="of:=[.D16]-1" office:value-type="float" office:value="1759" calcext:value-type="float">
            <text:p>1759</text:p>
          </table:table-cell>
          <table:table-cell table:formula="of:=DEC2HEX([.G15])" office:value-type="string" office:string-value="6DF" calcext:value-type="string">
            <text:p>6DF</text:p>
          </table:table-cell>
          <table:table-cell/>
          <table:table-cell table:formula="of:=[.G15]-[.D15]+1"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o-Way Connection Channels</text:p>
          </table:table-cell>
          <table:table-cell table:style-name="ce22" table:formula="of:=[.D16] &amp; &quot; (0x&quot; &amp;[.E16] &amp; &quot;) - &quot; &amp; [.G16] &amp; &quot; (0x&quot; &amp;[.H16] &amp; &quot;)&quot;" office:value-type="string" office:string-value="1760 (0x6E0) - 1791 (0x6FF)" calcext:value-type="string">
            <text:p>1760 (0x6E0) - 1791 (0x6FF)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[.D17]-32" office:value-type="float" office:value="1760" calcext:value-type="float">
            <text:p>1760</text:p>
          </table:table-cell>
          <table:table-cell table:formula="of:=DEC2HEX([.D16])" office:value-type="string" office:string-value="6E0" calcext:value-type="string">
            <text:p>6E0</text:p>
          </table:table-cell>
          <table:table-cell/>
          <table:table-cell table:formula="of:=[.D17]-1" office:value-type="float" office:value="1791" calcext:value-type="float">
            <text:p>1791</text:p>
          </table:table-cell>
          <table:table-cell table:formula="of:=DEC2HEX([.G16])" office:value-type="string" office:string-value="6FF" calcext:value-type="string">
            <text:p>6FF</text:p>
          </table:table-cell>
          <table:table-cell/>
          <table:table-cell table:formula="of:=[.G16]-[.D16]+1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Node Specific Messages</text:p>
          </table:table-cell>
          <table:table-cell table:style-name="ce22" table:formula="of:=[.D17] &amp; &quot; (0x&quot; &amp;[.E17] &amp; &quot;) - &quot; &amp; [.G17] &amp; &quot; (0x&quot; &amp;[.H17] &amp; &quot;)&quot;" office:value-type="string" office:string-value="1792 (0x700) - 2047 (0x7FF)" calcext:value-type="string">
            <text:p>1792 (0x700) - 2047 (0x7FF)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2048-256" office:value-type="float" office:value="1792" calcext:value-type="float">
            <text:p>1792</text:p>
          </table:table-cell>
          <table:table-cell table:formula="of:=DEC2HEX([.D17])" office:value-type="string" office:string-value="700" calcext:value-type="string">
            <text:p>700</text:p>
          </table:table-cell>
          <table:table-cell/>
          <table:table-cell office:value-type="float" office:value="2047" calcext:value-type="float">
            <text:p>2047</text:p>
          </table:table-cell>
          <table:table-cell table:formula="of:=DEC2HEX([.G17])" office:value-type="string" office:string-value="7FF" calcext:value-type="string">
            <text:p>7FF</text:p>
          </table:table-cell>
          <table:table-cell/>
          <table:table-cell table:formula="of:=[.G17]-[.D17]+1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7">
          <table:table-cell table:style-name="ce22" table:number-columns-repeated="2"/>
          <table:table-cell table:style-name="ce2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 table:number-rows-repeated="170">
          <table:table-cell table:style-name="ce22" table:number-columns-repeated="2"/>
          <table:table-cell table:style-name="ce23"/>
          <table:table-cell table:number-columns-repeated="9"/>
        </table:table-row>
        <table:table-row table:style-name="ro1" table:number-rows-repeated="10483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dentifier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13" table:default-cell-style-name="Default"/>
        <table:table-column table:style-name="co14" table:default-cell-style-name="ce20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ce26"/>
        <table:table-column table:style-name="co19" table:default-cell-style-name="ce26"/>
        <table:table-column table:style-name="co18" table:number-columns-repeated="2" table:default-cell-style-name="ce26"/>
        <table:table-column table:style-name="co19" table:default-cell-style-name="ce26"/>
        <table:table-column table:style-name="co20" table:default-cell-style-name="ce26"/>
        <table:table-column table:style-name="co18" table:number-columns-repeated="3" table:default-cell-style-name="ce26"/>
        <table:table-column table:style-name="co19" table:number-columns-repeated="3" table:default-cell-style-name="ce26"/>
        <table:table-column table:style-name="co20" table:default-cell-style-name="ce26"/>
        <table:table-column table:style-name="co21" table:default-cell-style-name="ce26"/>
        <table:table-column table:style-name="co7" table:default-cell-style-name="Default"/>
        <table:table-row table:style-name="ro3">
          <table:table-cell table:style-name="ce22"/>
          <table:table-cell table:style-name="ce6" office:value-type="string" calcext:value-type="string" table:number-columns-spanned="3" table:number-rows-spanned="1">
            <text:p>CAN ID</text:p>
          </table:table-cell>
          <table:covered-table-cell table:number-columns-repeated="2" table:style-name="ce12"/>
          <table:table-cell table:style-name="ce10" office:value-type="string" calcext:value-type="string">
            <text:p>Parameter</text:p>
          </table:table-cell>
          <table:table-cell table:style-name="ce10" office:value-type="string" calcext:value-type="string">
            <text:p>Range</text:p>
          </table:table-cell>
          <table:table-cell table:style-name="ce18" office:value-type="string" calcext:value-type="string">
            <text:p>Units</text:p>
          </table:table-cell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Data Type</text:p>
          </table:table-cell>
          <table:table-cell table:style-name="ce10" office:value-type="string" calcext:value-type="string">
            <text:p>Index</text:p>
          </table:table-cell>
          <table:table-cell table:style-name="ce10" office:value-type="string" calcext:value-type="string">
            <text:p>Remarks</text:p>
          </table:table-cell>
          <table:table-cell table:style-name="ce14" office:value-type="string" calcext:value-type="string" table:number-columns-spanned="15" table:number-rows-spanned="1">
            <text:p>Aux Data</text:p>
          </table:table-cell>
          <table:covered-table-cell table:number-columns-repeated="14"/>
          <table:table-cell table:style-name="ce26" office:value-type="string" calcext:value-type="string">
            <text:p>FIX</text:p>
          </table:table-cell>
        </table:table-row>
        <table:table-row table:style-name="ro3">
          <table:table-cell table:style-name="ce22"/>
          <table:table-cell table:style-name="ce6" office:value-type="string" calcext:value-type="string">
            <text:p>Dec</text:p>
          </table:table-cell>
          <table:table-cell table:style-name="ce12" office:value-type="string" calcext:value-type="string">
            <text:p>Hex</text:p>
          </table:table-cell>
          <table:table-cell table:style-name="ce12" office:value-type="string" calcext:value-type="string">
            <text:p>Count</text:p>
          </table:table-cell>
          <table:table-cell table:style-name="ce10" table:number-columns-repeated="2"/>
          <table:table-cell table:style-name="ce18"/>
          <table:table-cell table:style-name="ce10" table:number-columns-repeated="4"/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1</text:p>
          </table:table-cell>
          <table:table-cell table:style-name="ce26" office:value-type="string" calcext:value-type="string">
            <text:p>Identifier</text:p>
          </table:table-cell>
        </table:table-row>
        <table:table-row table:style-name="ro3">
          <table:table-cell table:style-name="ce22" table:formula="of:=[Groups.A3]" office:value-type="string" office:string-value="High Priority Pilot Control Inputs" calcext:value-type="string">
            <text:p>High Priority Pilot Control Inputs</text:p>
          </table:table-cell>
          <table:table-cell table:style-name="ce7" table:number-columns-repeated="2"/>
          <table:table-cell/>
          <table:table-cell table:style-name="ce22" table:number-columns-repeated="2"/>
          <table:table-cell table:style-name="ce19"/>
          <table:table-cell table:style-name="ce22" table:number-columns-repeated="4"/>
          <table:table-cell table:style-name="Default" table:number-columns-repeated="7"/>
          <table:table-cell table:number-columns-repeated="9"/>
        </table:table-row>
        <table:table-row table:style-name="ro3">
          <table:table-cell table:style-name="ce22"/>
          <table:table-cell table:style-name="ce7" table:formula="of:=[Groups.D3]" office:value-type="float" office:value="256" calcext:value-type="float">
            <text:p>256</text:p>
          </table:table-cell>
          <table:table-cell table:style-name="ce7" table:formula="of:=&quot;0x&quot; &amp; DEC2HEX([.B4])" office:value-type="string" office:string-value="0x100" calcext:value-type="string">
            <text:p>0x1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lap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style-name="ce22"/>
          <table:table-cell office:value-type="string" calcext:value-type="string">
            <text:p>b0 = Up\lb1 = Down\lb2 - b7 Can be used for predefined notches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LAPSW</text:p>
          </table:table-cell>
        </table:table-row>
        <table:table-row table:style-name="ro3">
          <table:table-cell table:style-name="ce22"/>
          <table:table-cell table:style-name="ce7" table:formula="of:=[.B4]+[.D4]" office:value-type="float" office:value="258" calcext:value-type="float">
            <text:p>258</text:p>
          </table:table-cell>
          <table:table-cell table:style-name="ce9" table:formula="of:=&quot;0x&quot; &amp; DEC2HEX([.B5])" office:value-type="string" office:string-value="0x102" calcext:value-type="string">
            <text:p>0x1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ri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 table:style-name="ce22"/>
          <table:table-cell office:value-type="string" calcext:value-type="string">
            <text:p>b0 = Pitch Up\lb1 = Pitch Down\lb2 = Pitch Center\lb3 = Roll Left\lb4 = Roll Right\lb5 = Roll Center\lb6 = Yaw Left\lb7 = Yaw Right\lb8 = Yaw Center\lb9 = Collective Up\lb10 = Collective Dn\lb11 = AT Pedals Left\lb12 = AT Pedals Right\lb13 = AT Pedals Center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IMSW</text:p>
          </table:table-cell>
        </table:table-row>
        <table:table-row table:style-name="ro3">
          <table:table-cell table:style-name="ce22"/>
          <table:table-cell table:style-name="ce7" table:formula="of:=[.B5]+[.D5]" office:value-type="float" office:value="260" calcext:value-type="float">
            <text:p>260</text:p>
          </table:table-cell>
          <table:table-cell table:style-name="ce7" table:formula="of:=&quot;0x&quot; &amp; DEC2HEX([.B6])" office:value-type="string" office:string-value="0x104" calcext:value-type="string">
            <text:p>0x1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lectrical Bus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6]+[.D6]" office:value-type="float" office:value="262" calcext:value-type="float">
            <text:p>262</text:p>
          </table:table-cell>
          <table:table-cell table:style-name="ce7" table:formula="of:=&quot;0x&quot; &amp; DEC2HEX([.B7])" office:value-type="string" office:string-value="0x106" calcext:value-type="string">
            <text:p>0x1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Lighting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]+[.D7]" office:value-type="float" office:value="264" calcext:value-type="float">
            <text:p>264</text:p>
          </table:table-cell>
          <table:table-cell table:style-name="ce7" table:formula="of:=&quot;0x&quot; &amp; DEC2HEX([.B8])" office:value-type="string" office:string-value="0x108" calcext:value-type="string">
            <text:p>0x1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ump Syste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]+[.D8]" office:value-type="float" office:value="266" calcext:value-type="float">
            <text:p>266</text:p>
          </table:table-cell>
          <table:table-cell table:style-name="ce7" table:formula="of:=&quot;0x&quot; &amp; DEC2HEX([.B9])" office:value-type="string" office:string-value="0x10A" calcext:value-type="string">
            <text:p>0x1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Valve Syste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]+[.D9]" office:value-type="float" office:value="268" calcext:value-type="float">
            <text:p>268</text:p>
          </table:table-cell>
          <table:table-cell table:style-name="ce7" table:formula="of:=&quot;0x&quot; &amp; DEC2HEX([.B10])" office:value-type="string" office:string-value="0x10C" calcext:value-type="string">
            <text:p>0x1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Auto Pilot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office:value-type="string" calcext:value-type="string">
            <text:p>b0 = Engage\lb1 = Disconnect\lb2 = VS Mode\lb3 = Alt Hold Mode\lb4 = Alt Select Mode\lb5 = Heading Increment\lb6 = Heading Decremen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0]+[.D10]" office:value-type="float" office:value="270" calcext:value-type="float">
            <text:p>270</text:p>
          </table:table-cell>
          <table:table-cell table:style-name="ce7" table:formula="of:=&quot;0x&quot; &amp; DEC2HEX([.B11])" office:value-type="string" office:string-value="0x10E" calcext:value-type="string">
            <text:p>0x10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VHF Control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0 = PTT\lb1 = Flip\lb2 = Next Saved Freq\lb3 = Last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1]+[.D11]" office:value-type="float" office:value="272" calcext:value-type="float">
            <text:p>272</text:p>
          </table:table-cell>
          <table:table-cell table:style-name="ce7" table:formula="of:=&quot;0x&quot; &amp; DEC2HEX([.B12])" office:value-type="string" office:string-value="0x110" calcext:value-type="string">
            <text:p>0x11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VOR/LOC Control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1 = Flip\lb2 = Next Saved Freq\lb3 = Last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2]+[.D12]" office:value-type="float" office:value="274" calcext:value-type="float">
            <text:p>274</text:p>
          </table:table-cell>
          <table:table-cell table:style-name="ce7" table:formula="of:=&quot;0x&quot; &amp; DEC2HEX([.B13])" office:value-type="string" office:string-value="0x112" calcext:value-type="string">
            <text:p>0x11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ransponder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office:value-type="string" calcext:value-type="string">
            <text:p>b0 = IDENT\lb1 = ALT\lb2 = STBY\lb2 = ALT\lb3 = VFR\lb5 = OFF\lb6 = Squa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3]+[.D13]" office:value-type="float" office:value="276" calcext:value-type="float">
            <text:p>276</text:p>
          </table:table-cell>
          <table:table-cell table:style-name="ce7" table:formula="of:=&quot;0x&quot; &amp; DEC2HEX([.B14])" office:value-type="string" office:string-value="0x114" calcext:value-type="string">
            <text:p>0x11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tarter / Magneto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4]+[.D14]" office:value-type="float" office:value="278" calcext:value-type="float">
            <text:p>278</text:p>
          </table:table-cell>
          <table:table-cell table:style-name="ce7" table:formula="of:=&quot;0x&quot; &amp; DEC2HEX([.B15])" office:value-type="string" office:string-value="0x116" calcext:value-type="string">
            <text:p>0x11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Landing Gear Control Position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=Down\l1=Up\lb0=Nose\lb1=Left\lb2=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5]+[.D15]" office:value-type="float" office:value="280" calcext:value-type="float">
            <text:p>280</text:p>
          </table:table-cell>
          <table:table-cell table:style-name="ce7" table:formula="of:=&quot;0x&quot; &amp; DEC2HEX([.B16])" office:value-type="string" office:string-value="0x118" calcext:value-type="string">
            <text:p>0x11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Keypad Input</text:p>
          </table:table-cell>
          <table:table-cell table:style-name="ce22" office:value-type="string" calcext:value-type="string">
            <text:p>Key, Function Key</text:p>
          </table:table-cell>
          <table:table-cell table:style-name="ce19"/>
          <table:table-cell table:style-name="ce22"/>
          <table:table-cell table:style-name="ce22" office:value-type="string" calcext:value-type="string">
            <text:p>CHAR[2]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6]+[.D16]" office:value-type="float" office:value="282" calcext:value-type="float">
            <text:p>282</text:p>
          </table:table-cell>
          <table:table-cell table:style-name="ce7" table:formula="of:=&quot;0x&quot; &amp; DEC2HEX([.B17])" office:value-type="string" office:string-value="0x11A" calcext:value-type="string">
            <text:p>0x11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Encoder Input (High Priority)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7]+[.D17]" office:value-type="float" office:value="284" calcext:value-type="float">
            <text:p>284</text:p>
          </table:table-cell>
          <table:table-cell table:style-name="ce7" table:formula="of:=&quot;0x&quot; &amp; DEC2HEX([.B18])" office:value-type="string" office:string-value="0x11C" calcext:value-type="string">
            <text:p>0x11C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 (High Priority)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8]+[.D18]" office:value-type="float" office:value="292" calcext:value-type="float">
            <text:p>292</text:p>
          </table:table-cell>
          <table:table-cell table:style-name="ce7" table:formula="of:=&quot;0x&quot; &amp; DEC2HEX([.B19])" office:value-type="string" office:string-value="0x124" calcext:value-type="string">
            <text:p>0x12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PTCH</text:p>
          </table:table-cell>
        </table:table-row>
        <table:table-row table:style-name="ro3">
          <table:table-cell table:style-name="ce22"/>
          <table:table-cell table:style-name="ce7" table:formula="of:=[.B19]+[.D19]" office:value-type="float" office:value="293" calcext:value-type="float">
            <text:p>293</text:p>
          </table:table-cell>
          <table:table-cell table:style-name="ce7" table:formula="of:=&quot;0x&quot; &amp; DEC2HEX([.B20])" office:value-type="string" office:string-value="0x125" calcext:value-type="string">
            <text:p>0x12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OLL</text:p>
          </table:table-cell>
        </table:table-row>
        <table:table-row table:style-name="ro3">
          <table:table-cell table:style-name="ce22"/>
          <table:table-cell table:style-name="ce7" table:formula="of:=[.B20]+[.D20]" office:value-type="float" office:value="294" calcext:value-type="float">
            <text:p>294</text:p>
          </table:table-cell>
          <table:table-cell table:style-name="ce7" table:formula="of:=&quot;0x&quot; &amp; DEC2HEX([.B21])" office:value-type="string" office:string-value="0x126" calcext:value-type="string">
            <text:p>0x12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YAW</text:p>
          </table:table-cell>
        </table:table-row>
        <table:table-row table:style-name="ro3">
          <table:table-cell table:style-name="ce22"/>
          <table:table-cell table:style-name="ce7" table:formula="of:=[.B21]+[.D21]" office:value-type="float" office:value="295" calcext:value-type="float">
            <text:p>295</text:p>
          </table:table-cell>
          <table:table-cell table:style-name="ce7" table:formula="of:=&quot;0x&quot; &amp; DEC2HEX([.B22])" office:value-type="string" office:string-value="0x127" calcext:value-type="string">
            <text:p>0x12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COLL</text:p>
          </table:table-cell>
        </table:table-row>
        <table:table-row table:style-name="ro3">
          <table:table-cell table:style-name="ce22"/>
          <table:table-cell table:style-name="ce7" table:formula="of:=[.B22]+[.D22]" office:value-type="float" office:value="296" calcext:value-type="float">
            <text:p>296</text:p>
          </table:table-cell>
          <table:table-cell table:style-name="ce7" table:formula="of:=&quot;0x&quot; &amp; DEC2HEX([.B23])" office:value-type="string" office:string-value="0x128" calcext:value-type="string">
            <text:p>0x12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ATP</text:p>
          </table:table-cell>
        </table:table-row>
        <table:table-row table:style-name="ro3">
          <table:table-cell table:style-name="ce22"/>
          <table:table-cell table:style-name="ce7" table:formula="of:=[.B23]+[.D23]" office:value-type="float" office:value="297" calcext:value-type="float">
            <text:p>297</text:p>
          </table:table-cell>
          <table:table-cell table:style-name="ce7" table:formula="of:=&quot;0x&quot; &amp; DEC2HEX([.B24])" office:value-type="string" office:string-value="0x129" calcext:value-type="string">
            <text:p>0x12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lap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FLAP</text:p>
          </table:table-cell>
        </table:table-row>
        <table:table-row table:style-name="ro3">
          <table:table-cell table:style-name="ce22"/>
          <table:table-cell table:style-name="ce7" table:formula="of:=[.B24]+[.D24]" office:value-type="float" office:value="298" calcext:value-type="float">
            <text:p>298</text:p>
          </table:table-cell>
          <table:table-cell table:style-name="ce7" table:formula="of:=&quot;0x&quot; &amp; DEC2HEX([.B25])" office:value-type="string" office:string-value="0x12A" calcext:value-type="string">
            <text:p>0x12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eft 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LBRK</text:p>
          </table:table-cell>
        </table:table-row>
        <table:table-row table:style-name="ro3">
          <table:table-cell table:style-name="ce22"/>
          <table:table-cell table:style-name="ce7" table:formula="of:=[.B25]+[.D25]" office:value-type="float" office:value="299" calcext:value-type="float">
            <text:p>299</text:p>
          </table:table-cell>
          <table:table-cell table:style-name="ce7" table:formula="of:=&quot;0x&quot; &amp; DEC2HEX([.B26])" office:value-type="string" office:string-value="0x12B" calcext:value-type="string">
            <text:p>0x12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ight 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BRK</text:p>
          </table:table-cell>
        </table:table-row>
        <table:table-row table:style-name="ro3">
          <table:table-cell table:style-name="ce22"/>
          <table:table-cell table:style-name="ce7" table:formula="of:=[.B26]+[.D26]" office:value-type="float" office:value="300" calcext:value-type="float">
            <text:p>300</text:p>
          </table:table-cell>
          <table:table-cell table:style-name="ce7" table:formula="of:=&quot;0x&quot; &amp; DEC2HEX([.B27])" office:value-type="string" office:string-value="0x12C" calcext:value-type="string">
            <text:p>0x1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Throttl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HR#</text:p>
          </table:table-cell>
        </table:table-row>
        <table:table-row table:style-name="ro3">
          <table:table-cell table:style-name="ce22"/>
          <table:table-cell table:style-name="ce7" table:formula="of:=[.B27]+[.D27]" office:value-type="float" office:value="302" calcext:value-type="float">
            <text:p>302</text:p>
          </table:table-cell>
          <table:table-cell table:style-name="ce7" table:formula="of:=&quot;0x&quot; &amp; DEC2HEX([.B28])" office:value-type="string" office:string-value="0x12E" calcext:value-type="string">
            <text:p>0x1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Prop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ROP#</text:p>
          </table:table-cell>
        </table:table-row>
        <table:table-row table:style-name="ro3">
          <table:table-cell table:style-name="ce22"/>
          <table:table-cell table:style-name="ce7" table:formula="of:=[.B28]+[.D28]" office:value-type="float" office:value="304" calcext:value-type="float">
            <text:p>304</text:p>
          </table:table-cell>
          <table:table-cell table:style-name="ce7" table:formula="of:=&quot;0x&quot; &amp; DEC2HEX([.B29])" office:value-type="string" office:string-value="0x130" calcext:value-type="string">
            <text:p>0x1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Mixtur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MIX#</text:p>
          </table:table-cell>
        </table:table-row>
        <table:table-row table:style-name="ro3">
          <table:table-cell table:style-name="ce22"/>
          <table:table-cell table:style-name="ce7" table:formula="of:=[.B29]+[.D29]" office:value-type="float" office:value="306" calcext:value-type="float">
            <text:p>306</text:p>
          </table:table-cell>
          <table:table-cell table:style-name="ce7" table:formula="of:=&quot;0x&quot; &amp; DEC2HEX([.B30])" office:value-type="string" office:string-value="0x132" calcext:value-type="string">
            <text:p>0x13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neric Analog Control (High Priority)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ENAI#</text:p>
          </table:table-cell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4]" office:value-type="string" office:string-value="High Priority Measured Positions" calcext:value-type="string">
            <text:p>High Priority Measured Positions</text:p>
          </table:table-cell>
          <table:table-cell table:style-name="ce7" table:number-columns-repeated="3"/>
          <table:table-cell table:style-name="ce22" table:number-columns-repeated="2"/>
          <table:table-cell table:style-name="ce21"/>
          <table:table-cell table:style-name="ce11"/>
          <table:table-cell table:style-name="ce22" table:number-columns-repeated="3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4]" office:value-type="float" office:value="320" calcext:value-type="float">
            <text:p>320</text:p>
          </table:table-cell>
          <table:table-cell table:style-name="ce7" table:formula="of:=&quot;0x&quot; &amp; DEC2HEX([.B33])" office:value-type="string" office:string-value="0x140" calcext:value-type="string">
            <text:p>0x14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Elevator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ELVPOS</text:p>
          </table:table-cell>
        </table:table-row>
        <table:table-row table:style-name="ro3">
          <table:table-cell table:style-name="ce22"/>
          <table:table-cell table:style-name="ce7" table:formula="of:=[.B33]+[.D33]" office:value-type="float" office:value="321" calcext:value-type="float">
            <text:p>321</text:p>
          </table:table-cell>
          <table:table-cell table:style-name="ce7" table:formula="of:=&quot;0x&quot; &amp; DEC2HEX([.B34])" office:value-type="string" office:string-value="0x141" calcext:value-type="string">
            <text:p>0x14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leron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ILPOS</text:p>
          </table:table-cell>
        </table:table-row>
        <table:table-row table:style-name="ro3">
          <table:table-cell table:style-name="ce22"/>
          <table:table-cell table:style-name="ce7" table:formula="of:=[.B34]+[.D34]" office:value-type="float" office:value="322" calcext:value-type="float">
            <text:p>322</text:p>
          </table:table-cell>
          <table:table-cell table:style-name="ce7" table:formula="of:=&quot;0x&quot; &amp; DEC2HEX([.B35])" office:value-type="string" office:string-value="0x142" calcext:value-type="string">
            <text:p>0x14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udder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UDPOS</text:p>
          </table:table-cell>
        </table:table-row>
        <table:table-row table:style-name="ro3">
          <table:table-cell table:style-name="ce22"/>
          <table:table-cell table:style-name="ce7" table:formula="of:=[.B35]+[.D35]" office:value-type="float" office:value="323" calcext:value-type="float">
            <text:p>323</text:p>
          </table:table-cell>
          <table:table-cell table:style-name="ce7" table:formula="of:=&quot;0x&quot; &amp; DEC2HEX([.B36])" office:value-type="string" office:string-value="0x143" calcext:value-type="string">
            <text:p>0x14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RANGL</text:p>
          </table:table-cell>
        </table:table-row>
        <table:table-row table:style-name="ro3">
          <table:table-cell table:style-name="ce22"/>
          <table:table-cell table:style-name="ce7" table:formula="of:=[.B36]+[.D36]" office:value-type="float" office:value="324" calcext:value-type="float">
            <text:p>324</text:p>
          </table:table-cell>
          <table:table-cell table:style-name="ce7" table:formula="of:=&quot;0x&quot; &amp; DEC2HEX([.B37])" office:value-type="string" office:string-value="0x144" calcext:value-type="string">
            <text:p>0x14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ail Rotor Angl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FLPPOS</text:p>
          </table:table-cell>
        </table:table-row>
        <table:table-row table:style-name="ro3">
          <table:table-cell table:style-name="ce22"/>
          <table:table-cell table:style-name="ce7" table:formula="of:=[.B37]+[.D37]" office:value-type="float" office:value="325" calcext:value-type="float">
            <text:p>325</text:p>
          </table:table-cell>
          <table:table-cell table:style-name="ce7" table:formula="of:=&quot;0x&quot; &amp; DEC2HEX([.B38])" office:value-type="string" office:string-value="0x145" calcext:value-type="string">
            <text:p>0x14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lap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Dow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38]+[.D38]" office:value-type="float" office:value="326" calcext:value-type="float">
            <text:p>326</text:p>
          </table:table-cell>
          <table:table-cell table:style-name="ce7" table:formula="of:=&quot;0x&quot; &amp; DEC2HEX([.B39])" office:value-type="string" office:string-value="0x146" calcext:value-type="string">
            <text:p>0x14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nding Gear Position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table:style-name="ce22" office:value-type="string" calcext:value-type="string">
            <text:p>b0=Nose Up\lb1=Nose Down\lb2=Left Up\lb3=Left Down\lb4=Right Up\lb5=Right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EARSW</text:p>
          </table:table-cell>
        </table:table-row>
        <table:table-row table:style-name="ro3" table:number-rows-repeated="2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5]" office:value-type="string" office:string-value="High Priority Flight Data" calcext:value-type="string">
            <text:p>High Priority Flight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5]" office:value-type="float" office:value="384" calcext:value-type="float">
            <text:p>384</text:p>
          </table:table-cell>
          <table:table-cell table:style-name="ce7" table:formula="of:=&quot;0x&quot; &amp; DEC2HEX([.B43])" office:value-type="string" office:string-value="0x180" calcext:value-type="string">
            <text:p>0x1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ITCH</text:p>
          </table:table-cell>
        </table:table-row>
        <table:table-row table:style-name="ro3">
          <table:table-cell table:style-name="ce22"/>
          <table:table-cell table:style-name="ce7" table:formula="of:=[.B43]+[.D43]" office:value-type="float" office:value="385" calcext:value-type="float">
            <text:p>385</text:p>
          </table:table-cell>
          <table:table-cell table:style-name="ce7" table:formula="of:=&quot;0x&quot; &amp; DEC2HEX([.B44])" office:value-type="string" office:string-value="0x181" calcext:value-type="string">
            <text:p>0x1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ROLL</text:p>
          </table:table-cell>
        </table:table-row>
        <table:table-row table:style-name="ro3">
          <table:table-cell table:style-name="ce22"/>
          <table:table-cell table:style-name="ce7" table:formula="of:=[.B44]+[.D44]" office:value-type="float" office:value="386" calcext:value-type="float">
            <text:p>386</text:p>
          </table:table-cell>
          <table:table-cell table:style-name="ce7" table:formula="of:=&quot;0x&quot; &amp; DEC2HEX([.B45])" office:value-type="string" office:string-value="0x182" calcext:value-type="string">
            <text:p>0x1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gle of Attack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3"/>
          <table:table-cell office:value-type="string" calcext:value-type="string">
            <text:p>0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all</text:p>
          </table:table-cell>
          <table:table-cell table:number-columns-repeated="6"/>
          <table:table-cell office:value-type="string" calcext:value-type="string">
            <text:p>AOA</text:p>
          </table:table-cell>
        </table:table-row>
        <table:table-row table:style-name="ro3">
          <table:table-cell table:style-name="ce22"/>
          <table:table-cell table:style-name="ce7" table:formula="of:=[.B45]+[.D45]" office:value-type="float" office:value="387" calcext:value-type="float">
            <text:p>387</text:p>
          </table:table-cell>
          <table:table-cell table:style-name="ce7" table:formula="of:=&quot;0x&quot; &amp; DEC2HEX([.B46])" office:value-type="string" office:string-value="0x183" calcext:value-type="string">
            <text:p>0x1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Indica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ne</text:p>
          </table:table-cell>
          <table:table-cell office:value-type="string" calcext:value-type="string">
            <text:p>Vfe</text:p>
          </table:table-cell>
          <table:table-cell office:value-type="string" calcext:value-type="string">
            <text:p>Vmc</text:p>
          </table:table-cell>
          <table:table-cell table:style-name="Default" office:value-type="string" calcext:value-type="string">
            <text:p>Va</text:p>
          </table:table-cell>
          <table:table-cell office:value-type="string" calcext:value-type="string">
            <text:p>Vno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s0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IAS</text:p>
          </table:table-cell>
        </table:table-row>
        <table:table-row table:style-name="ro3">
          <table:table-cell table:style-name="ce22"/>
          <table:table-cell table:style-name="ce7" table:formula="of:=[.B46]+[.D46]" office:value-type="float" office:value="388" calcext:value-type="float">
            <text:p>388</text:p>
          </table:table-cell>
          <table:table-cell table:style-name="ce7" table:formula="of:=&quot;0x&quot; &amp; DEC2HEX([.B47])" office:value-type="string" office:string-value="0x184" calcext:value-type="string">
            <text:p>0x1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Indica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ALT</text:p>
          </table:table-cell>
        </table:table-row>
        <table:table-row table:style-name="ro3">
          <table:table-cell table:style-name="ce22"/>
          <table:table-cell table:style-name="ce7" table:formula="of:=[.B47]+[.D47]" office:value-type="float" office:value="389" calcext:value-type="float">
            <text:p>389</text:p>
          </table:table-cell>
          <table:table-cell table:style-name="ce7" table:formula="of:=&quot;0x&quot; &amp; DEC2HEX([.B48])" office:value-type="string" office:string-value="0x185" calcext:value-type="string">
            <text:p>0x1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Heading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Magnetic Heading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EAD</text:p>
          </table:table-cell>
        </table:table-row>
        <table:table-row table:style-name="ro3">
          <table:table-cell table:style-name="ce22"/>
          <table:table-cell table:style-name="ce7" table:formula="of:=[.B48]+[.D48]" office:value-type="float" office:value="390" calcext:value-type="float">
            <text:p>390</text:p>
          </table:table-cell>
          <table:table-cell table:style-name="ce7" table:formula="of:=&quot;0x&quot; &amp; DEC2HEX([.B49])" office:value-type="string" office:string-value="0x186" calcext:value-type="string">
            <text:p>0x1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VERTSP</text:p>
          </table:table-cell>
        </table:table-row>
        <table:table-row table:style-name="ro3">
          <table:table-cell table:style-name="ce22"/>
          <table:table-cell table:style-name="ce7" table:formula="of:=[.B49]+[.D49]" office:value-type="float" office:value="391" calcext:value-type="float">
            <text:p>391</text:p>
          </table:table-cell>
          <table:table-cell table:style-name="ce7" table:formula="of:=&quot;0x&quot; &amp; DEC2HEX([.B50])" office:value-type="string" office:string-value="0x187" calcext:value-type="string">
            <text:p>0x18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E Variometer Vertical Speed</text:p>
          </table:table-cell>
          <table:table-cell office:value-type="string" calcext:value-type="string">
            <text:p>-300 to 300</text:p>
          </table:table-cell>
          <table:table-cell table:style-name="ce19" office:value-type="string" calcext:value-type="string">
            <text:p>0.01 knots</text:p>
          </table:table-cell>
          <table:table-cell table:style-name="ce2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10"/>
          <table:table-cell table:number-columns-repeated="3"/>
          <table:table-cell office:value-type="string" calcext:value-type="string">
            <text:p>VARIO</text:p>
          </table:table-cell>
        </table:table-row>
        <table:table-row table:style-name="ro3">
          <table:table-cell table:style-name="ce22"/>
          <table:table-cell table:style-name="ce7" table:formula="of:=[.B50]+[.D50]" office:value-type="float" office:value="392" calcext:value-type="float">
            <text:p>392</text:p>
          </table:table-cell>
          <table:table-cell table:style-name="ce7" table:formula="of:=&quot;0x&quot; &amp; DEC2HEX([.B51])" office:value-type="string" office:string-value="0x188" calcext:value-type="string">
            <text:p>0x1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dar Altitude</text:p>
          </table:table-cell>
          <table:table-cell office:value-type="string" calcext:value-type="string">
            <text:p>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ALT</text:p>
          </table:table-cell>
        </table:table-row>
        <table:table-row table:style-name="ro3">
          <table:table-cell table:style-name="ce22"/>
          <table:table-cell table:style-name="ce7" table:formula="of:=[.B51]+[.D51]" office:value-type="float" office:value="393" calcext:value-type="float">
            <text:p>393</text:p>
          </table:table-cell>
          <table:table-cell table:style-name="ce7" table:formula="of:=&quot;0x&quot; &amp; DEC2HEX([.B52])" office:value-type="string" office:string-value="0x189" calcext:value-type="string">
            <text:p>0x1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YAW</text:p>
          </table:table-cell>
        </table:table-row>
        <table:table-row table:style-name="ro3">
          <table:table-cell table:style-name="ce22"/>
          <table:table-cell table:style-name="ce7" table:formula="of:=[.B52]+[.D52]" office:value-type="float" office:value="394" calcext:value-type="float">
            <text:p>394</text:p>
          </table:table-cell>
          <table:table-cell table:style-name="ce7" table:formula="of:=&quot;0x&quot; &amp; DEC2HEX([.B53])" office:value-type="string" office:string-value="0x18A" calcext:value-type="string">
            <text:p>0x1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orm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NOR</text:p>
          </table:table-cell>
        </table:table-row>
        <table:table-row table:style-name="ro3">
          <table:table-cell table:style-name="ce22"/>
          <table:table-cell table:style-name="ce7" table:formula="of:=[.B53]+[.D53]" office:value-type="float" office:value="395" calcext:value-type="float">
            <text:p>395</text:p>
          </table:table-cell>
          <table:table-cell table:style-name="ce7" table:formula="of:=&quot;0x&quot; &amp; DEC2HEX([.B54])" office:value-type="string" office:string-value="0x18B" calcext:value-type="string">
            <text:p>0x18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ter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AT</text:p>
          </table:table-cell>
        </table:table-row>
        <table:table-row table:style-name="ro3">
          <table:table-cell table:style-name="ce22"/>
          <table:table-cell table:style-name="ce7" table:formula="of:=[.B54]+[.D54]" office:value-type="float" office:value="396" calcext:value-type="float">
            <text:p>396</text:p>
          </table:table-cell>
          <table:table-cell table:style-name="ce7" table:formula="of:=&quot;0x&quot; &amp; DEC2HEX([.B55])" office:value-type="string" office:string-value="0x18C" calcext:value-type="string">
            <text:p>0x18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ongitudin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ON</text:p>
          </table:table-cell>
        </table:table-row>
        <table:table-row table:style-name="ro3">
          <table:table-cell table:style-name="ce22"/>
          <table:table-cell table:style-name="ce7" table:formula="of:=[.B55]+[.D55]" office:value-type="float" office:value="397" calcext:value-type="float">
            <text:p>397</text:p>
          </table:table-cell>
          <table:table-cell table:style-name="ce7" table:formula="of:=&quot;0x&quot; &amp; DEC2HEX([.B56])" office:value-type="string" office:string-value="0x18D" calcext:value-type="string">
            <text:p>0x18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Airspeed</text:p>
          </table:table-cell>
          <table:table-cell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AS</text:p>
          </table:table-cell>
        </table:table-row>
        <table:table-row table:style-name="ro3">
          <table:table-cell table:style-name="ce22"/>
          <table:table-cell table:style-name="ce7" table:formula="of:=[.B56]+[.D56]" office:value-type="float" office:value="398" calcext:value-type="float">
            <text:p>398</text:p>
          </table:table-cell>
          <table:table-cell table:style-name="ce7" table:formula="of:=&quot;0x&quot; &amp; DEC2HEX([.B57])" office:value-type="string" office:string-value="0x18E" calcext:value-type="string">
            <text:p>0x18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librated Airspeed</text:p>
          </table:table-cell>
          <table:table-cell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CAS</text:p>
          </table:table-cell>
        </table:table-row>
        <table:table-row table:style-name="ro3">
          <table:table-cell table:style-name="ce22"/>
          <table:table-cell table:style-name="ce7" table:formula="of:=[.B57]+[.D57]" office:value-type="float" office:value="399" calcext:value-type="float">
            <text:p>399</text:p>
          </table:table-cell>
          <table:table-cell table:style-name="ce7" table:formula="of:=&quot;0x&quot; &amp; DEC2HEX([.B58])" office:value-type="string" office:string-value="0x18F" calcext:value-type="string">
            <text:p>0x1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Mach Number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 Mach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MACH</text:p>
          </table:table-cell>
        </table:table-row>
        <table:table-row table:style-name="ro3">
          <table:table-cell table:style-name="ce22"/>
          <table:table-cell table:style-name="ce7" table:formula="of:=[.B58]+[.D58]" office:value-type="float" office:value="400" calcext:value-type="float">
            <text:p>400</text:p>
          </table:table-cell>
          <table:table-cell table:style-name="ce7" table:formula="of:=&quot;0x&quot; &amp; DEC2HEX([.B59])" office:value-type="string" office:string-value="0x190" calcext:value-type="string">
            <text:p>0x19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ltimeter Setting Set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BARO</text:p>
          </table:table-cell>
        </table:table-row>
        <table:table-row table:style-name="ro3">
          <table:table-cell table:style-name="ce22"/>
          <table:table-cell table:style-name="ce7" table:formula="of:=[.B59]+[.D59]" office:value-type="float" office:value="401" calcext:value-type="float">
            <text:p>401</text:p>
          </table:table-cell>
          <table:table-cell table:style-name="ce7" table:formula="of:=&quot;0x&quot; &amp; DEC2HEX([.B60])" office:value-type="string" office:string-value="0x191" calcext:value-type="string">
            <text:p>0x19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ltimeter Setting Report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3">
          <table:table-cell table:style-name="ce22"/>
          <table:table-cell table:style-name="ce7" table:formula="of:=[.B60]+[.D60]" office:value-type="float" office:value="402" calcext:value-type="float">
            <text:p>402</text:p>
          </table:table-cell>
          <table:table-cell table:style-name="ce7" table:formula="of:=&quot;0x&quot; &amp; DEC2HEX([.B61])" office:value-type="string" office:string-value="0x192" calcext:value-type="string">
            <text:p>0x19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ressur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ALT</text:p>
          </table:table-cell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6]" office:value-type="string" office:string-value="High Priority Navigation Data" calcext:value-type="string">
            <text:p>High Priority Navigation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6]" office:value-type="float" office:value="448" calcext:value-type="float">
            <text:p>448</text:p>
          </table:table-cell>
          <table:table-cell table:style-name="ce7" table:formula="of:=&quot;0x&quot; &amp; DEC2HEX([.B64])" office:value-type="string" office:string-value="0x1C0" calcext:value-type="string">
            <text:p>0x1C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VOR/LOC Deviation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VORDEV</text:p>
          </table:table-cell>
        </table:table-row>
        <table:table-row table:style-name="ro3">
          <table:table-cell table:style-name="ce22"/>
          <table:table-cell table:style-name="ce7" table:formula="of:=[.B64]+[.D64]" office:value-type="float" office:value="449" calcext:value-type="float">
            <text:p>449</text:p>
          </table:table-cell>
          <table:table-cell table:style-name="ce7" table:formula="of:=&quot;0x&quot; &amp; DEC2HEX([.B65])" office:value-type="string" office:string-value="0x1C1" calcext:value-type="string">
            <text:p>0x1C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Glideslope Deviation</text:p>
          </table:table-cell>
          <table:table-cell table:style-name="ce22" office:value-type="string" calcext:value-type="string">
            <text:p>-45 to 45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DEV</text:p>
          </table:table-cell>
        </table:table-row>
        <table:table-row table:style-name="ro3">
          <table:table-cell table:style-name="ce22"/>
          <table:table-cell table:style-name="ce7" table:formula="of:=[.B65]+[.D65]" office:value-type="float" office:value="450" calcext:value-type="float">
            <text:p>450</text:p>
          </table:table-cell>
          <table:table-cell table:style-name="ce7" table:formula="of:=&quot;0x&quot; &amp; DEC2HEX([.B66])" office:value-type="string" office:string-value="0x1C2" calcext:value-type="string">
            <text:p>0x1C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OBI Flags</text:p>
          </table:table-cell>
          <table:table-cell table:number-columns-repeated="3"/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b0 = To/From (To = 1)\lb1:b2 = Input (00=NAV1, 01=NAV2, 10=GPS1, 11=GPS2)\lb3 = GS\lb4 = LOC/NAV</text:p>
          </table:table-cell>
          <table:table-cell table:style-name="Default" table:number-columns-repeated="15"/>
          <table:table-cell office:value-type="string" calcext:value-type="string">
            <text:p>OBIFLG</text:p>
          </table:table-cell>
        </table:table-row>
        <table:table-row table:style-name="ro3">
          <table:table-cell table:style-name="ce22"/>
          <table:table-cell table:style-name="ce7" table:formula="of:=[.B66]+[.D66]" office:value-type="float" office:value="451" calcext:value-type="float">
            <text:p>451</text:p>
          </table:table-cell>
          <table:table-cell table:style-name="ce7" table:formula="of:=&quot;0x&quot; &amp; DEC2HEX([.B67])" office:value-type="string" office:string-value="0x1C3" calcext:value-type="string">
            <text:p>0x1C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rcraft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27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AT</text:p>
          </table:table-cell>
        </table:table-row>
        <table:table-row table:style-name="ro3">
          <table:table-cell table:style-name="ce22"/>
          <table:table-cell table:style-name="ce7" table:formula="of:=[.B67]+[.D67]" office:value-type="float" office:value="452" calcext:value-type="float">
            <text:p>452</text:p>
          </table:table-cell>
          <table:table-cell table:style-name="ce7" table:formula="of:=&quot;0x&quot; &amp; DEC2HEX([.B68])" office:value-type="string" office:string-value="0x1C4" calcext:value-type="string">
            <text:p>0x1C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rcraft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ONG</text:p>
          </table:table-cell>
        </table:table-row>
        <table:table-row table:style-name="ro3">
          <table:table-cell table:style-name="ce22"/>
          <table:table-cell table:style-name="ce7" table:formula="of:=[.B68]+[.D68]" office:value-type="float" office:value="453" calcext:value-type="float">
            <text:p>453</text:p>
          </table:table-cell>
          <table:table-cell table:style-name="ce7" table:formula="of:=&quot;0x&quot; &amp; DEC2HEX([.B69])" office:value-type="string" office:string-value="0x1C5" calcext:value-type="string">
            <text:p>0x1C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Groundspeed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PEED</text:p>
          </table:table-cell>
        </table:table-row>
        <table:table-row table:style-name="ro3">
          <table:table-cell table:style-name="ce22"/>
          <table:table-cell table:style-name="ce7" table:formula="of:=[.B69]+[.D69]" office:value-type="float" office:value="454" calcext:value-type="float">
            <text:p>454</text:p>
          </table:table-cell>
          <table:table-cell table:style-name="ce7" table:formula="of:=&quot;0x&quot; &amp; DEC2HEX([.B70])" office:value-type="string" office:string-value="0x1C6" calcext:value-type="string">
            <text:p>0x1C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Ground Track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</text:p>
          </table:table-cell>
        </table:table-row>
        <table:table-row table:style-name="ro3">
          <table:table-cell table:style-name="ce22"/>
          <table:table-cell table:style-name="ce7" table:formula="of:=[.B70]+[.D70]" office:value-type="float" office:value="455" calcext:value-type="float">
            <text:p>455</text:p>
          </table:table-cell>
          <table:table-cell table:style-name="ce7" table:formula="of:=&quot;0x&quot; &amp; DEC2HEX([.B71])" office:value-type="string" office:string-value="0x1C7" calcext:value-type="string">
            <text:p>0x1C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Magnetic Ground Track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M</text:p>
          </table:table-cell>
        </table:table-row>
        <table:table-row table:style-name="ro3">
          <table:table-cell table:style-name="ce22"/>
          <table:table-cell table:style-name="ce7" table:formula="of:=[.B71]+[.D71]" office:value-type="float" office:value="456" calcext:value-type="float">
            <text:p>456</text:p>
          </table:table-cell>
          <table:table-cell table:style-name="ce7" table:formula="of:=&quot;0x&quot; &amp; DEC2HEX([.B72])" office:value-type="string" office:string-value="0x1C8" calcext:value-type="string">
            <text:p>0x1C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ross Track Error</text:p>
          </table:table-cell>
          <table:table-cell table:style-name="ce22"/>
          <table:table-cell table:style-name="ce19" office:value-type="string" calcext:value-type="string">
            <text:p>0.01 nm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XTRACK</text:p>
          </table:table-cell>
        </table:table-row>
        <table:table-row table:style-name="ro3">
          <table:table-cell table:style-name="ce22"/>
          <table:table-cell table:style-name="ce7" table:formula="of:=[.B72]+[.D72]" office:value-type="float" office:value="457" calcext:value-type="float">
            <text:p>457</text:p>
          </table:table-cell>
          <table:table-cell table:style-name="ce7" table:formula="of:=&quot;0x&quot; &amp; DEC2HEX([.B73])" office:value-type="string" office:string-value="0x1C9" calcext:value-type="string">
            <text:p>0x1C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Course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OURSE</text:p>
          </table:table-cell>
        </table:table-row>
        <table:table-row table:style-name="ro3">
          <table:table-cell table:style-name="ce22"/>
          <table:table-cell table:style-name="ce7" table:formula="of:=[.B73]+[.D73]" office:value-type="float" office:value="458" calcext:value-type="float">
            <text:p>458</text:p>
          </table:table-cell>
          <table:table-cell table:style-name="ce7" table:formula="of:=&quot;0x&quot; &amp; DEC2HEX([.B74])" office:value-type="string" office:string-value="0x1CA" calcext:value-type="string">
            <text:p>0x1CA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Selected Glidepath Angle</text:p>
          </table:table-cell>
          <table:table-cell table:style-name="ce22" office:value-type="string" calcext:value-type="string">
            <text:p>0 to 90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4]+[.D74]" office:value-type="float" office:value="459" calcext:value-type="float">
            <text:p>459</text:p>
          </table:table-cell>
          <table:table-cell table:style-name="ce7" table:formula="of:=&quot;0x&quot; &amp; DEC2HEX([.B75])" office:value-type="string" office:string-value="0x1CB" calcext:value-type="string">
            <text:p>0x1C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5]+[.D75]" office:value-type="float" office:value="460" calcext:value-type="float">
            <text:p>460</text:p>
          </table:table-cell>
          <table:table-cell table:style-name="ce7" table:formula="of:=&quot;0x&quot; &amp; DEC2HEX([.B76])" office:value-type="string" office:string-value="0x1CC" calcext:value-type="string">
            <text:p>0x1C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6]+[.D76]" office:value-type="float" office:value="461" calcext:value-type="float">
            <text:p>461</text:p>
          </table:table-cell>
          <table:table-cell table:style-name="ce7" table:formula="of:=&quot;0x&quot; &amp; DEC2HEX([.B77])" office:value-type="string" office:string-value="0x1CD" calcext:value-type="string">
            <text:p>0x1C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Status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USHORT</text:p>
          </table:table-cell>
          <table:table-cell table:style-name="ce22"/>
          <table:table-cell table:style-name="ce22" office:value-type="string" calcext:value-type="string">
            <text:p>0 if Good\lOtherwise the ID of the most likely failed satellite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7]+[.D77]" office:value-type="float" office:value="462" calcext:value-type="float">
            <text:p>462</text:p>
          </table:table-cell>
          <table:table-cell table:style-name="ce7" table:formula="of:=&quot;0x&quot; &amp; DEC2HEX([.B78])" office:value-type="string" office:string-value="0x1CE" calcext:value-type="string">
            <text:p>0x1C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Horizont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8]+[.D78]" office:value-type="float" office:value="463" calcext:value-type="float">
            <text:p>463</text:p>
          </table:table-cell>
          <table:table-cell table:style-name="ce7" table:formula="of:=&quot;0x&quot; &amp; DEC2HEX([.B79])" office:value-type="string" office:string-value="0x1CF" calcext:value-type="string">
            <text:p>0x1C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Vertic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9]+[.D79]" office:value-type="float" office:value="464" calcext:value-type="float">
            <text:p>464</text:p>
          </table:table-cell>
          <table:table-cell table:style-name="ce7" table:formula="of:=&quot;0x&quot; &amp; DEC2HEX([.B80])" office:value-type="string" office:string-value="0x1D0" calcext:value-type="string">
            <text:p>0x1D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0]+[.D80]" office:value-type="float" office:value="465" calcext:value-type="float">
            <text:p>465</text:p>
          </table:table-cell>
          <table:table-cell table:style-name="ce7" table:formula="of:=&quot;0x&quot; &amp; DEC2HEX([.B81])" office:value-type="string" office:string-value="0x1D1" calcext:value-type="string">
            <text:p>0x1D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1]+[.D81]" office:value-type="float" office:value="466" calcext:value-type="float">
            <text:p>466</text:p>
          </table:table-cell>
          <table:table-cell table:style-name="ce7" table:formula="of:=&quot;0x&quot; &amp; DEC2HEX([.B82])" office:value-type="string" office:string-value="0x1D2" calcext:value-type="string">
            <text:p>0x1D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2]+[.D82]" office:value-type="float" office:value="467" calcext:value-type="float">
            <text:p>467</text:p>
          </table:table-cell>
          <table:table-cell table:style-name="ce7" table:formula="of:=&quot;0x&quot; &amp; DEC2HEX([.B83])" office:value-type="string" office:string-value="0x1D3" calcext:value-type="string">
            <text:p>0x1D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3]+[.D83]" office:value-type="float" office:value="468" calcext:value-type="float">
            <text:p>468</text:p>
          </table:table-cell>
          <table:table-cell table:style-name="ce7" table:formula="of:=&quot;0x&quot; &amp; DEC2HEX([.B84])" office:value-type="string" office:string-value="0x1D4" calcext:value-type="string">
            <text:p>0x1D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4]+[.D84]" office:value-type="float" office:value="469" calcext:value-type="float">
            <text:p>469</text:p>
          </table:table-cell>
          <table:table-cell table:style-name="ce7" table:formula="of:=&quot;0x&quot; &amp; DEC2HEX([.B85])" office:value-type="string" office:string-value="0x1D5" calcext:value-type="string">
            <text:p>0x1D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5]+[.D85]" office:value-type="float" office:value="470" calcext:value-type="float">
            <text:p>470</text:p>
          </table:table-cell>
          <table:table-cell table:style-name="ce7" table:formula="of:=&quot;0x&quot; &amp; DEC2HEX([.B86])" office:value-type="string" office:string-value="0x1D6" calcext:value-type="string">
            <text:p>0x1D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tatus</text:p>
          </table:table-cell>
          <table:table-cell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6]+[.D86]" office:value-type="float" office:value="471" calcext:value-type="float">
            <text:p>471</text:p>
          </table:table-cell>
          <table:table-cell table:style-name="ce7" table:formula="of:=&quot;0x&quot; &amp; DEC2HEX([.B87])" office:value-type="string" office:string-value="0x1D7" calcext:value-type="string">
            <text:p>0x1D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Identification</text:p>
          </table:table-cell>
          <table:table-cell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7]+[.D87]" office:value-type="float" office:value="472" calcext:value-type="float">
            <text:p>472</text:p>
          </table:table-cell>
          <table:table-cell table:style-name="ce7" table:formula="of:=&quot;0x&quot; &amp; DEC2HEX([.B88])" office:value-type="string" office:string-value="0x1D8" calcext:value-type="string">
            <text:p>0x1D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Type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8]+[.D88]" office:value-type="float" office:value="473" calcext:value-type="float">
            <text:p>473</text:p>
          </table:table-cell>
          <table:table-cell table:style-name="ce7" table:formula="of:=&quot;0x&quot; &amp; DEC2HEX([.B89])" office:value-type="string" office:string-value="0x1D9" calcext:value-type="string">
            <text:p>0x1D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Velocity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9]+[.D89]" office:value-type="float" office:value="474" calcext:value-type="float">
            <text:p>474</text:p>
          </table:table-cell>
          <table:table-cell table:style-name="ce7" table:formula="of:=&quot;0x&quot; &amp; DEC2HEX([.B90])" office:value-type="string" office:string-value="0x1DA" calcext:value-type="string">
            <text:p>0x1D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Bearing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0]+[.D90]" office:value-type="float" office:value="475" calcext:value-type="float">
            <text:p>475</text:p>
          </table:table-cell>
          <table:table-cell table:style-name="ce7" table:formula="of:=&quot;0x&quot; &amp; DEC2HEX([.B91])" office:value-type="string" office:string-value="0x1DB" calcext:value-type="string">
            <text:p>0x1D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Rate of Climb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1]+[.D91]" office:value-type="float" office:value="476" calcext:value-type="float">
            <text:p>476</text:p>
          </table:table-cell>
          <table:table-cell table:style-name="ce7" table:formula="of:=&quot;0x&quot; &amp; DEC2HEX([.B92])" office:value-type="string" office:string-value="0x1DC" calcext:value-type="string">
            <text:p>0x1D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Emergency Priority Status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2]+[.D92]" office:value-type="float" office:value="477" calcext:value-type="float">
            <text:p>477</text:p>
          </table:table-cell>
          <table:table-cell table:style-name="ce7" table:formula="of:=&quot;0x&quot; &amp; DEC2HEX([.B93])" office:value-type="string" office:string-value="0x1DD" calcext:value-type="string">
            <text:p>0x1D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Current Trajectory Change Point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3]+[.D93]" office:value-type="float" office:value="478" calcext:value-type="float">
            <text:p>478</text:p>
          </table:table-cell>
          <table:table-cell table:style-name="ce7" table:formula="of:=&quot;0x&quot; &amp; DEC2HEX([.B94])" office:value-type="string" office:string-value="0x1DE" calcext:value-type="string">
            <text:p>0x1D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Next Trajectory Change Point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4]+[.D94]" office:value-type="float" office:value="479" calcext:value-type="float">
            <text:p>479</text:p>
          </table:table-cell>
          <table:table-cell table:style-name="ce7" table:formula="of:=&quot;0x&quot; &amp; DEC2HEX([.B95])" office:value-type="string" office:string-value="0x1DF" calcext:value-type="string">
            <text:p>0x1D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Operation Coord. Message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5]+[.D95]" office:value-type="float" office:value="480" calcext:value-type="float">
            <text:p>480</text:p>
          </table:table-cell>
          <table:table-cell table:style-name="ce7" table:formula="of:=&quot;0x&quot; &amp; DEC2HEX([.B96])" office:value-type="string" office:string-value="0x1E0" calcext:value-type="string">
            <text:p>0x1E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Operational Status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7]" office:value-type="string" office:string-value="High Priority Engine / Aircraft System Data" calcext:value-type="string">
            <text:p>High Priority Engine / Aircraft System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7]" office:value-type="float" office:value="512" calcext:value-type="float">
            <text:p>512</text:p>
          </table:table-cell>
          <table:table-cell table:style-name="ce7" table:formula="of:=&quot;0x&quot; &amp; DEC2HEX([.B99])" office:value-type="string" office:string-value="0x200" calcext:value-type="string">
            <text:p>0x2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N1 or Engine RPM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N1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TACH</text:p>
          </table:table-cell>
        </table:table-row>
        <table:table-row table:style-name="ro3">
          <table:table-cell table:style-name="ce22"/>
          <table:table-cell table:style-name="ce7" table:formula="of:=[.B99]+[.D99]" office:value-type="float" office:value="514" calcext:value-type="float">
            <text:p>514</text:p>
          </table:table-cell>
          <table:table-cell table:style-name="ce7" table:formula="of:=&quot;0x&quot; &amp; DEC2HEX([.B100])" office:value-type="string" office:string-value="0x202" calcext:value-type="string">
            <text:p>0x2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N2, Prop RPM or Rotor RPM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N2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PROP</text:p>
          </table:table-cell>
        </table:table-row>
        <table:table-row table:style-name="ro3">
          <table:table-cell table:style-name="ce22"/>
          <table:table-cell table:style-name="ce7" table:formula="of:=[.B100]+[.D100]" office:value-type="float" office:value="516" calcext:value-type="float">
            <text:p>516</text:p>
          </table:table-cell>
          <table:table-cell table:style-name="ce7" table:formula="of:=&quot;0x&quot; &amp; DEC2HEX([.B101])" office:value-type="string" office:string-value="0x204" calcext:value-type="string">
            <text:p>0x2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orque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RQUE</text:p>
          </table:table-cell>
        </table:table-row>
        <table:table-row table:style-name="ro3">
          <table:table-cell table:style-name="ce22"/>
          <table:table-cell table:style-name="ce7" table:formula="of:=[.B101]+[.D101]" office:value-type="float" office:value="518" calcext:value-type="float">
            <text:p>518</text:p>
          </table:table-cell>
          <table:table-cell table:style-name="ce7" table:formula="of:=&quot;0x&quot; &amp; DEC2HEX([.B102])" office:value-type="string" office:string-value="0x206" calcext:value-type="string">
            <text:p>0x2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urbine Inle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IT</text:p>
          </table:table-cell>
        </table:table-row>
        <table:table-row table:style-name="ro3">
          <table:table-cell table:style-name="ce22"/>
          <table:table-cell table:style-name="ce7" table:formula="of:=[.B102]+[.D102]" office:value-type="float" office:value="520" calcext:value-type="float">
            <text:p>520</text:p>
          </table:table-cell>
          <table:table-cell table:style-name="ce7" table:formula="of:=&quot;0x&quot; &amp; DEC2HEX([.B103])" office:value-type="string" office:string-value="0x208" calcext:value-type="string">
            <text:p>0x2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Inter-turbine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ITT</text:p>
          </table:table-cell>
        </table:table-row>
        <table:table-row table:style-name="ro3">
          <table:table-cell table:style-name="ce22"/>
          <table:table-cell table:style-name="ce7" table:formula="of:=[.B103]+[.D103]" office:value-type="float" office:value="522" calcext:value-type="float">
            <text:p>522</text:p>
          </table:table-cell>
          <table:table-cell table:style-name="ce7" table:formula="of:=&quot;0x&quot; &amp; DEC2HEX([.B104])" office:value-type="string" office:string-value="0x20A" calcext:value-type="string">
            <text:p>0x2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urbine Outle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T</text:p>
          </table:table-cell>
        </table:table-row>
        <table:table-row table:style-name="ro3">
          <table:table-cell table:style-name="ce22"/>
          <table:table-cell table:style-name="ce7" table:formula="of:=[.B104]+[.D104]" office:value-type="float" office:value="524" calcext:value-type="float">
            <text:p>524</text:p>
          </table:table-cell>
          <table:table-cell table:style-name="ce7" table:formula="of:=&quot;0x&quot; &amp; DEC2HEX([.B105])" office:value-type="string" office:string-value="0x20C" calcext:value-type="string">
            <text:p>0x2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PS</text:p>
          </table:table-cell>
        </table:table-row>
        <table:table-row table:style-name="ro3">
          <table:table-cell table:style-name="ce22"/>
          <table:table-cell table:style-name="ce7" table:formula="of:=[.B105]+[.D105]" office:value-type="float" office:value="526" calcext:value-type="float">
            <text:p>526</text:p>
          </table:table-cell>
          <table:table-cell table:style-name="ce7" table:formula="of:=&quot;0x&quot; &amp; DEC2HEX([.B106])" office:value-type="string" office:string-value="0x20E" calcext:value-type="string">
            <text:p>0x20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PS</text:p>
          </table:table-cell>
        </table:table-row>
        <table:table-row table:style-name="ro3">
          <table:table-cell table:style-name="ce22"/>
          <table:table-cell table:style-name="ce7" table:formula="of:=[.B106]+[.D106]" office:value-type="float" office:value="528" calcext:value-type="float">
            <text:p>528</text:p>
          </table:table-cell>
          <table:table-cell table:style-name="ce7" table:formula="of:=&quot;0x&quot; &amp; DEC2HEX([.B107])" office:value-type="string" office:string-value="0x210" calcext:value-type="string">
            <text:p>0x21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Oil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TS</text:p>
          </table:table-cell>
        </table:table-row>
        <table:table-row table:style-name="ro3">
          <table:table-cell table:style-name="ce22"/>
          <table:table-cell table:style-name="ce7" table:formula="of:=[.B107]+[.D107]" office:value-type="float" office:value="530" calcext:value-type="float">
            <text:p>530</text:p>
          </table:table-cell>
          <table:table-cell table:style-name="ce7" table:formula="of:=&quot;0x&quot; &amp; DEC2HEX([.B108])" office:value-type="string" office:string-value="0x212" calcext:value-type="string">
            <text:p>0x21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TS</text:p>
          </table:table-cell>
        </table:table-row>
        <table:table-row table:style-name="ro3">
          <table:table-cell table:style-name="ce22"/>
          <table:table-cell table:style-name="ce7" table:formula="of:=[.B108]+[.D108]" office:value-type="float" office:value="532" calcext:value-type="float">
            <text:p>532</text:p>
          </table:table-cell>
          <table:table-cell table:style-name="ce7" table:formula="of:=&quot;0x&quot; &amp; DEC2HEX([.B109])" office:value-type="string" office:string-value="0x214" calcext:value-type="string">
            <text:p>0x21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S</text:p>
          </table:table-cell>
        </table:table-row>
        <table:table-row table:style-name="ro3">
          <table:table-cell table:style-name="ce22"/>
          <table:table-cell table:style-name="ce7" table:formula="of:=[.B109]+[.D109]" office:value-type="float" office:value="534" calcext:value-type="float">
            <text:p>534</text:p>
          </table:table-cell>
          <table:table-cell table:style-name="ce7" table:formula="of:=&quot;0x&quot; &amp; DEC2HEX([.B110])" office:value-type="string" office:string-value="0x216" calcext:value-type="string">
            <text:p>0x21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LS</text:p>
          </table:table-cell>
        </table:table-row>
        <table:table-row table:style-name="ro3">
          <table:table-cell table:style-name="ce22"/>
          <table:table-cell table:style-name="ce7" table:formula="of:=[.B110]+[.D110]" office:value-type="float" office:value="536" calcext:value-type="float">
            <text:p>536</text:p>
          </table:table-cell>
          <table:table-cell table:style-name="ce7" table:formula="of:=&quot;0x&quot; &amp; DEC2HEX([.B111])" office:value-type="string" office:string-value="0x218" calcext:value-type="string">
            <text:p>0x21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LS</text:p>
          </table:table-cell>
        </table:table-row>
        <table:table-row table:style-name="ro3">
          <table:table-cell table:style-name="ce22"/>
          <table:table-cell table:style-name="ce7" table:formula="of:=[.B111]+[.D111]" office:value-type="float" office:value="538" calcext:value-type="float">
            <text:p>538</text:p>
          </table:table-cell>
          <table:table-cell table:style-name="ce7" table:formula="of:=&quot;0x&quot; &amp; DEC2HEX([.B112])" office:value-type="string" office:string-value="0x21A" calcext:value-type="string">
            <text:p>0x21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Flow</text:p>
          </table:table-cell>
          <table:table-cell table:style-name="ce22"/>
          <table:table-cell table:style-name="ce19" office:value-type="string" calcext:value-type="string">
            <text:p>0.01 gal/hr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F</text:p>
          </table:table-cell>
        </table:table-row>
        <table:table-row table:style-name="ro3">
          <table:table-cell table:style-name="ce22"/>
          <table:table-cell table:style-name="ce7" table:formula="of:=[.B112]+[.D112]" office:value-type="float" office:value="540" calcext:value-type="float">
            <text:p>540</text:p>
          </table:table-cell>
          <table:table-cell table:style-name="ce7" table:formula="of:=&quot;0x&quot; &amp; DEC2HEX([.B113])" office:value-type="string" office:string-value="0x21C" calcext:value-type="string">
            <text:p>0x21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</text:p>
          </table:table-cell>
        </table:table-row>
        <table:table-row table:style-name="ro3">
          <table:table-cell table:style-name="ce22"/>
          <table:table-cell table:style-name="ce7" table:formula="of:=[.B113]+[.D113]" office:value-type="float" office:value="542" calcext:value-type="float">
            <text:p>542</text:p>
          </table:table-cell>
          <table:table-cell table:style-name="ce7" table:formula="of:=&quot;0x&quot; &amp; DEC2HEX([.B114])" office:value-type="string" office:string-value="0x21E" calcext:value-type="string">
            <text:p>0x21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nifold Pressure</text:p>
          </table:table-cell>
          <table:table-cell table:style-name="ce22"/>
          <table:table-cell table:style-name="ce19" office:value-type="string" calcext:value-type="string">
            <text:p>0.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  <table:table-cell office:value-type="string" calcext:value-type="string">
            <text:p>MAP</text:p>
          </table:table-cell>
        </table:table-row>
        <table:table-row table:style-name="ro3">
          <table:table-cell table:style-name="ce22"/>
          <table:table-cell table:style-name="ce7" table:formula="of:=[.B114]+[.D114]" office:value-type="float" office:value="544" calcext:value-type="float">
            <text:p>544</text:p>
          </table:table-cell>
          <table:table-cell table:style-name="ce7" table:formula="of:=&quot;0x&quot; &amp; DEC2HEX([.B115])" office:value-type="string" office:string-value="0x220" calcext:value-type="string">
            <text:p>0x22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P</text:p>
          </table:table-cell>
        </table:table-row>
        <table:table-row table:style-name="ro3">
          <table:table-cell table:style-name="ce22"/>
          <table:table-cell table:style-name="ce7" table:formula="of:=[.B115]+[.D115]" office:value-type="float" office:value="546" calcext:value-type="float">
            <text:p>546</text:p>
          </table:table-cell>
          <table:table-cell table:style-name="ce7" table:formula="of:=&quot;0x&quot; &amp; DEC2HEX([.B116])" office:value-type="string" office:string-value="0x222" calcext:value-type="string">
            <text:p>0x22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T</text:p>
          </table:table-cell>
        </table:table-row>
        <table:table-row table:style-name="ro3">
          <table:table-cell table:style-name="ce22"/>
          <table:table-cell table:style-name="ce7" table:formula="of:=[.B116]+[.D116]" office:value-type="float" office:value="548" calcext:value-type="float">
            <text:p>548</text:p>
          </table:table-cell>
          <table:table-cell table:style-name="ce7" table:formula="of:=&quot;0x&quot; &amp; DEC2HEX([.B117])" office:value-type="string" office:string-value="0x224" calcext:value-type="string">
            <text:p>0x22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T</text:p>
          </table:table-cell>
        </table:table-row>
        <table:table-row table:style-name="ro3">
          <table:table-cell table:style-name="ce22"/>
          <table:table-cell table:style-name="ce7" table:formula="of:=[.B117]+[.D117]" office:value-type="float" office:value="550" calcext:value-type="float">
            <text:p>550</text:p>
          </table:table-cell>
          <table:table-cell table:style-name="ce7" table:formula="of:=&quot;0x&quot; &amp; DEC2HEX([.B118])" office:value-type="string" office:string-value="0x226" calcext:value-type="string">
            <text:p>0x226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Fuel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Aux Tank</text:p>
          </table:table-cell>
          <table:table-cell table:style-name="ce2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Q</text:p>
          </table:table-cell>
        </table:table-row>
        <table:table-row table:style-name="ro3">
          <table:table-cell table:style-name="ce22"/>
          <table:table-cell table:style-name="ce7" table:formula="of:=[.B118]+[.D118]" office:value-type="float" office:value="554" calcext:value-type="float">
            <text:p>554</text:p>
          </table:table-cell>
          <table:table-cell table:style-name="ce7" table:formula="of:=&quot;0x&quot; &amp; DEC2HEX([.B119])" office:value-type="string" office:string-value="0x22A" calcext:value-type="string">
            <text:p>0x22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ump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P</text:p>
          </table:table-cell>
        </table:table-row>
        <table:table-row table:style-name="ro3">
          <table:table-cell table:style-name="ce22"/>
          <table:table-cell table:style-name="ce7" table:formula="of:=[.B119]+[.D119]" office:value-type="float" office:value="556" calcext:value-type="float">
            <text:p>556</text:p>
          </table:table-cell>
          <table:table-cell table:style-name="ce7" table:formula="of:=&quot;0x&quot; &amp; DEC2HEX([.B120])" office:value-type="string" office:string-value="0x22C" calcext:value-type="string">
            <text:p>0x2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QTY</text:p>
          </table:table-cell>
        </table:table-row>
        <table:table-row table:style-name="ro3">
          <table:table-cell table:style-name="ce22"/>
          <table:table-cell table:style-name="ce7" table:formula="of:=[.B120]+[.D120]" office:value-type="float" office:value="558" calcext:value-type="float">
            <text:p>558</text:p>
          </table:table-cell>
          <table:table-cell table:style-name="ce7" table:formula="of:=&quot;0x&quot; &amp; DEC2HEX([.B121])" office:value-type="string" office:string-value="0x22E" calcext:value-type="string">
            <text:p>0x2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QTY</text:p>
          </table:table-cell>
        </table:table-row>
        <table:table-row table:style-name="ro3">
          <table:table-cell table:style-name="ce22"/>
          <table:table-cell table:style-name="ce7" table:formula="of:=[.B121]+[.D121]" office:value-type="float" office:value="560" calcext:value-type="float">
            <text:p>560</text:p>
          </table:table-cell>
          <table:table-cell table:style-name="ce7" table:formula="of:=&quot;0x&quot; &amp; DEC2HEX([.B122])" office:value-type="string" office:string-value="0x230" calcext:value-type="string">
            <text:p>0x2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lectric Propulsion Motor Current</text:p>
          </table:table-cell>
          <table:table-cell table:style-name="ce22"/>
          <table:table-cell table:style-name="ce19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EMI</text:p>
          </table:table-cell>
        </table:table-row>
        <table:table-row table:style-name="ro3">
          <table:table-cell table:style-name="ce22"/>
          <table:table-cell table:style-name="ce7" table:formula="of:=[.B122]+[.D122]" office:value-type="float" office:value="562" calcext:value-type="float">
            <text:p>562</text:p>
          </table:table-cell>
          <table:table-cell table:style-name="ce7" table:formula="of:=&quot;0x&quot; &amp; DEC2HEX([.B123])" office:value-type="string" office:string-value="0x232" calcext:value-type="string">
            <text:p>0x23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Main Propulsion Bus Voltage</text:p>
          </table:table-cell>
          <table:table-cell/>
          <table:table-cell office:value-type="string" calcext:value-type="string">
            <text:p>0.1 V</text:p>
          </table:table-cell>
          <table:table-cell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3]+[.D123]" office:value-type="float" office:value="564" calcext:value-type="float">
            <text:p>564</text:p>
          </table:table-cell>
          <table:table-cell table:style-name="ce7" table:formula="of:=&quot;0x&quot; &amp; DEC2HEX([.B124])" office:value-type="string" office:string-value="0x234" calcext:value-type="string">
            <text:p>0x23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Current</text:p>
          </table:table-cell>
          <table:table-cell table:style-name="ce22"/>
          <table:table-cell table:style-name="ce19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4]+[.D124]" office:value-type="float" office:value="566" calcext:value-type="float">
            <text:p>566</text:p>
          </table:table-cell>
          <table:table-cell table:style-name="ce7" table:formula="of:=&quot;0x&quot; &amp; DEC2HEX([.B125])" office:value-type="string" office:string-value="0x236" calcext:value-type="string">
            <text:p>0x23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5]+[.D125]" office:value-type="float" office:value="568" calcext:value-type="float">
            <text:p>568</text:p>
          </table:table-cell>
          <table:table-cell table:style-name="ce7" table:formula="of:=&quot;0x&quot; &amp; DEC2HEX([.B126])" office:value-type="string" office:string-value="0x238" calcext:value-type="string">
            <text:p>0x23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Charge</text:p>
          </table:table-cell>
          <table:table-cell table:style-name="ce22" office:value-type="string" calcext:value-type="string">
            <text:p>0 to 100</text:p>
          </table:table-cell>
          <table:table-cell table:style-name="ce28" office:value-type="string" calcext:value-type="string">
            <text:p>0.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table:number-columns-repeated="11"/>
        </table:table-row>
        <table:table-row table:style-name="ro3">
          <table:table-cell table:style-name="ce22"/>
          <table:table-cell table:style-name="ce7" table:formula="of:=[.B126]+[.D126]" office:value-type="float" office:value="570" calcext:value-type="float">
            <text:p>570</text:p>
          </table:table-cell>
          <table:table-cell table:style-name="ce7" table:formula="of:=&quot;0x&quot; &amp; DEC2HEX([.B127])" office:value-type="string" office:string-value="0x23A" calcext:value-type="string">
            <text:p>0x23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brid System Status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/>
          <table:table-cell table:style-name="ce2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8]" office:value-type="string" office:string-value="High Priority Auxiliary Data" calcext:value-type="string">
            <text:p>High Priority Auxiliary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8]" office:value-type="float" office:value="640" calcext:value-type="float">
            <text:p>640</text:p>
          </table:table-cell>
          <table:table-cell table:style-name="ce7" table:formula="of:=&quot;0x&quot; &amp; DEC2HEX([.B131])" office:value-type="string" office:string-value="0x280" calcext:value-type="string">
            <text:p>0x2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Pressure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31]+[.D131]" office:value-type="float" office:value="641" calcext:value-type="float">
            <text:p>641</text:p>
          </table:table-cell>
          <table:table-cell table:style-name="ce7" table:formula="of:=&quot;0x&quot; &amp; DEC2HEX([.B132])" office:value-type="string" office:string-value="0x281" calcext:value-type="string">
            <text:p>0x2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Altitude</text:p>
          </table:table-cell>
          <table:table-cell office:value-type="string" calcext:value-type="string">
            <text:p>-1,000 to 3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9]" office:value-type="string" office:string-value="Normal Priority Pilot Control Inputs" calcext:value-type="string">
            <text:p>Normal Priority Pilot Control Inputs</text:p>
          </table:table-cell>
          <table:table-cell table:style-name="Default"/>
          <table:table-cell table:number-columns-repeated="4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9]" office:value-type="float" office:value="768" calcext:value-type="float">
            <text:p>768</text:p>
          </table:table-cell>
          <table:table-cell table:style-name="ce7" table:formula="of:=&quot;0x&quot; &amp; DEC2HEX([.B135])" office:value-type="string" office:string-value="0x300" calcext:value-type="string">
            <text:p>0x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coder Input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5]+[.D135]" office:value-type="float" office:value="776" calcext:value-type="float">
            <text:p>776</text:p>
          </table:table-cell>
          <table:table-cell table:style-name="ce7" table:formula="of:=&quot;0x&quot; &amp; DEC2HEX([.B136])" office:value-type="string" office:string-value="0x308" calcext:value-type="string">
            <text:p>0x308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6]+[.D136]" office:value-type="float" office:value="784" calcext:value-type="float">
            <text:p>784</text:p>
          </table:table-cell>
          <table:table-cell table:style-name="ce7" table:formula="of:=&quot;0x&quot; &amp; DEC2HEX([.B137])" office:value-type="string" office:string-value="0x310" calcext:value-type="string">
            <text:p>0x31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peed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7]+[.D137]" office:value-type="float" office:value="785" calcext:value-type="float">
            <text:p>785</text:p>
          </table:table-cell>
          <table:table-cell table:style-name="ce7" table:formula="of:=&quot;0x&quot; &amp; DEC2HEX([.B138])" office:value-type="string" office:string-value="0x311" calcext:value-type="string">
            <text:p>0x31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wl Flaps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8]+[.D138]" office:value-type="float" office:value="786" calcext:value-type="float">
            <text:p>786</text:p>
          </table:table-cell>
          <table:table-cell table:style-name="ce7" table:formula="of:=&quot;0x&quot; &amp; DEC2HEX([.B139])" office:value-type="string" office:string-value="0x312" calcext:value-type="string">
            <text:p>0x31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9]+[.D139]" office:value-type="float" office:value="787" calcext:value-type="float">
            <text:p>787</text:p>
          </table:table-cell>
          <table:table-cell table:style-name="ce7" table:formula="of:=&quot;0x&quot; &amp; DEC2HEX([.B140])" office:value-type="string" office:string-value="0x313" calcext:value-type="string">
            <text:p>0x31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0]+[.D140]" office:value-type="float" office:value="788" calcext:value-type="float">
            <text:p>788</text:p>
          </table:table-cell>
          <table:table-cell table:style-name="ce7" table:formula="of:=&quot;0x&quot; &amp; DEC2HEX([.B141])" office:value-type="string" office:string-value="0x314" calcext:value-type="string">
            <text:p>0x31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1]+[.D141]" office:value-type="float" office:value="789" calcext:value-type="float">
            <text:p>789</text:p>
          </table:table-cell>
          <table:table-cell table:style-name="ce7" table:formula="of:=&quot;0x&quot; &amp; DEC2HEX([.B142])" office:value-type="string" office:string-value="0x315" calcext:value-type="string">
            <text:p>0x31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2]+[.D142]" office:value-type="float" office:value="790" calcext:value-type="float">
            <text:p>790</text:p>
          </table:table-cell>
          <table:table-cell table:style-name="ce7" table:formula="of:=&quot;0x&quot; &amp; DEC2HEX([.B143])" office:value-type="string" office:string-value="0x316" calcext:value-type="string">
            <text:p>0x31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Trim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3]+[.D143]" office:value-type="float" office:value="791" calcext:value-type="float">
            <text:p>791</text:p>
          </table:table-cell>
          <table:table-cell table:style-name="ce7" table:formula="of:=&quot;0x&quot; &amp; DEC2HEX([.B144])" office:value-type="string" office:string-value="0x317" calcext:value-type="string">
            <text:p>0x317</text:p>
          </table:table-cell>
          <table:table-cell table:style-name="ce7" office:value-type="float" office:value="8" calcext:value-type="float">
            <text:p>8</text:p>
          </table:table-cell>
          <table:table-cell table:style-name="ce22" office:value-type="string" calcext:value-type="string">
            <text:p>Generic Analog Control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0]" office:value-type="string" office:string-value="Normal Priority Measured Positions" calcext:value-type="string">
            <text:p>Normal Priority Measured Positions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0]" office:value-type="float" office:value="896" calcext:value-type="float">
            <text:p>896</text:p>
          </table:table-cell>
          <table:table-cell table:style-name="ce7" table:formula="of:=&quot;0x&quot; &amp; DEC2HEX([.B147])" office:value-type="string" office:string-value="0x380" calcext:value-type="string">
            <text:p>0x3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peedbrake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7]+[.D147]" office:value-type="float" office:value="897" calcext:value-type="float">
            <text:p>897</text:p>
          </table:table-cell>
          <table:table-cell table:style-name="ce7" table:formula="of:=&quot;0x&quot; &amp; DEC2HEX([.B148])" office:value-type="string" office:string-value="0x381" calcext:value-type="string">
            <text:p>0x3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wl Flaps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office:value-type="string" calcext:value-type="string">
            <text:p>100% = Ope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8]+[.D148]" office:value-type="float" office:value="898" calcext:value-type="float">
            <text:p>898</text:p>
          </table:table-cell>
          <table:table-cell table:style-name="ce7" table:formula="of:=&quot;0x&quot; &amp; DEC2HEX([.B149])" office:value-type="string" office:string-value="0x382" calcext:value-type="string">
            <text:p>0x3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9]+[.D149]" office:value-type="float" office:value="899" calcext:value-type="float">
            <text:p>899</text:p>
          </table:table-cell>
          <table:table-cell table:style-name="ce7" table:formula="of:=&quot;0x&quot; &amp; DEC2HEX([.B150])" office:value-type="string" office:string-value="0x383" calcext:value-type="string">
            <text:p>0x3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0]+[.D150]" office:value-type="float" office:value="900" calcext:value-type="float">
            <text:p>900</text:p>
          </table:table-cell>
          <table:table-cell table:style-name="ce7" table:formula="of:=&quot;0x&quot; &amp; DEC2HEX([.B151])" office:value-type="string" office:string-value="0x384" calcext:value-type="string">
            <text:p>0x3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1]+[.D151]" office:value-type="float" office:value="901" calcext:value-type="float">
            <text:p>901</text:p>
          </table:table-cell>
          <table:table-cell table:style-name="ce7" table:formula="of:=&quot;0x&quot; &amp; DEC2HEX([.B152])" office:value-type="string" office:string-value="0x385" calcext:value-type="string">
            <text:p>0x3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2]+[.D152]" office:value-type="float" office:value="902" calcext:value-type="float">
            <text:p>902</text:p>
          </table:table-cell>
          <table:table-cell table:style-name="ce7" table:formula="of:=&quot;0x&quot; &amp; DEC2HEX([.B153])" office:value-type="string" office:string-value="0x386" calcext:value-type="string">
            <text:p>0x3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3]+[.D153]" office:value-type="float" office:value="903" calcext:value-type="float">
            <text:p>903</text:p>
          </table:table-cell>
          <table:table-cell table:style-name="ce7" table:formula="of:=&quot;0x&quot; &amp; DEC2HEX([.B154])" office:value-type="string" office:string-value="0x387" calcext:value-type="string">
            <text:p>0x38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4]+[.D154]" office:value-type="float" office:value="904" calcext:value-type="float">
            <text:p>904</text:p>
          </table:table-cell>
          <table:table-cell table:style-name="ce7" table:formula="of:=&quot;0x&quot; &amp; DEC2HEX([.B155])" office:value-type="string" office:string-value="0x388" calcext:value-type="string">
            <text:p>0x3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5]+[.D155]" office:value-type="float" office:value="905" calcext:value-type="float">
            <text:p>905</text:p>
          </table:table-cell>
          <table:table-cell table:style-name="ce7" table:formula="of:=&quot;0x&quot; &amp; DEC2HEX([.B156])" office:value-type="string" office:string-value="0x389" calcext:value-type="string">
            <text:p>0x3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6]+[.D156]" office:value-type="float" office:value="906" calcext:value-type="float">
            <text:p>906</text:p>
          </table:table-cell>
          <table:table-cell table:style-name="ce7" table:formula="of:=&quot;0x&quot; &amp; DEC2HEX([.B157])" office:value-type="string" office:string-value="0x38A" calcext:value-type="string">
            <text:p>0x3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ight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7]+[.D157]" office:value-type="float" office:value="907" calcext:value-type="float">
            <text:p>907</text:p>
          </table:table-cell>
          <table:table-cell table:style-name="ce7" table:formula="of:=&quot;0x&quot; &amp; DEC2HEX([.B158])" office:value-type="string" office:string-value="0x38B" calcext:value-type="string">
            <text:p>0x38B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Fuel Pump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8]+[.D158]" office:value-type="float" office:value="911" calcext:value-type="float">
            <text:p>911</text:p>
          </table:table-cell>
          <table:table-cell table:style-name="ce7" table:formula="of:=&quot;0x&quot; &amp; DEC2HEX([.B159])" office:value-type="string" office:string-value="0x38F" calcext:value-type="string">
            <text:p>0x3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uel Valve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9]+[.D159]" office:value-type="float" office:value="912" calcext:value-type="float">
            <text:p>912</text:p>
          </table:table-cell>
          <table:table-cell table:style-name="ce7" table:formula="of:=&quot;0x&quot; &amp; DEC2HEX([.B160])" office:value-type="string" office:string-value="0x390" calcext:value-type="string">
            <text:p>0x390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Analog Measurement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1]" office:value-type="string" office:string-value="Normal Priority Flight Data" calcext:value-type="string">
            <text:p>Normal Priority Flight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1]" office:value-type="float" office:value="1024" calcext:value-type="float">
            <text:p>1024</text:p>
          </table:table-cell>
          <table:table-cell table:style-name="ce7" table:formula="of:=&quot;0x&quot; &amp; DEC2HEX([.B163])" office:value-type="string" office:string-value="0x400" calcext:value-type="string">
            <text:p>0x40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3]+[.D163]" office:value-type="float" office:value="1025" calcext:value-type="float">
            <text:p>1025</text:p>
          </table:table-cell>
          <table:table-cell table:style-name="ce7" table:formula="of:=&quot;0x&quot; &amp; DEC2HEX([.B164])" office:value-type="string" office:string-value="0x401" calcext:value-type="string">
            <text:p>0x40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4]+[.D164]" office:value-type="float" office:value="1026" calcext:value-type="float">
            <text:p>1026</text:p>
          </table:table-cell>
          <table:table-cell table:style-name="ce7" table:formula="of:=&quot;0x&quot; &amp; DEC2HEX([.B165])" office:value-type="string" office:string-value="0x402" calcext:value-type="string">
            <text:p>0x40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5]+[.D165]" office:value-type="float" office:value="1027" calcext:value-type="float">
            <text:p>1027</text:p>
          </table:table-cell>
          <table:table-cell table:style-name="ce7" table:formula="of:=&quot;0x&quot; &amp; DEC2HEX([.B166])" office:value-type="string" office:string-value="0x403" calcext:value-type="string">
            <text:p>0x40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urn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6]+[.D166]" office:value-type="float" office:value="1028" calcext:value-type="float">
            <text:p>1028</text:p>
          </table:table-cell>
          <table:table-cell table:style-name="ce7" table:formula="of:=&quot;0x&quot; &amp; DEC2HEX([.B167])" office:value-type="string" office:string-value="0x404" calcext:value-type="string">
            <text:p>0x40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tatic Pressure</text:p>
          </table:table-cell>
          <table:table-cell table:style-name="ce22"/>
          <table:table-cell table:style-name="ce19" office:value-type="string" calcext:value-type="string">
            <text:p>0.001 inHg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7]+[.D167]" office:value-type="float" office:value="1029" calcext:value-type="float">
            <text:p>1029</text:p>
          </table:table-cell>
          <table:table-cell table:style-name="ce7" table:formula="of:=&quot;0x&quot; &amp; DEC2HEX([.B168])" office:value-type="string" office:string-value="0x405" calcext:value-type="string">
            <text:p>0x40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ot Pressure</text:p>
          </table:table-cell>
          <table:table-cell table:style-name="ce22"/>
          <table:table-cell table:style-name="ce19" office:value-type="string" calcext:value-type="string">
            <text:p>0.001 inHg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8]+[.D168]" office:value-type="float" office:value="1030" calcext:value-type="float">
            <text:p>1030</text:p>
          </table:table-cell>
          <table:table-cell table:style-name="ce7" table:formula="of:=&quot;0x&quot; &amp; DEC2HEX([.B169])" office:value-type="string" office:string-value="0x406" calcext:value-type="string">
            <text:p>0x40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otal Air Temperature</text:p>
          </table:table-cell>
          <table:table-cell table:style-name="ce2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9]+[.D169]" office:value-type="float" office:value="1031" calcext:value-type="float">
            <text:p>1031</text:p>
          </table:table-cell>
          <table:table-cell table:style-name="ce7" table:formula="of:=&quot;0x&quot; &amp; DEC2HEX([.B170])" office:value-type="string" office:string-value="0x407" calcext:value-type="string">
            <text:p>0x40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tatic Air Temperature</text:p>
          </table:table-cell>
          <table:table-cell table:style-name="ce2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0]+[.D170]" office:value-type="float" office:value="1032" calcext:value-type="float">
            <text:p>1032</text:p>
          </table:table-cell>
          <table:table-cell table:style-name="ce7" table:formula="of:=&quot;0x&quot; &amp; DEC2HEX([.B171])" office:value-type="string" office:string-value="0x408" calcext:value-type="string">
            <text:p>0x40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nsity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1]+[.D171]" office:value-type="float" office:value="1033" calcext:value-type="float">
            <text:p>1033</text:p>
          </table:table-cell>
          <table:table-cell table:style-name="ce7" table:formula="of:=&quot;0x&quot; &amp; DEC2HEX([.B172])" office:value-type="string" office:string-value="0x409" calcext:value-type="string">
            <text:p>0x40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2]+[.D172]" office:value-type="float" office:value="1034" calcext:value-type="float">
            <text:p>1034</text:p>
          </table:table-cell>
          <table:table-cell table:style-name="ce7" table:formula="of:=&quot;0x&quot; &amp; DEC2HEX([.B173])" office:value-type="string" office:string-value="0x40A" calcext:value-type="string">
            <text:p>0x40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ind Speed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3]+[.D173]" office:value-type="float" office:value="1035" calcext:value-type="float">
            <text:p>1035</text:p>
          </table:table-cell>
          <table:table-cell table:style-name="ce7" table:formula="of:=&quot;0x&quot; &amp; DEC2HEX([.B174])" office:value-type="string" office:string-value="0x40B" calcext:value-type="string">
            <text:p>0x40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ind Direction</text:p>
          </table:table-cell>
          <table:table-cell table:style-name="ce22" office:value-type="string" calcext:value-type="string">
            <text:p>0 to 36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Magnetic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2]" office:value-type="string" office:string-value="Normal Priority Navigation Data" calcext:value-type="string">
            <text:p>Normal Priority Navigation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2]" office:value-type="float" office:value="1152" calcext:value-type="float">
            <text:p>1152</text:p>
          </table:table-cell>
          <table:table-cell table:style-name="ce7" table:formula="of:=&quot;0x&quot; &amp; DEC2HEX([.B178])" office:value-type="string" office:string-value="0x480" calcext:value-type="string">
            <text:p>0x4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8]+[.D178]" office:value-type="float" office:value="1153" calcext:value-type="float">
            <text:p>1153</text:p>
          </table:table-cell>
          <table:table-cell table:style-name="ce7" table:formula="of:=&quot;0x&quot; &amp; DEC2HEX([.B179])" office:value-type="string" office:string-value="0x481" calcext:value-type="string">
            <text:p>0x4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9]+[.D179]" office:value-type="float" office:value="1154" calcext:value-type="float">
            <text:p>1154</text:p>
          </table:table-cell>
          <table:table-cell table:style-name="ce7" table:formula="of:=&quot;0x&quot; &amp; DEC2HEX([.B180])" office:value-type="string" office:string-value="0x482" calcext:value-type="string">
            <text:p>0x4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0]+[.D180]" office:value-type="float" office:value="1155" calcext:value-type="float">
            <text:p>1155</text:p>
          </table:table-cell>
          <table:table-cell table:style-name="ce7" table:formula="of:=&quot;0x&quot; &amp; DEC2HEX([.B181])" office:value-type="string" office:string-value="0x483" calcext:value-type="string">
            <text:p>0x4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1]+[.D181]" office:value-type="float" office:value="1156" calcext:value-type="float">
            <text:p>1156</text:p>
          </table:table-cell>
          <table:table-cell table:style-name="ce7" table:formula="of:=&quot;0x&quot; &amp; DEC2HEX([.B182])" office:value-type="string" office:string-value="0x484" calcext:value-type="string">
            <text:p>0x4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2]+[.D182]" office:value-type="float" office:value="1157" calcext:value-type="float">
            <text:p>1157</text:p>
          </table:table-cell>
          <table:table-cell table:style-name="ce7" table:formula="of:=&quot;0x&quot; &amp; DEC2HEX([.B183])" office:value-type="string" office:string-value="0x485" calcext:value-type="string">
            <text:p>0x4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3]+[.D183]" office:value-type="float" office:value="1158" calcext:value-type="float">
            <text:p>1158</text:p>
          </table:table-cell>
          <table:table-cell table:style-name="ce7" table:formula="of:=&quot;0x&quot; &amp; DEC2HEX([.B184])" office:value-type="string" office:string-value="0x486" calcext:value-type="string">
            <text:p>0x4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4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4]+[.D184]" office:value-type="float" office:value="1159" calcext:value-type="float">
            <text:p>1159</text:p>
          </table:table-cell>
          <table:table-cell table:style-name="ce7" table:formula="of:=&quot;0x&quot; &amp; DEC2HEX([.B185])" office:value-type="string" office:string-value="0x487" calcext:value-type="string">
            <text:p>0x48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5]+[.D185]" office:value-type="float" office:value="1160" calcext:value-type="float">
            <text:p>1160</text:p>
          </table:table-cell>
          <table:table-cell table:style-name="ce7" table:formula="of:=&quot;0x&quot; &amp; DEC2HEX([.B186])" office:value-type="string" office:string-value="0x488" calcext:value-type="string">
            <text:p>0x4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6]+[.D186]" office:value-type="float" office:value="1161" calcext:value-type="float">
            <text:p>1161</text:p>
          </table:table-cell>
          <table:table-cell table:style-name="ce7" table:formula="of:=&quot;0x&quot; &amp; DEC2HEX([.B187])" office:value-type="string" office:string-value="0x489" calcext:value-type="string">
            <text:p>0x4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7]+[.D187]" office:value-type="float" office:value="1162" calcext:value-type="float">
            <text:p>1162</text:p>
          </table:table-cell>
          <table:table-cell table:style-name="ce7" table:formula="of:=&quot;0x&quot; &amp; DEC2HEX([.B188])" office:value-type="string" office:string-value="0x48A" calcext:value-type="string">
            <text:p>0x4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8]+[.D188]" office:value-type="float" office:value="1163" calcext:value-type="float">
            <text:p>1163</text:p>
          </table:table-cell>
          <table:table-cell table:style-name="ce7" table:formula="of:=&quot;0x&quot; &amp; DEC2HEX([.B189])" office:value-type="string" office:string-value="0x48B" calcext:value-type="string">
            <text:p>0x48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9]+[.D189]" office:value-type="float" office:value="1164" calcext:value-type="float">
            <text:p>1164</text:p>
          </table:table-cell>
          <table:table-cell table:style-name="ce7" table:formula="of:=&quot;0x&quot; &amp; DEC2HEX([.B190])" office:value-type="string" office:string-value="0x48C" calcext:value-type="string">
            <text:p>0x48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, Distance To</text:p>
          </table:table-cell>
          <table:table-cell table:style-name="ce22"/>
          <table:table-cell table:style-name="ce19" office:value-type="string" calcext:value-type="string">
            <text:p>n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0]+[.D190]" office:value-type="float" office:value="1165" calcext:value-type="float">
            <text:p>1165</text:p>
          </table:table-cell>
          <table:table-cell table:style-name="ce7" table:formula="of:=&quot;0x&quot; &amp; DEC2HEX([.B191])" office:value-type="string" office:string-value="0x48D" calcext:value-type="string">
            <text:p>0x48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1]+[.D191]" office:value-type="float" office:value="1166" calcext:value-type="float">
            <text:p>1166</text:p>
          </table:table-cell>
          <table:table-cell table:style-name="ce7" table:formula="of:=&quot;0x&quot; &amp; DEC2HEX([.B192])" office:value-type="string" office:string-value="0x48E" calcext:value-type="string">
            <text:p>0x48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Flight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2]+[.D192]" office:value-type="float" office:value="1167" calcext:value-type="float">
            <text:p>1167</text:p>
          </table:table-cell>
          <table:table-cell table:style-name="ce7" table:formula="of:=&quot;0x&quot; &amp; DEC2HEX([.B193])" office:value-type="string" office:string-value="0x48F" calcext:value-type="string">
            <text:p>0x4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Radar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3]+[.D193]" office:value-type="float" office:value="1168" calcext:value-type="float">
            <text:p>1168</text:p>
          </table:table-cell>
          <table:table-cell table:style-name="ce7" table:formula="of:=&quot;0x&quot; &amp; DEC2HEX([.B194])" office:value-type="string" office:string-value="0x490" calcext:value-type="string">
            <text:p>0x49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4]+[.D194]" office:value-type="float" office:value="1169" calcext:value-type="float">
            <text:p>1169</text:p>
          </table:table-cell>
          <table:table-cell table:style-name="ce7" table:formula="of:=&quot;0x&quot; &amp; DEC2HEX([.B195])" office:value-type="string" office:string-value="0x491" calcext:value-type="string">
            <text:p>0x49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Flight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5]+[.D195]" office:value-type="float" office:value="1170" calcext:value-type="float">
            <text:p>1170</text:p>
          </table:table-cell>
          <table:table-cell table:style-name="ce7" table:formula="of:=&quot;0x&quot; &amp; DEC2HEX([.B196])" office:value-type="string" office:string-value="0x492" calcext:value-type="string">
            <text:p>0x49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Radar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6]+[.D196]" office:value-type="float" office:value="1171" calcext:value-type="float">
            <text:p>1171</text:p>
          </table:table-cell>
          <table:table-cell table:style-name="ce7" table:formula="of:=&quot;0x&quot; &amp; DEC2HEX([.B197])" office:value-type="string" office:string-value="0x493" calcext:value-type="string">
            <text:p>0x49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Plann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7]+[.D197]" office:value-type="float" office:value="1172" calcext:value-type="float">
            <text:p>1172</text:p>
          </table:table-cell>
          <table:table-cell table:style-name="ce7" table:formula="of:=&quot;0x&quot; &amp; DEC2HEX([.B198])" office:value-type="string" office:string-value="0x494" calcext:value-type="string">
            <text:p>0x49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Reserved</text:p>
          </table:table-cell>
          <table:table-cell table:style-name="ce22"/>
          <table:table-cell table:style-name="ce19"/>
          <table:table-cell table:style-name="ce22" table:number-columns-repeated="2"/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8]+[.D198]" office:value-type="float" office:value="1173" calcext:value-type="float">
            <text:p>1173</text:p>
          </table:table-cell>
          <table:table-cell table:style-name="ce7" table:formula="of:=&quot;0x&quot; &amp; DEC2HEX([.B199])" office:value-type="string" office:string-value="0x495" calcext:value-type="string">
            <text:p>0x49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9]+[.D199]" office:value-type="float" office:value="1174" calcext:value-type="float">
            <text:p>1174</text:p>
          </table:table-cell>
          <table:table-cell table:style-name="ce7" table:formula="of:=&quot;0x&quot; &amp; DEC2HEX([.B200])" office:value-type="string" office:string-value="0x496" calcext:value-type="string">
            <text:p>0x49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0]+[.D200]" office:value-type="float" office:value="1175" calcext:value-type="float">
            <text:p>1175</text:p>
          </table:table-cell>
          <table:table-cell table:style-name="ce7" table:formula="of:=&quot;0x&quot; &amp; DEC2HEX([.B201])" office:value-type="string" office:string-value="0x497" calcext:value-type="string">
            <text:p>0x49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1]+[.D201]" office:value-type="float" office:value="1176" calcext:value-type="float">
            <text:p>1176</text:p>
          </table:table-cell>
          <table:table-cell table:style-name="ce7" table:formula="of:=&quot;0x&quot; &amp; DEC2HEX([.B202])" office:value-type="string" office:string-value="0x498" calcext:value-type="string">
            <text:p>0x49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2]+[.D202]" office:value-type="float" office:value="1177" calcext:value-type="float">
            <text:p>1177</text:p>
          </table:table-cell>
          <table:table-cell table:style-name="ce7" table:formula="of:=&quot;0x&quot; &amp; DEC2HEX([.B203])" office:value-type="string" office:string-value="0x499" calcext:value-type="string">
            <text:p>0x49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3]+[.D203]" office:value-type="float" office:value="1178" calcext:value-type="float">
            <text:p>1178</text:p>
          </table:table-cell>
          <table:table-cell table:style-name="ce7" table:formula="of:=&quot;0x&quot; &amp; DEC2HEX([.B204])" office:value-type="string" office:string-value="0x49A" calcext:value-type="string">
            <text:p>0x49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4]+[.D204]" office:value-type="float" office:value="1179" calcext:value-type="float">
            <text:p>1179</text:p>
          </table:table-cell>
          <table:table-cell table:style-name="ce7" table:formula="of:=&quot;0x&quot; &amp; DEC2HEX([.B205])" office:value-type="string" office:string-value="0x49B" calcext:value-type="string">
            <text:p>0x49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ack Error Angle</text:p>
          </table:table-cell>
          <table:table-cell table:style-name="ce22"/>
          <table:table-cell table:style-name="ce19" office:value-type="string" calcext:value-type="string">
            <text:p>°</text:p>
          </table:table-cell>
          <table:table-cell table:style-name="ce22"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5]+[.D205]" office:value-type="float" office:value="1180" calcext:value-type="float">
            <text:p>1180</text:p>
          </table:table-cell>
          <table:table-cell table:style-name="ce7" table:formula="of:=&quot;0x&quot; &amp; DEC2HEX([.B206])" office:value-type="string" office:string-value="0x49C" calcext:value-type="string">
            <text:p>0x49C</text:p>
          </table:table-cell>
          <table:table-cell table:style-name="ce7" office:value-type="float" office:value="36" calcext:value-type="float">
            <text:p>36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19"/>
          <table:table-cell table:style-name="ce22" table:number-columns-repeated="3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6]+[.D206]" office:value-type="float" office:value="1216" calcext:value-type="float">
            <text:p>1216</text:p>
          </table:table-cell>
          <table:table-cell table:style-name="ce7" table:formula="of:=&quot;0x&quot; &amp; DEC2HEX([.B207])" office:value-type="string" office:string-value="0x4C0" calcext:value-type="string">
            <text:p>0x4C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HF Com Frequency Set</text:p>
          </table:table-cell>
          <table:table-cell table:style-name="ce22"/>
          <table:table-cell table:style-name="ce19" office:value-type="string" calcext:value-type="string">
            <text:p>0.01 MHz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7]+[.D207]" office:value-type="float" office:value="1220" calcext:value-type="float">
            <text:p>1220</text:p>
          </table:table-cell>
          <table:table-cell table:style-name="ce7" table:formula="of:=&quot;0x&quot; &amp; DEC2HEX([.B208])" office:value-type="string" office:string-value="0x4C4" calcext:value-type="string">
            <text:p>0x4C4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HF Com Frequency Report</text:p>
          </table:table-cell>
          <table:table-cell table:style-name="ce22"/>
          <table:table-cell table:style-name="ce19" office:value-type="string" calcext:value-type="string">
            <text:p>0.01 MHz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8]+[.D208]" office:value-type="float" office:value="1224" calcext:value-type="float">
            <text:p>1224</text:p>
          </table:table-cell>
          <table:table-cell table:style-name="ce7" table:formula="of:=&quot;0x&quot; &amp; DEC2HEX([.B209])" office:value-type="string" office:string-value="0x4C8" calcext:value-type="string">
            <text:p>0x4C8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OR/ILS Frequency Set</text:p>
          </table:table-cell>
          <table:table-cell table:style-name="ce22"/>
          <table:table-cell table:style-name="ce19" office:value-type="string" calcext:value-type="string">
            <text:p>0.01 MHz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9]+[.D209]" office:value-type="float" office:value="1228" calcext:value-type="float">
            <text:p>1228</text:p>
          </table:table-cell>
          <table:table-cell table:style-name="ce7" table:formula="of:=&quot;0x&quot; &amp; DEC2HEX([.B210])" office:value-type="string" office:string-value="0x4CC" calcext:value-type="string">
            <text:p>0x4CC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OR/ILS Frequency Report</text:p>
          </table:table-cell>
          <table:table-cell table:style-name="ce22" office:value-type="string" calcext:value-type="string">
            <text:p>0 to 359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0]+[.D210]" office:value-type="float" office:value="1232" calcext:value-type="float">
            <text:p>1232</text:p>
          </table:table-cell>
          <table:table-cell table:style-name="ce7" table:formula="of:=&quot;0x&quot; &amp; DEC2HEX([.B211])" office:value-type="string" office:string-value="0x4D0" calcext:value-type="string">
            <text:p>0x4D0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VOR/ILS Identifier</text:p>
          </table:table-cell>
          <table:table-cell table:number-columns-repeated="3"/>
          <table:table-cell office:value-type="string" calcext:value-type="string">
            <text:p>CHAR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1]+[.D211]" office:value-type="float" office:value="1236" calcext:value-type="float">
            <text:p>1236</text:p>
          </table:table-cell>
          <table:table-cell table:style-name="ce7" table:formula="of:=&quot;0x&quot; &amp; DEC2HEX([.B212])" office:value-type="string" office:string-value="0x4D4" calcext:value-type="string">
            <text:p>0x4D4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Actual VOR Radial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2]+[.D212]" office:value-type="float" office:value="1240" calcext:value-type="float">
            <text:p>1240</text:p>
          </table:table-cell>
          <table:table-cell table:style-name="ce7" table:formula="of:=&quot;0x&quot; &amp; DEC2HEX([.B213])" office:value-type="string" office:string-value="0x4D8" calcext:value-type="string">
            <text:p>0x4D8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Selected VOR Radial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3]+[.D213]" office:value-type="float" office:value="1244" calcext:value-type="float">
            <text:p>1244</text:p>
          </table:table-cell>
          <table:table-cell table:style-name="ce7" table:formula="of:=&quot;0x&quot; &amp; DEC2HEX([.B214])" office:value-type="string" office:string-value="0x4DC" calcext:value-type="string">
            <text:p>0x4D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ansponder Code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SHORT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3]" office:value-type="string" office:string-value="Normal Priority Engine / Aircraft System Data" calcext:value-type="string">
            <text:p>Normal Priority Engine / Aircraft System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3]" office:value-type="float" office:value="1280" calcext:value-type="float">
            <text:p>1280</text:p>
          </table:table-cell>
          <table:table-cell table:style-name="ce7" table:formula="of:=&quot;0x&quot; &amp; DEC2HEX([.B218])" office:value-type="string" office:string-value="0x500" calcext:value-type="string">
            <text:p>0x5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</text:p>
          </table:table-cell>
        </table:table-row>
        <table:table-row table:style-name="ro3">
          <table:table-cell/>
          <table:table-cell table:style-name="ce7" table:formula="of:=[.B218]+[.D218]" office:value-type="float" office:value="1282" calcext:value-type="float">
            <text:p>1282</text:p>
          </table:table-cell>
          <table:table-cell table:style-name="ce7" table:formula="of:=&quot;0x&quot; &amp; DEC2HEX([.B219])" office:value-type="string" office:string-value="0x502" calcext:value-type="string">
            <text:p>0x5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EGT</text:p>
          </table:table-cell>
        </table:table-row>
        <table:table-row table:style-name="ro3">
          <table:table-cell/>
          <table:table-cell table:style-name="ce7" table:formula="of:=[.B219]+[.D219]" office:value-type="float" office:value="1284" calcext:value-type="float">
            <text:p>1284</text:p>
          </table:table-cell>
          <table:table-cell table:style-name="ce7" table:formula="of:=&quot;0x&quot; &amp; DEC2HEX([.B220])" office:value-type="string" office:string-value="0x504" calcext:value-type="string">
            <text:p>0x5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. Rate of Change</text:p>
          </table:table-cell>
          <table:table-cell table:style-name="ce22"/>
          <table:table-cell table:style-name="ce19" office:value-type="string" calcext:value-type="string">
            <text:p>0.1°C/Min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ROC</text:p>
          </table:table-cell>
        </table:table-row>
        <table:table-row table:style-name="ro3">
          <table:table-cell/>
          <table:table-cell table:style-name="ce7" table:formula="of:=[.B220]+[.D220]" office:value-type="float" office:value="1286" calcext:value-type="float">
            <text:p>1286</text:p>
          </table:table-cell>
          <table:table-cell table:style-name="ce7" table:formula="of:=&quot;0x&quot; &amp; DEC2HEX([.B221])" office:value-type="string" office:string-value="0x506" calcext:value-type="string">
            <text:p>0x5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. Deviation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DT</text:p>
          </table:table-cell>
        </table:table-row>
        <table:table-row table:style-name="ro3">
          <table:table-cell/>
          <table:table-cell table:style-name="ce7" table:formula="of:=[.B221]+[.D221]" office:value-type="float" office:value="1288" calcext:value-type="float">
            <text:p>1288</text:p>
          </table:table-cell>
          <table:table-cell table:style-name="ce7" table:formula="of:=&quot;0x&quot; &amp; DEC2HEX([.B222])" office:value-type="string" office:string-value="0x508" calcext:value-type="string">
            <text:p>0x5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. <text:s/>Rate of Change</text:p>
          </table:table-cell>
          <table:table-cell table:style-name="ce22"/>
          <table:table-cell table:style-name="ce19" office:value-type="string" calcext:value-type="string">
            <text:p>0.1°C/Min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ROC</text:p>
          </table:table-cell>
        </table:table-row>
        <table:table-row table:style-name="ro3">
          <table:table-cell/>
          <table:table-cell table:style-name="ce7" table:formula="of:=[.B222]+[.D222]" office:value-type="float" office:value="1290" calcext:value-type="float">
            <text:p>1290</text:p>
          </table:table-cell>
          <table:table-cell table:style-name="ce7" table:formula="of:=&quot;0x&quot; &amp; DEC2HEX([.B223])" office:value-type="string" office:string-value="0x50A" calcext:value-type="string">
            <text:p>0x5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. Deviation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DT</text:p>
          </table:table-cell>
        </table:table-row>
        <table:table-row table:style-name="ro3">
          <table:table-cell/>
          <table:table-cell table:style-name="ce7" table:formula="of:=[.B223]+[.D223]" office:value-type="float" office:value="1292" calcext:value-type="float">
            <text:p>1292</text:p>
          </table:table-cell>
          <table:table-cell table:style-name="ce7" table:formula="of:=&quot;0x&quot; &amp; DEC2HEX([.B224])" office:value-type="string" office:string-value="0x50C" calcext:value-type="string">
            <text:p>0x5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arburetor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ARBT</text:p>
          </table:table-cell>
        </table:table-row>
        <table:table-row table:style-name="ro3">
          <table:table-cell/>
          <table:table-cell table:style-name="ce7" table:formula="of:=[.B224]+[.D224]" office:value-type="float" office:value="1294" calcext:value-type="float">
            <text:p>1294</text:p>
          </table:table-cell>
          <table:table-cell table:style-name="ce7" table:formula="of:=&quot;0x&quot; &amp; DEC2HEX([.B225])" office:value-type="string" office:string-value="0x50E" calcext:value-type="string">
            <text:p>0x50E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Electrical Bus Voltage</text:p>
          </table:table-cell>
          <table:table-cell table:style-name="ce22"/>
          <table:table-cell table:style-name="ce19" office:value-type="string" calcext:value-type="string">
            <text:p>0.1 V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VOLT</text:p>
          </table:table-cell>
        </table:table-row>
        <table:table-row table:style-name="ro3">
          <table:table-cell/>
          <table:table-cell table:style-name="ce7" table:formula="of:=[.B225]+[.D225]" office:value-type="float" office:value="1298" calcext:value-type="float">
            <text:p>1298</text:p>
          </table:table-cell>
          <table:table-cell table:style-name="ce7" table:formula="of:=&quot;0x&quot; &amp; DEC2HEX([.B226])" office:value-type="string" office:string-value="0x512" calcext:value-type="string">
            <text:p>0x512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Electrical Bus Current</text:p>
          </table:table-cell>
          <table:table-cell table:style-name="ce22"/>
          <table:table-cell table:style-name="ce19" office:value-type="string" calcext:value-type="string">
            <text:p>0.1 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URRNT</text:p>
          </table:table-cell>
        </table:table-row>
        <table:table-row table:style-name="ro3">
          <table:table-cell/>
          <table:table-cell table:style-name="ce7" table:formula="of:=[.B226]+[.D226]" office:value-type="float" office:value="1302" calcext:value-type="float">
            <text:p>1302</text:p>
          </table:table-cell>
          <table:table-cell table:style-name="ce7" table:formula="of:=&quot;0x&quot; &amp; DEC2HEX([.B227])" office:value-type="string" office:string-value="0x516" calcext:value-type="string">
            <text:p>0x516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Generator / Alternator Voltage</text:p>
          </table:table-cell>
          <table:table-cell table:style-name="ce22"/>
          <table:table-cell table:style-name="ce19" office:value-type="string" calcext:value-type="string">
            <text:p>0.1 V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VOLT</text:p>
          </table:table-cell>
        </table:table-row>
        <table:table-row table:style-name="ro3">
          <table:table-cell/>
          <table:table-cell table:style-name="ce7" table:formula="of:=[.B227]+[.D227]" office:value-type="float" office:value="1306" calcext:value-type="float">
            <text:p>1306</text:p>
          </table:table-cell>
          <table:table-cell table:style-name="ce7" table:formula="of:=&quot;0x&quot; &amp; DEC2HEX([.B228])" office:value-type="string" office:string-value="0x51A" calcext:value-type="string">
            <text:p>0x51A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Generator / Alternator Current</text:p>
          </table:table-cell>
          <table:table-cell table:style-name="ce22"/>
          <table:table-cell table:style-name="ce19" office:value-type="string" calcext:value-type="string">
            <text:p>0.1 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CUR</text:p>
          </table:table-cell>
        </table:table-row>
        <table:table-row table:style-name="ro3">
          <table:table-cell/>
          <table:table-cell table:style-name="ce7" table:formula="of:=[.B228]+[.D228]" office:value-type="float" office:value="1310" calcext:value-type="float">
            <text:p>1310</text:p>
          </table:table-cell>
          <table:table-cell table:style-name="ce7" table:formula="of:=&quot;0x&quot; &amp; DEC2HEX([.B229])" office:value-type="string" office:string-value="0x51E" calcext:value-type="string">
            <text:p>0x51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Power</text:p>
          </table:table-cell>
          <table:table-cell table:style-name="ce22"/>
          <table:table-cell table:style-name="ce19" office:value-type="string" calcext:value-type="string">
            <text:p>0.1%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POWER</text:p>
          </table:table-cell>
        </table:table-row>
        <table:table-row table:style-name="ro3">
          <table:table-cell/>
          <table:table-cell table:style-name="ce7" table:formula="of:=[.B229]+[.D229]" office:value-type="float" office:value="1312" calcext:value-type="float">
            <text:p>1312</text:p>
          </table:table-cell>
          <table:table-cell table:style-name="ce7" table:formula="of:=&quot;0x&quot; &amp; DEC2HEX([.B230])" office:value-type="string" office:string-value="0x520" calcext:value-type="string">
            <text:p>0x52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Total Engine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OBBS</text:p>
          </table:table-cell>
        </table:table-row>
        <table:table-row table:style-name="ro3">
          <table:table-cell/>
          <table:table-cell table:style-name="ce7" table:formula="of:=[.B230]+[.D230]" office:value-type="float" office:value="1314" calcext:value-type="float">
            <text:p>1314</text:p>
          </table:table-cell>
          <table:table-cell table:style-name="ce7" table:formula="of:=&quot;0x&quot; &amp; DEC2HEX([.B231])" office:value-type="string" office:string-value="0x522" calcext:value-type="string">
            <text:p>0x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Engine Time (Tach)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style-name="Default" table:number-columns-repeated="15"/>
          <table:table-cell office:value-type="string" calcext:value-type="string">
            <text:p>TACHTM</text:p>
          </table:table-cell>
        </table:table-row>
        <table:table-row table:style-name="ro3">
          <table:table-cell/>
          <table:table-cell table:style-name="ce7" table:formula="of:=[.B231]+[.D232]" office:value-type="float" office:value="1316" calcext:value-type="float">
            <text:p>1316</text:p>
          </table:table-cell>
          <table:table-cell table:style-name="ce7" table:formula="of:=&quot;0x&quot; &amp; DEC2HEX([.B232])" office:value-type="string" office:string-value="0x524" calcext:value-type="string">
            <text:p>0x52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Speed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32]+[.D233]" office:value-type="float" office:value="1318" calcext:value-type="float">
            <text:p>1318</text:p>
          </table:table-cell>
          <table:table-cell table:style-name="ce7" table:formula="of:=&quot;0x&quot; &amp; DEC2HEX([.B233])" office:value-type="string" office:string-value="0x526" calcext:value-type="string">
            <text:p>0x52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3]+[.D234]" office:value-type="float" office:value="1320" calcext:value-type="float">
            <text:p>1320</text:p>
          </table:table-cell>
          <table:table-cell table:style-name="ce7" table:formula="of:=&quot;0x&quot; &amp; DEC2HEX([.B234])" office:value-type="string" office:string-value="0x528" calcext:value-type="string">
            <text:p>0x52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4]+[.D235]" office:value-type="float" office:value="1322" calcext:value-type="float">
            <text:p>1322</text:p>
          </table:table-cell>
          <table:table-cell table:style-name="ce7" table:formula="of:=&quot;0x&quot; &amp; DEC2HEX([.B235])" office:value-type="string" office:string-value="0x52A" calcext:value-type="string">
            <text:p>0x52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5]+[.D236]" office:value-type="float" office:value="1324" calcext:value-type="float">
            <text:p>1324</text:p>
          </table:table-cell>
          <table:table-cell table:style-name="ce7" table:formula="of:=&quot;0x&quot; &amp; DEC2HEX([.B236])" office:value-type="string" office:string-value="0x52C" calcext:value-type="string">
            <text:p>0x5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6]+[.D237]" office:value-type="float" office:value="1326" calcext:value-type="float">
            <text:p>1326</text:p>
          </table:table-cell>
          <table:table-cell table:style-name="ce7" table:formula="of:=&quot;0x&quot; &amp; DEC2HEX([.B237])" office:value-type="string" office:string-value="0x52E" calcext:value-type="string">
            <text:p>0x5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7]+[.D238]" office:value-type="float" office:value="1328" calcext:value-type="float">
            <text:p>1328</text:p>
          </table:table-cell>
          <table:table-cell table:style-name="ce7" table:formula="of:=&quot;0x&quot; &amp; DEC2HEX([.B238])" office:value-type="string" office:string-value="0x530" calcext:value-type="string">
            <text:p>0x5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Fluid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8]+[.D239]" office:value-type="float" office:value="1330" calcext:value-type="float">
            <text:p>1330</text:p>
          </table:table-cell>
          <table:table-cell table:style-name="ce7" table:formula="of:=&quot;0x&quot; &amp; DEC2HEX([.B239])" office:value-type="string" office:string-value="0x532" calcext:value-type="string">
            <text:p>0x53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39]+[.D240]" office:value-type="float" office:value="1332" calcext:value-type="float">
            <text:p>1332</text:p>
          </table:table-cell>
          <table:table-cell table:style-name="ce7" table:formula="of:=&quot;0x&quot; &amp; DEC2HEX([.B240])" office:value-type="string" office:string-value="0x534" calcext:value-type="string">
            <text:p>0x53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0]+[.D241]" office:value-type="float" office:value="1334" calcext:value-type="float">
            <text:p>1334</text:p>
          </table:table-cell>
          <table:table-cell table:style-name="ce7" table:formula="of:=&quot;0x&quot; &amp; DEC2HEX([.B241])" office:value-type="string" office:string-value="0x536" calcext:value-type="string">
            <text:p>0x53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Quantity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1]+[.D242]" office:value-type="float" office:value="1336" calcext:value-type="float">
            <text:p>1336</text:p>
          </table:table-cell>
          <table:table-cell table:style-name="ce7" table:formula="of:=&quot;0x&quot; &amp; DEC2HEX([.B242])" office:value-type="string" office:string-value="0x538" calcext:value-type="string">
            <text:p>0x53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2]+[.D243]" office:value-type="float" office:value="1338" calcext:value-type="float">
            <text:p>1338</text:p>
          </table:table-cell>
          <table:table-cell table:style-name="ce7" table:formula="of:=&quot;0x&quot; &amp; DEC2HEX([.B243])" office:value-type="string" office:string-value="0x53A" calcext:value-type="string">
            <text:p>0x53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3]+[.D244]" office:value-type="float" office:value="1340" calcext:value-type="float">
            <text:p>1340</text:p>
          </table:table-cell>
          <table:table-cell table:style-name="ce7" table:formula="of:=&quot;0x&quot; &amp; DEC2HEX([.B244])" office:value-type="string" office:string-value="0x53C" calcext:value-type="string">
            <text:p>0x53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Fluid Quantity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4]+[.D245]" office:value-type="float" office:value="1344" calcext:value-type="float">
            <text:p>1344</text:p>
          </table:table-cell>
          <table:table-cell table:style-name="ce7" table:formula="of:=&quot;0x&quot; &amp; DEC2HEX([.B245])" office:value-type="string" office:string-value="0x540" calcext:value-type="string">
            <text:p>0x54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Tire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5]+[.D246]" office:value-type="float" office:value="1348" calcext:value-type="float">
            <text:p>1348</text:p>
          </table:table-cell>
          <table:table-cell table:style-name="ce7" table:formula="of:=&quot;0x&quot; &amp; DEC2HEX([.B246])" office:value-type="string" office:string-value="0x544" calcext:value-type="string">
            <text:p>0x544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Strut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6]+[.D247]" office:value-type="float" office:value="1349" calcext:value-type="float">
            <text:p>1349</text:p>
          </table:table-cell>
          <table:table-cell table:style-name="ce7" table:formula="of:=&quot;0x&quot; &amp; DEC2HEX([.B247])" office:value-type="string" office:string-value="0x545" calcext:value-type="string">
            <text:p>0x54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Flight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TIME</text:p>
          </table:table-cell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4]" office:value-type="string" office:string-value="Normal Priority Auxiliary Data" calcext:value-type="string">
            <text:p>Normal Priority Auxiliary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4]" office:value-type="float" office:value="1408" calcext:value-type="float">
            <text:p>1408</text:p>
          </table:table-cell>
          <table:table-cell table:style-name="ce7" table:formula="of:=&quot;0x&quot; &amp; DEC2HEX([.B250])" office:value-type="string" office:string-value="0x580" calcext:value-type="string">
            <text:p>0x5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Hour, Min, Sec, m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,UINT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TIME</text:p>
          </table:table-cell>
        </table:table-row>
        <table:table-row table:style-name="ro3">
          <table:table-cell/>
          <table:table-cell table:style-name="ce7" table:formula="of:=[.B250]+[.D250]" office:value-type="float" office:value="1409" calcext:value-type="float">
            <text:p>1409</text:p>
          </table:table-cell>
          <table:table-cell table:style-name="ce7" table:formula="of:=&quot;0x&quot; &amp; DEC2HEX([.B251])" office:value-type="string" office:string-value="0x581" calcext:value-type="string">
            <text:p>0x5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Year, Month, Day</text:p>
          </table:table-cell>
          <table:table-cell table:style-name="ce19"/>
          <table:table-cell table:style-name="ce22"/>
          <table:table-cell office:value-type="string" calcext:value-type="string">
            <text:p>UINT, USHORT[2]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DATE</text:p>
          </table:table-cell>
        </table:table-row>
        <table:table-row table:style-name="ro3">
          <table:table-cell/>
          <table:table-cell table:style-name="ce7" table:formula="of:=[.B251]+[.D251]" office:value-type="float" office:value="1410" calcext:value-type="float">
            <text:p>1410</text:p>
          </table:table-cell>
          <table:table-cell table:style-name="ce7" table:formula="of:=&quot;0x&quot; &amp; DEC2HEX([.B252])" office:value-type="string" office:string-value="0x582" calcext:value-type="string">
            <text:p>0x58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-12 to 12</text:p>
          </table:table-cell>
          <table:table-cell office:value-type="string" calcext:value-type="string">
            <text:p>0.1 Hours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52]+[.D252]" office:value-type="float" office:value="1411" calcext:value-type="float">
            <text:p>1411</text:p>
          </table:table-cell>
          <table:table-cell table:style-name="ce7" table:formula="of:=&quot;0x&quot; &amp; DEC2HEX([.B253])" office:value-type="string" office:string-value="0x583" calcext:value-type="string">
            <text:p>0x5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53]+[.D253]" office:value-type="float" office:value="1412" calcext:value-type="float">
            <text:p>1412</text:p>
          </table:table-cell>
          <table:table-cell table:style-name="ce7" table:formula="of:=&quot;0x&quot; &amp; DEC2HEX([.B254])" office:value-type="string" office:string-value="0x584" calcext:value-type="string">
            <text:p>0x58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Panel Dimmer Level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%</text:p>
          </table:table-cell>
          <table:table-cell table:style-name="ce22"/>
          <table:table-cell office:value-type="string" calcext:value-type="string">
            <text:p>USHOR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54]+[.D254]" office:value-type="float" office:value="1413" calcext:value-type="float">
            <text:p>1413</text:p>
          </table:table-cell>
          <table:table-cell table:style-name="ce7" table:formula="of:=&quot;0x&quot; &amp; DEC2HEX([.B255])" office:value-type="string" office:string-value="0x585" calcext:value-type="string">
            <text:p>0x5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ongitudinal Center of Gravity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0.1% MAC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5]+[.D255]" office:value-type="float" office:value="1414" calcext:value-type="float">
            <text:p>1414</text:p>
          </table:table-cell>
          <table:table-cell table:style-name="ce7" table:formula="of:=&quot;0x&quot; &amp; DEC2HEX([.B256])" office:value-type="string" office:string-value="0x586" calcext:value-type="string">
            <text:p>0x5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teral Center of Gravity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1%</text:p>
          </table:table-cell>
          <table:table-cell table:style-name="ce1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6]+[.D256]" office:value-type="float" office:value="1415" calcext:value-type="float">
            <text:p>1415</text:p>
          </table:table-cell>
          <table:table-cell table:style-name="ce7" table:formula="of:=&quot;0x&quot; &amp; DEC2HEX([.B257])" office:value-type="string" office:string-value="0x587" calcext:value-type="string">
            <text:p>0x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 office:value-type="string" calcext:value-type="string">
            <text:p>ID</text:p>
          </table:table-cell>
        </table:table-row>
        <table:table-row table:style-name="ro3">
          <table:table-cell/>
          <table:table-cell table:style-name="ce7" table:formula="of:=[.B257]+[.D257]" office:value-type="float" office:value="1416" calcext:value-type="float">
            <text:p>1416</text:p>
          </table:table-cell>
          <table:table-cell table:style-name="ce7" table:formula="of:=&quot;0x&quot; &amp; DEC2HEX([.B258])" office:value-type="string" office:string-value="0x588" calcext:value-type="string">
            <text:p>0x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Type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/>
        </table:table-row>
        <table:table-row table:style-name="ro3" table:number-rows-repeated="4">
          <table:table-cell/>
          <table:table-cell table:style-name="Default" table:number-columns-repeated="2"/>
          <table:table-cell table:number-columns-repeated="8"/>
          <table:table-cell table:style-name="Default" table:number-columns-repeated="15"/>
          <table:table-cell/>
        </table:table-row>
        <table:table-row table:style-name="ro3" table:number-rows-repeated="112">
          <table:table-cell table:number-columns-repeated="13"/>
          <table:table-cell table:style-name="Default"/>
          <table:table-cell table:number-columns-repeated="13"/>
        </table:table-row>
        <table:table-row table:style-name="ro3" table:number-rows-repeated="1048201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Channels" table:style-name="ta1" table:print="false">
        <table:table-column table:style-name="co22" table:default-cell-style-name="Default"/>
        <table:table-column table:style-name="co22" table:number-columns-repeated="2" table:default-cell-style-name="ce22"/>
        <table:table-column table:style-name="co22" table:default-cell-style-name="Default"/>
        <table:table-column table:style-name="co22" table:default-cell-style-name="ce24"/>
        <table:table-column table:style-name="co22" table:default-cell-style-name="Default"/>
        <table:table-column table:style-name="co22" table:default-cell-style-name="ce24"/>
        <table:table-row table:style-name="ro1">
          <table:table-cell office:value-type="string" calcext:value-type="string">
            <text:p>Channel</text:p>
          </table:table-cell>
          <table:table-cell table:style-name="Default" office:value-type="string" calcext:value-type="string">
            <text:p>Request ID</text:p>
          </table:table-cell>
          <table:table-cell table:style-name="Default" office:value-type="string" calcext:value-type="string">
            <text:p>Response ID</text:p>
          </table:table-cell>
          <table:table-cell office:value-type="string" calcext:value-type="string">
            <text:p>Request ID</text:p>
          </table:table-cell>
          <table:table-cell table:style-name="Default"/>
          <table:table-cell office:value-type="string" calcext:value-type="string">
            <text:p>Response ID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2]&amp;&quot; (0x&quot;&amp;[.E2]&amp;&quot;)&quot;" office:value-type="string" office:string-value="1760 (0x6E0)" calcext:value-type="string">
            <text:p>1760 (0x6E0)</text:p>
          </table:table-cell>
          <table:table-cell table:formula="of:=[.F2]&amp;&quot; (0x&quot;&amp;[.G2]&amp;&quot;)&quot;" office:value-type="string" office:string-value="1761 (0x6E1)" calcext:value-type="string">
            <text:p>1761 (0x6E1)</text:p>
          </table:table-cell>
          <table:table-cell table:formula="of:=[Groups.D16]" office:value-type="float" office:value="1760" calcext:value-type="float">
            <text:p>1760</text:p>
          </table:table-cell>
          <table:table-cell table:formula="of:=DEC2HEX([.D2])" office:value-type="string" office:string-value="6E0" calcext:value-type="string">
            <text:p>6E0</text:p>
          </table:table-cell>
          <table:table-cell table:formula="of:=[.D2]+1" office:value-type="float" office:value="1761" calcext:value-type="float">
            <text:p>1761</text:p>
          </table:table-cell>
          <table:table-cell table:formula="of:=DEC2HEX([.F2])" office:value-type="string" office:string-value="6E1" calcext:value-type="string">
            <text:p>6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3]&amp;&quot; (0x&quot;&amp;[.E3]&amp;&quot;)&quot;" office:value-type="string" office:string-value="1762 (0x6E2)" calcext:value-type="string">
            <text:p>1762 (0x6E2)</text:p>
          </table:table-cell>
          <table:table-cell table:formula="of:=[.F3]&amp;&quot; (0x&quot;&amp;[.G3]&amp;&quot;)&quot;" office:value-type="string" office:string-value="1763 (0x6E3)" calcext:value-type="string">
            <text:p>1763 (0x6E3)</text:p>
          </table:table-cell>
          <table:table-cell table:formula="of:=[.D2]+2" office:value-type="float" office:value="1762" calcext:value-type="float">
            <text:p>1762</text:p>
          </table:table-cell>
          <table:table-cell table:formula="of:=DEC2HEX([.D3])" office:value-type="string" office:string-value="6E2" calcext:value-type="string">
            <text:p>6E2</text:p>
          </table:table-cell>
          <table:table-cell table:formula="of:=[.F2]+2" office:value-type="float" office:value="1763" calcext:value-type="float">
            <text:p>1763</text:p>
          </table:table-cell>
          <table:table-cell table:formula="of:=DEC2HEX([.F3])" office:value-type="string" office:string-value="6E3" calcext:value-type="string">
            <text:p>6E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4]&amp;&quot; (0x&quot;&amp;[.E4]&amp;&quot;)&quot;" office:value-type="string" office:string-value="1764 (0x6E4)" calcext:value-type="string">
            <text:p>1764 (0x6E4)</text:p>
          </table:table-cell>
          <table:table-cell table:formula="of:=[.F4]&amp;&quot; (0x&quot;&amp;[.G4]&amp;&quot;)&quot;" office:value-type="string" office:string-value="1765 (0x6E5)" calcext:value-type="string">
            <text:p>1765 (0x6E5)</text:p>
          </table:table-cell>
          <table:table-cell table:formula="of:=[.D3]+2" office:value-type="float" office:value="1764" calcext:value-type="float">
            <text:p>1764</text:p>
          </table:table-cell>
          <table:table-cell table:formula="of:=DEC2HEX([.D4])" office:value-type="string" office:string-value="6E4" calcext:value-type="string">
            <text:p>6E4</text:p>
          </table:table-cell>
          <table:table-cell table:formula="of:=[.F3]+2" office:value-type="float" office:value="1765" calcext:value-type="float">
            <text:p>1765</text:p>
          </table:table-cell>
          <table:table-cell table:formula="of:=DEC2HEX([.F4])" office:value-type="string" office:string-value="6E5" calcext:value-type="string">
            <text:p>6E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5]&amp;&quot; (0x&quot;&amp;[.E5]&amp;&quot;)&quot;" office:value-type="string" office:string-value="1766 (0x6E6)" calcext:value-type="string">
            <text:p>1766 (0x6E6)</text:p>
          </table:table-cell>
          <table:table-cell table:formula="of:=[.F5]&amp;&quot; (0x&quot;&amp;[.G5]&amp;&quot;)&quot;" office:value-type="string" office:string-value="1767 (0x6E7)" calcext:value-type="string">
            <text:p>1767 (0x6E7)</text:p>
          </table:table-cell>
          <table:table-cell table:formula="of:=[.D4]+2" office:value-type="float" office:value="1766" calcext:value-type="float">
            <text:p>1766</text:p>
          </table:table-cell>
          <table:table-cell table:formula="of:=DEC2HEX([.D5])" office:value-type="string" office:string-value="6E6" calcext:value-type="string">
            <text:p>6E6</text:p>
          </table:table-cell>
          <table:table-cell table:formula="of:=[.F4]+2" office:value-type="float" office:value="1767" calcext:value-type="float">
            <text:p>1767</text:p>
          </table:table-cell>
          <table:table-cell table:formula="of:=DEC2HEX([.F5])" office:value-type="string" office:string-value="6E7" calcext:value-type="string">
            <text:p>6E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]&amp;&quot; (0x&quot;&amp;[.E6]&amp;&quot;)&quot;" office:value-type="string" office:string-value="1768 (0x6E8)" calcext:value-type="string">
            <text:p>1768 (0x6E8)</text:p>
          </table:table-cell>
          <table:table-cell table:formula="of:=[.F6]&amp;&quot; (0x&quot;&amp;[.G6]&amp;&quot;)&quot;" office:value-type="string" office:string-value="1769 (0x6E9)" calcext:value-type="string">
            <text:p>1769 (0x6E9)</text:p>
          </table:table-cell>
          <table:table-cell table:formula="of:=[.D5]+2" office:value-type="float" office:value="1768" calcext:value-type="float">
            <text:p>1768</text:p>
          </table:table-cell>
          <table:table-cell table:formula="of:=DEC2HEX([.D6])" office:value-type="string" office:string-value="6E8" calcext:value-type="string">
            <text:p>6E8</text:p>
          </table:table-cell>
          <table:table-cell table:formula="of:=[.F5]+2" office:value-type="float" office:value="1769" calcext:value-type="float">
            <text:p>1769</text:p>
          </table:table-cell>
          <table:table-cell table:formula="of:=DEC2HEX([.F6])" office:value-type="string" office:string-value="6E9" calcext:value-type="string">
            <text:p>6E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7]&amp;&quot; (0x&quot;&amp;[.E7]&amp;&quot;)&quot;" office:value-type="string" office:string-value="1770 (0x6EA)" calcext:value-type="string">
            <text:p>1770 (0x6EA)</text:p>
          </table:table-cell>
          <table:table-cell table:formula="of:=[.F7]&amp;&quot; (0x&quot;&amp;[.G7]&amp;&quot;)&quot;" office:value-type="string" office:string-value="1771 (0x6EB)" calcext:value-type="string">
            <text:p>1771 (0x6EB)</text:p>
          </table:table-cell>
          <table:table-cell table:formula="of:=[.D6]+2" office:value-type="float" office:value="1770" calcext:value-type="float">
            <text:p>1770</text:p>
          </table:table-cell>
          <table:table-cell table:formula="of:=DEC2HEX([.D7])" office:value-type="string" office:string-value="6EA" calcext:value-type="string">
            <text:p>6EA</text:p>
          </table:table-cell>
          <table:table-cell table:formula="of:=[.F6]+2" office:value-type="float" office:value="1771" calcext:value-type="float">
            <text:p>1771</text:p>
          </table:table-cell>
          <table:table-cell table:formula="of:=DEC2HEX([.F7])" office:value-type="string" office:string-value="6EB" calcext:value-type="string">
            <text:p>6E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8]&amp;&quot; (0x&quot;&amp;[.E8]&amp;&quot;)&quot;" office:value-type="string" office:string-value="1772 (0x6EC)" calcext:value-type="string">
            <text:p>1772 (0x6EC)</text:p>
          </table:table-cell>
          <table:table-cell table:formula="of:=[.F8]&amp;&quot; (0x&quot;&amp;[.G8]&amp;&quot;)&quot;" office:value-type="string" office:string-value="1773 (0x6ED)" calcext:value-type="string">
            <text:p>1773 (0x6ED)</text:p>
          </table:table-cell>
          <table:table-cell table:formula="of:=[.D7]+2" office:value-type="float" office:value="1772" calcext:value-type="float">
            <text:p>1772</text:p>
          </table:table-cell>
          <table:table-cell table:formula="of:=DEC2HEX([.D8])" office:value-type="string" office:string-value="6EC" calcext:value-type="string">
            <text:p>6EC</text:p>
          </table:table-cell>
          <table:table-cell table:formula="of:=[.F7]+2" office:value-type="float" office:value="1773" calcext:value-type="float">
            <text:p>1773</text:p>
          </table:table-cell>
          <table:table-cell table:formula="of:=DEC2HEX([.F8])" office:value-type="string" office:string-value="6ED" calcext:value-type="string">
            <text:p>6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9]&amp;&quot; (0x&quot;&amp;[.E9]&amp;&quot;)&quot;" office:value-type="string" office:string-value="1774 (0x6EE)" calcext:value-type="string">
            <text:p>1774 (0x6EE)</text:p>
          </table:table-cell>
          <table:table-cell table:formula="of:=[.F9]&amp;&quot; (0x&quot;&amp;[.G9]&amp;&quot;)&quot;" office:value-type="string" office:string-value="1775 (0x6EF)" calcext:value-type="string">
            <text:p>1775 (0x6EF)</text:p>
          </table:table-cell>
          <table:table-cell table:formula="of:=[.D8]+2" office:value-type="float" office:value="1774" calcext:value-type="float">
            <text:p>1774</text:p>
          </table:table-cell>
          <table:table-cell table:formula="of:=DEC2HEX([.D9])" office:value-type="string" office:string-value="6EE" calcext:value-type="string">
            <text:p>6EE</text:p>
          </table:table-cell>
          <table:table-cell table:formula="of:=[.F8]+2" office:value-type="float" office:value="1775" calcext:value-type="float">
            <text:p>1775</text:p>
          </table:table-cell>
          <table:table-cell table:formula="of:=DEC2HEX([.F9])" office:value-type="string" office:string-value="6EF" calcext:value-type="string">
            <text:p>6E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0]&amp;&quot; (0x&quot;&amp;[.E10]&amp;&quot;)&quot;" office:value-type="string" office:string-value="1776 (0x6F0)" calcext:value-type="string">
            <text:p>1776 (0x6F0)</text:p>
          </table:table-cell>
          <table:table-cell table:formula="of:=[.F10]&amp;&quot; (0x&quot;&amp;[.G10]&amp;&quot;)&quot;" office:value-type="string" office:string-value="1777 (0x6F1)" calcext:value-type="string">
            <text:p>1777 (0x6F1)</text:p>
          </table:table-cell>
          <table:table-cell table:formula="of:=[.D9]+2" office:value-type="float" office:value="1776" calcext:value-type="float">
            <text:p>1776</text:p>
          </table:table-cell>
          <table:table-cell table:formula="of:=DEC2HEX([.D10])" office:value-type="string" office:string-value="6F0" calcext:value-type="string">
            <text:p>6F0</text:p>
          </table:table-cell>
          <table:table-cell table:formula="of:=[.F9]+2" office:value-type="float" office:value="1777" calcext:value-type="float">
            <text:p>1777</text:p>
          </table:table-cell>
          <table:table-cell table:formula="of:=DEC2HEX([.F10])" office:value-type="string" office:string-value="6F1" calcext:value-type="string">
            <text:p>6F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1]&amp;&quot; (0x&quot;&amp;[.E11]&amp;&quot;)&quot;" office:value-type="string" office:string-value="1778 (0x6F2)" calcext:value-type="string">
            <text:p>1778 (0x6F2)</text:p>
          </table:table-cell>
          <table:table-cell table:formula="of:=[.F11]&amp;&quot; (0x&quot;&amp;[.G11]&amp;&quot;)&quot;" office:value-type="string" office:string-value="1779 (0x6F3)" calcext:value-type="string">
            <text:p>1779 (0x6F3)</text:p>
          </table:table-cell>
          <table:table-cell table:formula="of:=[.D10]+2" office:value-type="float" office:value="1778" calcext:value-type="float">
            <text:p>1778</text:p>
          </table:table-cell>
          <table:table-cell table:formula="of:=DEC2HEX([.D11])" office:value-type="string" office:string-value="6F2" calcext:value-type="string">
            <text:p>6F2</text:p>
          </table:table-cell>
          <table:table-cell table:formula="of:=[.F10]+2" office:value-type="float" office:value="1779" calcext:value-type="float">
            <text:p>1779</text:p>
          </table:table-cell>
          <table:table-cell table:formula="of:=DEC2HEX([.F11])" office:value-type="string" office:string-value="6F3" calcext:value-type="string">
            <text:p>6F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2]&amp;&quot; (0x&quot;&amp;[.E12]&amp;&quot;)&quot;" office:value-type="string" office:string-value="1780 (0x6F4)" calcext:value-type="string">
            <text:p>1780 (0x6F4)</text:p>
          </table:table-cell>
          <table:table-cell table:formula="of:=[.F12]&amp;&quot; (0x&quot;&amp;[.G12]&amp;&quot;)&quot;" office:value-type="string" office:string-value="1781 (0x6F5)" calcext:value-type="string">
            <text:p>1781 (0x6F5)</text:p>
          </table:table-cell>
          <table:table-cell table:formula="of:=[.D11]+2" office:value-type="float" office:value="1780" calcext:value-type="float">
            <text:p>1780</text:p>
          </table:table-cell>
          <table:table-cell table:formula="of:=DEC2HEX([.D12])" office:value-type="string" office:string-value="6F4" calcext:value-type="string">
            <text:p>6F4</text:p>
          </table:table-cell>
          <table:table-cell table:formula="of:=[.F11]+2" office:value-type="float" office:value="1781" calcext:value-type="float">
            <text:p>1781</text:p>
          </table:table-cell>
          <table:table-cell table:formula="of:=DEC2HEX([.F12])" office:value-type="string" office:string-value="6F5" calcext:value-type="string">
            <text:p>6F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3]&amp;&quot; (0x&quot;&amp;[.E13]&amp;&quot;)&quot;" office:value-type="string" office:string-value="1782 (0x6F6)" calcext:value-type="string">
            <text:p>1782 (0x6F6)</text:p>
          </table:table-cell>
          <table:table-cell table:formula="of:=[.F13]&amp;&quot; (0x&quot;&amp;[.G13]&amp;&quot;)&quot;" office:value-type="string" office:string-value="1783 (0x6F7)" calcext:value-type="string">
            <text:p>1783 (0x6F7)</text:p>
          </table:table-cell>
          <table:table-cell table:formula="of:=[.D12]+2" office:value-type="float" office:value="1782" calcext:value-type="float">
            <text:p>1782</text:p>
          </table:table-cell>
          <table:table-cell table:formula="of:=DEC2HEX([.D13])" office:value-type="string" office:string-value="6F6" calcext:value-type="string">
            <text:p>6F6</text:p>
          </table:table-cell>
          <table:table-cell table:formula="of:=[.F12]+2" office:value-type="float" office:value="1783" calcext:value-type="float">
            <text:p>1783</text:p>
          </table:table-cell>
          <table:table-cell table:formula="of:=DEC2HEX([.F13])" office:value-type="string" office:string-value="6F7" calcext:value-type="string">
            <text:p>6F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4]&amp;&quot; (0x&quot;&amp;[.E14]&amp;&quot;)&quot;" office:value-type="string" office:string-value="1784 (0x6F8)" calcext:value-type="string">
            <text:p>1784 (0x6F8)</text:p>
          </table:table-cell>
          <table:table-cell table:formula="of:=[.F14]&amp;&quot; (0x&quot;&amp;[.G14]&amp;&quot;)&quot;" office:value-type="string" office:string-value="1785 (0x6F9)" calcext:value-type="string">
            <text:p>1785 (0x6F9)</text:p>
          </table:table-cell>
          <table:table-cell table:formula="of:=[.D13]+2" office:value-type="float" office:value="1784" calcext:value-type="float">
            <text:p>1784</text:p>
          </table:table-cell>
          <table:table-cell table:formula="of:=DEC2HEX([.D14])" office:value-type="string" office:string-value="6F8" calcext:value-type="string">
            <text:p>6F8</text:p>
          </table:table-cell>
          <table:table-cell table:formula="of:=[.F13]+2" office:value-type="float" office:value="1785" calcext:value-type="float">
            <text:p>1785</text:p>
          </table:table-cell>
          <table:table-cell table:formula="of:=DEC2HEX([.F14])" office:value-type="string" office:string-value="6F9" calcext:value-type="string">
            <text:p>6F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5]&amp;&quot; (0x&quot;&amp;[.E15]&amp;&quot;)&quot;" office:value-type="string" office:string-value="1786 (0x6FA)" calcext:value-type="string">
            <text:p>1786 (0x6FA)</text:p>
          </table:table-cell>
          <table:table-cell table:formula="of:=[.F15]&amp;&quot; (0x&quot;&amp;[.G15]&amp;&quot;)&quot;" office:value-type="string" office:string-value="1787 (0x6FB)" calcext:value-type="string">
            <text:p>1787 (0x6FB)</text:p>
          </table:table-cell>
          <table:table-cell table:formula="of:=[.D14]+2" office:value-type="float" office:value="1786" calcext:value-type="float">
            <text:p>1786</text:p>
          </table:table-cell>
          <table:table-cell table:formula="of:=DEC2HEX([.D15])" office:value-type="string" office:string-value="6FA" calcext:value-type="string">
            <text:p>6FA</text:p>
          </table:table-cell>
          <table:table-cell table:formula="of:=[.F14]+2" office:value-type="float" office:value="1787" calcext:value-type="float">
            <text:p>1787</text:p>
          </table:table-cell>
          <table:table-cell table:formula="of:=DEC2HEX([.F15])" office:value-type="string" office:string-value="6FB" calcext:value-type="string">
            <text:p>6F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6]&amp;&quot; (0x&quot;&amp;[.E16]&amp;&quot;)&quot;" office:value-type="string" office:string-value="1788 (0x6FC)" calcext:value-type="string">
            <text:p>1788 (0x6FC)</text:p>
          </table:table-cell>
          <table:table-cell table:formula="of:=[.F16]&amp;&quot; (0x&quot;&amp;[.G16]&amp;&quot;)&quot;" office:value-type="string" office:string-value="1789 (0x6FD)" calcext:value-type="string">
            <text:p>1789 (0x6FD)</text:p>
          </table:table-cell>
          <table:table-cell table:formula="of:=[.D15]+2" office:value-type="float" office:value="1788" calcext:value-type="float">
            <text:p>1788</text:p>
          </table:table-cell>
          <table:table-cell table:formula="of:=DEC2HEX([.D16])" office:value-type="string" office:string-value="6FC" calcext:value-type="string">
            <text:p>6FC</text:p>
          </table:table-cell>
          <table:table-cell table:formula="of:=[.F15]+2" office:value-type="float" office:value="1789" calcext:value-type="float">
            <text:p>1789</text:p>
          </table:table-cell>
          <table:table-cell table:formula="of:=DEC2HEX([.F16])" office:value-type="string" office:string-value="6FD" calcext:value-type="string">
            <text:p>6F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7]&amp;&quot; (0x&quot;&amp;[.E17]&amp;&quot;)&quot;" office:value-type="string" office:string-value="1790 (0x6FE)" calcext:value-type="string">
            <text:p>1790 (0x6FE)</text:p>
          </table:table-cell>
          <table:table-cell table:formula="of:=[.F17]&amp;&quot; (0x&quot;&amp;[.G17]&amp;&quot;)&quot;" office:value-type="string" office:string-value="1791 (0x6FF)" calcext:value-type="string">
            <text:p>1791 (0x6FF)</text:p>
          </table:table-cell>
          <table:table-cell table:formula="of:=[.D16]+2" office:value-type="float" office:value="1790" calcext:value-type="float">
            <text:p>1790</text:p>
          </table:table-cell>
          <table:table-cell table:formula="of:=DEC2HEX([.D17])" office:value-type="string" office:string-value="6FE" calcext:value-type="string">
            <text:p>6FE</text:p>
          </table:table-cell>
          <table:table-cell table:formula="of:=[.F16]+2" office:value-type="float" office:value="1791" calcext:value-type="float">
            <text:p>1791</text:p>
          </table:table-cell>
          <table:table-cell table:formula="of:=DEC2HEX([.F17])" office:value-type="string" office:string-value="6FF" calcext:value-type="string">
            <text:p>6FF</text:p>
          </table:table-cell>
        </table:table-row>
      </table:table>
      <table:table table:name="DeviceTypes" table:style-name="ta1">
        <table:table-column table:style-name="co23" table:number-columns-repeated="2" table:default-cell-style-name="ce45"/>
        <table:table-column table:style-name="co24" table:default-cell-style-name="Default"/>
        <table:table-column table:style-name="co23" table:number-columns-repeated="2" table:default-cell-style-name="Default"/>
        <table:table-column table:style-name="co23" table:default-cell-style-name="ce24"/>
        <table:table-column table:style-name="co25" table:default-cell-style-name="ce45"/>
        <table:table-column table:style-name="co26" table:default-cell-style-name="Default"/>
        <table:table-row table:style-name="ro1">
          <table:table-cell table:style-name="ce44" office:value-type="string" calcext:value-type="string">
            <text:p>Groups</text:p>
          </table:table-cell>
          <table:table-cell/>
          <table:table-cell table:style-name="ce45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0x&quot; &amp; DEC2HEX([.A2])" office:value-type="string" office:string-value="0x0" calcext:value-type="string">
            <text:p>0x0</text:p>
          </table:table-cell>
          <table:table-cell table:style-name="ce45" office:value-type="string" calcext:value-type="string">
            <text:p>Flight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0x&quot; &amp; DEC2HEX([.A3])" office:value-type="string" office:string-value="0x10" calcext:value-type="string">
            <text:p>0x10</text:p>
          </table:table-cell>
          <table:table-cell table:style-name="ce45" office:value-type="string" calcext:value-type="string">
            <text:p>Engine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0x&quot; &amp; DEC2HEX([.A4])" office:value-type="string" office:string-value="0x20" calcext:value-type="string">
            <text:p>0x20</text:p>
          </table:table-cell>
          <table:table-cell table:style-name="ce45" office:value-type="string" calcext:value-type="string">
            <text:p>System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&quot;0x&quot; &amp; DEC2HEX([.A5])" office:value-type="string" office:string-value="0x30" calcext:value-type="string">
            <text:p>0x30</text:p>
          </table:table-cell>
          <table:table-cell table:style-name="ce45" office:value-type="string" calcext:value-type="string">
            <text:p>Flight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&quot;0x&quot; &amp; DEC2HEX([.A6])" office:value-type="string" office:string-value="0x40" calcext:value-type="string">
            <text:p>0x40</text:p>
          </table:table-cell>
          <table:table-cell table:style-name="ce45" office:value-type="string" calcext:value-type="string">
            <text:p>Engine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&quot;0x&quot; &amp; DEC2HEX([.A7])" office:value-type="string" office:string-value="0x60" calcext:value-type="string">
            <text:p>0x60</text:p>
          </table:table-cell>
          <table:table-cell table:style-name="ce45" office:value-type="string" calcext:value-type="string">
            <text:p>Flight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&quot;0x&quot; &amp; DEC2HEX([.A8])" office:value-type="string" office:string-value="0x80" calcext:value-type="string">
            <text:p>0x80</text:p>
          </table:table-cell>
          <table:table-cell table:style-name="ce45" office:value-type="string" calcext:value-type="string">
            <text:p>Engine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&quot;0x&quot; &amp; DEC2HEX([.A9])" office:value-type="string" office:string-value="0x90" calcext:value-type="string">
            <text:p>0x90</text:p>
          </table:table-cell>
          <table:table-cell table:style-name="ce45" office:value-type="string" calcext:value-type="string">
            <text:p>Display Equipmen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&quot;0x&quot; &amp; DEC2HEX([.A10])" office:value-type="string" office:string-value="0xA0" calcext:value-type="string">
            <text:p>0xA0</text:p>
          </table:table-cell>
          <table:table-cell table:style-name="ce45" office:value-type="string" calcext:value-type="string">
            <text:p>Device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&quot;0x&quot; &amp; DEC2HEX([.A11])" office:value-type="string" office:string-value="0xB0" calcext:value-type="string">
            <text:p>0xB0</text:p>
          </table:table-cell>
          <table:table-cell table:style-name="ce45" office:value-type="string" calcext:value-type="string">
            <text:p>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&quot;0x&quot; &amp; DEC2HEX([.A12])" office:value-type="string" office:string-value="0xC0" calcext:value-type="string">
            <text:p>0xC0</text:p>
          </table:table-cell>
          <table:table-cell table:style-name="ce45" office:value-type="string" calcext:value-type="string">
            <text:p>Navigati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&quot;0x&quot; &amp; DEC2HEX([.A13])" office:value-type="string" office:string-value="0xD0" calcext:value-type="string">
            <text:p>0xD0</text:p>
          </table:table-cell>
          <table:table-cell table:style-name="ce45" office:value-type="string" calcext:value-type="string">
            <text:p>Mis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$C$2]" office:value-type="string" office:string-value="Flight Control Inputs" calcext:value-type="string">
            <text:p>Flight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&quot;0x&quot; &amp; DEC2HEX([.A18];2)" office:value-type="string" office:string-value="0x00" calcext:value-type="string">
            <text:p>0x0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8]+1" office:value-type="float" office:value="1" calcext:value-type="float">
            <text:p>1</text:p>
          </table:table-cell>
          <table:table-cell table:formula="of:=&quot;0x&quot; &amp; DEC2HEX([.A19];2)" office:value-type="string" office:string-value="0x01" calcext:value-type="string">
            <text:p>0x01</text:p>
          </table:table-cell>
          <table:table-cell office:value-type="string" calcext:value-type="string">
            <text:p>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table:formula="of:=&quot;0x&quot; &amp; DEC2HEX([.A20];2)" office:value-type="string" office:string-value="0x02" calcext:value-type="string">
            <text:p>0x02</text:p>
          </table:table-cell>
          <table:table-cell office:value-type="string" calcext:value-type="string">
            <text:p>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table:formula="of:=&quot;0x&quot; &amp; DEC2HEX([.A21];2)" office:value-type="string" office:string-value="0x03" calcext:value-type="string">
            <text:p>0x03</text:p>
          </table:table-cell>
          <table:table-cell office:value-type="string" calcext:value-type="string">
            <text:p>Ya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table:formula="of:=&quot;0x&quot; &amp; DEC2HEX([.A22];2)" office:value-type="string" office:string-value="0x04" calcext:value-type="string">
            <text:p>0x0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table:formula="of:=&quot;0x&quot; &amp; DEC2HEX([.A23];2)" office:value-type="string" office:string-value="0x05" calcext:value-type="string">
            <text:p>0x0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table:formula="of:=&quot;0x&quot; &amp; DEC2HEX([.A24];2)" office:value-type="string" office:string-value="0x06" calcext:value-type="string">
            <text:p>0x06</text:p>
          </table:table-cell>
          <table:table-cell office:value-type="string" calcext:value-type="string">
            <text:p>Flap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table:formula="of:=&quot;0x&quot; &amp; DEC2HEX([.A25];2)" office:value-type="string" office:string-value="0x07" calcext:value-type="string">
            <text:p>0x07</text:p>
          </table:table-cell>
          <table:table-cell office:value-type="string" calcext:value-type="string">
            <text:p>Speed Brake / Spoi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table:formula="of:=&quot;0x&quot; &amp; DEC2HEX([.A26];2)" office:value-type="string" office:string-value="0x08" calcext:value-type="string">
            <text:p>0x08</text:p>
          </table:table-cell>
          <table:table-cell office:value-type="string" calcext:value-type="string">
            <text:p>Combination Pitch / 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3]" office:value-type="string" office:string-value="Engine Control Inputs" calcext:value-type="string">
            <text:p>Engine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3]" office:value-type="float" office:value="16" calcext:value-type="float">
            <text:p>16</text:p>
          </table:table-cell>
          <table:table-cell table:formula="of:=&quot;0x&quot; &amp; DEC2HEX([.A29])" office:value-type="string" office:string-value="0x10" calcext:value-type="string">
            <text:p>0x1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9]+1" office:value-type="float" office:value="17" calcext:value-type="float">
            <text:p>17</text:p>
          </table:table-cell>
          <table:table-cell table:formula="of:=&quot;0x&quot; &amp; DEC2HEX([.A30])" office:value-type="string" office:string-value="0x11" calcext:value-type="string">
            <text:p>0x11</text:p>
          </table:table-cell>
          <table:table-cell office:value-type="string" calcext:value-type="string">
            <text:p>Throttl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0]+1" office:value-type="float" office:value="18" calcext:value-type="float">
            <text:p>18</text:p>
          </table:table-cell>
          <table:table-cell table:formula="of:=&quot;0x&quot; &amp; DEC2HEX([.A31])" office:value-type="string" office:string-value="0x12" calcext:value-type="string">
            <text:p>0x12</text:p>
          </table:table-cell>
          <table:table-cell office:value-type="string" calcext:value-type="string">
            <text:p>Propeller Pitch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1]+1" office:value-type="float" office:value="19" calcext:value-type="float">
            <text:p>19</text:p>
          </table:table-cell>
          <table:table-cell table:formula="of:=&quot;0x&quot; &amp; DEC2HEX([.A32])" office:value-type="string" office:string-value="0x13" calcext:value-type="string">
            <text:p>0x13</text:p>
          </table:table-cell>
          <table:table-cell office:value-type="string" calcext:value-type="string">
            <text:p>Mixtur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4]" office:value-type="string" office:string-value="System Control Inputs" calcext:value-type="string">
            <text:p>System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4]" office:value-type="float" office:value="32" calcext:value-type="float">
            <text:p>32</text:p>
          </table:table-cell>
          <table:table-cell table:formula="of:=&quot;0x&quot; &amp; DEC2HEX([.A35])" office:value-type="string" office:string-value="0x20" calcext:value-type="string">
            <text:p>0x2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&quot;0x&quot; &amp; DEC2HEX([.A36])" office:value-type="string" office:string-value="0x21" calcext:value-type="string">
            <text:p>0x21</text:p>
          </table:table-cell>
          <table:table-cell office:value-type="string" calcext:value-type="string">
            <text:p>Keyboar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&quot;0x&quot; &amp; DEC2HEX([.A37])" office:value-type="string" office:string-value="0x22" calcext:value-type="string">
            <text:p>0x22</text:p>
          </table:table-cell>
          <table:table-cell office:value-type="string" calcext:value-type="string">
            <text:p>Numeric Keypa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&quot;0x&quot; &amp; DEC2HEX([.A38])" office:value-type="string" office:string-value="0x23" calcext:value-type="string">
            <text:p>0x23</text:p>
          </table:table-cell>
          <table:table-cell office:value-type="string" calcext:value-type="string">
            <text:p>Button / Switch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5]" office:value-type="string" office:string-value="Flight Data" calcext:value-type="string">
            <text:p>Flight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5]" office:value-type="float" office:value="48" calcext:value-type="float">
            <text:p>48</text:p>
          </table:table-cell>
          <table:table-cell table:formula="of:=&quot;0x&quot; &amp; DEC2HEX([.A41])" office:value-type="string" office:string-value="0x30" calcext:value-type="string">
            <text:p>0x3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1]+1" office:value-type="float" office:value="49" calcext:value-type="float">
            <text:p>49</text:p>
          </table:table-cell>
          <table:table-cell table:formula="of:=&quot;0x&quot; &amp; DEC2HEX([.A42])" office:value-type="string" office:string-value="0x31" calcext:value-type="string">
            <text:p>0x31</text:p>
          </table:table-cell>
          <table:table-cell office:value-type="string" calcext:value-type="string">
            <text:p>AHR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2]+1" office:value-type="float" office:value="50" calcext:value-type="float">
            <text:p>50</text:p>
          </table:table-cell>
          <table:table-cell table:formula="of:=&quot;0x&quot; &amp; DEC2HEX([.A43])" office:value-type="string" office:string-value="0x32" calcext:value-type="string">
            <text:p>0x32</text:p>
          </table:table-cell>
          <table:table-cell office:value-type="string" calcext:value-type="string">
            <text:p>Air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3]+1" office:value-type="float" office:value="51" calcext:value-type="float">
            <text:p>51</text:p>
          </table:table-cell>
          <table:table-cell table:formula="of:=&quot;0x&quot; &amp; DEC2HEX([.A44])" office:value-type="string" office:string-value="0x33" calcext:value-type="string">
            <text:p>0x33</text:p>
          </table:table-cell>
          <table:table-cell office:value-type="string" calcext:value-type="string">
            <text:p>Pitot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4]+1" office:value-type="float" office:value="52" calcext:value-type="float">
            <text:p>52</text:p>
          </table:table-cell>
          <table:table-cell table:formula="of:=&quot;0x&quot; &amp; DEC2HEX([.A45])" office:value-type="string" office:string-value="0x34" calcext:value-type="string">
            <text:p>0x34</text:p>
          </table:table-cell>
          <table:table-cell office:value-type="string" calcext:value-type="string">
            <text:p>Static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5]+1" office:value-type="float" office:value="53" calcext:value-type="float">
            <text:p>53</text:p>
          </table:table-cell>
          <table:table-cell table:formula="of:=&quot;0x&quot; &amp; DEC2HEX([.A46])" office:value-type="string" office:string-value="0x35" calcext:value-type="string">
            <text:p>0x35</text:p>
          </table:table-cell>
          <table:table-cell office:value-type="string" calcext:value-type="string">
            <text:p>AO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6]+1" office:value-type="float" office:value="54" calcext:value-type="float">
            <text:p>54</text:p>
          </table:table-cell>
          <table:table-cell table:formula="of:=&quot;0x&quot; &amp; DEC2HEX([.A47])" office:value-type="string" office:string-value="0x36" calcext:value-type="string">
            <text:p>0x36</text:p>
          </table:table-cell>
          <table:table-cell office:value-type="string" calcext:value-type="string">
            <text:p>Magneto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7]+1" office:value-type="float" office:value="55" calcext:value-type="float">
            <text:p>55</text:p>
          </table:table-cell>
          <table:table-cell table:formula="of:=&quot;0x&quot; &amp; DEC2HEX([.A48])" office:value-type="string" office:string-value="0x37" calcext:value-type="string">
            <text:p>0x37</text:p>
          </table:table-cell>
          <table:table-cell office:value-type="string" calcext:value-type="string">
            <text:p>OA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8]+1" office:value-type="float" office:value="56" calcext:value-type="float">
            <text:p>56</text:p>
          </table:table-cell>
          <table:table-cell table:formula="of:=&quot;0x&quot; &amp; DEC2HEX([.A49])" office:value-type="string" office:string-value="0x38" calcext:value-type="string">
            <text:p>0x38</text:p>
          </table:table-cell>
          <table:table-cell office:value-type="string" calcext:value-type="string">
            <text:p>Radar Alti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6]" office:value-type="string" office:string-value="Engine Data" calcext:value-type="string">
            <text:p>Engine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6]" office:value-type="float" office:value="64" calcext:value-type="float">
            <text:p>64</text:p>
          </table:table-cell>
          <table:table-cell table:formula="of:=&quot;0x&quot; &amp; DEC2HEX([.A52])" office:value-type="string" office:string-value="0x40" calcext:value-type="string">
            <text:p>0x4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2]+1" office:value-type="float" office:value="65" calcext:value-type="float">
            <text:p>65</text:p>
          </table:table-cell>
          <table:table-cell table:formula="of:=&quot;0x&quot; &amp; DEC2HEX([.A53])" office:value-type="string" office:string-value="0x41" calcext:value-type="string">
            <text:p>0x41</text:p>
          </table:table-cell>
          <table:table-cell office:value-type="string" calcext:value-type="string">
            <text:p>Thermocoupl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3]+1" office:value-type="float" office:value="66" calcext:value-type="float">
            <text:p>66</text:p>
          </table:table-cell>
          <table:table-cell table:formula="of:=&quot;0x&quot; &amp; DEC2HEX([.A54])" office:value-type="string" office:string-value="0x42" calcext:value-type="string">
            <text:p>0x42</text:p>
          </table:table-cell>
          <table:table-cell office:value-type="string" calcext:value-type="string">
            <text:p>Fuel Flo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4]+1" office:value-type="float" office:value="67" calcext:value-type="float">
            <text:p>67</text:p>
          </table:table-cell>
          <table:table-cell table:formula="of:=&quot;0x&quot; &amp; DEC2HEX([.A55])" office:value-type="string" office:string-value="0x43" calcext:value-type="string">
            <text:p>0x43</text:p>
          </table:table-cell>
          <table:table-cell office:value-type="string" calcext:value-type="string">
            <text:p>Fuel Leve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5]+1" office:value-type="float" office:value="68" calcext:value-type="float">
            <text:p>68</text:p>
          </table:table-cell>
          <table:table-cell table:formula="of:=&quot;0x&quot; &amp; DEC2HEX([.A56])" office:value-type="string" office:string-value="0x44" calcext:value-type="string">
            <text:p>0x44</text:p>
          </table:table-cell>
          <table:table-cell office:value-type="string" calcext:value-type="string">
            <text:p>Fuel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6]+1" office:value-type="float" office:value="69" calcext:value-type="float">
            <text:p>69</text:p>
          </table:table-cell>
          <table:table-cell table:formula="of:=&quot;0x&quot; &amp; DEC2HEX([.A57])" office:value-type="string" office:string-value="0x45" calcext:value-type="string">
            <text:p>0x45</text:p>
          </table:table-cell>
          <table:table-cell office:value-type="string" calcext:value-type="string">
            <text:p>EG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7]+1" office:value-type="float" office:value="70" calcext:value-type="float">
            <text:p>70</text:p>
          </table:table-cell>
          <table:table-cell table:formula="of:=&quot;0x&quot; &amp; DEC2HEX([.A58])" office:value-type="string" office:string-value="0x46" calcext:value-type="string">
            <text:p>0x46</text:p>
          </table:table-cell>
          <table:table-cell office:value-type="string" calcext:value-type="string">
            <text:p>CH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8]+1" office:value-type="float" office:value="71" calcext:value-type="float">
            <text:p>71</text:p>
          </table:table-cell>
          <table:table-cell table:formula="of:=&quot;0x&quot; &amp; DEC2HEX([.A59])" office:value-type="string" office:string-value="0x47" calcext:value-type="string">
            <text:p>0x47</text:p>
          </table:table-cell>
          <table:table-cell office:value-type="string" calcext:value-type="string">
            <text:p>Inlet Air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9]+1" office:value-type="float" office:value="72" calcext:value-type="float">
            <text:p>72</text:p>
          </table:table-cell>
          <table:table-cell table:formula="of:=&quot;0x&quot; &amp; DEC2HEX([.A60])" office:value-type="string" office:string-value="0x48" calcext:value-type="string">
            <text:p>0x48</text:p>
          </table:table-cell>
          <table:table-cell office:value-type="string" calcext:value-type="string">
            <text:p>Oi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0]+1" office:value-type="float" office:value="73" calcext:value-type="float">
            <text:p>73</text:p>
          </table:table-cell>
          <table:table-cell table:formula="of:=&quot;0x&quot; &amp; DEC2HEX([.A61])" office:value-type="string" office:string-value="0x49" calcext:value-type="string">
            <text:p>0x49</text:p>
          </table:table-cell>
          <table:table-cell office:value-type="string" calcext:value-type="string">
            <text:p>Oil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1]+1" office:value-type="float" office:value="74" calcext:value-type="float">
            <text:p>74</text:p>
          </table:table-cell>
          <table:table-cell table:formula="of:=&quot;0x&quot; &amp; DEC2HEX([.A62])" office:value-type="string" office:string-value="0x4A" calcext:value-type="string">
            <text:p>0x4A</text:p>
          </table:table-cell>
          <table:table-cell office:value-type="string" calcext:value-type="string">
            <text:p>Fue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2]+1" office:value-type="float" office:value="75" calcext:value-type="float">
            <text:p>75</text:p>
          </table:table-cell>
          <table:table-cell table:formula="of:=&quot;0x&quot; &amp; DEC2HEX([.A63])" office:value-type="string" office:string-value="0x4B" calcext:value-type="string">
            <text:p>0x4B</text:p>
          </table:table-cell>
          <table:table-cell office:value-type="string" calcext:value-type="string">
            <text:p>Resistive Therma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3]+1" office:value-type="float" office:value="76" calcext:value-type="float">
            <text:p>76</text:p>
          </table:table-cell>
          <table:table-cell table:formula="of:=&quot;0x&quot; &amp; DEC2HEX([.A64])" office:value-type="string" office:string-value="0x4C" calcext:value-type="string">
            <text:p>0x4C</text:p>
          </table:table-cell>
          <table:table-cell office:value-type="string" calcext:value-type="string">
            <text:p>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7]" office:value-type="string" office:string-value="Flight Controls" calcext:value-type="string">
            <text:p>Flight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7]" office:value-type="float" office:value="96" calcext:value-type="float">
            <text:p>96</text:p>
          </table:table-cell>
          <table:table-cell table:formula="of:=&quot;0x&quot; &amp; DEC2HEX([.A67])" office:value-type="string" office:string-value="0x60" calcext:value-type="string">
            <text:p>0x6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7]+1" office:value-type="float" office:value="97" calcext:value-type="float">
            <text:p>97</text:p>
          </table:table-cell>
          <table:table-cell table:formula="of:=&quot;0x&quot; &amp; DEC2HEX([.A68])" office:value-type="string" office:string-value="0x61" calcext:value-type="string">
            <text:p>0x61</text:p>
          </table:table-cell>
          <table:table-cell office:value-type="string" calcext:value-type="string">
            <text:p>Pitch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8]+1" office:value-type="float" office:value="98" calcext:value-type="float">
            <text:p>98</text:p>
          </table:table-cell>
          <table:table-cell table:formula="of:=&quot;0x&quot; &amp; DEC2HEX([.A69])" office:value-type="string" office:string-value="0x62" calcext:value-type="string">
            <text:p>0x62</text:p>
          </table:table-cell>
          <table:table-cell office:value-type="string" calcext:value-type="string">
            <text:p>Roll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9]+1" office:value-type="float" office:value="99" calcext:value-type="float">
            <text:p>99</text:p>
          </table:table-cell>
          <table:table-cell table:formula="of:=&quot;0x&quot; &amp; DEC2HEX([.A70])" office:value-type="string" office:string-value="0x63" calcext:value-type="string">
            <text:p>0x63</text:p>
          </table:table-cell>
          <table:table-cell office:value-type="string" calcext:value-type="string">
            <text:p>Yaw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0]+1" office:value-type="float" office:value="100" calcext:value-type="float">
            <text:p>100</text:p>
          </table:table-cell>
          <table:table-cell table:formula="of:=&quot;0x&quot; &amp; DEC2HEX([.A71])" office:value-type="string" office:string-value="0x64" calcext:value-type="string">
            <text:p>0x6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1]+1" office:value-type="float" office:value="101" calcext:value-type="float">
            <text:p>101</text:p>
          </table:table-cell>
          <table:table-cell table:formula="of:=&quot;0x&quot; &amp; DEC2HEX([.A72])" office:value-type="string" office:string-value="0x65" calcext:value-type="string">
            <text:p>0x6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2]+1" office:value-type="float" office:value="102" calcext:value-type="float">
            <text:p>102</text:p>
          </table:table-cell>
          <table:table-cell table:formula="of:=&quot;0x&quot; &amp; DEC2HEX([.A73])" office:value-type="string" office:string-value="0x66" calcext:value-type="string">
            <text:p>0x66</text:p>
          </table:table-cell>
          <table:table-cell office:value-type="string" calcext:value-type="string">
            <text:p>Pitch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3]+1" office:value-type="float" office:value="103" calcext:value-type="float">
            <text:p>103</text:p>
          </table:table-cell>
          <table:table-cell table:formula="of:=&quot;0x&quot; &amp; DEC2HEX([.A74])" office:value-type="string" office:string-value="0x67" calcext:value-type="string">
            <text:p>0x67</text:p>
          </table:table-cell>
          <table:table-cell office:value-type="string" calcext:value-type="string">
            <text:p>Roll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4]+1" office:value-type="float" office:value="104" calcext:value-type="float">
            <text:p>104</text:p>
          </table:table-cell>
          <table:table-cell table:formula="of:=&quot;0x&quot; &amp; DEC2HEX([.A75])" office:value-type="string" office:string-value="0x68" calcext:value-type="string">
            <text:p>0x68</text:p>
          </table:table-cell>
          <table:table-cell office:value-type="string" calcext:value-type="string">
            <text:p>Yaw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5]+1" office:value-type="float" office:value="105" calcext:value-type="float">
            <text:p>105</text:p>
          </table:table-cell>
          <table:table-cell table:formula="of:=&quot;0x&quot; &amp; DEC2HEX([.A76])" office:value-type="string" office:string-value="0x69" calcext:value-type="string">
            <text:p>0x69</text:p>
          </table:table-cell>
          <table:table-cell office:value-type="string" calcext:value-type="string">
            <text:p>Cyclic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6]+1" office:value-type="float" office:value="106" calcext:value-type="float">
            <text:p>106</text:p>
          </table:table-cell>
          <table:table-cell table:formula="of:=&quot;0x&quot; &amp; DEC2HEX([.A77])" office:value-type="string" office:string-value="0x6A" calcext:value-type="string">
            <text:p>0x6A</text:p>
          </table:table-cell>
          <table:table-cell office:value-type="string" calcext:value-type="string">
            <text:p>Collective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7]+1" office:value-type="float" office:value="107" calcext:value-type="float">
            <text:p>107</text:p>
          </table:table-cell>
          <table:table-cell table:formula="of:=&quot;0x&quot; &amp; DEC2HEX([.A78])" office:value-type="string" office:string-value="0x6B" calcext:value-type="string">
            <text:p>0x6B</text:p>
          </table:table-cell>
          <table:table-cell office:value-type="string" calcext:value-type="string">
            <text:p>Combination Autopilo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8]+1" office:value-type="float" office:value="108" calcext:value-type="float">
            <text:p>108</text:p>
          </table:table-cell>
          <table:table-cell table:formula="of:=&quot;0x&quot; &amp; DEC2HEX([.A79])" office:value-type="string" office:string-value="0x6C" calcext:value-type="string">
            <text:p>0x6C</text:p>
          </table:table-cell>
          <table:table-cell office:value-type="string" calcext:value-type="string">
            <text:p>Pitch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9]+1" office:value-type="float" office:value="109" calcext:value-type="float">
            <text:p>109</text:p>
          </table:table-cell>
          <table:table-cell table:formula="of:=&quot;0x&quot; &amp; DEC2HEX([.A80])" office:value-type="string" office:string-value="0x6D" calcext:value-type="string">
            <text:p>0x6D</text:p>
          </table:table-cell>
          <table:table-cell office:value-type="string" calcext:value-type="string">
            <text:p>Roll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0]+1" office:value-type="float" office:value="110" calcext:value-type="float">
            <text:p>110</text:p>
          </table:table-cell>
          <table:table-cell table:formula="of:=&quot;0x&quot; &amp; DEC2HEX([.A81])" office:value-type="string" office:string-value="0x6E" calcext:value-type="string">
            <text:p>0x6E</text:p>
          </table:table-cell>
          <table:table-cell office:value-type="string" calcext:value-type="string">
            <text:p>Yaw Trim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1]+1" office:value-type="float" office:value="111" calcext:value-type="float">
            <text:p>111</text:p>
          </table:table-cell>
          <table:table-cell table:formula="of:=&quot;0x&quot; &amp; DEC2HEX([.A82])" office:value-type="string" office:string-value="0x6F" calcext:value-type="string">
            <text:p>0x6F</text:p>
          </table:table-cell>
          <table:table-cell office:value-type="string" calcext:value-type="string">
            <text:p>Flap Mo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8]" office:value-type="string" office:string-value="Engine Controls" calcext:value-type="string">
            <text:p>Engine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8]" office:value-type="float" office:value="128" calcext:value-type="float">
            <text:p>128</text:p>
          </table:table-cell>
          <table:table-cell table:formula="of:=&quot;0x&quot; &amp; DEC2HEX([.A85])" office:value-type="string" office:string-value="0x80" calcext:value-type="string">
            <text:p>0x8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5]+1" office:value-type="float" office:value="129" calcext:value-type="float">
            <text:p>129</text:p>
          </table:table-cell>
          <table:table-cell table:formula="of:=&quot;0x&quot; &amp; DEC2HEX([.A86])" office:value-type="string" office:string-value="0x81" calcext:value-type="string">
            <text:p>0x81</text:p>
          </table:table-cell>
          <table:table-cell office:value-type="string" calcext:value-type="string">
            <text:p>Fuel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6]+1" office:value-type="float" office:value="130" calcext:value-type="float">
            <text:p>130</text:p>
          </table:table-cell>
          <table:table-cell table:formula="of:=&quot;0x&quot; &amp; DEC2HEX([.A87])" office:value-type="string" office:string-value="0x82" calcext:value-type="string">
            <text:p>0x82</text:p>
          </table:table-cell>
          <table:table-cell office:value-type="string" calcext:value-type="string">
            <text:p>Propeller 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7]+1" office:value-type="float" office:value="131" calcext:value-type="float">
            <text:p>131</text:p>
          </table:table-cell>
          <table:table-cell table:formula="of:=&quot;0x&quot; &amp; DEC2HEX([.A88])" office:value-type="string" office:string-value="0x83" calcext:value-type="string">
            <text:p>0x83</text:p>
          </table:table-cell>
          <table:table-cell office:value-type="string" calcext:value-type="string">
            <text:p>Engine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8]+1" office:value-type="float" office:value="132" calcext:value-type="float">
            <text:p>132</text:p>
          </table:table-cell>
          <table:table-cell table:formula="of:=&quot;0x&quot; &amp; DEC2HEX([.A89])" office:value-type="string" office:string-value="0x84" calcext:value-type="string">
            <text:p>0x84</text:p>
          </table:table-cell>
          <table:table-cell office:value-type="string" calcext:value-type="string">
            <text:p>Ignition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9]" office:value-type="string" office:string-value="Display Equipment" calcext:value-type="string">
            <text:p>Display Equipment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9]" office:value-type="float" office:value="144" calcext:value-type="float">
            <text:p>144</text:p>
          </table:table-cell>
          <table:table-cell table:formula="of:=&quot;0x&quot; &amp; DEC2HEX([.A92])" office:value-type="string" office:string-value="0x90" calcext:value-type="string">
            <text:p>0x9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2]+1" office:value-type="float" office:value="145" calcext:value-type="float">
            <text:p>145</text:p>
          </table:table-cell>
          <table:table-cell table:formula="of:=&quot;0x&quot; &amp; DEC2HEX([.A93])" office:value-type="string" office:string-value="0x91" calcext:value-type="string">
            <text:p>0x91</text:p>
          </table:table-cell>
          <table:table-cell office:value-type="string" calcext:value-type="string">
            <text:p>Prim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3]+1" office:value-type="float" office:value="146" calcext:value-type="float">
            <text:p>146</text:p>
          </table:table-cell>
          <table:table-cell table:formula="of:=&quot;0x&quot; &amp; DEC2HEX([.A94])" office:value-type="string" office:string-value="0x92" calcext:value-type="string">
            <text:p>0x92</text:p>
          </table:table-cell>
          <table:table-cell office:value-type="string" calcext:value-type="string">
            <text:p>Second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4]+1" office:value-type="float" office:value="147" calcext:value-type="float">
            <text:p>147</text:p>
          </table:table-cell>
          <table:table-cell table:formula="of:=&quot;0x&quot; &amp; DEC2HEX([.A95])" office:value-type="string" office:string-value="0x93" calcext:value-type="string">
            <text:p>0x93</text:p>
          </table:table-cell>
          <table:table-cell office:value-type="string" calcext:value-type="string">
            <text:p>Annuncia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5]+1" office:value-type="float" office:value="148" calcext:value-type="float">
            <text:p>148</text:p>
          </table:table-cell>
          <table:table-cell table:formula="of:=&quot;0x&quot; &amp; DEC2HEX([.A96])" office:value-type="string" office:string-value="0x94" calcext:value-type="string">
            <text:p>0x94</text:p>
          </table:table-cell>
          <table:table-cell office:value-type="string" calcext:value-type="string">
            <text:p>Generic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0]" office:value-type="string" office:string-value="Device Interface" calcext:value-type="string">
            <text:p>Device Interface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0]" office:value-type="float" office:value="160" calcext:value-type="float">
            <text:p>160</text:p>
          </table:table-cell>
          <table:table-cell table:formula="of:=&quot;0x&quot; &amp; DEC2HEX([.A99])" office:value-type="string" office:string-value="0xA0" calcext:value-type="string">
            <text:p>0xA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9]+1" office:value-type="float" office:value="161" calcext:value-type="float">
            <text:p>161</text:p>
          </table:table-cell>
          <table:table-cell table:formula="of:=&quot;0x&quot; &amp; DEC2HEX([.A100])" office:value-type="string" office:string-value="0xA1" calcext:value-type="string">
            <text:p>0xA1</text:p>
          </table:table-cell>
          <table:table-cell office:value-type="string" calcext:value-type="string">
            <text:p>Navigation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0]+1" office:value-type="float" office:value="162" calcext:value-type="float">
            <text:p>162</text:p>
          </table:table-cell>
          <table:table-cell table:formula="of:=&quot;0x&quot; &amp; DEC2HEX([.A101])" office:value-type="string" office:string-value="0xA2" calcext:value-type="string">
            <text:p>0xA2</text:p>
          </table:table-cell>
          <table:table-cell office:value-type="string" calcext:value-type="string">
            <text:p>Comm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1]+1" office:value-type="float" office:value="163" calcext:value-type="float">
            <text:p>163</text:p>
          </table:table-cell>
          <table:table-cell table:formula="of:=&quot;0x&quot; &amp; DEC2HEX([.A102])" office:value-type="string" office:string-value="0xA3" calcext:value-type="string">
            <text:p>0xA3</text:p>
          </table:table-cell>
          <table:table-cell office:value-type="string" calcext:value-type="string">
            <text:p>Transponder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2]+1" office:value-type="float" office:value="164" calcext:value-type="float">
            <text:p>164</text:p>
          </table:table-cell>
          <table:table-cell table:formula="of:=&quot;0x&quot; &amp; DEC2HEX([.A103])" office:value-type="string" office:string-value="0xA4" calcext:value-type="string">
            <text:p>0xA4</text:p>
          </table:table-cell>
          <table:table-cell office:value-type="string" calcext:value-type="string">
            <text:p>EM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3]+1" office:value-type="float" office:value="165" calcext:value-type="float">
            <text:p>165</text:p>
          </table:table-cell>
          <table:table-cell table:formula="of:=&quot;0x&quot; &amp; DEC2HEX([.A104])" office:value-type="string" office:string-value="0xA5" calcext:value-type="string">
            <text:p>0xA5</text:p>
          </table:table-cell>
          <table:table-cell office:value-type="string" calcext:value-type="string">
            <text:p>EFI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&quot;0x&quot; &amp; DEC2HEX([.A105])" office:value-type="string" office:string-value="0xA6" calcext:value-type="string">
            <text:p>0xA6</text:p>
          </table:table-cell>
          <table:table-cell office:value-type="string" calcext:value-type="string">
            <text:p>FIX Gatew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1]" office:value-type="string" office:string-value="Protocol Converter" calcext:value-type="string">
            <text:p>Protocol Converter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1]" office:value-type="float" office:value="176" calcext:value-type="float">
            <text:p>176</text:p>
          </table:table-cell>
          <table:table-cell table:formula="of:=&quot;0x&quot; &amp; DEC2HEX([.A108])" office:value-type="string" office:string-value="0xB0" calcext:value-type="string">
            <text:p>0xB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8]+1" office:value-type="float" office:value="177" calcext:value-type="float">
            <text:p>177</text:p>
          </table:table-cell>
          <table:table-cell table:formula="of:=&quot;0x&quot; &amp; DEC2HEX([.A109])" office:value-type="string" office:string-value="0xB1" calcext:value-type="string">
            <text:p>0xB1</text:p>
          </table:table-cell>
          <table:table-cell office:value-type="string" calcext:value-type="string">
            <text:p>Serial NMEA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9]+1" office:value-type="float" office:value="178" calcext:value-type="float">
            <text:p>178</text:p>
          </table:table-cell>
          <table:table-cell table:formula="of:=&quot;0x&quot; &amp; DEC2HEX([.A110])" office:value-type="string" office:string-value="0xB2" calcext:value-type="string">
            <text:p>0xB2</text:p>
          </table:table-cell>
          <table:table-cell office:value-type="string" calcext:value-type="string">
            <text:p>FIX Serial Port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0]+1" office:value-type="float" office:value="179" calcext:value-type="float">
            <text:p>179</text:p>
          </table:table-cell>
          <table:table-cell table:formula="of:=&quot;0x&quot; &amp; DEC2HEX([.A111])" office:value-type="string" office:string-value="0xB3" calcext:value-type="string">
            <text:p>0xB3</text:p>
          </table:table-cell>
          <table:table-cell office:value-type="string" calcext:value-type="string">
            <text:p>Generic Serial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1]+1" office:value-type="float" office:value="180" calcext:value-type="float">
            <text:p>180</text:p>
          </table:table-cell>
          <table:table-cell table:formula="of:=&quot;0x&quot; &amp; DEC2HEX([.A112])" office:value-type="string" office:string-value="0xB4" calcext:value-type="string">
            <text:p>0xB4</text:p>
          </table:table-cell>
          <table:table-cell office:value-type="string" calcext:value-type="string">
            <text:p>Generic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2]+1" office:value-type="float" office:value="181" calcext:value-type="float">
            <text:p>181</text:p>
          </table:table-cell>
          <table:table-cell table:formula="of:=&quot;0x&quot; &amp; DEC2HEX([.A113])" office:value-type="string" office:string-value="0xB5" calcext:value-type="string">
            <text:p>0xB5</text:p>
          </table:table-cell>
          <table:table-cell office:value-type="string" calcext:value-type="string">
            <text:p>USB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3]+1" office:value-type="float" office:value="182" calcext:value-type="float">
            <text:p>182</text:p>
          </table:table-cell>
          <table:table-cell table:formula="of:=&quot;0x&quot; &amp; DEC2HEX([.A114])" office:value-type="string" office:string-value="0xB6" calcext:value-type="string">
            <text:p>0xB6</text:p>
          </table:table-cell>
          <table:table-cell office:value-type="string" calcext:value-type="string">
            <text:p>CAN-FIX Ro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2]" office:value-type="string" office:string-value="Navigation" calcext:value-type="string">
            <text:p>Navigation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2]" office:value-type="float" office:value="192" calcext:value-type="float">
            <text:p>192</text:p>
          </table:table-cell>
          <table:table-cell table:formula="of:=&quot;0x&quot; &amp; DEC2HEX([.A117])" office:value-type="string" office:string-value="0xC0" calcext:value-type="string">
            <text:p>0xC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7]+1" office:value-type="float" office:value="193" calcext:value-type="float">
            <text:p>193</text:p>
          </table:table-cell>
          <table:table-cell table:formula="of:=&quot;0x&quot; &amp; DEC2HEX([.A118])" office:value-type="string" office:string-value="0xC1" calcext:value-type="string">
            <text:p>0xC1</text:p>
          </table:table-cell>
          <table:table-cell office:value-type="string" calcext:value-type="string">
            <text:p>GP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8]+1" office:value-type="float" office:value="194" calcext:value-type="float">
            <text:p>194</text:p>
          </table:table-cell>
          <table:table-cell table:formula="of:=&quot;0x&quot; &amp; DEC2HEX([.A119])" office:value-type="string" office:string-value="0xC2" calcext:value-type="string">
            <text:p>0xC2</text:p>
          </table:table-cell>
          <table:table-cell office:value-type="string" calcext:value-type="string">
            <text:p>NAV/ILS/GS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9]+1" office:value-type="float" office:value="195" calcext:value-type="float">
            <text:p>195</text:p>
          </table:table-cell>
          <table:table-cell table:formula="of:=&quot;0x&quot; &amp; DEC2HEX([.A120])" office:value-type="string" office:string-value="0xC3" calcext:value-type="string">
            <text:p>0xC3</text:p>
          </table:table-cell>
          <table:table-cell office:value-type="string" calcext:value-type="string">
            <text:p>Navigation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0]+1" office:value-type="float" office:value="196" calcext:value-type="float">
            <text:p>196</text:p>
          </table:table-cell>
          <table:table-cell table:formula="of:=&quot;0x&quot; &amp; DEC2HEX([.A121])" office:value-type="string" office:string-value="0xC4" calcext:value-type="string">
            <text:p>0xC4</text:p>
          </table:table-cell>
          <table:table-cell office:value-type="string" calcext:value-type="string">
            <text:p>ADS-B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3]" office:value-type="string" office:string-value="Misc" calcext:value-type="string">
            <text:p>Misc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3]" office:value-type="float" office:value="208" calcext:value-type="float">
            <text:p>208</text:p>
          </table:table-cell>
          <table:table-cell table:formula="of:=&quot;0x&quot; &amp; DEC2HEX([.A124])" office:value-type="string" office:string-value="0xD0" calcext:value-type="string">
            <text:p>0xD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4]+1" office:value-type="float" office:value="209" calcext:value-type="float">
            <text:p>209</text:p>
          </table:table-cell>
          <table:table-cell table:formula="of:=&quot;0x&quot; &amp; DEC2HEX([.A125])" office:value-type="string" office:string-value="0xD1" calcext:value-type="string">
            <text:p>0xD1</text:p>
          </table:table-cell>
          <table:table-cell office:value-type="string" calcext:value-type="string">
            <text:p>Posi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5]+1" office:value-type="float" office:value="210" calcext:value-type="float">
            <text:p>210</text:p>
          </table:table-cell>
          <table:table-cell table:formula="of:=&quot;0x&quot; &amp; DEC2HEX([.A126])" office:value-type="string" office:string-value="0xD2" calcext:value-type="string">
            <text:p>0xD2</text:p>
          </table:table-cell>
          <table:table-cell office:value-type="string" calcext:value-type="string">
            <text:p>Strobe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6]+1" office:value-type="float" office:value="211" calcext:value-type="float">
            <text:p>211</text:p>
          </table:table-cell>
          <table:table-cell table:formula="of:=&quot;0x&quot; &amp; DEC2HEX([.A127])" office:value-type="string" office:string-value="0xD3" calcext:value-type="string">
            <text:p>0xD3</text:p>
          </table:table-cell>
          <table:table-cell office:value-type="string" calcext:value-type="string">
            <text:p>Panel Light Dimmer /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7]+1" office:value-type="float" office:value="212" calcext:value-type="float">
            <text:p>212</text:p>
          </table:table-cell>
          <table:table-cell table:formula="of:=&quot;0x&quot; &amp; DEC2HEX([.A128])" office:value-type="string" office:string-value="0xD4" calcext:value-type="string">
            <text:p>0xD4</text:p>
          </table:table-cell>
          <table:table-cell office:value-type="string" calcext:value-type="string">
            <text:p>Cabi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8]+1" office:value-type="float" office:value="213" calcext:value-type="float">
            <text:p>213</text:p>
          </table:table-cell>
          <table:table-cell table:formula="of:=&quot;0x&quot; &amp; DEC2HEX([.A129])" office:value-type="string" office:string-value="0xD5" calcext:value-type="string">
            <text:p>0xD5</text:p>
          </table:table-cell>
          <table:table-cell office:value-type="string" calcext:value-type="string">
            <text:p>Combina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9]+1" office:value-type="float" office:value="214" calcext:value-type="float">
            <text:p>214</text:p>
          </table:table-cell>
          <table:table-cell table:formula="of:=&quot;0x&quot; &amp; DEC2HEX([.A130])" office:value-type="string" office:string-value="0xD6" calcext:value-type="string">
            <text:p>0xD6</text:p>
          </table:table-cell>
          <table:table-cell office:value-type="string" calcext:value-type="string">
            <text:p>Generic Discret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0]+1" office:value-type="float" office:value="215" calcext:value-type="float">
            <text:p>215</text:p>
          </table:table-cell>
          <table:table-cell table:formula="of:=&quot;0x&quot; &amp; DEC2HEX([.A131])" office:value-type="string" office:string-value="0xD7" calcext:value-type="string">
            <text:p>0xD7</text:p>
          </table:table-cell>
          <table:table-cell office:value-type="string" calcext:value-type="string">
            <text:p>Generic Discrete Out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1]+1" office:value-type="float" office:value="216" calcext:value-type="float">
            <text:p>216</text:p>
          </table:table-cell>
          <table:table-cell table:formula="of:=&quot;0x&quot; &amp; DEC2HEX([.A132])" office:value-type="string" office:string-value="0xD8" calcext:value-type="string">
            <text:p>0xD8</text:p>
          </table:table-cell>
          <table:table-cell office:value-type="string" calcext:value-type="string">
            <text:p>Generic Analog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4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1048296">
          <table:table-cell table:number-columns-repeated="8"/>
        </table:table-row>
        <table:table-row table:style-name="ro3" table:number-rows-repeated="123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0" table:target-range-address="Groups.A1:Groups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fo:background-color="transparent" loext:scale-to-X="1" loext:scale-to-Y="100" style:writing-mode="lr-tb" style:print="charts drawings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 style:data-style-name="N2" text:time-value="17:42:06.140858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Birkelbach</meta:initial-creator>
    <meta:creation-date>2011-04-05T14:02:29</meta:creation-date>
    <meta:generator>LibreOffice/6.0.3.2$Linux_X86_64 LibreOffice_project/00m0$Build-2</meta:generator>
    <dc:date>2018-05-04T17:48:03.324746021</dc:date>
    <meta:editing-duration>P40DT1H36M2S</meta:editing-duration>
    <meta:editing-cycles>149</meta:editing-cycles>
    <meta:printed-by>Phil Birkelbach</meta:printed-by>
    <meta:print-date>2011-04-11T14:29:11</meta:print-date>
    <dc:creator>Phil Birkelbach</dc:creator>
    <meta:document-statistic meta:table-count="4" meta:cell-count="2578" meta:object-count="0"/>
  </office:meta>
</office:document-meta>
</file>